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1.62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.5154in"/>
    </style:style>
    <style:style style:name="co9" style:family="table-column">
      <style:table-column-properties fo:break-before="auto" style:column-width="1.6335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6654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1.2043in"/>
    </style:style>
    <style:style style:name="co14" style:family="table-column">
      <style:table-column-properties fo:break-before="auto" style:column-width="0.861in"/>
    </style:style>
    <style:style style:name="co15" style:family="table-column">
      <style:table-column-properties fo:break-before="auto" style:column-width="1.2472in"/>
    </style:style>
    <style:style style:name="co16" style:family="table-column">
      <style:table-column-properties fo:break-before="auto" style:column-width="1.4508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3008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hs_taylor_results" table:style-name="ta1">
        <table:shapes>
          <draw:frame draw:z-index="0" draw:style-name="gr1" draw:text-style-name="P1" svg:width="6.2988in" svg:height="3.5429in" svg:x="11.902in" svg:y="0.8551in">
            <draw:object draw:notify-on-update-of-ranges="lhs_taylor_results.F1:lhs_taylor_results.F1 lhs_taylor_results.F2:lhs_taylor_results.F101 lhs_taylor_results.Q1:lhs_taylor_results.Q1 lhs_taylor_results.Q2:lhs_taylor_results.Q101 lhs_taylor_results.F1:lhs_taylor_results.F1 lhs_taylor_results.F2:lhs_taylor_results.F101 lhs_taylor_results.S1:lhs_taylor_results.S1 lhs_taylor_results.S2:lhs_taylor_results.S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5.2213in" svg:y="1.0331in">
            <draw:object draw:notify-on-update-of-ranges="lhs_taylor_results.F1:lhs_taylor_results.F1 lhs_taylor_results.F2:lhs_taylor_results.F101 lhs_taylor_results.AF1:lhs_taylor_results.AF1 lhs_taylor_results.AF2:lhs_taylor_results.AF101 lhs_taylor_results.F1:lhs_taylor_results.F1 lhs_taylor_results.F2:lhs_taylor_results.F101 lhs_taylor_results.AG1:lhs_taylor_results.AG1 lhs_taylor_results.AG2:lhs_taylor_results.AG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27.6161in" svg:y="1.8276in">
            <draw:object draw:notify-on-update-of-ranges="lhs_taylor_results.F1:lhs_taylor_results.F1 lhs_taylor_results.F2:lhs_taylor_results.F101 lhs_taylor_results.AC1:lhs_taylor_results.AC1 lhs_taylor_results.AC2:lhs_taylor_results.AC101 lhs_taylor_results.F1:lhs_taylor_results.F1 lhs_taylor_results.F2:lhs_taylor_results.F101 lhs_taylor_results.AE1:lhs_taylor_results.AE1 lhs_taylor_results.AE2:lhs_taylor_results.AE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7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un_id</text:p>
          </table:table-cell>
          <table:table-cell office:value-type="string" calcext:value-type="string">
            <text:p>man_age_to_al</text:p>
          </table:table-cell>
          <table:table-cell office:value-type="string" calcext:value-type="string">
            <text:p>woman_age_to_al</text:p>
          </table:table-cell>
          <table:table-cell office:value-type="string" calcext:value-type="string">
            <text:p>man_linger</text:p>
          </table:table-cell>
          <table:table-cell office:value-type="string" calcext:value-type="string">
            <text:p>woman_linger</text:p>
          </table:table-cell>
          <table:table-cell office:value-type="string" calcext:value-type="string">
            <text:p>total_linger</text:p>
          </table:table-cell>
          <table:table-cell office:value-type="string" calcext:value-type="string">
            <text:p>total_duration</text:p>
          </table:table-cell>
          <table:table-cell office:value-type="string" calcext:value-type="string">
            <text:p>roi_seed</text:p>
          </table:table-cell>
          <table:table-cell office:value-type="string" calcext:value-type="string">
            <text:p>inflation_seed</text:p>
          </table:table-cell>
          <table:table-cell office:value-type="string" calcext:value-type="string">
            <text:p>roi_mean_shift</text:p>
          </table:table-cell>
          <table:table-cell office:value-type="string" calcext:value-type="string">
            <text:p>roi_vol_multiplier</text:p>
          </table:table-cell>
          <table:table-cell office:value-type="string" calcext:value-type="string">
            <text:p>roi_mean_reversion</text:p>
          </table:table-cell>
          <table:table-cell office:value-type="string" calcext:value-type="string">
            <text:p>inflation_mean_shift</text:p>
          </table:table-cell>
          <table:table-cell office:value-type="string" calcext:value-type="string">
            <text:p>inflation_vol_multiplier</text:p>
          </table:table-cell>
          <table:table-cell office:value-type="string" calcext:value-type="string">
            <text:p>inflation_mean_reversion</text:p>
          </table:table-cell>
          <table:table-cell office:value-type="string" calcext:value-type="string">
            <text:p>principal_lc</text:p>
          </table:table-cell>
          <table:table-cell office:value-type="string" calcext:value-type="string">
            <text:p>principal_norm_lc</text:p>
          </table:table-cell>
          <table:table-cell office:value-type="string" calcext:value-type="string">
            <text:p>principal_cc</text:p>
          </table:table-cell>
          <table:table-cell office:value-type="string" calcext:value-type="string">
            <text:p>principal_norm_cc</text:p>
          </table:table-cell>
          <table:table-cell office:value-type="string" calcext:value-type="string">
            <text:p>exp_al</text:p>
          </table:table-cell>
          <table:table-cell office:value-type="string" calcext:value-type="string">
            <text:p>exp_norm_al</text:p>
          </table:table-cell>
          <table:table-cell office:value-type="string" calcext:value-type="string">
            <text:p>exp_cc</text:p>
          </table:table-cell>
          <table:table-cell office:value-type="string" calcext:value-type="string">
            <text:p>exp_norm_cc</text:p>
          </table:table-cell>
          <table:table-cell office:value-type="string" calcext:value-type="string">
            <text:p>exp_lc</text:p>
          </table:table-cell>
          <table:table-cell office:value-type="string" calcext:value-type="string">
            <text:p>exp_norm_lc</text:p>
          </table:table-cell>
          <table:table-cell office:value-type="string" calcext:value-type="string">
            <text:p>exp_non_taylor</text:p>
          </table:table-cell>
          <table:table-cell office:value-type="string" calcext:value-type="string">
            <text:p>exp_norm_non_taylor</text:p>
          </table:table-cell>
          <table:table-cell office:value-type="string" calcext:value-type="string">
            <text:p>earn_cc</text:p>
          </table:table-cell>
          <table:table-cell office:value-type="string" calcext:value-type="string">
            <text:p>earn_norm_cc</text:p>
          </table:table-cell>
          <table:table-cell office:value-type="string" calcext:value-type="string">
            <text:p>earn_lc</text:p>
          </table:table-cell>
          <table:table-cell office:value-type="string" calcext:value-type="string">
            <text:p>earn_norm_lc</text:p>
          </table:table-cell>
          <table:table-cell office:value-type="string" calcext:value-type="string">
            <text:p>exp_norm_total_cc</text:p>
          </table:table-cell>
          <table:table-cell office:value-type="string" calcext:value-type="string">
            <text:p>exp_norm_total_l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.1797769566764" calcext:value-type="float">
            <text:p>84.1797769566764</text:p>
          </table:table-cell>
          <table:table-cell office:value-type="float" office:value="89.9043461925727" calcext:value-type="float">
            <text:p>89.9043461925727</text:p>
          </table:table-cell>
          <table:table-cell office:value-type="float" office:value="6.78159761002852" calcext:value-type="float">
            <text:p>6.78159761002852</text:p>
          </table:table-cell>
          <table:table-cell office:value-type="float" office:value="8.14043698392293" calcext:value-type="float">
            <text:p>8.14043698392293</text:p>
          </table:table-cell>
          <table:table-cell table:formula="of:=[.D2]+[.E2]" office:value-type="float" office:value="14.9220345939515" calcext:value-type="float">
            <text:p>14.9220345939515</text:p>
          </table:table-cell>
          <table:table-cell/>
          <table:table-cell office:value-type="float" office:value="493950" calcext:value-type="float">
            <text:p>493950</text:p>
          </table:table-cell>
          <table:table-cell office:value-type="float" office:value="6660" calcext:value-type="float">
            <text:p>6660</text:p>
          </table:table-cell>
          <table:table-cell office:value-type="float" office:value="0.00681225074221829" calcext:value-type="float">
            <text:p>0.00681225074221829</text:p>
          </table:table-cell>
          <table:table-cell office:value-type="float" office:value="0.893472257690716" calcext:value-type="float">
            <text:p>0.893472257690716</text:p>
          </table:table-cell>
          <table:table-cell office:value-type="float" office:value="0.39717213220722" calcext:value-type="float">
            <text:p>0.39717213220722</text:p>
          </table:table-cell>
          <table:table-cell office:value-type="float" office:value="-0.00481617055097441" calcext:value-type="float">
            <text:p>-0.00481617055097441</text:p>
          </table:table-cell>
          <table:table-cell office:value-type="float" office:value="1.0502745708323" calcext:value-type="float">
            <text:p>1.0502745708323</text:p>
          </table:table-cell>
          <table:table-cell office:value-type="float" office:value="0.0459961806916467" calcext:value-type="float">
            <text:p>0.0459961806916467</text:p>
          </table:table-cell>
          <table:table-cell office:value-type="float" office:value="180212339" calcext:value-type="float">
            <text:p>180212339</text:p>
          </table:table-cell>
          <table:table-cell office:value-type="float" office:value="96759918" calcext:value-type="float">
            <text:p>96759918</text:p>
          </table:table-cell>
          <table:table-cell office:value-type="float" office:value="177084262" calcext:value-type="float">
            <text:p>177084262</text:p>
          </table:table-cell>
          <table:table-cell office:value-type="float" office:value="95080386" calcext:value-type="float">
            <text:p>95080386</text:p>
          </table:table-cell>
          <table:table-cell office:value-type="float" office:value="5407097.2319579" calcext:value-type="float">
            <text:p>5407097.2319579</text:p>
          </table:table-cell>
          <table:table-cell office:value-type="float" office:value="2910440.18799449" calcext:value-type="float">
            <text:p>2910440.18799449</text:p>
          </table:table-cell>
          <table:table-cell office:value-type="float" office:value="1045135.64770708" calcext:value-type="float">
            <text:p>1045135.64770708</text:p>
          </table:table-cell>
          <table:table-cell office:value-type="float" office:value="689700.05646254" calcext:value-type="float">
            <text:p>689700.05646254</text:p>
          </table:table-cell>
          <table:table-cell office:value-type="float" office:value="3324155.26612167" calcext:value-type="float">
            <text:p>3324155.26612167</text:p>
          </table:table-cell>
          <table:table-cell office:value-type="float" office:value="2193657.90437275" calcext:value-type="float">
            <text:p>2193657.90437275</text:p>
          </table:table-cell>
          <table:table-cell office:value-type="float" office:value="2479031.78654071" calcext:value-type="float">
            <text:p>2479031.78654071</text:p>
          </table:table-cell>
          <table:table-cell office:value-type="float" office:value="1635948.75641326" calcext:value-type="float">
            <text:p>1635948.75641326</text:p>
          </table:table-cell>
          <table:table-cell office:value-type="float" office:value="169388018.722433" calcext:value-type="float">
            <text:p>169388018.722433</text:p>
          </table:table-cell>
          <table:table-cell office:value-type="float" office:value="90948105.8380012" calcext:value-type="float">
            <text:p>90948105.8380012</text:p>
          </table:table-cell>
          <table:table-cell office:value-type="float" office:value="167639295.918061" calcext:value-type="float">
            <text:p>167639295.918061</text:p>
          </table:table-cell>
          <table:table-cell office:value-type="float" office:value="90009178.5874622" calcext:value-type="float">
            <text:p>90009178.5874622</text:p>
          </table:table-cell>
          <table:table-cell table:formula="of:=[.U2]+[.W2]+[.AA2]" office:value-type="float" office:value="5236089.00087029" calcext:value-type="float">
            <text:p>5236089.00087029</text:p>
          </table:table-cell>
          <table:table-cell table:formula="of:=[.U2]+[.Y2]+[.AA2]" office:value-type="float" office:value="6740046.8487805" calcext:value-type="float">
            <text:p>6740046.84878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.5294768383525" calcext:value-type="float">
            <text:p>77.5294768383525</text:p>
          </table:table-cell>
          <table:table-cell office:value-type="float" office:value="81.2943634639687" calcext:value-type="float">
            <text:p>81.2943634639687</text:p>
          </table:table-cell>
          <table:table-cell office:value-type="float" office:value="8.45658265390745" calcext:value-type="float">
            <text:p>8.45658265390745</text:p>
          </table:table-cell>
          <table:table-cell office:value-type="float" office:value="6.31611150931599" calcext:value-type="float">
            <text:p>6.31611150931599</text:p>
          </table:table-cell>
          <table:table-cell table:formula="of:=[.D3]+[.E3]" office:value-type="float" office:value="14.7726941632234" calcext:value-type="float">
            <text:p>14.7726941632234</text:p>
          </table:table-cell>
          <table:table-cell/>
          <table:table-cell office:value-type="float" office:value="227182" calcext:value-type="float">
            <text:p>227182</text:p>
          </table:table-cell>
          <table:table-cell office:value-type="float" office:value="121873" calcext:value-type="float">
            <text:p>121873</text:p>
          </table:table-cell>
          <table:table-cell office:value-type="float" office:value="-0.0021527358672917" calcext:value-type="float">
            <text:p>-0.0021527358672917</text:p>
          </table:table-cell>
          <table:table-cell office:value-type="float" office:value="0.64293538429216" calcext:value-type="float">
            <text:p>0.64293538429216</text:p>
          </table:table-cell>
          <table:table-cell office:value-type="float" office:value="0.0685947540827158" calcext:value-type="float">
            <text:p>0.0685947540827158</text:p>
          </table:table-cell>
          <table:table-cell office:value-type="float" office:value="-0.00309784525053826" calcext:value-type="float">
            <text:p>-0.00309784525053826</text:p>
          </table:table-cell>
          <table:table-cell office:value-type="float" office:value="0.849282111759273" calcext:value-type="float">
            <text:p>0.849282111759273</text:p>
          </table:table-cell>
          <table:table-cell office:value-type="float" office:value="0.153574430576928" calcext:value-type="float">
            <text:p>0.153574430576928</text:p>
          </table:table-cell>
          <table:table-cell office:value-type="float" office:value="21761259" calcext:value-type="float">
            <text:p>21761259</text:p>
          </table:table-cell>
          <table:table-cell office:value-type="float" office:value="14435741" calcext:value-type="float">
            <text:p>14435741</text:p>
          </table:table-cell>
          <table:table-cell office:value-type="float" office:value="17114495" calcext:value-type="float">
            <text:p>17114495</text:p>
          </table:table-cell>
          <table:table-cell office:value-type="float" office:value="11353223" calcext:value-type="float">
            <text:p>11353223</text:p>
          </table:table-cell>
          <table:table-cell office:value-type="float" office:value="5722786.23351384" calcext:value-type="float">
            <text:p>5722786.23351384</text:p>
          </table:table-cell>
          <table:table-cell office:value-type="float" office:value="3792269.75876333" calcext:value-type="float">
            <text:p>3792269.75876333</text:p>
          </table:table-cell>
          <table:table-cell office:value-type="float" office:value="548779.777532929" calcext:value-type="float">
            <text:p>548779.777532929</text:p>
          </table:table-cell>
          <table:table-cell office:value-type="float" office:value="418270.327328343" calcext:value-type="float">
            <text:p>418270.327328343</text:p>
          </table:table-cell>
          <table:table-cell office:value-type="float" office:value="1624802.08351796" calcext:value-type="float">
            <text:p>1624802.08351796</text:p>
          </table:table-cell>
          <table:table-cell office:value-type="float" office:value="1238395.66824426" calcext:value-type="float">
            <text:p>1238395.66824426</text:p>
          </table:table-cell>
          <table:table-cell office:value-type="float" office:value="1310797.11317325" calcext:value-type="float">
            <text:p>1310797.11317325</text:p>
          </table:table-cell>
          <table:table-cell office:value-type="float" office:value="999066.58378119" calcext:value-type="float">
            <text:p>999066.58378119</text:p>
          </table:table-cell>
          <table:table-cell office:value-type="float" office:value="16419487.648374" calcext:value-type="float">
            <text:p>16419487.648374</text:p>
          </table:table-cell>
          <table:table-cell office:value-type="float" office:value="10892176.3234969" calcext:value-type="float">
            <text:p>10892176.3234969</text:p>
          </table:table-cell>
          <table:table-cell office:value-type="float" office:value="16785979.3345014" calcext:value-type="float">
            <text:p>16785979.3345014</text:p>
          </table:table-cell>
          <table:table-cell office:value-type="float" office:value="11135295.484818" calcext:value-type="float">
            <text:p>11135295.484818</text:p>
          </table:table-cell>
          <table:table-cell table:formula="of:=[.U3]+[.W3]+[.AA3]" office:value-type="float" office:value="5209606.66987286" calcext:value-type="float">
            <text:p>5209606.66987286</text:p>
          </table:table-cell>
          <table:table-cell table:formula="of:=[.U3]+[.Y3]+[.AA3]" office:value-type="float" office:value="6029732.01078878" calcext:value-type="float">
            <text:p>6029732.010788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.537049857898" calcext:value-type="float">
            <text:p>84.537049857898</text:p>
          </table:table-cell>
          <table:table-cell office:value-type="float" office:value="83.3872985940168" calcext:value-type="float">
            <text:p>83.3872985940168</text:p>
          </table:table-cell>
          <table:table-cell office:value-type="float" office:value="5.88045186682042" calcext:value-type="float">
            <text:p>5.88045186682042</text:p>
          </table:table-cell>
          <table:table-cell office:value-type="float" office:value="6.51172216496402" calcext:value-type="float">
            <text:p>6.51172216496402</text:p>
          </table:table-cell>
          <table:table-cell table:formula="of:=[.D4]+[.E4]" office:value-type="float" office:value="12.3921740317844" calcext:value-type="float">
            <text:p>12.3921740317844</text:p>
          </table:table-cell>
          <table:table-cell/>
          <table:table-cell office:value-type="float" office:value="308584" calcext:value-type="float">
            <text:p>308584</text:p>
          </table:table-cell>
          <table:table-cell office:value-type="float" office:value="106262" calcext:value-type="float">
            <text:p>106262</text:p>
          </table:table-cell>
          <table:table-cell office:value-type="float" office:value="0.00562140890400895" calcext:value-type="float">
            <text:p>0.00562140890400895</text:p>
          </table:table-cell>
          <table:table-cell office:value-type="float" office:value="1.2465750260515" calcext:value-type="float">
            <text:p>1.2465750260515</text:p>
          </table:table-cell>
          <table:table-cell office:value-type="float" office:value="0.351143302460233" calcext:value-type="float">
            <text:p>0.351143302460233</text:p>
          </table:table-cell>
          <table:table-cell office:value-type="float" office:value="-0.00265411652801226" calcext:value-type="float">
            <text:p>-0.00265411652801226</text:p>
          </table:table-cell>
          <table:table-cell office:value-type="float" office:value="0.966471659364268" calcext:value-type="float">
            <text:p>0.966471659364268</text:p>
          </table:table-cell>
          <table:table-cell office:value-type="float" office:value="0.394569157311908" calcext:value-type="float">
            <text:p>0.394569157311908</text:p>
          </table:table-cell>
          <table:table-cell office:value-type="float" office:value="42201941" calcext:value-type="float">
            <text:p>42201941</text:p>
          </table:table-cell>
          <table:table-cell office:value-type="float" office:value="32033776" calcext:value-type="float">
            <text:p>32033776</text:p>
          </table:table-cell>
          <table:table-cell office:value-type="float" office:value="40015139" calcext:value-type="float">
            <text:p>40015139</text:p>
          </table:table-cell>
          <table:table-cell office:value-type="float" office:value="30373863" calcext:value-type="float">
            <text:p>30373863</text:p>
          </table:table-cell>
          <table:table-cell office:value-type="float" office:value="3587808.85987074" calcext:value-type="float">
            <text:p>3587808.85987074</text:p>
          </table:table-cell>
          <table:table-cell office:value-type="float" office:value="2727262.50488807" calcext:value-type="float">
            <text:p>2727262.50488807</text:p>
          </table:table-cell>
          <table:table-cell office:value-type="float" office:value="757571.13102158" calcext:value-type="float">
            <text:p>757571.13102158</text:p>
          </table:table-cell>
          <table:table-cell office:value-type="float" office:value="615498.559402451" calcext:value-type="float">
            <text:p>615498.559402451</text:p>
          </table:table-cell>
          <table:table-cell office:value-type="float" office:value="2158577.49337127" calcext:value-type="float">
            <text:p>2158577.49337127</text:p>
          </table:table-cell>
          <table:table-cell office:value-type="float" office:value="1753764.47586771" calcext:value-type="float">
            <text:p>1753764.47586771</text:p>
          </table:table-cell>
          <table:table-cell office:value-type="float" office:value="1848154.15292106" calcext:value-type="float">
            <text:p>1848154.15292106</text:p>
          </table:table-cell>
          <table:table-cell office:value-type="float" office:value="1501556.97873889" calcext:value-type="float">
            <text:p>1501556.97873889</text:p>
          </table:table-cell>
          <table:table-cell office:value-type="float" office:value="35787451.7858929" calcext:value-type="float">
            <text:p>35787451.7858929</text:p>
          </table:table-cell>
          <table:table-cell office:value-type="float" office:value="27164797.7805661" calcext:value-type="float">
            <text:p>27164797.7805661</text:p>
          </table:table-cell>
          <table:table-cell office:value-type="float" office:value="35383713.4725287" calcext:value-type="float">
            <text:p>35383713.4725287</text:p>
          </table:table-cell>
          <table:table-cell office:value-type="float" office:value="26858336.46266" calcext:value-type="float">
            <text:p>26858336.46266</text:p>
          </table:table-cell>
          <table:table-cell table:formula="of:=[.U4]+[.W4]+[.AA4]" office:value-type="float" office:value="4844318.04302942" calcext:value-type="float">
            <text:p>4844318.04302942</text:p>
          </table:table-cell>
          <table:table-cell table:formula="of:=[.U4]+[.Y4]+[.AA4]" office:value-type="float" office:value="5982583.95949468" calcext:value-type="float">
            <text:p>5982583.95949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.9190067708964" calcext:value-type="float">
            <text:p>86.9190067708964</text:p>
          </table:table-cell>
          <table:table-cell office:value-type="float" office:value="83.4191104513573" calcext:value-type="float">
            <text:p>83.4191104513573</text:p>
          </table:table-cell>
          <table:table-cell office:value-type="float" office:value="1.16593320968782" calcext:value-type="float">
            <text:p>1.16593320968782</text:p>
          </table:table-cell>
          <table:table-cell office:value-type="float" office:value="2.82714583402376" calcext:value-type="float">
            <text:p>2.82714583402376</text:p>
          </table:table-cell>
          <table:table-cell table:formula="of:=[.D5]+[.E5]" office:value-type="float" office:value="3.99307904371158" calcext:value-type="float">
            <text:p>3.99307904371158</text:p>
          </table:table-cell>
          <table:table-cell/>
          <table:table-cell office:value-type="float" office:value="357166" calcext:value-type="float">
            <text:p>357166</text:p>
          </table:table-cell>
          <table:table-cell office:value-type="float" office:value="297130" calcext:value-type="float">
            <text:p>297130</text:p>
          </table:table-cell>
          <table:table-cell office:value-type="float" office:value="0.00316492884044679" calcext:value-type="float">
            <text:p>0.00316492884044679</text:p>
          </table:table-cell>
          <table:table-cell office:value-type="float" office:value="1.17727452020818" calcext:value-type="float">
            <text:p>1.17727452020818</text:p>
          </table:table-cell>
          <table:table-cell office:value-type="float" office:value="0.17984836406291" calcext:value-type="float">
            <text:p>0.17984836406291</text:p>
          </table:table-cell>
          <table:table-cell office:value-type="float" office:value="0.000619774057094295" calcext:value-type="float">
            <text:p>0.000619774057094295</text:p>
          </table:table-cell>
          <table:table-cell office:value-type="float" office:value="0.65372890255169" calcext:value-type="float">
            <text:p>0.65372890255169</text:p>
          </table:table-cell>
          <table:table-cell office:value-type="float" office:value="0.115575565270345" calcext:value-type="float">
            <text:p>0.115575565270345</text:p>
          </table:table-cell>
          <table:table-cell office:value-type="float" office:value="43314956" calcext:value-type="float">
            <text:p>43314956</text:p>
          </table:table-cell>
          <table:table-cell office:value-type="float" office:value="28168751" calcext:value-type="float">
            <text:p>28168751</text:p>
          </table:table-cell>
          <table:table-cell office:value-type="float" office:value="44503252" calcext:value-type="float">
            <text:p>44503252</text:p>
          </table:table-cell>
          <table:table-cell office:value-type="float" office:value="28941528" calcext:value-type="float">
            <text:p>28941528</text:p>
          </table:table-cell>
          <table:table-cell office:value-type="float" office:value="916188.683402879" calcext:value-type="float">
            <text:p>916188.683402879</text:p>
          </table:table-cell>
          <table:table-cell office:value-type="float" office:value="596205.837344471" calcext:value-type="float">
            <text:p>596205.837344471</text:p>
          </table:table-cell>
          <table:table-cell office:value-type="float" office:value="953351.411214693" calcext:value-type="float">
            <text:p>953351.411214693</text:p>
          </table:table-cell>
          <table:table-cell office:value-type="float" office:value="637613.392964807" calcext:value-type="float">
            <text:p>637613.392964807</text:p>
          </table:table-cell>
          <table:table-cell office:value-type="float" office:value="3057836.09629005" calcext:value-type="float">
            <text:p>3057836.09629005</text:p>
          </table:table-cell>
          <table:table-cell office:value-type="float" office:value="2045119.17174546" calcext:value-type="float">
            <text:p>2045119.17174546</text:p>
          </table:table-cell>
          <table:table-cell office:value-type="float" office:value="2231806.14079458" calcext:value-type="float">
            <text:p>2231806.14079458</text:p>
          </table:table-cell>
          <table:table-cell office:value-type="float" office:value="1492659.96686217" calcext:value-type="float">
            <text:p>1492659.96686217</text:p>
          </table:table-cell>
          <table:table-cell office:value-type="float" office:value="40063236.7003003" calcext:value-type="float">
            <text:p>40063236.7003003</text:p>
          </table:table-cell>
          <table:table-cell office:value-type="float" office:value="26054080.1012506" calcext:value-type="float">
            <text:p>26054080.1012506</text:p>
          </table:table-cell>
          <table:table-cell office:value-type="float" office:value="38631643.253708" calcext:value-type="float">
            <text:p>38631643.253708</text:p>
          </table:table-cell>
          <table:table-cell office:value-type="float" office:value="25123080.6762925" calcext:value-type="float">
            <text:p>25123080.6762925</text:p>
          </table:table-cell>
          <table:table-cell table:formula="of:=[.U5]+[.W5]+[.AA5]" office:value-type="float" office:value="2726479.19717145" calcext:value-type="float">
            <text:p>2726479.19717145</text:p>
          </table:table-cell>
          <table:table-cell table:formula="of:=[.U5]+[.Y5]+[.AA5]" office:value-type="float" office:value="4133984.9759521" calcext:value-type="float">
            <text:p>4133984.97595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.8334903333581" calcext:value-type="float">
            <text:p>89.8334903333581</text:p>
          </table:table-cell>
          <table:table-cell office:value-type="float" office:value="77.2122372754953" calcext:value-type="float">
            <text:p>77.2122372754953</text:p>
          </table:table-cell>
          <table:table-cell office:value-type="float" office:value="8.26708378857903" calcext:value-type="float">
            <text:p>8.26708378857903</text:p>
          </table:table-cell>
          <table:table-cell office:value-type="float" office:value="2.51780601834853" calcext:value-type="float">
            <text:p>2.51780601834853</text:p>
          </table:table-cell>
          <table:table-cell table:formula="of:=[.D6]+[.E6]" office:value-type="float" office:value="10.7848898069276" calcext:value-type="float">
            <text:p>10.7848898069276</text:p>
          </table:table-cell>
          <table:table-cell/>
          <table:table-cell office:value-type="float" office:value="787343" calcext:value-type="float">
            <text:p>787343</text:p>
          </table:table-cell>
          <table:table-cell office:value-type="float" office:value="17674" calcext:value-type="float">
            <text:p>17674</text:p>
          </table:table-cell>
          <table:table-cell office:value-type="float" office:value="-0.00829626289145078" calcext:value-type="float">
            <text:p>-0.00829626289145078</text:p>
          </table:table-cell>
          <table:table-cell office:value-type="float" office:value="0.72498036819196" calcext:value-type="float">
            <text:p>0.72498036819196</text:p>
          </table:table-cell>
          <table:table-cell office:value-type="float" office:value="0.0412580905234" calcext:value-type="float">
            <text:p>0.0412580905234</text:p>
          </table:table-cell>
          <table:table-cell office:value-type="float" office:value="0.00462286510682606" calcext:value-type="float">
            <text:p>0.00462286510682606</text:p>
          </table:table-cell>
          <table:table-cell office:value-type="float" office:value="1.48017866352408" calcext:value-type="float">
            <text:p>1.48017866352408</text:p>
          </table:table-cell>
          <table:table-cell office:value-type="float" office:value="0.0662928887647822" calcext:value-type="float">
            <text:p>0.0662928887647822</text:p>
          </table:table-cell>
          <table:table-cell office:value-type="float" office:value="52703590" calcext:value-type="float">
            <text:p>52703590</text:p>
          </table:table-cell>
          <table:table-cell office:value-type="float" office:value="22982742" calcext:value-type="float">
            <text:p>22982742</text:p>
          </table:table-cell>
          <table:table-cell office:value-type="float" office:value="51291565" calcext:value-type="float">
            <text:p>51291565</text:p>
          </table:table-cell>
          <table:table-cell office:value-type="float" office:value="22366992" calcext:value-type="float">
            <text:p>22366992</text:p>
          </table:table-cell>
          <table:table-cell office:value-type="float" office:value="4246035.0335695" calcext:value-type="float">
            <text:p>4246035.0335695</text:p>
          </table:table-cell>
          <table:table-cell office:value-type="float" office:value="1851591.66498444" calcext:value-type="float">
            <text:p>1851591.66498444</text:p>
          </table:table-cell>
          <table:table-cell office:value-type="float" office:value="1122372.02610233" calcext:value-type="float">
            <text:p>1122372.02610233</text:p>
          </table:table-cell>
          <table:table-cell office:value-type="float" office:value="626096.711435535" calcext:value-type="float">
            <text:p>626096.711435535</text:p>
          </table:table-cell>
          <table:table-cell office:value-type="float" office:value="3956381.6269468" calcext:value-type="float">
            <text:p>3956381.6269468</text:p>
          </table:table-cell>
          <table:table-cell office:value-type="float" office:value="2207002.19553541" calcext:value-type="float">
            <text:p>2207002.19553541</text:p>
          </table:table-cell>
          <table:table-cell office:value-type="float" office:value="2242279.28076704" calcext:value-type="float">
            <text:p>2242279.28076704</text:p>
          </table:table-cell>
          <table:table-cell office:value-type="float" office:value="1250818.49080252" calcext:value-type="float">
            <text:p>1250818.49080252</text:p>
          </table:table-cell>
          <table:table-cell office:value-type="float" office:value="46811498.6095875" calcext:value-type="float">
            <text:p>46811498.6095875</text:p>
          </table:table-cell>
          <table:table-cell office:value-type="float" office:value="20413345.6190722" calcext:value-type="float">
            <text:p>20413345.6190722</text:p>
          </table:table-cell>
          <table:table-cell office:value-type="float" office:value="44057600.5320136" calcext:value-type="float">
            <text:p>44057600.5320136</text:p>
          </table:table-cell>
          <table:table-cell office:value-type="float" office:value="19212438.2581251" calcext:value-type="float">
            <text:p>19212438.2581251</text:p>
          </table:table-cell>
          <table:table-cell table:formula="of:=[.U6]+[.W6]+[.AA6]" office:value-type="float" office:value="3728506.8672225" calcext:value-type="float">
            <text:p>3728506.8672225</text:p>
          </table:table-cell>
          <table:table-cell table:formula="of:=[.U6]+[.Y6]+[.AA6]" office:value-type="float" office:value="5309412.35132237" calcext:value-type="float">
            <text:p>5309412.351322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601725357683" calcext:value-type="float">
            <text:p>87.8601725357683</text:p>
          </table:table-cell>
          <table:table-cell office:value-type="float" office:value="87.9488318424151" calcext:value-type="float">
            <text:p>87.9488318424151</text:p>
          </table:table-cell>
          <table:table-cell office:value-type="float" office:value="1.57502115778333" calcext:value-type="float">
            <text:p>1.57502115778333</text:p>
          </table:table-cell>
          <table:table-cell office:value-type="float" office:value="7.86316468157994" calcext:value-type="float">
            <text:p>7.86316468157994</text:p>
          </table:table-cell>
          <table:table-cell table:formula="of:=[.D7]+[.E7]" office:value-type="float" office:value="9.43818583936327" calcext:value-type="float">
            <text:p>9.43818583936327</text:p>
          </table:table-cell>
          <table:table-cell/>
          <table:table-cell office:value-type="float" office:value="581827" calcext:value-type="float">
            <text:p>581827</text:p>
          </table:table-cell>
          <table:table-cell office:value-type="float" office:value="63010" calcext:value-type="float">
            <text:p>63010</text:p>
          </table:table-cell>
          <table:table-cell office:value-type="float" office:value="0.00909891603289344" calcext:value-type="float">
            <text:p>0.00909891603289344</text:p>
          </table:table-cell>
          <table:table-cell office:value-type="float" office:value="1.19492145474737" calcext:value-type="float">
            <text:p>1.19492145474737</text:p>
          </table:table-cell>
          <table:table-cell office:value-type="float" office:value="0.0872067931971235" calcext:value-type="float">
            <text:p>0.0872067931971235</text:p>
          </table:table-cell>
          <table:table-cell office:value-type="float" office:value="-0.00104272685438385" calcext:value-type="float">
            <text:p>-0.00104272685438385</text:p>
          </table:table-cell>
          <table:table-cell office:value-type="float" office:value="1.02833877199247" calcext:value-type="float">
            <text:p>1.02833877199247</text:p>
          </table:table-cell>
          <table:table-cell office:value-type="float" office:value="0.00909878047244883" calcext:value-type="float">
            <text:p>0.00909878047244883</text:p>
          </table:table-cell>
          <table:table-cell office:value-type="float" office:value="214974019" calcext:value-type="float">
            <text:p>214974019</text:p>
          </table:table-cell>
          <table:table-cell office:value-type="float" office:value="121991415" calcext:value-type="float">
            <text:p>121991415</text:p>
          </table:table-cell>
          <table:table-cell office:value-type="float" office:value="213939343" calcext:value-type="float">
            <text:p>213939343</text:p>
          </table:table-cell>
          <table:table-cell office:value-type="float" office:value="121404267" calcext:value-type="float">
            <text:p>121404267</text:p>
          </table:table-cell>
          <table:table-cell office:value-type="float" office:value="3237852.50854255" calcext:value-type="float">
            <text:p>3237852.50854255</text:p>
          </table:table-cell>
          <table:table-cell office:value-type="float" office:value="1842958.34522988" calcext:value-type="float">
            <text:p>1842958.34522988</text:p>
          </table:table-cell>
          <table:table-cell office:value-type="float" office:value="1027185.5637324" calcext:value-type="float">
            <text:p>1027185.5637324</text:p>
          </table:table-cell>
          <table:table-cell office:value-type="float" office:value="720452.995123331" calcext:value-type="float">
            <text:p>720452.995123331</text:p>
          </table:table-cell>
          <table:table-cell office:value-type="float" office:value="3230362.76194091" calcext:value-type="float">
            <text:p>3230362.76194091</text:p>
          </table:table-cell>
          <table:table-cell office:value-type="float" office:value="2265729.39627246" calcext:value-type="float">
            <text:p>2265729.39627246</text:p>
          </table:table-cell>
          <table:table-cell office:value-type="float" office:value="2578455.92903942" calcext:value-type="float">
            <text:p>2578455.92903942</text:p>
          </table:table-cell>
          <table:table-cell office:value-type="float" office:value="1808491.43763269" calcext:value-type="float">
            <text:p>1808491.43763269</text:p>
          </table:table-cell>
          <table:table-cell office:value-type="float" office:value="205495143.47431" calcext:value-type="float">
            <text:p>205495143.47431</text:p>
          </table:table-cell>
          <table:table-cell office:value-type="float" office:value="116612433.06102" calcext:value-type="float">
            <text:p>116612433.06102</text:p>
          </table:table-cell>
          <table:table-cell office:value-type="float" office:value="202008153.510757" calcext:value-type="float">
            <text:p>202008153.510757</text:p>
          </table:table-cell>
          <table:table-cell office:value-type="float" office:value="114633669.101763" calcext:value-type="float">
            <text:p>114633669.101763</text:p>
          </table:table-cell>
          <table:table-cell table:formula="of:=[.U7]+[.W7]+[.AA7]" office:value-type="float" office:value="4371902.7779859" calcext:value-type="float">
            <text:p>4371902.7779859</text:p>
          </table:table-cell>
          <table:table-cell table:formula="of:=[.U7]+[.Y7]+[.AA7]" office:value-type="float" office:value="5917179.17913503" calcext:value-type="float">
            <text:p>5917179.179135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.8075516331393" calcext:value-type="float">
            <text:p>78.8075516331393</text:p>
          </table:table-cell>
          <table:table-cell office:value-type="float" office:value="84.9690532993301" calcext:value-type="float">
            <text:p>84.9690532993301</text:p>
          </table:table-cell>
          <table:table-cell office:value-type="float" office:value="9.27988463997763" calcext:value-type="float">
            <text:p>9.27988463997763</text:p>
          </table:table-cell>
          <table:table-cell office:value-type="float" office:value="5.33657387401827" calcext:value-type="float">
            <text:p>5.33657387401827</text:p>
          </table:table-cell>
          <table:table-cell table:formula="of:=[.D8]+[.E8]" office:value-type="float" office:value="14.6164585139959" calcext:value-type="float">
            <text:p>14.6164585139959</text:p>
          </table:table-cell>
          <table:table-cell/>
          <table:table-cell office:value-type="float" office:value="597821" calcext:value-type="float">
            <text:p>597821</text:p>
          </table:table-cell>
          <table:table-cell office:value-type="float" office:value="373668" calcext:value-type="float">
            <text:p>373668</text:p>
          </table:table-cell>
          <table:table-cell office:value-type="float" office:value="0.00286819077297681" calcext:value-type="float">
            <text:p>0.00286819077297681</text:p>
          </table:table-cell>
          <table:table-cell office:value-type="float" office:value="0.675459469771383" calcext:value-type="float">
            <text:p>0.675459469771383</text:p>
          </table:table-cell>
          <table:table-cell office:value-type="float" office:value="0.143536220184719" calcext:value-type="float">
            <text:p>0.143536220184719</text:p>
          </table:table-cell>
          <table:table-cell office:value-type="float" office:value="-0.0040663761898047" calcext:value-type="float">
            <text:p>-0.0040663761898047</text:p>
          </table:table-cell>
          <table:table-cell office:value-type="float" office:value="0.812592105953591" calcext:value-type="float">
            <text:p>0.812592105953591</text:p>
          </table:table-cell>
          <table:table-cell office:value-type="float" office:value="0.426800868773064" calcext:value-type="float">
            <text:p>0.426800868773064</text:p>
          </table:table-cell>
          <table:table-cell office:value-type="float" office:value="46230186" calcext:value-type="float">
            <text:p>46230186</text:p>
          </table:table-cell>
          <table:table-cell office:value-type="float" office:value="42248741" calcext:value-type="float">
            <text:p>42248741</text:p>
          </table:table-cell>
          <table:table-cell office:value-type="float" office:value="44341296" calcext:value-type="float">
            <text:p>44341296</text:p>
          </table:table-cell>
          <table:table-cell office:value-type="float" office:value="40522526" calcext:value-type="float">
            <text:p>40522526</text:p>
          </table:table-cell>
          <table:table-cell office:value-type="float" office:value="2943080.22092007" calcext:value-type="float">
            <text:p>2943080.22092007</text:p>
          </table:table-cell>
          <table:table-cell office:value-type="float" office:value="2688262.05016577" calcext:value-type="float">
            <text:p>2688262.05016577</text:p>
          </table:table-cell>
          <table:table-cell office:value-type="float" office:value="643475.969923552" calcext:value-type="float">
            <text:p>643475.969923552</text:p>
          </table:table-cell>
          <table:table-cell office:value-type="float" office:value="608001.889046293" calcext:value-type="float">
            <text:p>608001.889046293</text:p>
          </table:table-cell>
          <table:table-cell office:value-type="float" office:value="1697666.1417725" calcext:value-type="float">
            <text:p>1697666.1417725</text:p>
          </table:table-cell>
          <table:table-cell office:value-type="float" office:value="1604075.78435329" calcext:value-type="float">
            <text:p>1604075.78435329</text:p>
          </table:table-cell>
          <table:table-cell office:value-type="float" office:value="1492608.97378798" calcext:value-type="float">
            <text:p>1492608.97378798</text:p>
          </table:table-cell>
          <table:table-cell office:value-type="float" office:value="1410323.17924531" calcext:value-type="float">
            <text:p>1410323.17924531</text:p>
          </table:table-cell>
          <table:table-cell office:value-type="float" office:value="38778351.049392" calcext:value-type="float">
            <text:p>38778351.049392</text:p>
          </table:table-cell>
          <table:table-cell office:value-type="float" office:value="35438674.884439" calcext:value-type="float">
            <text:p>35438674.884439</text:p>
          </table:table-cell>
          <table:table-cell office:value-type="float" office:value="39094779.5742635" calcext:value-type="float">
            <text:p>39094779.5742635</text:p>
          </table:table-cell>
          <table:table-cell office:value-type="float" office:value="35727851.8946425" calcext:value-type="float">
            <text:p>35727851.8946425</text:p>
          </table:table-cell>
          <table:table-cell table:formula="of:=[.U8]+[.W8]+[.AA8]" office:value-type="float" office:value="4706587.11845738" calcext:value-type="float">
            <text:p>4706587.11845738</text:p>
          </table:table-cell>
          <table:table-cell table:formula="of:=[.U8]+[.Y8]+[.AA8]" office:value-type="float" office:value="5702661.01376437" calcext:value-type="float">
            <text:p>5702661.013764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.4223146018349" calcext:value-type="float">
            <text:p>89.4223146018349</text:p>
          </table:table-cell>
          <table:table-cell office:value-type="float" office:value="81.7765840110712" calcext:value-type="float">
            <text:p>81.7765840110712</text:p>
          </table:table-cell>
          <table:table-cell office:value-type="float" office:value="7.65837513388896" calcext:value-type="float">
            <text:p>7.65837513388896</text:p>
          </table:table-cell>
          <table:table-cell office:value-type="float" office:value="6.82317459821521" calcext:value-type="float">
            <text:p>6.82317459821521</text:p>
          </table:table-cell>
          <table:table-cell table:formula="of:=[.D9]+[.E9]" office:value-type="float" office:value="14.4815497321042" calcext:value-type="float">
            <text:p>14.4815497321042</text:p>
          </table:table-cell>
          <table:table-cell/>
          <table:table-cell office:value-type="float" office:value="12457" calcext:value-type="float">
            <text:p>12457</text:p>
          </table:table-cell>
          <table:table-cell office:value-type="float" office:value="807061" calcext:value-type="float">
            <text:p>807061</text:p>
          </table:table-cell>
          <table:table-cell office:value-type="float" office:value="0.00172004275961172" calcext:value-type="float">
            <text:p>0.00172004275961172</text:p>
          </table:table-cell>
          <table:table-cell office:value-type="float" office:value="1.02352025974957" calcext:value-type="float">
            <text:p>1.02352025974957</text:p>
          </table:table-cell>
          <table:table-cell office:value-type="float" office:value="0.416591813565853" calcext:value-type="float">
            <text:p>0.416591813565853</text:p>
          </table:table-cell>
          <table:table-cell office:value-type="float" office:value="0.00411488313094888" calcext:value-type="float">
            <text:p>0.00411488313094888</text:p>
          </table:table-cell>
          <table:table-cell office:value-type="float" office:value="1.25276728301399" calcext:value-type="float">
            <text:p>1.25276728301399</text:p>
          </table:table-cell>
          <table:table-cell office:value-type="float" office:value="0.16495872446474" calcext:value-type="float">
            <text:p>0.16495872446474</text:p>
          </table:table-cell>
          <table:table-cell office:value-type="float" office:value="60059108" calcext:value-type="float">
            <text:p>60059108</text:p>
          </table:table-cell>
          <table:table-cell office:value-type="float" office:value="24779247" calcext:value-type="float">
            <text:p>24779247</text:p>
          </table:table-cell>
          <table:table-cell office:value-type="float" office:value="57393452" calcext:value-type="float">
            <text:p>57393452</text:p>
          </table:table-cell>
          <table:table-cell office:value-type="float" office:value="23679449" calcext:value-type="float">
            <text:p>23679449</text:p>
          </table:table-cell>
          <table:table-cell office:value-type="float" office:value="5726332.4389175" calcext:value-type="float">
            <text:p>5726332.4389175</text:p>
          </table:table-cell>
          <table:table-cell office:value-type="float" office:value="2374468.38000693" calcext:value-type="float">
            <text:p>2374468.38000693</text:p>
          </table:table-cell>
          <table:table-cell office:value-type="float" office:value="1166921.82313153" calcext:value-type="float">
            <text:p>1166921.82313153</text:p>
          </table:table-cell>
          <table:table-cell office:value-type="float" office:value="609209.94725781" calcext:value-type="float">
            <text:p>609209.94725781</text:p>
          </table:table-cell>
          <table:table-cell office:value-type="float" office:value="4227599.02662268" calcext:value-type="float">
            <text:p>4227599.02662268</text:p>
          </table:table-cell>
          <table:table-cell office:value-type="float" office:value="2207084.76693358" calcext:value-type="float">
            <text:p>2207084.76693358</text:p>
          </table:table-cell>
          <table:table-cell office:value-type="float" office:value="2536928.10034742" calcext:value-type="float">
            <text:p>2536928.10034742</text:p>
          </table:table-cell>
          <table:table-cell office:value-type="float" office:value="1324443.33765391" calcext:value-type="float">
            <text:p>1324443.33765391</text:p>
          </table:table-cell>
          <table:table-cell office:value-type="float" office:value="52885093.606437" calcext:value-type="float">
            <text:p>52885093.606437</text:p>
          </table:table-cell>
          <table:table-cell office:value-type="float" office:value="21819385.7568925" calcext:value-type="float">
            <text:p>21819385.7568925</text:p>
          </table:table-cell>
          <table:table-cell office:value-type="float" office:value="52060391.9920674" calcext:value-type="float">
            <text:p>52060391.9920674</text:p>
          </table:table-cell>
          <table:table-cell office:value-type="float" office:value="21479129.525294" calcext:value-type="float">
            <text:p>21479129.525294</text:p>
          </table:table-cell>
          <table:table-cell table:formula="of:=[.U9]+[.W9]+[.AA9]" office:value-type="float" office:value="4308121.66491865" calcext:value-type="float">
            <text:p>4308121.66491865</text:p>
          </table:table-cell>
          <table:table-cell table:formula="of:=[.U9]+[.Y9]+[.AA9]" office:value-type="float" office:value="5905996.48459442" calcext:value-type="float">
            <text:p>5905996.484594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4005936622041" calcext:value-type="float">
            <text:p>78.4005936622041</text:p>
          </table:table-cell>
          <table:table-cell office:value-type="float" office:value="85.6795852420944" calcext:value-type="float">
            <text:p>85.6795852420944</text:p>
          </table:table-cell>
          <table:table-cell office:value-type="float" office:value="9.08593174376263" calcext:value-type="float">
            <text:p>9.08593174376263</text:p>
          </table:table-cell>
          <table:table-cell office:value-type="float" office:value="5.98369887318412" calcext:value-type="float">
            <text:p>5.98369887318412</text:p>
          </table:table-cell>
          <table:table-cell table:formula="of:=[.D10]+[.E10]" office:value-type="float" office:value="15.0696306169467" calcext:value-type="float">
            <text:p>15.0696306169467</text:p>
          </table:table-cell>
          <table:table-cell/>
          <table:table-cell office:value-type="float" office:value="233985" calcext:value-type="float">
            <text:p>233985</text:p>
          </table:table-cell>
          <table:table-cell office:value-type="float" office:value="283774" calcext:value-type="float">
            <text:p>283774</text:p>
          </table:table-cell>
          <table:table-cell office:value-type="float" office:value="0.00956639640863381" calcext:value-type="float">
            <text:p>0.00956639640863381</text:p>
          </table:table-cell>
          <table:table-cell office:value-type="float" office:value="1.37672760550616" calcext:value-type="float">
            <text:p>1.37672760550616</text:p>
          </table:table-cell>
          <table:table-cell office:value-type="float" office:value="0.244736391566735" calcext:value-type="float">
            <text:p>0.244736391566735</text:p>
          </table:table-cell>
          <table:table-cell office:value-type="float" office:value="0.00421102526511363" calcext:value-type="float">
            <text:p>0.00421102526511363</text:p>
          </table:table-cell>
          <table:table-cell office:value-type="float" office:value="0.609691118670621" calcext:value-type="float">
            <text:p>0.609691118670621</text:p>
          </table:table-cell>
          <table:table-cell office:value-type="float" office:value="0.325527526007801" calcext:value-type="float">
            <text:p>0.325527526007801</text:p>
          </table:table-cell>
          <table:table-cell office:value-type="float" office:value="88039847" calcext:value-type="float">
            <text:p>88039847</text:p>
          </table:table-cell>
          <table:table-cell office:value-type="float" office:value="36413840" calcext:value-type="float">
            <text:p>36413840</text:p>
          </table:table-cell>
          <table:table-cell office:value-type="float" office:value="81534489" calcext:value-type="float">
            <text:p>81534489</text:p>
          </table:table-cell>
          <table:table-cell office:value-type="float" office:value="33723183" calcext:value-type="float">
            <text:p>33723183</text:p>
          </table:table-cell>
          <table:table-cell office:value-type="float" office:value="8740499.5838559" calcext:value-type="float">
            <text:p>8740499.5838559</text:p>
          </table:table-cell>
          <table:table-cell office:value-type="float" office:value="3631806.31612509" calcext:value-type="float">
            <text:p>3631806.31612509</text:p>
          </table:table-cell>
          <table:table-cell office:value-type="float" office:value="874676.448344109" calcext:value-type="float">
            <text:p>874676.448344109</text:p>
          </table:table-cell>
          <table:table-cell office:value-type="float" office:value="475440.739375538" calcext:value-type="float">
            <text:p>475440.739375538</text:p>
          </table:table-cell>
          <table:table-cell office:value-type="float" office:value="3109818.96210708" calcext:value-type="float">
            <text:p>3109818.96210708</text:p>
          </table:table-cell>
          <table:table-cell office:value-type="float" office:value="1690378.91607501" calcext:value-type="float">
            <text:p>1690378.91607501</text:p>
          </table:table-cell>
          <table:table-cell office:value-type="float" office:value="1938983.81029949" calcext:value-type="float">
            <text:p>1938983.81029949</text:p>
          </table:table-cell>
          <table:table-cell office:value-type="float" office:value="1053957.6070114" calcext:value-type="float">
            <text:p>1053957.6070114</text:p>
          </table:table-cell>
          <table:table-cell office:value-type="float" office:value="78459809.5741469" calcext:value-type="float">
            <text:p>78459809.5741469</text:p>
          </table:table-cell>
          <table:table-cell office:value-type="float" office:value="32451476.0275601" calcext:value-type="float">
            <text:p>32451476.0275601</text:p>
          </table:table-cell>
          <table:table-cell office:value-type="float" office:value="79441329.4609768" calcext:value-type="float">
            <text:p>79441329.4609768</text:p>
          </table:table-cell>
          <table:table-cell office:value-type="float" office:value="32857438.8925086" calcext:value-type="float">
            <text:p>32857438.8925086</text:p>
          </table:table-cell>
          <table:table-cell table:formula="of:=[.U10]+[.W10]+[.AA10]" office:value-type="float" office:value="5161204.66251203" calcext:value-type="float">
            <text:p>5161204.66251203</text:p>
          </table:table-cell>
          <table:table-cell table:formula="of:=[.U10]+[.Y10]+[.AA10]" office:value-type="float" office:value="6376142.8392115" calcext:value-type="float">
            <text:p>6376142.8392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.7345963313491" calcext:value-type="float">
            <text:p>83.7345963313491</text:p>
          </table:table-cell>
          <table:table-cell office:value-type="float" office:value="82.3088821295664" calcext:value-type="float">
            <text:p>82.3088821295664</text:p>
          </table:table-cell>
          <table:table-cell office:value-type="float" office:value="6.80830777501787" calcext:value-type="float">
            <text:p>6.80830777501787</text:p>
          </table:table-cell>
          <table:table-cell office:value-type="float" office:value="7.71738208956409" calcext:value-type="float">
            <text:p>7.71738208956409</text:p>
          </table:table-cell>
          <table:table-cell table:formula="of:=[.D11]+[.E11]" office:value-type="float" office:value="14.525689864582" calcext:value-type="float">
            <text:p>14.525689864582</text:p>
          </table:table-cell>
          <table:table-cell/>
          <table:table-cell office:value-type="float" office:value="441738" calcext:value-type="float">
            <text:p>441738</text:p>
          </table:table-cell>
          <table:table-cell office:value-type="float" office:value="174514" calcext:value-type="float">
            <text:p>174514</text:p>
          </table:table-cell>
          <table:table-cell office:value-type="float" office:value="0.00622832046756463" calcext:value-type="float">
            <text:p>0.00622832046756463</text:p>
          </table:table-cell>
          <table:table-cell office:value-type="float" office:value="1.46461785633468" calcext:value-type="float">
            <text:p>1.46461785633468</text:p>
          </table:table-cell>
          <table:table-cell office:value-type="float" office:value="0.469948447708327" calcext:value-type="float">
            <text:p>0.469948447708327</text:p>
          </table:table-cell>
          <table:table-cell office:value-type="float" office:value="0.00375304712628616" calcext:value-type="float">
            <text:p>0.00375304712628616</text:p>
          </table:table-cell>
          <table:table-cell office:value-type="float" office:value="1.17396816806486" calcext:value-type="float">
            <text:p>1.17396816806486</text:p>
          </table:table-cell>
          <table:table-cell office:value-type="float" office:value="0.176481037861804" calcext:value-type="float">
            <text:p>0.176481037861804</text:p>
          </table:table-cell>
          <table:table-cell office:value-type="float" office:value="56163202" calcext:value-type="float">
            <text:p>56163202</text:p>
          </table:table-cell>
          <table:table-cell office:value-type="float" office:value="27359577" calcext:value-type="float">
            <text:p>27359577</text:p>
          </table:table-cell>
          <table:table-cell office:value-type="float" office:value="49515457" calcext:value-type="float">
            <text:p>49515457</text:p>
          </table:table-cell>
          <table:table-cell office:value-type="float" office:value="24121166" calcext:value-type="float">
            <text:p>24121166</text:p>
          </table:table-cell>
          <table:table-cell office:value-type="float" office:value="8574292.35059553" calcext:value-type="float">
            <text:p>8574292.35059553</text:p>
          </table:table-cell>
          <table:table-cell office:value-type="float" office:value="4174537.84303557" calcext:value-type="float">
            <text:p>4174537.84303557</text:p>
          </table:table-cell>
          <table:table-cell office:value-type="float" office:value="824257.964847435" calcext:value-type="float">
            <text:p>824257.964847435</text:p>
          </table:table-cell>
          <table:table-cell office:value-type="float" office:value="508118.600917399" calcext:value-type="float">
            <text:p>508118.600917399</text:p>
          </table:table-cell>
          <table:table-cell office:value-type="float" office:value="2750805.68020598" calcext:value-type="float">
            <text:p>2750805.68020598</text:p>
          </table:table-cell>
          <table:table-cell office:value-type="float" office:value="1695750.10886381" calcext:value-type="float">
            <text:p>1695750.10886381</text:p>
          </table:table-cell>
          <table:table-cell office:value-type="float" office:value="1984311.38662645" calcext:value-type="float">
            <text:p>1984311.38662645</text:p>
          </table:table-cell>
          <table:table-cell office:value-type="float" office:value="1223240.257974" calcext:value-type="float">
            <text:p>1223240.257974</text:p>
          </table:table-cell>
          <table:table-cell office:value-type="float" office:value="43848087.7274928" calcext:value-type="float">
            <text:p>43848087.7274928</text:p>
          </table:table-cell>
          <table:table-cell office:value-type="float" office:value="21360340.7008751" calcext:value-type="float">
            <text:p>21360340.7008751</text:p>
          </table:table-cell>
          <table:table-cell office:value-type="float" office:value="47120938.0563216" calcext:value-type="float">
            <text:p>47120938.0563216</text:p>
          </table:table-cell>
          <table:table-cell office:value-type="float" office:value="22954690.6876118" calcext:value-type="float">
            <text:p>22954690.6876118</text:p>
          </table:table-cell>
          <table:table-cell table:formula="of:=[.U11]+[.W11]+[.AA11]" office:value-type="float" office:value="5905896.70192697" calcext:value-type="float">
            <text:p>5905896.70192697</text:p>
          </table:table-cell>
          <table:table-cell table:formula="of:=[.U11]+[.Y11]+[.AA11]" office:value-type="float" office:value="7093528.20987338" calcext:value-type="float">
            <text:p>7093528.209873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.0066714316985" calcext:value-type="float">
            <text:p>88.0066714316985</text:p>
          </table:table-cell>
          <table:table-cell office:value-type="float" office:value="80.4281261573592" calcext:value-type="float">
            <text:p>80.4281261573592</text:p>
          </table:table-cell>
          <table:table-cell office:value-type="float" office:value="5.69272369547672" calcext:value-type="float">
            <text:p>5.69272369547672</text:p>
          </table:table-cell>
          <table:table-cell office:value-type="float" office:value="6.00470452672832" calcext:value-type="float">
            <text:p>6.00470452672832</text:p>
          </table:table-cell>
          <table:table-cell table:formula="of:=[.D12]+[.E12]" office:value-type="float" office:value="11.697428222205" calcext:value-type="float">
            <text:p>11.697428222205</text:p>
          </table:table-cell>
          <table:table-cell/>
          <table:table-cell office:value-type="float" office:value="966101" calcext:value-type="float">
            <text:p>966101</text:p>
          </table:table-cell>
          <table:table-cell office:value-type="float" office:value="244113" calcext:value-type="float">
            <text:p>244113</text:p>
          </table:table-cell>
          <table:table-cell office:value-type="float" office:value="-0.0031469014739337" calcext:value-type="float">
            <text:p>-0.0031469014739337</text:p>
          </table:table-cell>
          <table:table-cell office:value-type="float" office:value="0.706072788104686" calcext:value-type="float">
            <text:p>0.706072788104686</text:p>
          </table:table-cell>
          <table:table-cell office:value-type="float" office:value="0.0848525667079548" calcext:value-type="float">
            <text:p>0.0848525667079548</text:p>
          </table:table-cell>
          <table:table-cell office:value-type="float" office:value="-0.0006164153313985" calcext:value-type="float">
            <text:p>-0.0006164153313985</text:p>
          </table:table-cell>
          <table:table-cell office:value-type="float" office:value="1.27238245818767" calcext:value-type="float">
            <text:p>1.27238245818767</text:p>
          </table:table-cell>
          <table:table-cell office:value-type="float" office:value="0.040154732448953" calcext:value-type="float">
            <text:p>0.040154732448953</text:p>
          </table:table-cell>
          <table:table-cell office:value-type="float" office:value="82218752" calcext:value-type="float">
            <text:p>82218752</text:p>
          </table:table-cell>
          <table:table-cell office:value-type="float" office:value="42405802" calcext:value-type="float">
            <text:p>42405802</text:p>
          </table:table-cell>
          <table:table-cell office:value-type="float" office:value="81291219" calcext:value-type="float">
            <text:p>81291219</text:p>
          </table:table-cell>
          <table:table-cell office:value-type="float" office:value="41927411" calcext:value-type="float">
            <text:p>41927411</text:p>
          </table:table-cell>
          <table:table-cell office:value-type="float" office:value="3388827.71909511" calcext:value-type="float">
            <text:p>3388827.71909511</text:p>
          </table:table-cell>
          <table:table-cell office:value-type="float" office:value="1747848.95812491" calcext:value-type="float">
            <text:p>1747848.95812491</text:p>
          </table:table-cell>
          <table:table-cell office:value-type="float" office:value="1027373.07793947" calcext:value-type="float">
            <text:p>1027373.07793947</text:p>
          </table:table-cell>
          <table:table-cell office:value-type="float" office:value="619224.29872317" calcext:value-type="float">
            <text:p>619224.29872317</text:p>
          </table:table-cell>
          <table:table-cell office:value-type="float" office:value="3488667.87762659" calcext:value-type="float">
            <text:p>3488667.87762659</text:p>
          </table:table-cell>
          <table:table-cell office:value-type="float" office:value="2102710.26795258" calcext:value-type="float">
            <text:p>2102710.26795258</text:p>
          </table:table-cell>
          <table:table-cell office:value-type="float" office:value="2227641.47678074" calcext:value-type="float">
            <text:p>2227641.47678074</text:p>
          </table:table-cell>
          <table:table-cell office:value-type="float" office:value="1342657.0745194" calcext:value-type="float">
            <text:p>1342657.0745194</text:p>
          </table:table-cell>
          <table:table-cell office:value-type="float" office:value="73043410.7328451" calcext:value-type="float">
            <text:p>73043410.7328451</text:p>
          </table:table-cell>
          <table:table-cell office:value-type="float" office:value="37673455.2269844" calcext:value-type="float">
            <text:p>37673455.2269844</text:p>
          </table:table-cell>
          <table:table-cell office:value-type="float" office:value="71663094.713088" calcext:value-type="float">
            <text:p>71663094.713088</text:p>
          </table:table-cell>
          <table:table-cell office:value-type="float" office:value="36961532.3684038" calcext:value-type="float">
            <text:p>36961532.3684038</text:p>
          </table:table-cell>
          <table:table-cell table:formula="of:=[.U12]+[.W12]+[.AA12]" office:value-type="float" office:value="3709730.33136748" calcext:value-type="float">
            <text:p>3709730.33136748</text:p>
          </table:table-cell>
          <table:table-cell table:formula="of:=[.U12]+[.Y12]+[.AA12]" office:value-type="float" office:value="5193216.3005969" calcext:value-type="float">
            <text:p>5193216.30059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.0955442530982" calcext:value-type="float">
            <text:p>75.0955442530982</text:p>
          </table:table-cell>
          <table:table-cell office:value-type="float" office:value="85.921220512772" calcext:value-type="float">
            <text:p>85.921220512772</text:p>
          </table:table-cell>
          <table:table-cell office:value-type="float" office:value="1.68288097284509" calcext:value-type="float">
            <text:p>1.68288097284509</text:p>
          </table:table-cell>
          <table:table-cell office:value-type="float" office:value="2.70693213113793" calcext:value-type="float">
            <text:p>2.70693213113793</text:p>
          </table:table-cell>
          <table:table-cell table:formula="of:=[.D13]+[.E13]" office:value-type="float" office:value="4.38981310398302" calcext:value-type="float">
            <text:p>4.38981310398302</text:p>
          </table:table-cell>
          <table:table-cell/>
          <table:table-cell office:value-type="float" office:value="78604" calcext:value-type="float">
            <text:p>78604</text:p>
          </table:table-cell>
          <table:table-cell office:value-type="float" office:value="653547" calcext:value-type="float">
            <text:p>653547</text:p>
          </table:table-cell>
          <table:table-cell office:value-type="float" office:value="-0.00410056700698547" calcext:value-type="float">
            <text:p>-0.00410056700698547</text:p>
          </table:table-cell>
          <table:table-cell office:value-type="float" office:value="0.919760574447377" calcext:value-type="float">
            <text:p>0.919760574447377</text:p>
          </table:table-cell>
          <table:table-cell office:value-type="float" office:value="0.288561954373865" calcext:value-type="float">
            <text:p>0.288561954373865</text:p>
          </table:table-cell>
          <table:table-cell office:value-type="float" office:value="0.000498483280403063" calcext:value-type="float">
            <text:p>0.000498483280403063</text:p>
          </table:table-cell>
          <table:table-cell office:value-type="float" office:value="1.45951042962128" calcext:value-type="float">
            <text:p>1.45951042962128</text:p>
          </table:table-cell>
          <table:table-cell office:value-type="float" office:value="0.333138402874386" calcext:value-type="float">
            <text:p>0.333138402874386</text:p>
          </table:table-cell>
          <table:table-cell office:value-type="float" office:value="10885197" calcext:value-type="float">
            <text:p>10885197</text:p>
          </table:table-cell>
          <table:table-cell office:value-type="float" office:value="6876931" calcext:value-type="float">
            <text:p>6876931</text:p>
          </table:table-cell>
          <table:table-cell office:value-type="float" office:value="11598053" calcext:value-type="float">
            <text:p>11598053</text:p>
          </table:table-cell>
          <table:table-cell office:value-type="float" office:value="7327291" calcext:value-type="float">
            <text:p>7327291</text:p>
          </table:table-cell>
          <table:table-cell office:value-type="float" office:value="986002.988133405" calcext:value-type="float">
            <text:p>986002.988133405</text:p>
          </table:table-cell>
          <table:table-cell office:value-type="float" office:value="624474.103968093" calcext:value-type="float">
            <text:p>624474.103968093</text:p>
          </table:table-cell>
          <table:table-cell office:value-type="float" office:value="778017.780100011" calcext:value-type="float">
            <text:p>778017.780100011</text:p>
          </table:table-cell>
          <table:table-cell office:value-type="float" office:value="521054.647446458" calcext:value-type="float">
            <text:p>521054.647446458</text:p>
          </table:table-cell>
          <table:table-cell office:value-type="float" office:value="2476876.51984977" calcext:value-type="float">
            <text:p>2476876.51984977</text:p>
          </table:table-cell>
          <table:table-cell office:value-type="float" office:value="1658815.58857541" calcext:value-type="float">
            <text:p>1658815.58857541</text:p>
          </table:table-cell>
          <table:table-cell office:value-type="float" office:value="1598757.63631693" calcext:value-type="float">
            <text:p>1598757.63631693</text:p>
          </table:table-cell>
          <table:table-cell office:value-type="float" office:value="1070721.15554527" calcext:value-type="float">
            <text:p>1070721.15554527</text:p>
          </table:table-cell>
          <table:table-cell office:value-type="float" office:value="6793488.63269221" calcext:value-type="float">
            <text:p>6793488.63269221</text:p>
          </table:table-cell>
          <table:table-cell office:value-type="float" office:value="4291916.09880762" calcext:value-type="float">
            <text:p>4291916.09880762</text:p>
          </table:table-cell>
          <table:table-cell office:value-type="float" office:value="5656947.47191467" calcext:value-type="float">
            <text:p>5656947.47191467</text:p>
          </table:table-cell>
          <table:table-cell office:value-type="float" office:value="3573884.52936853" calcext:value-type="float">
            <text:p>3573884.52936853</text:p>
          </table:table-cell>
          <table:table-cell table:formula="of:=[.U13]+[.W13]+[.AA13]" office:value-type="float" office:value="2216249.90695982" calcext:value-type="float">
            <text:p>2216249.90695982</text:p>
          </table:table-cell>
          <table:table-cell table:formula="of:=[.U13]+[.Y13]+[.AA13]" office:value-type="float" office:value="3354010.84808877" calcext:value-type="float">
            <text:p>3354010.848088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.1904680070646" calcext:value-type="float">
            <text:p>75.1904680070646</text:p>
          </table:table-cell>
          <table:table-cell office:value-type="float" office:value="86.9720301096269" calcext:value-type="float">
            <text:p>86.9720301096269</text:p>
          </table:table-cell>
          <table:table-cell office:value-type="float" office:value="8.19900753790556" calcext:value-type="float">
            <text:p>8.19900753790556</text:p>
          </table:table-cell>
          <table:table-cell office:value-type="float" office:value="1.07884145080638" calcext:value-type="float">
            <text:p>1.07884145080638</text:p>
          </table:table-cell>
          <table:table-cell table:formula="of:=[.D14]+[.E14]" office:value-type="float" office:value="9.27784898871194" calcext:value-type="float">
            <text:p>9.27784898871194</text:p>
          </table:table-cell>
          <table:table-cell/>
          <table:table-cell office:value-type="float" office:value="335239" calcext:value-type="float">
            <text:p>335239</text:p>
          </table:table-cell>
          <table:table-cell office:value-type="float" office:value="788142" calcext:value-type="float">
            <text:p>788142</text:p>
          </table:table-cell>
          <table:table-cell office:value-type="float" office:value="0.00656019447903822" calcext:value-type="float">
            <text:p>0.00656019447903822</text:p>
          </table:table-cell>
          <table:table-cell office:value-type="float" office:value="0.596952669150406" calcext:value-type="float">
            <text:p>0.596952669150406</text:p>
          </table:table-cell>
          <table:table-cell office:value-type="float" office:value="0.225914089725315" calcext:value-type="float">
            <text:p>0.225914089725315</text:p>
          </table:table-cell>
          <table:table-cell office:value-type="float" office:value="0.00407138786034478" calcext:value-type="float">
            <text:p>0.00407138786034478</text:p>
          </table:table-cell>
          <table:table-cell office:value-type="float" office:value="1.32570955193768" calcext:value-type="float">
            <text:p>1.32570955193768</text:p>
          </table:table-cell>
          <table:table-cell office:value-type="float" office:value="0.341777468183475" calcext:value-type="float">
            <text:p>0.341777468183475</text:p>
          </table:table-cell>
          <table:table-cell office:value-type="float" office:value="30180169" calcext:value-type="float">
            <text:p>30180169</text:p>
          </table:table-cell>
          <table:table-cell office:value-type="float" office:value="14033129" calcext:value-type="float">
            <text:p>14033129</text:p>
          </table:table-cell>
          <table:table-cell office:value-type="float" office:value="30282265" calcext:value-type="float">
            <text:p>30282265</text:p>
          </table:table-cell>
          <table:table-cell office:value-type="float" office:value="14080602" calcext:value-type="float">
            <text:p>14080602</text:p>
          </table:table-cell>
          <table:table-cell office:value-type="float" office:value="2656614.45807948" calcext:value-type="float">
            <text:p>2656614.45807948</text:p>
          </table:table-cell>
          <table:table-cell office:value-type="float" office:value="1244092.41205871" calcext:value-type="float">
            <text:p>1244092.41205871</text:p>
          </table:table-cell>
          <table:table-cell office:value-type="float" office:value="972541.500675581" calcext:value-type="float">
            <text:p>972541.500675581</text:p>
          </table:table-cell>
          <table:table-cell office:value-type="float" office:value="475995.730434104" calcext:value-type="float">
            <text:p>475995.730434104</text:p>
          </table:table-cell>
          <table:table-cell office:value-type="float" office:value="3731251.82443473" calcext:value-type="float">
            <text:p>3731251.82443473</text:p>
          </table:table-cell>
          <table:table-cell office:value-type="float" office:value="1826204.7803324" calcext:value-type="float">
            <text:p>1826204.7803324</text:p>
          </table:table-cell>
          <table:table-cell office:value-type="float" office:value="1960069.73341099" calcext:value-type="float">
            <text:p>1960069.73341099</text:p>
          </table:table-cell>
          <table:table-cell office:value-type="float" office:value="959326.490240923" calcext:value-type="float">
            <text:p>959326.490240923</text:p>
          </table:table-cell>
          <table:table-cell office:value-type="float" office:value="25875986.323826" calcext:value-type="float">
            <text:p>25875986.323826</text:p>
          </table:table-cell>
          <table:table-cell office:value-type="float" office:value="12031777.0074894" calcext:value-type="float">
            <text:p>12031777.0074894</text:p>
          </table:table-cell>
          <table:table-cell office:value-type="float" office:value="25298988.1444622" calcext:value-type="float">
            <text:p>25298988.1444622</text:p>
          </table:table-cell>
          <table:table-cell office:value-type="float" office:value="11763485.2662219" calcext:value-type="float">
            <text:p>11763485.2662219</text:p>
          </table:table-cell>
          <table:table-cell table:formula="of:=[.U14]+[.W14]+[.AA14]" office:value-type="float" office:value="2679414.63273374" calcext:value-type="float">
            <text:p>2679414.63273374</text:p>
          </table:table-cell>
          <table:table-cell table:formula="of:=[.U14]+[.Y14]+[.AA14]" office:value-type="float" office:value="4029623.68263203" calcext:value-type="float">
            <text:p>4029623.682632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.8835411528007" calcext:value-type="float">
            <text:p>81.8835411528007</text:p>
          </table:table-cell>
          <table:table-cell office:value-type="float" office:value="82.7810283946681" calcext:value-type="float">
            <text:p>82.7810283946681</text:p>
          </table:table-cell>
          <table:table-cell office:value-type="float" office:value="0.70298938979772" calcext:value-type="float">
            <text:p>0.70298938979772</text:p>
          </table:table-cell>
          <table:table-cell office:value-type="float" office:value="0.664234373445806" calcext:value-type="float">
            <text:p>0.664234373445806</text:p>
          </table:table-cell>
          <table:table-cell table:formula="of:=[.D15]+[.E15]" office:value-type="float" office:value="1.36722376324353" calcext:value-type="float">
            <text:p>1.36722376324353</text:p>
          </table:table-cell>
          <table:table-cell/>
          <table:table-cell office:value-type="float" office:value="952070" calcext:value-type="float">
            <text:p>952070</text:p>
          </table:table-cell>
          <table:table-cell office:value-type="float" office:value="335773" calcext:value-type="float">
            <text:p>335773</text:p>
          </table:table-cell>
          <table:table-cell office:value-type="float" office:value="0.00366244003018031" calcext:value-type="float">
            <text:p>0.00366244003018031</text:p>
          </table:table-cell>
          <table:table-cell office:value-type="float" office:value="1.36535991958217" calcext:value-type="float">
            <text:p>1.36535991958217</text:p>
          </table:table-cell>
          <table:table-cell office:value-type="float" office:value="0.260789410478625" calcext:value-type="float">
            <text:p>0.260789410478625</text:p>
          </table:table-cell>
          <table:table-cell office:value-type="float" office:value="0.00169610293105417" calcext:value-type="float">
            <text:p>0.00169610293105417</text:p>
          </table:table-cell>
          <table:table-cell office:value-type="float" office:value="0.638018604681996" calcext:value-type="float">
            <text:p>0.638018604681996</text:p>
          </table:table-cell>
          <table:table-cell office:value-type="float" office:value="0.137167944716167" calcext:value-type="float">
            <text:p>0.137167944716167</text:p>
          </table:table-cell>
          <table:table-cell office:value-type="float" office:value="25934965" calcext:value-type="float">
            <text:p>25934965</text:p>
          </table:table-cell>
          <table:table-cell office:value-type="float" office:value="18394516" calcext:value-type="float">
            <text:p>18394516</text:p>
          </table:table-cell>
          <table:table-cell office:value-type="float" office:value="26967241" calcext:value-type="float">
            <text:p>26967241</text:p>
          </table:table-cell>
          <table:table-cell office:value-type="float" office:value="19126664" calcext:value-type="float">
            <text:p>19126664</text:p>
          </table:table-cell>
          <table:table-cell office:value-type="float" office:value="389638.818340009" calcext:value-type="float">
            <text:p>389638.818340009</text:p>
          </table:table-cell>
          <table:table-cell office:value-type="float" office:value="276306.285172019" calcext:value-type="float">
            <text:p>276306.285172019</text:p>
          </table:table-cell>
          <table:table-cell office:value-type="float" office:value="687613.337884614" calcext:value-type="float">
            <text:p>687613.337884614</text:p>
          </table:table-cell>
          <table:table-cell office:value-type="float" office:value="497890.495767021" calcext:value-type="float">
            <text:p>497890.495767021</text:p>
          </table:table-cell>
          <table:table-cell office:value-type="float" office:value="2109528.94819971" calcext:value-type="float">
            <text:p>2109528.94819971</text:p>
          </table:table-cell>
          <table:table-cell office:value-type="float" office:value="1527478.24392884" calcext:value-type="float">
            <text:p>1527478.24392884</text:p>
          </table:table-cell>
          <table:table-cell office:value-type="float" office:value="1744649.85359152" calcext:value-type="float">
            <text:p>1744649.85359152</text:p>
          </table:table-cell>
          <table:table-cell office:value-type="float" office:value="1263274.76895206" calcext:value-type="float">
            <text:p>1263274.76895206</text:p>
          </table:table-cell>
          <table:table-cell office:value-type="float" office:value="21464944.1047101" calcext:value-type="float">
            <text:p>21464944.1047101</text:p>
          </table:table-cell>
          <table:table-cell office:value-type="float" office:value="15224129.4083774" calcext:value-type="float">
            <text:p>15224129.4083774</text:p>
          </table:table-cell>
          <table:table-cell office:value-type="float" office:value="20102492.573171" calcext:value-type="float">
            <text:p>20102492.573171</text:p>
          </table:table-cell>
          <table:table-cell office:value-type="float" office:value="14257803.1823407" calcext:value-type="float">
            <text:p>14257803.1823407</text:p>
          </table:table-cell>
          <table:table-cell table:formula="of:=[.U15]+[.W15]+[.AA15]" office:value-type="float" office:value="2037471.5498911" calcext:value-type="float">
            <text:p>2037471.5498911</text:p>
          </table:table-cell>
          <table:table-cell table:formula="of:=[.U15]+[.Y15]+[.AA15]" office:value-type="float" office:value="3067059.29805292" calcext:value-type="float">
            <text:p>3067059.298052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.3935815269417" calcext:value-type="float">
            <text:p>89.3935815269417</text:p>
          </table:table-cell>
          <table:table-cell office:value-type="float" office:value="88.7816293358808" calcext:value-type="float">
            <text:p>88.7816293358808</text:p>
          </table:table-cell>
          <table:table-cell office:value-type="float" office:value="5.60401497533567" calcext:value-type="float">
            <text:p>5.60401497533567</text:p>
          </table:table-cell>
          <table:table-cell office:value-type="float" office:value="2.60484875887776" calcext:value-type="float">
            <text:p>2.60484875887776</text:p>
          </table:table-cell>
          <table:table-cell table:formula="of:=[.D16]+[.E16]" office:value-type="float" office:value="8.20886373421343" calcext:value-type="float">
            <text:p>8.20886373421343</text:p>
          </table:table-cell>
          <table:table-cell/>
          <table:table-cell office:value-type="float" office:value="244990" calcext:value-type="float">
            <text:p>244990</text:p>
          </table:table-cell>
          <table:table-cell office:value-type="float" office:value="573862" calcext:value-type="float">
            <text:p>573862</text:p>
          </table:table-cell>
          <table:table-cell office:value-type="float" office:value="-0.00141350410138824" calcext:value-type="float">
            <text:p>-0.00141350410138824</text:p>
          </table:table-cell>
          <table:table-cell office:value-type="float" office:value="0.8170582086042" calcext:value-type="float">
            <text:p>0.8170582086042</text:p>
          </table:table-cell>
          <table:table-cell office:value-type="float" office:value="0.161393735783408" calcext:value-type="float">
            <text:p>0.161393735783408</text:p>
          </table:table-cell>
          <table:table-cell office:value-type="float" office:value="0.0022113542447979" calcext:value-type="float">
            <text:p>0.0022113542447979</text:p>
          </table:table-cell>
          <table:table-cell office:value-type="float" office:value="0.922952332745622" calcext:value-type="float">
            <text:p>0.922952332745622</text:p>
          </table:table-cell>
          <table:table-cell office:value-type="float" office:value="0.214861546855221" calcext:value-type="float">
            <text:p>0.214861546855221</text:p>
          </table:table-cell>
          <table:table-cell office:value-type="float" office:value="13336192" calcext:value-type="float">
            <text:p>13336192</text:p>
          </table:table-cell>
          <table:table-cell office:value-type="float" office:value="5859883" calcext:value-type="float">
            <text:p>5859883</text:p>
          </table:table-cell>
          <table:table-cell office:value-type="float" office:value="12500458" calcext:value-type="float">
            <text:p>12500458</text:p>
          </table:table-cell>
          <table:table-cell office:value-type="float" office:value="5492664" calcext:value-type="float">
            <text:p>5492664</text:p>
          </table:table-cell>
          <table:table-cell office:value-type="float" office:value="4211383.52767786" calcext:value-type="float">
            <text:p>4211383.52767786</text:p>
          </table:table-cell>
          <table:table-cell office:value-type="float" office:value="1851489.47189765" calcext:value-type="float">
            <text:p>1851489.47189765</text:p>
          </table:table-cell>
          <table:table-cell office:value-type="float" office:value="1260918.5112966" calcext:value-type="float">
            <text:p>1260918.5112966</text:p>
          </table:table-cell>
          <table:table-cell office:value-type="float" office:value="659595.894858155" calcext:value-type="float">
            <text:p>659595.894858155</text:p>
          </table:table-cell>
          <table:table-cell office:value-type="float" office:value="4636568.13251922" calcext:value-type="float">
            <text:p>4636568.13251922</text:p>
          </table:table-cell>
          <table:table-cell office:value-type="float" office:value="2425423.43461594" calcext:value-type="float">
            <text:p>2425423.43461594</text:p>
          </table:table-cell>
          <table:table-cell office:value-type="float" office:value="3122660.39997254" calcext:value-type="float">
            <text:p>3122660.39997254</text:p>
          </table:table-cell>
          <table:table-cell office:value-type="float" office:value="1633486.98778324" calcext:value-type="float">
            <text:p>1633486.98778324</text:p>
          </table:table-cell>
          <table:table-cell office:value-type="float" office:value="11216092.2992826" calcext:value-type="float">
            <text:p>11216092.2992826</text:p>
          </table:table-cell>
          <table:table-cell office:value-type="float" office:value="4928317.34619711" calcext:value-type="float">
            <text:p>4928317.34619711</text:p>
          </table:table-cell>
          <table:table-cell office:value-type="float" office:value="9026115.71665055" calcext:value-type="float">
            <text:p>9026115.71665055</text:p>
          </table:table-cell>
          <table:table-cell office:value-type="float" office:value="3966048.19826568" calcext:value-type="float">
            <text:p>3966048.19826568</text:p>
          </table:table-cell>
          <table:table-cell table:formula="of:=[.U16]+[.W16]+[.AA16]" office:value-type="float" office:value="4144572.35453904" calcext:value-type="float">
            <text:p>4144572.35453904</text:p>
          </table:table-cell>
          <table:table-cell table:formula="of:=[.U16]+[.Y16]+[.AA16]" office:value-type="float" office:value="5910399.89429682" calcext:value-type="float">
            <text:p>5910399.894296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.24717925601" calcext:value-type="float">
            <text:p>89.24717925601</text:p>
          </table:table-cell>
          <table:table-cell office:value-type="float" office:value="77.5711869835352" calcext:value-type="float">
            <text:p>77.5711869835352</text:p>
          </table:table-cell>
          <table:table-cell office:value-type="float" office:value="5.39386566711863" calcext:value-type="float">
            <text:p>5.39386566711863</text:p>
          </table:table-cell>
          <table:table-cell office:value-type="float" office:value="2.475986565524" calcext:value-type="float">
            <text:p>2.475986565524</text:p>
          </table:table-cell>
          <table:table-cell table:formula="of:=[.D17]+[.E17]" office:value-type="float" office:value="7.86985223264263" calcext:value-type="float">
            <text:p>7.86985223264263</text:p>
          </table:table-cell>
          <table:table-cell/>
          <table:table-cell office:value-type="float" office:value="879125" calcext:value-type="float">
            <text:p>879125</text:p>
          </table:table-cell>
          <table:table-cell office:value-type="float" office:value="876806" calcext:value-type="float">
            <text:p>876806</text:p>
          </table:table-cell>
          <table:table-cell office:value-type="float" office:value="0.00022711308809046" calcext:value-type="float">
            <text:p>0.00022711308809046</text:p>
          </table:table-cell>
          <table:table-cell office:value-type="float" office:value="1.42583701956093" calcext:value-type="float">
            <text:p>1.42583701956093</text:p>
          </table:table-cell>
          <table:table-cell office:value-type="float" office:value="0.420264928607597" calcext:value-type="float">
            <text:p>0.420264928607597</text:p>
          </table:table-cell>
          <table:table-cell office:value-type="float" office:value="0.00124540442279492" calcext:value-type="float">
            <text:p>0.00124540442279492</text:p>
          </table:table-cell>
          <table:table-cell office:value-type="float" office:value="0.66648819931797" calcext:value-type="float">
            <text:p>0.66648819931797</text:p>
          </table:table-cell>
          <table:table-cell office:value-type="float" office:value="0.0265385092826743" calcext:value-type="float">
            <text:p>0.0265385092826743</text:p>
          </table:table-cell>
          <table:table-cell office:value-type="float" office:value="41910226" calcext:value-type="float">
            <text:p>41910226</text:p>
          </table:table-cell>
          <table:table-cell office:value-type="float" office:value="21953279" calcext:value-type="float">
            <text:p>21953279</text:p>
          </table:table-cell>
          <table:table-cell office:value-type="float" office:value="42217038" calcext:value-type="float">
            <text:p>42217038</text:p>
          </table:table-cell>
          <table:table-cell office:value-type="float" office:value="22113992" calcext:value-type="float">
            <text:p>22113992</text:p>
          </table:table-cell>
          <table:table-cell office:value-type="float" office:value="2257721.47391983" calcext:value-type="float">
            <text:p>2257721.47391983</text:p>
          </table:table-cell>
          <table:table-cell office:value-type="float" office:value="1184312.28516008" calcext:value-type="float">
            <text:p>1184312.28516008</text:p>
          </table:table-cell>
          <table:table-cell office:value-type="float" office:value="1064381.42816826" calcext:value-type="float">
            <text:p>1064381.42816826</text:p>
          </table:table-cell>
          <table:table-cell office:value-type="float" office:value="640725.490730002" calcext:value-type="float">
            <text:p>640725.490730002</text:p>
          </table:table-cell>
          <table:table-cell office:value-type="float" office:value="3628914.72390111" calcext:value-type="float">
            <text:p>3628914.72390111</text:p>
          </table:table-cell>
          <table:table-cell office:value-type="float" office:value="2184497.1227" calcext:value-type="float">
            <text:p>2184497.1227</text:p>
          </table:table-cell>
          <table:table-cell office:value-type="float" office:value="2154531.58308252" calcext:value-type="float">
            <text:p>2154531.58308252</text:p>
          </table:table-cell>
          <table:table-cell office:value-type="float" office:value="1296962.97711577" calcext:value-type="float">
            <text:p>1296962.97711577</text:p>
          </table:table-cell>
          <table:table-cell office:value-type="float" office:value="36018731.3386479" calcext:value-type="float">
            <text:p>36018731.3386479</text:p>
          </table:table-cell>
          <table:table-cell office:value-type="float" office:value="18867215.3206701" calcext:value-type="float">
            <text:p>18867215.3206701</text:p>
          </table:table-cell>
          <table:table-cell office:value-type="float" office:value="33951539.9040584" calcext:value-type="float">
            <text:p>33951539.9040584</text:p>
          </table:table-cell>
          <table:table-cell office:value-type="float" office:value="17784385.7912581" calcext:value-type="float">
            <text:p>17784385.7912581</text:p>
          </table:table-cell>
          <table:table-cell table:formula="of:=[.U17]+[.W17]+[.AA17]" office:value-type="float" office:value="3122000.75300586" calcext:value-type="float">
            <text:p>3122000.75300586</text:p>
          </table:table-cell>
          <table:table-cell table:formula="of:=[.U17]+[.Y17]+[.AA17]" office:value-type="float" office:value="4665772.38497585" calcext:value-type="float">
            <text:p>4665772.384975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.0042479506718" calcext:value-type="float">
            <text:p>78.0042479506718</text:p>
          </table:table-cell>
          <table:table-cell office:value-type="float" office:value="84.6477026081769" calcext:value-type="float">
            <text:p>84.6477026081769</text:p>
          </table:table-cell>
          <table:table-cell office:value-type="float" office:value="1.84047807559236" calcext:value-type="float">
            <text:p>1.84047807559236</text:p>
          </table:table-cell>
          <table:table-cell office:value-type="float" office:value="3.92874383459619" calcext:value-type="float">
            <text:p>3.92874383459619</text:p>
          </table:table-cell>
          <table:table-cell table:formula="of:=[.D18]+[.E18]" office:value-type="float" office:value="5.76922191018856" calcext:value-type="float">
            <text:p>5.76922191018856</text:p>
          </table:table-cell>
          <table:table-cell/>
          <table:table-cell office:value-type="float" office:value="514650" calcext:value-type="float">
            <text:p>514650</text:p>
          </table:table-cell>
          <table:table-cell office:value-type="float" office:value="448533" calcext:value-type="float">
            <text:p>448533</text:p>
          </table:table-cell>
          <table:table-cell office:value-type="float" office:value="0.00249365671634283" calcext:value-type="float">
            <text:p>0.00249365671634283</text:p>
          </table:table-cell>
          <table:table-cell office:value-type="float" office:value="1.16961934841346" calcext:value-type="float">
            <text:p>1.16961934841346</text:p>
          </table:table-cell>
          <table:table-cell office:value-type="float" office:value="0.463441393005658" calcext:value-type="float">
            <text:p>0.463441393005658</text:p>
          </table:table-cell>
          <table:table-cell office:value-type="float" office:value="-0.00436230964882" calcext:value-type="float">
            <text:p>-0.00436230964882</text:p>
          </table:table-cell>
          <table:table-cell office:value-type="float" office:value="1.42731721095261" calcext:value-type="float">
            <text:p>1.42731721095261</text:p>
          </table:table-cell>
          <table:table-cell office:value-type="float" office:value="0.012478947196961" calcext:value-type="float">
            <text:p>0.012478947196961</text:p>
          </table:table-cell>
          <table:table-cell office:value-type="float" office:value="40691494" calcext:value-type="float">
            <text:p>40691494</text:p>
          </table:table-cell>
          <table:table-cell office:value-type="float" office:value="26085892" calcext:value-type="float">
            <text:p>26085892</text:p>
          </table:table-cell>
          <table:table-cell office:value-type="float" office:value="40942673" calcext:value-type="float">
            <text:p>40942673</text:p>
          </table:table-cell>
          <table:table-cell office:value-type="float" office:value="26246914" calcext:value-type="float">
            <text:p>26246914</text:p>
          </table:table-cell>
          <table:table-cell office:value-type="float" office:value="1284586.78052616" calcext:value-type="float">
            <text:p>1284586.78052616</text:p>
          </table:table-cell>
          <table:table-cell office:value-type="float" office:value="826810.743980414" calcext:value-type="float">
            <text:p>826810.743980414</text:p>
          </table:table-cell>
          <table:table-cell office:value-type="float" office:value="730983.279484066" calcext:value-type="float">
            <text:p>730983.279484066</text:p>
          </table:table-cell>
          <table:table-cell office:value-type="float" office:value="514407.653073201" calcext:value-type="float">
            <text:p>514407.653073201</text:p>
          </table:table-cell>
          <table:table-cell office:value-type="float" office:value="2266749.32081197" calcext:value-type="float">
            <text:p>2266749.32081197</text:p>
          </table:table-cell>
          <table:table-cell office:value-type="float" office:value="1595157.14100486" calcext:value-type="float">
            <text:p>1595157.14100486</text:p>
          </table:table-cell>
          <table:table-cell office:value-type="float" office:value="1648917.95471584" calcext:value-type="float">
            <text:p>1648917.95471584</text:p>
          </table:table-cell>
          <table:table-cell office:value-type="float" office:value="1160376.76784388" calcext:value-type="float">
            <text:p>1160376.76784388</text:p>
          </table:table-cell>
          <table:table-cell office:value-type="float" office:value="35282735.1665658" calcext:value-type="float">
            <text:p>35282735.1665658</text:p>
          </table:table-cell>
          <table:table-cell office:value-type="float" office:value="22618526.5283587" calcext:value-type="float">
            <text:p>22618526.5283587</text:p>
          </table:table-cell>
          <table:table-cell office:value-type="float" office:value="34000779.2071229" calcext:value-type="float">
            <text:p>34000779.2071229</text:p>
          </table:table-cell>
          <table:table-cell office:value-type="float" office:value="21796709.4345319" calcext:value-type="float">
            <text:p>21796709.4345319</text:p>
          </table:table-cell>
          <table:table-cell table:formula="of:=[.U18]+[.W18]+[.AA18]" office:value-type="float" office:value="2501595.16489749" calcext:value-type="float">
            <text:p>2501595.16489749</text:p>
          </table:table-cell>
          <table:table-cell table:formula="of:=[.U18]+[.Y18]+[.AA18]" office:value-type="float" office:value="3582344.65282915" calcext:value-type="float">
            <text:p>3582344.652829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.594366222731" calcext:value-type="float">
            <text:p>85.594366222731</text:p>
          </table:table-cell>
          <table:table-cell office:value-type="float" office:value="81.9582100097677" calcext:value-type="float">
            <text:p>81.9582100097677</text:p>
          </table:table-cell>
          <table:table-cell office:value-type="float" office:value="0.514516879016447" calcext:value-type="float">
            <text:p>0.514516879016447</text:p>
          </table:table-cell>
          <table:table-cell office:value-type="float" office:value="7.03708950911233" calcext:value-type="float">
            <text:p>7.03708950911233</text:p>
          </table:table-cell>
          <table:table-cell table:formula="of:=[.D19]+[.E19]" office:value-type="float" office:value="7.55160638812878" calcext:value-type="float">
            <text:p>7.55160638812878</text:p>
          </table:table-cell>
          <table:table-cell/>
          <table:table-cell office:value-type="float" office:value="3318" calcext:value-type="float">
            <text:p>3318</text:p>
          </table:table-cell>
          <table:table-cell office:value-type="float" office:value="451795" calcext:value-type="float">
            <text:p>451795</text:p>
          </table:table-cell>
          <table:table-cell office:value-type="float" office:value="0.00440351959529546" calcext:value-type="float">
            <text:p>0.00440351959529546</text:p>
          </table:table-cell>
          <table:table-cell office:value-type="float" office:value="0.875400229724113" calcext:value-type="float">
            <text:p>0.875400229724113</text:p>
          </table:table-cell>
          <table:table-cell office:value-type="float" office:value="0.450967672770336" calcext:value-type="float">
            <text:p>0.450967672770336</text:p>
          </table:table-cell>
          <table:table-cell office:value-type="float" office:value="-0.00314869808897133" calcext:value-type="float">
            <text:p>-0.00314869808897133</text:p>
          </table:table-cell>
          <table:table-cell office:value-type="float" office:value="0.537345368403244" calcext:value-type="float">
            <text:p>0.537345368403244</text:p>
          </table:table-cell>
          <table:table-cell office:value-type="float" office:value="0.0991419890943999" calcext:value-type="float">
            <text:p>0.0991419890943999</text:p>
          </table:table-cell>
          <table:table-cell office:value-type="float" office:value="82380474" calcext:value-type="float">
            <text:p>82380474</text:p>
          </table:table-cell>
          <table:table-cell office:value-type="float" office:value="57696031" calcext:value-type="float">
            <text:p>57696031</text:p>
          </table:table-cell>
          <table:table-cell office:value-type="float" office:value="82277495" calcext:value-type="float">
            <text:p>82277495</text:p>
          </table:table-cell>
          <table:table-cell office:value-type="float" office:value="57623908" calcext:value-type="float">
            <text:p>57623908</text:p>
          </table:table-cell>
          <table:table-cell office:value-type="float" office:value="1721189.6160259" calcext:value-type="float">
            <text:p>1721189.6160259</text:p>
          </table:table-cell>
          <table:table-cell office:value-type="float" office:value="1207540.96165261" calcext:value-type="float">
            <text:p>1207540.96165261</text:p>
          </table:table-cell>
          <table:table-cell office:value-type="float" office:value="819579.48557311" calcext:value-type="float">
            <text:p>819579.48557311</text:p>
          </table:table-cell>
          <table:table-cell office:value-type="float" office:value="603450.247027472" calcext:value-type="float">
            <text:p>603450.247027472</text:p>
          </table:table-cell>
          <table:table-cell office:value-type="float" office:value="2437790.06164279" calcext:value-type="float">
            <text:p>2437790.06164279</text:p>
          </table:table-cell>
          <table:table-cell office:value-type="float" office:value="1794926.59442393" calcext:value-type="float">
            <text:p>1794926.59442393</text:p>
          </table:table-cell>
          <table:table-cell office:value-type="float" office:value="1903928.03392756" calcext:value-type="float">
            <text:p>1903928.03392756</text:p>
          </table:table-cell>
          <table:table-cell office:value-type="float" office:value="1401847.97523659" calcext:value-type="float">
            <text:p>1401847.97523659</text:p>
          </table:table-cell>
          <table:table-cell office:value-type="float" office:value="75549006.2901158" calcext:value-type="float">
            <text:p>75549006.2901158</text:p>
          </table:table-cell>
          <table:table-cell office:value-type="float" office:value="52911540.8453216" calcext:value-type="float">
            <text:p>52911540.8453216</text:p>
          </table:table-cell>
          <table:table-cell office:value-type="float" office:value="73953090.6229138" calcext:value-type="float">
            <text:p>73953090.6229138</text:p>
          </table:table-cell>
          <table:table-cell office:value-type="float" office:value="51793824.5290198" calcext:value-type="float">
            <text:p>51793824.5290198</text:p>
          </table:table-cell>
          <table:table-cell table:formula="of:=[.U19]+[.W19]+[.AA19]" office:value-type="float" office:value="3212839.18391668" calcext:value-type="float">
            <text:p>3212839.18391668</text:p>
          </table:table-cell>
          <table:table-cell table:formula="of:=[.U19]+[.Y19]+[.AA19]" office:value-type="float" office:value="4404315.53131313" calcext:value-type="float">
            <text:p>4404315.531313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5.8660565732074" calcext:value-type="float">
            <text:p>85.8660565732074</text:p>
          </table:table-cell>
          <table:table-cell office:value-type="float" office:value="77.3791052114322" calcext:value-type="float">
            <text:p>77.3791052114322</text:p>
          </table:table-cell>
          <table:table-cell office:value-type="float" office:value="0.842187352180892" calcext:value-type="float">
            <text:p>0.842187352180892</text:p>
          </table:table-cell>
          <table:table-cell office:value-type="float" office:value="9.38154789136775" calcext:value-type="float">
            <text:p>9.38154789136775</text:p>
          </table:table-cell>
          <table:table-cell table:formula="of:=[.D20]+[.E20]" office:value-type="float" office:value="10.2237352435486" calcext:value-type="float">
            <text:p>10.2237352435486</text:p>
          </table:table-cell>
          <table:table-cell/>
          <table:table-cell office:value-type="float" office:value="401244" calcext:value-type="float">
            <text:p>401244</text:p>
          </table:table-cell>
          <table:table-cell office:value-type="float" office:value="730930" calcext:value-type="float">
            <text:p>730930</text:p>
          </table:table-cell>
          <table:table-cell office:value-type="float" office:value="-0.0000296083262161639" calcext:value-type="float">
            <text:p>-2.96083262161639E-05</text:p>
          </table:table-cell>
          <table:table-cell office:value-type="float" office:value="1.31616800920632" calcext:value-type="float">
            <text:p>1.31616800920632</text:p>
          </table:table-cell>
          <table:table-cell office:value-type="float" office:value="0.167031504524153" calcext:value-type="float">
            <text:p>0.167031504524153</text:p>
          </table:table-cell>
          <table:table-cell office:value-type="float" office:value="-0.000213977254443228" calcext:value-type="float">
            <text:p>-0.000213977254443228</text:p>
          </table:table-cell>
          <table:table-cell office:value-type="float" office:value="1.36428393752526" calcext:value-type="float">
            <text:p>1.36428393752526</text:p>
          </table:table-cell>
          <table:table-cell office:value-type="float" office:value="0.419534186786947" calcext:value-type="float">
            <text:p>0.419534186786947</text:p>
          </table:table-cell>
          <table:table-cell office:value-type="float" office:value="15455634" calcext:value-type="float">
            <text:p>15455634</text:p>
          </table:table-cell>
          <table:table-cell office:value-type="float" office:value="10132674" calcext:value-type="float">
            <text:p>10132674</text:p>
          </table:table-cell>
          <table:table-cell office:value-type="float" office:value="15239437" calcext:value-type="float">
            <text:p>15239437</text:p>
          </table:table-cell>
          <table:table-cell office:value-type="float" office:value="9990936" calcext:value-type="float">
            <text:p>9990936</text:p>
          </table:table-cell>
          <table:table-cell office:value-type="float" office:value="2070169.59740554" calcext:value-type="float">
            <text:p>2070169.59740554</text:p>
          </table:table-cell>
          <table:table-cell office:value-type="float" office:value="1357197.88030822" calcext:value-type="float">
            <text:p>1357197.88030822</text:p>
          </table:table-cell>
          <table:table-cell office:value-type="float" office:value="846525.687342584" calcext:value-type="float">
            <text:p>846525.687342584</text:p>
          </table:table-cell>
          <table:table-cell office:value-type="float" office:value="564909.379860617" calcext:value-type="float">
            <text:p>564909.379860617</text:p>
          </table:table-cell>
          <table:table-cell office:value-type="float" office:value="2700497.88848321" calcext:value-type="float">
            <text:p>2700497.88848321</text:p>
          </table:table-cell>
          <table:table-cell office:value-type="float" office:value="1802114.93910707" calcext:value-type="float">
            <text:p>1802114.93910707</text:p>
          </table:table-cell>
          <table:table-cell office:value-type="float" office:value="1760987.66729948" calcext:value-type="float">
            <text:p>1760987.66729948</text:p>
          </table:table-cell>
          <table:table-cell office:value-type="float" office:value="1175154.47664585" calcext:value-type="float">
            <text:p>1175154.47664585</text:p>
          </table:table-cell>
          <table:table-cell office:value-type="float" office:value="11363718.8583073" calcext:value-type="float">
            <text:p>11363718.8583073</text:p>
          </table:table-cell>
          <table:table-cell office:value-type="float" office:value="7450024.94783127" calcext:value-type="float">
            <text:p>7450024.94783127</text:p>
          </table:table-cell>
          <table:table-cell office:value-type="float" office:value="10808364.5149102" calcext:value-type="float">
            <text:p>10808364.5149102</text:p>
          </table:table-cell>
          <table:table-cell office:value-type="float" office:value="7085936.06418469" calcext:value-type="float">
            <text:p>7085936.06418469</text:p>
          </table:table-cell>
          <table:table-cell table:formula="of:=[.U20]+[.W20]+[.AA20]" office:value-type="float" office:value="3097261.73681468" calcext:value-type="float">
            <text:p>3097261.73681468</text:p>
          </table:table-cell>
          <table:table-cell table:formula="of:=[.U20]+[.Y20]+[.AA20]" office:value-type="float" office:value="4334467.29606114" calcext:value-type="float">
            <text:p>4334467.29606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.0495814903684" calcext:value-type="float">
            <text:p>79.0495814903684</text:p>
          </table:table-cell>
          <table:table-cell office:value-type="float" office:value="79.9158973801838" calcext:value-type="float">
            <text:p>79.9158973801838</text:p>
          </table:table-cell>
          <table:table-cell office:value-type="float" office:value="0.95652458198247" calcext:value-type="float">
            <text:p>0.95652458198247</text:p>
          </table:table-cell>
          <table:table-cell office:value-type="float" office:value="9.5696607605743" calcext:value-type="float">
            <text:p>9.5696607605743</text:p>
          </table:table-cell>
          <table:table-cell table:formula="of:=[.D21]+[.E21]" office:value-type="float" office:value="10.5261853425568" calcext:value-type="float">
            <text:p>10.5261853425568</text:p>
          </table:table-cell>
          <table:table-cell/>
          <table:table-cell office:value-type="float" office:value="915956" calcext:value-type="float">
            <text:p>915956</text:p>
          </table:table-cell>
          <table:table-cell office:value-type="float" office:value="634289" calcext:value-type="float">
            <text:p>634289</text:p>
          </table:table-cell>
          <table:table-cell office:value-type="float" office:value="0.000573305303395692" calcext:value-type="float">
            <text:p>0.000573305303395692</text:p>
          </table:table-cell>
          <table:table-cell office:value-type="float" office:value="0.541774134705315" calcext:value-type="float">
            <text:p>0.541774134705315</text:p>
          </table:table-cell>
          <table:table-cell office:value-type="float" office:value="0.365970746255508" calcext:value-type="float">
            <text:p>0.365970746255508</text:p>
          </table:table-cell>
          <table:table-cell office:value-type="float" office:value="-0.00252325569484291" calcext:value-type="float">
            <text:p>-0.00252325569484291</text:p>
          </table:table-cell>
          <table:table-cell office:value-type="float" office:value="1.44262825703972" calcext:value-type="float">
            <text:p>1.44262825703972</text:p>
          </table:table-cell>
          <table:table-cell office:value-type="float" office:value="0.174954867303717" calcext:value-type="float">
            <text:p>0.174954867303717</text:p>
          </table:table-cell>
          <table:table-cell office:value-type="float" office:value="76360869" calcext:value-type="float">
            <text:p>76360869</text:p>
          </table:table-cell>
          <table:table-cell office:value-type="float" office:value="50570475" calcext:value-type="float">
            <text:p>50570475</text:p>
          </table:table-cell>
          <table:table-cell office:value-type="float" office:value="74933197" calcext:value-type="float">
            <text:p>74933197</text:p>
          </table:table-cell>
          <table:table-cell office:value-type="float" office:value="49624990" calcext:value-type="float">
            <text:p>49624990</text:p>
          </table:table-cell>
          <table:table-cell office:value-type="float" office:value="2385771.69037307" calcext:value-type="float">
            <text:p>2385771.69037307</text:p>
          </table:table-cell>
          <table:table-cell office:value-type="float" office:value="1583717.71954147" calcext:value-type="float">
            <text:p>1583717.71954147</text:p>
          </table:table-cell>
          <table:table-cell office:value-type="float" office:value="507131.258039145" calcext:value-type="float">
            <text:p>507131.258039145</text:p>
          </table:table-cell>
          <table:table-cell office:value-type="float" office:value="409227.848300424" calcext:value-type="float">
            <text:p>409227.848300424</text:p>
          </table:table-cell>
          <table:table-cell office:value-type="float" office:value="1465230.63449141" calcext:value-type="float">
            <text:p>1465230.63449141</text:p>
          </table:table-cell>
          <table:table-cell office:value-type="float" office:value="1182362.88990591" calcext:value-type="float">
            <text:p>1182362.88990591</text:p>
          </table:table-cell>
          <table:table-cell office:value-type="float" office:value="1283934.91259595" calcext:value-type="float">
            <text:p>1283934.91259595</text:p>
          </table:table-cell>
          <table:table-cell office:value-type="float" office:value="1036066.92214361" calcext:value-type="float">
            <text:p>1036066.92214361</text:p>
          </table:table-cell>
          <table:table-cell office:value-type="float" office:value="68674143.2062038" calcext:value-type="float">
            <text:p>68674143.2062038</text:p>
          </table:table-cell>
          <table:table-cell office:value-type="float" office:value="45479891.5678969" calcext:value-type="float">
            <text:p>45479891.5678969</text:p>
          </table:table-cell>
          <table:table-cell office:value-type="float" office:value="68332877.0691455" calcext:value-type="float">
            <text:p>68332877.0691455</text:p>
          </table:table-cell>
          <table:table-cell office:value-type="float" office:value="45253885.8809733" calcext:value-type="float">
            <text:p>45253885.8809733</text:p>
          </table:table-cell>
          <table:table-cell table:formula="of:=[.U21]+[.W21]+[.AA21]" office:value-type="float" office:value="3029012.48998551" calcext:value-type="float">
            <text:p>3029012.48998551</text:p>
          </table:table-cell>
          <table:table-cell table:formula="of:=[.U21]+[.Y21]+[.AA21]" office:value-type="float" office:value="3802147.531591" calcext:value-type="float">
            <text:p>3802147.5315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.9909953663651" calcext:value-type="float">
            <text:p>75.9909953663651</text:p>
          </table:table-cell>
          <table:table-cell office:value-type="float" office:value="75.5821960759107" calcext:value-type="float">
            <text:p>75.5821960759107</text:p>
          </table:table-cell>
          <table:table-cell office:value-type="float" office:value="9.16286069854036" calcext:value-type="float">
            <text:p>9.16286069854036</text:p>
          </table:table-cell>
          <table:table-cell office:value-type="float" office:value="5.76208752480137" calcext:value-type="float">
            <text:p>5.76208752480137</text:p>
          </table:table-cell>
          <table:table-cell table:formula="of:=[.D22]+[.E22]" office:value-type="float" office:value="14.9249482233417" calcext:value-type="float">
            <text:p>14.9249482233417</text:p>
          </table:table-cell>
          <table:table-cell/>
          <table:table-cell office:value-type="float" office:value="124535" calcext:value-type="float">
            <text:p>124535</text:p>
          </table:table-cell>
          <table:table-cell office:value-type="float" office:value="645674" calcext:value-type="float">
            <text:p>645674</text:p>
          </table:table-cell>
          <table:table-cell office:value-type="float" office:value="-0.00490908097381591" calcext:value-type="float">
            <text:p>-0.00490908097381591</text:p>
          </table:table-cell>
          <table:table-cell office:value-type="float" office:value="0.761634674049699" calcext:value-type="float">
            <text:p>0.761634674049699</text:p>
          </table:table-cell>
          <table:table-cell office:value-type="float" office:value="0.251842660314121" calcext:value-type="float">
            <text:p>0.251842660314121</text:p>
          </table:table-cell>
          <table:table-cell office:value-type="float" office:value="-0.000376473843829737" calcext:value-type="float">
            <text:p>-0.000376473843829737</text:p>
          </table:table-cell>
          <table:table-cell office:value-type="float" office:value="1.46022371398725" calcext:value-type="float">
            <text:p>1.46022371398725</text:p>
          </table:table-cell>
          <table:table-cell office:value-type="float" office:value="0.477810469973727" calcext:value-type="float">
            <text:p>0.477810469973727</text:p>
          </table:table-cell>
          <table:table-cell office:value-type="float" office:value="38106748" calcext:value-type="float">
            <text:p>38106748</text:p>
          </table:table-cell>
          <table:table-cell office:value-type="float" office:value="26031966" calcext:value-type="float">
            <text:p>26031966</text:p>
          </table:table-cell>
          <table:table-cell office:value-type="float" office:value="34632743" calcext:value-type="float">
            <text:p>34632743</text:p>
          </table:table-cell>
          <table:table-cell office:value-type="float" office:value="23658760" calcext:value-type="float">
            <text:p>23658760</text:p>
          </table:table-cell>
          <table:table-cell office:value-type="float" office:value="4058255.04483931" calcext:value-type="float">
            <text:p>4058255.04483931</text:p>
          </table:table-cell>
          <table:table-cell office:value-type="float" office:value="2781133.14800074" calcext:value-type="float">
            <text:p>2781133.14800074</text:p>
          </table:table-cell>
          <table:table-cell office:value-type="float" office:value="328185.88213077" calcext:value-type="float">
            <text:p>328185.88213077</text:p>
          </table:table-cell>
          <table:table-cell office:value-type="float" office:value="278497.721369863" calcext:value-type="float">
            <text:p>278497.721369863</text:p>
          </table:table-cell>
          <table:table-cell office:value-type="float" office:value="912436.729230957" calcext:value-type="float">
            <text:p>912436.729230957</text:p>
          </table:table-cell>
          <table:table-cell office:value-type="float" office:value="774291.533612462" calcext:value-type="float">
            <text:p>774291.533612462</text:p>
          </table:table-cell>
          <table:table-cell office:value-type="float" office:value="781931.435439051" calcext:value-type="float">
            <text:p>781931.435439051</text:p>
          </table:table-cell>
          <table:table-cell office:value-type="float" office:value="663545.066665818" calcext:value-type="float">
            <text:p>663545.066665818</text:p>
          </table:table-cell>
          <table:table-cell office:value-type="float" office:value="29415348.9240599" calcext:value-type="float">
            <text:p>29415348.9240599</text:p>
          </table:table-cell>
          <table:table-cell office:value-type="float" office:value="20094587.5870664" calcext:value-type="float">
            <text:p>20094587.5870664</text:p>
          </table:table-cell>
          <table:table-cell office:value-type="float" office:value="31267362.8469452" calcext:value-type="float">
            <text:p>31267362.8469452</text:p>
          </table:table-cell>
          <table:table-cell office:value-type="float" office:value="21359758.9124844" calcext:value-type="float">
            <text:p>21359758.9124844</text:p>
          </table:table-cell>
          <table:table-cell table:formula="of:=[.U22]+[.W22]+[.AA22]" office:value-type="float" office:value="3723175.93603642" calcext:value-type="float">
            <text:p>3723175.93603642</text:p>
          </table:table-cell>
          <table:table-cell table:formula="of:=[.U22]+[.Y22]+[.AA22]" office:value-type="float" office:value="4218969.74827902" calcext:value-type="float">
            <text:p>4218969.748279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.4675509049974" calcext:value-type="float">
            <text:p>83.4675509049974</text:p>
          </table:table-cell>
          <table:table-cell office:value-type="float" office:value="78.9789033372927" calcext:value-type="float">
            <text:p>78.9789033372927</text:p>
          </table:table-cell>
          <table:table-cell office:value-type="float" office:value="6.13868330899746" calcext:value-type="float">
            <text:p>6.13868330899746</text:p>
          </table:table-cell>
          <table:table-cell office:value-type="float" office:value="0.877870696371639" calcext:value-type="float">
            <text:p>0.877870696371639</text:p>
          </table:table-cell>
          <table:table-cell table:formula="of:=[.D23]+[.E23]" office:value-type="float" office:value="7.0165540053691" calcext:value-type="float">
            <text:p>7.0165540053691</text:p>
          </table:table-cell>
          <table:table-cell/>
          <table:table-cell office:value-type="float" office:value="692581" calcext:value-type="float">
            <text:p>692581</text:p>
          </table:table-cell>
          <table:table-cell office:value-type="float" office:value="275338" calcext:value-type="float">
            <text:p>275338</text:p>
          </table:table-cell>
          <table:table-cell office:value-type="float" office:value="0.00927154962791452" calcext:value-type="float">
            <text:p>0.00927154962791452</text:p>
          </table:table-cell>
          <table:table-cell office:value-type="float" office:value="1.39205909882385" calcext:value-type="float">
            <text:p>1.39205909882385</text:p>
          </table:table-cell>
          <table:table-cell office:value-type="float" office:value="0.103459744885057" calcext:value-type="float">
            <text:p>0.103459744885057</text:p>
          </table:table-cell>
          <table:table-cell office:value-type="float" office:value="-0.00379919318920849" calcext:value-type="float">
            <text:p>-0.00379919318920849</text:p>
          </table:table-cell>
          <table:table-cell office:value-type="float" office:value="0.748161614707624" calcext:value-type="float">
            <text:p>0.748161614707624</text:p>
          </table:table-cell>
          <table:table-cell office:value-type="float" office:value="0.22429915419275" calcext:value-type="float">
            <text:p>0.22429915419275</text:p>
          </table:table-cell>
          <table:table-cell office:value-type="float" office:value="54194653" calcext:value-type="float">
            <text:p>54194653</text:p>
          </table:table-cell>
          <table:table-cell office:value-type="float" office:value="42170772" calcext:value-type="float">
            <text:p>42170772</text:p>
          </table:table-cell>
          <table:table-cell office:value-type="float" office:value="54244805" calcext:value-type="float">
            <text:p>54244805</text:p>
          </table:table-cell>
          <table:table-cell office:value-type="float" office:value="42209797" calcext:value-type="float">
            <text:p>42209797</text:p>
          </table:table-cell>
          <table:table-cell office:value-type="float" office:value="1151201.0525095" calcext:value-type="float">
            <text:p>1151201.0525095</text:p>
          </table:table-cell>
          <table:table-cell office:value-type="float" office:value="895790.157755346" calcext:value-type="float">
            <text:p>895790.157755346</text:p>
          </table:table-cell>
          <table:table-cell office:value-type="float" office:value="666197.660500508" calcext:value-type="float">
            <text:p>666197.660500508</text:p>
          </table:table-cell>
          <table:table-cell office:value-type="float" office:value="552909.590770796" calcext:value-type="float">
            <text:p>552909.590770796</text:p>
          </table:table-cell>
          <table:table-cell office:value-type="float" office:value="1867550.76637097" calcext:value-type="float">
            <text:p>1867550.76637097</text:p>
          </table:table-cell>
          <table:table-cell office:value-type="float" office:value="1549970.51355912" calcext:value-type="float">
            <text:p>1549970.51355912</text:p>
          </table:table-cell>
          <table:table-cell office:value-type="float" office:value="1501715.244987" calcext:value-type="float">
            <text:p>1501715.244987</text:p>
          </table:table-cell>
          <table:table-cell office:value-type="float" office:value="1246345.95824942" calcext:value-type="float">
            <text:p>1246345.95824942</text:p>
          </table:table-cell>
          <table:table-cell office:value-type="float" office:value="47994967.2939359" calcext:value-type="float">
            <text:p>47994967.2939359</text:p>
          </table:table-cell>
          <table:table-cell office:value-type="float" office:value="37346577.4983236" calcext:value-type="float">
            <text:p>37346577.4983236</text:p>
          </table:table-cell>
          <table:table-cell office:value-type="float" office:value="46727102.0635264" calcext:value-type="float">
            <text:p>46727102.0635264</text:p>
          </table:table-cell>
          <table:table-cell office:value-type="float" office:value="36360006.8273836" calcext:value-type="float">
            <text:p>36360006.8273836</text:p>
          </table:table-cell>
          <table:table-cell table:formula="of:=[.U23]+[.W23]+[.AA23]" office:value-type="float" office:value="2695045.70677556" calcext:value-type="float">
            <text:p>2695045.70677556</text:p>
          </table:table-cell>
          <table:table-cell table:formula="of:=[.U23]+[.Y23]+[.AA23]" office:value-type="float" office:value="3692106.62956389" calcext:value-type="float">
            <text:p>3692106.629563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.6312191830374" calcext:value-type="float">
            <text:p>77.6312191830374</text:p>
          </table:table-cell>
          <table:table-cell office:value-type="float" office:value="78.2093335909657" calcext:value-type="float">
            <text:p>78.2093335909657</text:p>
          </table:table-cell>
          <table:table-cell office:value-type="float" office:value="3.9893924830304" calcext:value-type="float">
            <text:p>3.9893924830304</text:p>
          </table:table-cell>
          <table:table-cell office:value-type="float" office:value="1.51883944121511" calcext:value-type="float">
            <text:p>1.51883944121511</text:p>
          </table:table-cell>
          <table:table-cell table:formula="of:=[.D24]+[.E24]" office:value-type="float" office:value="5.50823192424551" calcext:value-type="float">
            <text:p>5.50823192424551</text:p>
          </table:table-cell>
          <table:table-cell/>
          <table:table-cell office:value-type="float" office:value="631997" calcext:value-type="float">
            <text:p>631997</text:p>
          </table:table-cell>
          <table:table-cell office:value-type="float" office:value="622962" calcext:value-type="float">
            <text:p>622962</text:p>
          </table:table-cell>
          <table:table-cell office:value-type="float" office:value="-0.00477804389260978" calcext:value-type="float">
            <text:p>-0.00477804389260978</text:p>
          </table:table-cell>
          <table:table-cell office:value-type="float" office:value="0.802696085847832" calcext:value-type="float">
            <text:p>0.802696085847832</text:p>
          </table:table-cell>
          <table:table-cell office:value-type="float" office:value="0.340320881452436" calcext:value-type="float">
            <text:p>0.340320881452436</text:p>
          </table:table-cell>
          <table:table-cell office:value-type="float" office:value="-0.00236068489729377" calcext:value-type="float">
            <text:p>-0.00236068489729377</text:p>
          </table:table-cell>
          <table:table-cell office:value-type="float" office:value="1.22752408728627" calcext:value-type="float">
            <text:p>1.22752408728627</text:p>
          </table:table-cell>
          <table:table-cell office:value-type="float" office:value="0.442709579364938" calcext:value-type="float">
            <text:p>0.442709579364938</text:p>
          </table:table-cell>
          <table:table-cell office:value-type="float" office:value="2897617" calcext:value-type="float">
            <text:p>2897617</text:p>
          </table:table-cell>
          <table:table-cell office:value-type="float" office:value="2512630" calcext:value-type="float">
            <text:p>2512630</text:p>
          </table:table-cell>
          <table:table-cell office:value-type="float" office:value="2583860" calcext:value-type="float">
            <text:p>2583860</text:p>
          </table:table-cell>
          <table:table-cell office:value-type="float" office:value="2240559" calcext:value-type="float">
            <text:p>2240559</text:p>
          </table:table-cell>
          <table:table-cell office:value-type="float" office:value="996189.082973636" calcext:value-type="float">
            <text:p>996189.082973636</text:p>
          </table:table-cell>
          <table:table-cell office:value-type="float" office:value="863831.84680229" calcext:value-type="float">
            <text:p>863831.84680229</text:p>
          </table:table-cell>
          <table:table-cell office:value-type="float" office:value="403790.841534636" calcext:value-type="float">
            <text:p>403790.841534636</text:p>
          </table:table-cell>
          <table:table-cell office:value-type="float" office:value="365928.992174299" calcext:value-type="float">
            <text:p>365928.992174299</text:p>
          </table:table-cell>
          <table:table-cell office:value-type="float" office:value="1086222.41463022" calcext:value-type="float">
            <text:p>1086222.41463022</text:p>
          </table:table-cell>
          <table:table-cell office:value-type="float" office:value="984371.690928202" calcext:value-type="float">
            <text:p>984371.690928202</text:p>
          </table:table-cell>
          <table:table-cell office:value-type="float" office:value="1009457.74695943" calcext:value-type="float">
            <text:p>1009457.74695943</text:p>
          </table:table-cell>
          <table:table-cell office:value-type="float" office:value="914804.938575402" calcext:value-type="float">
            <text:p>914804.938575402</text:p>
          </table:table-cell>
          <table:table-cell office:value-type="float" office:value="-834609.356970899" calcext:value-type="float">
            <text:p>-834609.356970899</text:p>
          </table:table-cell>
          <table:table-cell office:value-type="float" office:value="-723720.17974596" calcext:value-type="float">
            <text:p>-723720.17974596</text:p>
          </table:table-cell>
          <table:table-cell office:value-type="float" office:value="-828730.207496181" calcext:value-type="float">
            <text:p>-828730.207496181</text:p>
          </table:table-cell>
          <table:table-cell office:value-type="float" office:value="-718622.155048468" calcext:value-type="float">
            <text:p>-718622.155048468</text:p>
          </table:table-cell>
          <table:table-cell table:formula="of:=[.U24]+[.W24]+[.AA24]" office:value-type="float" office:value="2144565.77755199" calcext:value-type="float">
            <text:p>2144565.77755199</text:p>
          </table:table-cell>
          <table:table-cell table:formula="of:=[.U24]+[.Y24]+[.AA24]" office:value-type="float" office:value="2763008.47630589" calcext:value-type="float">
            <text:p>2763008.476305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.1594244841476" calcext:value-type="float">
            <text:p>76.1594244841476</text:p>
          </table:table-cell>
          <table:table-cell office:value-type="float" office:value="80.1884805042482" calcext:value-type="float">
            <text:p>80.1884805042482</text:p>
          </table:table-cell>
          <table:table-cell office:value-type="float" office:value="0.612383191354964" calcext:value-type="float">
            <text:p>0.612383191354964</text:p>
          </table:table-cell>
          <table:table-cell office:value-type="float" office:value="5.08289795383542" calcext:value-type="float">
            <text:p>5.08289795383542</text:p>
          </table:table-cell>
          <table:table-cell table:formula="of:=[.D25]+[.E25]" office:value-type="float" office:value="5.69528114519038" calcext:value-type="float">
            <text:p>5.69528114519038</text:p>
          </table:table-cell>
          <table:table-cell/>
          <table:table-cell office:value-type="float" office:value="379424" calcext:value-type="float">
            <text:p>379424</text:p>
          </table:table-cell>
          <table:table-cell office:value-type="float" office:value="92098" calcext:value-type="float">
            <text:p>92098</text:p>
          </table:table-cell>
          <table:table-cell office:value-type="float" office:value="0.00844019280599799" calcext:value-type="float">
            <text:p>0.00844019280599799</text:p>
          </table:table-cell>
          <table:table-cell office:value-type="float" office:value="1.15842878412704" calcext:value-type="float">
            <text:p>1.15842878412704</text:p>
          </table:table-cell>
          <table:table-cell office:value-type="float" office:value="0.402664016982238" calcext:value-type="float">
            <text:p>0.402664016982238</text:p>
          </table:table-cell>
          <table:table-cell office:value-type="float" office:value="-0.000485440265993232" calcext:value-type="float">
            <text:p>-0.000485440265993232</text:p>
          </table:table-cell>
          <table:table-cell office:value-type="float" office:value="1.35018365710526" calcext:value-type="float">
            <text:p>1.35018365710526</text:p>
          </table:table-cell>
          <table:table-cell office:value-type="float" office:value="0.346095830208079" calcext:value-type="float">
            <text:p>0.346095830208079</text:p>
          </table:table-cell>
          <table:table-cell office:value-type="float" office:value="42832963" calcext:value-type="float">
            <text:p>42832963</text:p>
          </table:table-cell>
          <table:table-cell office:value-type="float" office:value="30586735" calcext:value-type="float">
            <text:p>30586735</text:p>
          </table:table-cell>
          <table:table-cell office:value-type="float" office:value="42629042" calcext:value-type="float">
            <text:p>42629042</text:p>
          </table:table-cell>
          <table:table-cell office:value-type="float" office:value="30441117" calcext:value-type="float">
            <text:p>30441117</text:p>
          </table:table-cell>
          <table:table-cell office:value-type="float" office:value="1066607.5551304" calcext:value-type="float">
            <text:p>1066607.5551304</text:p>
          </table:table-cell>
          <table:table-cell office:value-type="float" office:value="762587.479151724" calcext:value-type="float">
            <text:p>762587.479151724</text:p>
          </table:table-cell>
          <table:table-cell office:value-type="float" office:value="470454.270324949" calcext:value-type="float">
            <text:p>470454.270324949</text:p>
          </table:table-cell>
          <table:table-cell office:value-type="float" office:value="384869.603167992" calcext:value-type="float">
            <text:p>384869.603167992</text:p>
          </table:table-cell>
          <table:table-cell office:value-type="float" office:value="1333141.47080419" calcext:value-type="float">
            <text:p>1333141.47080419</text:p>
          </table:table-cell>
          <table:table-cell office:value-type="float" office:value="1090617.43340284" calcext:value-type="float">
            <text:p>1090617.43340284</text:p>
          </table:table-cell>
          <table:table-cell office:value-type="float" office:value="1105362.80519107" calcext:value-type="float">
            <text:p>1105362.80519107</text:p>
          </table:table-cell>
          <table:table-cell office:value-type="float" office:value="904276.081704396" calcext:value-type="float">
            <text:p>904276.081704396</text:p>
          </table:table-cell>
          <table:table-cell office:value-type="float" office:value="36834907.3393713" calcext:value-type="float">
            <text:p>36834907.3393713</text:p>
          </table:table-cell>
          <table:table-cell office:value-type="float" office:value="26303563.7550869" calcext:value-type="float">
            <text:p>26303563.7550869</text:p>
          </table:table-cell>
          <table:table-cell office:value-type="float" office:value="35993391.8726549" calcext:value-type="float">
            <text:p>35993391.8726549</text:p>
          </table:table-cell>
          <table:table-cell office:value-type="float" office:value="25702643.124943" calcext:value-type="float">
            <text:p>25702643.124943</text:p>
          </table:table-cell>
          <table:table-cell table:formula="of:=[.U25]+[.W25]+[.AA25]" office:value-type="float" office:value="2051733.16402411" calcext:value-type="float">
            <text:p>2051733.16402411</text:p>
          </table:table-cell>
          <table:table-cell table:formula="of:=[.U25]+[.Y25]+[.AA25]" office:value-type="float" office:value="2757480.99425896" calcext:value-type="float">
            <text:p>2757480.994258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.7449567835806" calcext:value-type="float">
            <text:p>77.7449567835806</text:p>
          </table:table-cell>
          <table:table-cell office:value-type="float" office:value="88.5633942594637" calcext:value-type="float">
            <text:p>88.5633942594637</text:p>
          </table:table-cell>
          <table:table-cell office:value-type="float" office:value="2.939047092605" calcext:value-type="float">
            <text:p>2.939047092605</text:p>
          </table:table-cell>
          <table:table-cell office:value-type="float" office:value="0.60610402415468" calcext:value-type="float">
            <text:p>0.60610402415468</text:p>
          </table:table-cell>
          <table:table-cell table:formula="of:=[.D26]+[.E26]" office:value-type="float" office:value="3.54515111675968" calcext:value-type="float">
            <text:p>3.54515111675968</text:p>
          </table:table-cell>
          <table:table-cell/>
          <table:table-cell office:value-type="float" office:value="194287" calcext:value-type="float">
            <text:p>194287</text:p>
          </table:table-cell>
          <table:table-cell office:value-type="float" office:value="148824" calcext:value-type="float">
            <text:p>148824</text:p>
          </table:table-cell>
          <table:table-cell office:value-type="float" office:value="0.00395129606583382" calcext:value-type="float">
            <text:p>0.00395129606583382</text:p>
          </table:table-cell>
          <table:table-cell office:value-type="float" office:value="0.650563494390605" calcext:value-type="float">
            <text:p>0.650563494390605</text:p>
          </table:table-cell>
          <table:table-cell office:value-type="float" office:value="0.00895078929241444" calcext:value-type="float">
            <text:p>0.00895078929241444</text:p>
          </table:table-cell>
          <table:table-cell office:value-type="float" office:value="0.00316387182191618" calcext:value-type="float">
            <text:p>0.00316387182191618</text:p>
          </table:table-cell>
          <table:table-cell office:value-type="float" office:value="0.827915053732622" calcext:value-type="float">
            <text:p>0.827915053732622</text:p>
          </table:table-cell>
          <table:table-cell office:value-type="float" office:value="0.381311441535178" calcext:value-type="float">
            <text:p>0.381311441535178</text:p>
          </table:table-cell>
          <table:table-cell office:value-type="float" office:value="8768597" calcext:value-type="float">
            <text:p>8768597</text:p>
          </table:table-cell>
          <table:table-cell office:value-type="float" office:value="4229069" calcext:value-type="float">
            <text:p>4229069</text:p>
          </table:table-cell>
          <table:table-cell office:value-type="float" office:value="10833642" calcext:value-type="float">
            <text:p>10833642</text:p>
          </table:table-cell>
          <table:table-cell office:value-type="float" office:value="5225034" calcext:value-type="float">
            <text:p>5225034</text:p>
          </table:table-cell>
          <table:table-cell office:value-type="float" office:value="1010200.6799001" calcext:value-type="float">
            <text:p>1010200.6799001</text:p>
          </table:table-cell>
          <table:table-cell office:value-type="float" office:value="488870.49517415" calcext:value-type="float">
            <text:p>488870.49517415</text:p>
          </table:table-cell>
          <table:table-cell office:value-type="float" office:value="1084828.96226739" calcext:value-type="float">
            <text:p>1084828.96226739</text:p>
          </table:table-cell>
          <table:table-cell office:value-type="float" office:value="536700.713032156" calcext:value-type="float">
            <text:p>536700.713032156</text:p>
          </table:table-cell>
          <table:table-cell office:value-type="float" office:value="4160074.59502198" calcext:value-type="float">
            <text:p>4160074.59502198</text:p>
          </table:table-cell>
          <table:table-cell office:value-type="float" office:value="2058126.28448698" calcext:value-type="float">
            <text:p>2058126.28448698</text:p>
          </table:table-cell>
          <table:table-cell office:value-type="float" office:value="2275432.88495243" calcext:value-type="float">
            <text:p>2275432.88495243</text:p>
          </table:table-cell>
          <table:table-cell office:value-type="float" office:value="1125731.79209588" calcext:value-type="float">
            <text:p>1125731.79209588</text:p>
          </table:table-cell>
          <table:table-cell office:value-type="float" office:value="6997636.47351057" calcext:value-type="float">
            <text:p>6997636.47351057</text:p>
          </table:table-cell>
          <table:table-cell office:value-type="float" office:value="3374939.82640659" calcext:value-type="float">
            <text:p>3374939.82640659</text:p>
          </table:table-cell>
          <table:table-cell office:value-type="float" office:value="6175965.30736528" calcext:value-type="float">
            <text:p>6175965.30736528</text:p>
          </table:table-cell>
          <table:table-cell office:value-type="float" office:value="2978650.20014047" calcext:value-type="float">
            <text:p>2978650.20014047</text:p>
          </table:table-cell>
          <table:table-cell table:formula="of:=[.U26]+[.W26]+[.AA26]" office:value-type="float" office:value="2151303.00030219" calcext:value-type="float">
            <text:p>2151303.00030219</text:p>
          </table:table-cell>
          <table:table-cell table:formula="of:=[.U26]+[.Y26]+[.AA26]" office:value-type="float" office:value="3672728.57175701" calcext:value-type="float">
            <text:p>3672728.571757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.9036692795064" calcext:value-type="float">
            <text:p>80.9036692795064</text:p>
          </table:table-cell>
          <table:table-cell office:value-type="float" office:value="82.3631651830139" calcext:value-type="float">
            <text:p>82.3631651830139</text:p>
          </table:table-cell>
          <table:table-cell office:value-type="float" office:value="2.53896737111631" calcext:value-type="float">
            <text:p>2.53896737111631</text:p>
          </table:table-cell>
          <table:table-cell office:value-type="float" office:value="5.52688546658019" calcext:value-type="float">
            <text:p>5.52688546658019</text:p>
          </table:table-cell>
          <table:table-cell table:formula="of:=[.D27]+[.E27]" office:value-type="float" office:value="8.06585283769651" calcext:value-type="float">
            <text:p>8.06585283769651</text:p>
          </table:table-cell>
          <table:table-cell/>
          <table:table-cell office:value-type="float" office:value="112257" calcext:value-type="float">
            <text:p>112257</text:p>
          </table:table-cell>
          <table:table-cell office:value-type="float" office:value="965035" calcext:value-type="float">
            <text:p>965035</text:p>
          </table:table-cell>
          <table:table-cell office:value-type="float" office:value="0.00124309229676433" calcext:value-type="float">
            <text:p>0.00124309229676433</text:p>
          </table:table-cell>
          <table:table-cell office:value-type="float" office:value="0.554800722691625" calcext:value-type="float">
            <text:p>0.554800722691625</text:p>
          </table:table-cell>
          <table:table-cell office:value-type="float" office:value="0.333280338781412" calcext:value-type="float">
            <text:p>0.333280338781412</text:p>
          </table:table-cell>
          <table:table-cell office:value-type="float" office:value="-0.00240937643721994" calcext:value-type="float">
            <text:p>-0.00240937643721994</text:p>
          </table:table-cell>
          <table:table-cell office:value-type="float" office:value="1.30228090252202" calcext:value-type="float">
            <text:p>1.30228090252202</text:p>
          </table:table-cell>
          <table:table-cell office:value-type="float" office:value="0.248452115618039" calcext:value-type="float">
            <text:p>0.248452115618039</text:p>
          </table:table-cell>
          <table:table-cell office:value-type="float" office:value="59585180" calcext:value-type="float">
            <text:p>59585180</text:p>
          </table:table-cell>
          <table:table-cell office:value-type="float" office:value="44880851" calcext:value-type="float">
            <text:p>44880851</text:p>
          </table:table-cell>
          <table:table-cell office:value-type="float" office:value="58429670" calcext:value-type="float">
            <text:p>58429670</text:p>
          </table:table-cell>
          <table:table-cell office:value-type="float" office:value="44010496" calcext:value-type="float">
            <text:p>44010496</text:p>
          </table:table-cell>
          <table:table-cell office:value-type="float" office:value="2230405.45699879" calcext:value-type="float">
            <text:p>2230405.45699879</text:p>
          </table:table-cell>
          <table:table-cell office:value-type="float" office:value="1683771.4336426" calcext:value-type="float">
            <text:p>1683771.4336426</text:p>
          </table:table-cell>
          <table:table-cell office:value-type="float" office:value="593763.451888501" calcext:value-type="float">
            <text:p>593763.451888501</text:p>
          </table:table-cell>
          <table:table-cell office:value-type="float" office:value="494995.907164066" calcext:value-type="float">
            <text:p>494995.907164066</text:p>
          </table:table-cell>
          <table:table-cell office:value-type="float" office:value="1668658.96459678" calcext:value-type="float">
            <text:p>1668658.96459678</text:p>
          </table:table-cell>
          <table:table-cell office:value-type="float" office:value="1391091.61283161" calcext:value-type="float">
            <text:p>1391091.61283161</text:p>
          </table:table-cell>
          <table:table-cell office:value-type="float" office:value="1515742.25632121" calcext:value-type="float">
            <text:p>1515742.25632121</text:p>
          </table:table-cell>
          <table:table-cell office:value-type="float" office:value="1263611.30987145" calcext:value-type="float">
            <text:p>1263611.30987145</text:p>
          </table:table-cell>
          <table:table-cell office:value-type="float" office:value="52862951.8258124" calcext:value-type="float">
            <text:p>52862951.8258124</text:p>
          </table:table-cell>
          <table:table-cell office:value-type="float" office:value="39817523.0896955" calcext:value-type="float">
            <text:p>39817523.0896955</text:p>
          </table:table-cell>
          <table:table-cell office:value-type="float" office:value="52430755.2076968" calcext:value-type="float">
            <text:p>52430755.2076968</text:p>
          </table:table-cell>
          <table:table-cell office:value-type="float" office:value="39491983.2129627" calcext:value-type="float">
            <text:p>39491983.2129627</text:p>
          </table:table-cell>
          <table:table-cell table:formula="of:=[.U27]+[.W27]+[.AA27]" office:value-type="float" office:value="3442378.65067812" calcext:value-type="float">
            <text:p>3442378.65067812</text:p>
          </table:table-cell>
          <table:table-cell table:formula="of:=[.U27]+[.Y27]+[.AA27]" office:value-type="float" office:value="4338474.35634565" calcext:value-type="float">
            <text:p>4338474.356345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6.8423415512407" calcext:value-type="float">
            <text:p>86.8423415512407</text:p>
          </table:table-cell>
          <table:table-cell office:value-type="float" office:value="78.0250579393173" calcext:value-type="float">
            <text:p>78.0250579393173</text:p>
          </table:table-cell>
          <table:table-cell office:value-type="float" office:value="1.41256517234408" calcext:value-type="float">
            <text:p>1.41256517234408</text:p>
          </table:table-cell>
          <table:table-cell office:value-type="float" office:value="4.60344971763943" calcext:value-type="float">
            <text:p>4.60344971763943</text:p>
          </table:table-cell>
          <table:table-cell table:formula="of:=[.D28]+[.E28]" office:value-type="float" office:value="6.01601488998351" calcext:value-type="float">
            <text:p>6.01601488998351</text:p>
          </table:table-cell>
          <table:table-cell/>
          <table:table-cell office:value-type="float" office:value="842898" calcext:value-type="float">
            <text:p>842898</text:p>
          </table:table-cell>
          <table:table-cell office:value-type="float" office:value="938554" calcext:value-type="float">
            <text:p>938554</text:p>
          </table:table-cell>
          <table:table-cell office:value-type="float" office:value="-0.00848625128208618" calcext:value-type="float">
            <text:p>-0.00848625128208618</text:p>
          </table:table-cell>
          <table:table-cell office:value-type="float" office:value="0.826950918695551" calcext:value-type="float">
            <text:p>0.826950918695551</text:p>
          </table:table-cell>
          <table:table-cell office:value-type="float" office:value="0.339841776034453" calcext:value-type="float">
            <text:p>0.339841776034453</text:p>
          </table:table-cell>
          <table:table-cell office:value-type="float" office:value="0.00095323273489747" calcext:value-type="float">
            <text:p>0.00095323273489747</text:p>
          </table:table-cell>
          <table:table-cell office:value-type="float" office:value="1.31174565068107" calcext:value-type="float">
            <text:p>1.31174565068107</text:p>
          </table:table-cell>
          <table:table-cell office:value-type="float" office:value="0.129210473105083" calcext:value-type="float">
            <text:p>0.129210473105083</text:p>
          </table:table-cell>
          <table:table-cell office:value-type="float" office:value="4374320" calcext:value-type="float">
            <text:p>4374320</text:p>
          </table:table-cell>
          <table:table-cell office:value-type="float" office:value="2797059" calcext:value-type="float">
            <text:p>2797059</text:p>
          </table:table-cell>
          <table:table-cell office:value-type="float" office:value="5166690" calcext:value-type="float">
            <text:p>5166690</text:p>
          </table:table-cell>
          <table:table-cell office:value-type="float" office:value="3303722" calcext:value-type="float">
            <text:p>3303722</text:p>
          </table:table-cell>
          <table:table-cell office:value-type="float" office:value="1166958.009277" calcext:value-type="float">
            <text:p>1166958.009277</text:p>
          </table:table-cell>
          <table:table-cell office:value-type="float" office:value="750846.088672684" calcext:value-type="float">
            <text:p>750846.088672684</text:p>
          </table:table-cell>
          <table:table-cell office:value-type="float" office:value="895835.459466582" calcext:value-type="float">
            <text:p>895835.459466582</text:p>
          </table:table-cell>
          <table:table-cell office:value-type="float" office:value="590884.038595148" calcext:value-type="float">
            <text:p>590884.038595148</text:p>
          </table:table-cell>
          <table:table-cell office:value-type="float" office:value="2855163.18812083" calcext:value-type="float">
            <text:p>2855163.18812083</text:p>
          </table:table-cell>
          <table:table-cell office:value-type="float" office:value="1883236.85741307" calcext:value-type="float">
            <text:p>1883236.85741307</text:p>
          </table:table-cell>
          <table:table-cell office:value-type="float" office:value="1877573.82983231" calcext:value-type="float">
            <text:p>1877573.82983231</text:p>
          </table:table-cell>
          <table:table-cell office:value-type="float" office:value="1238428.77127511" calcext:value-type="float">
            <text:p>1238428.77127511</text:p>
          </table:table-cell>
          <table:table-cell office:value-type="float" office:value="1165720.61353032" calcext:value-type="float">
            <text:p>1165720.61353032</text:p>
          </table:table-cell>
          <table:table-cell office:value-type="float" office:value="745393.492173103" calcext:value-type="float">
            <text:p>745393.492173103</text:p>
          </table:table-cell>
          <table:table-cell office:value-type="float" office:value="685222.596628078" calcext:value-type="float">
            <text:p>685222.596628078</text:p>
          </table:table-cell>
          <table:table-cell office:value-type="float" office:value="438149.98061132" calcext:value-type="float">
            <text:p>438149.98061132</text:p>
          </table:table-cell>
          <table:table-cell table:formula="of:=[.U28]+[.W28]+[.AA28]" office:value-type="float" office:value="2580158.89854294" calcext:value-type="float">
            <text:p>2580158.89854294</text:p>
          </table:table-cell>
          <table:table-cell table:formula="of:=[.U28]+[.Y28]+[.AA28]" office:value-type="float" office:value="3872511.71736086" calcext:value-type="float">
            <text:p>3872511.717360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.9587852052208" calcext:value-type="float">
            <text:p>82.9587852052208</text:p>
          </table:table-cell>
          <table:table-cell office:value-type="float" office:value="87.4370536144061" calcext:value-type="float">
            <text:p>87.4370536144061</text:p>
          </table:table-cell>
          <table:table-cell office:value-type="float" office:value="2.69458418899321" calcext:value-type="float">
            <text:p>2.69458418899321</text:p>
          </table:table-cell>
          <table:table-cell office:value-type="float" office:value="4.01039875064353" calcext:value-type="float">
            <text:p>4.01039875064353</text:p>
          </table:table-cell>
          <table:table-cell table:formula="of:=[.D29]+[.E29]" office:value-type="float" office:value="6.70498293963674" calcext:value-type="float">
            <text:p>6.70498293963674</text:p>
          </table:table-cell>
          <table:table-cell/>
          <table:table-cell office:value-type="float" office:value="27254" calcext:value-type="float">
            <text:p>27254</text:p>
          </table:table-cell>
          <table:table-cell office:value-type="float" office:value="815455" calcext:value-type="float">
            <text:p>815455</text:p>
          </table:table-cell>
          <table:table-cell office:value-type="float" office:value="-0.00951639419915895" calcext:value-type="float">
            <text:p>-0.00951639419915895</text:p>
          </table:table-cell>
          <table:table-cell office:value-type="float" office:value="1.06025466089827" calcext:value-type="float">
            <text:p>1.06025466089827</text:p>
          </table:table-cell>
          <table:table-cell office:value-type="float" office:value="0.45507595171703" calcext:value-type="float">
            <text:p>0.45507595171703</text:p>
          </table:table-cell>
          <table:table-cell office:value-type="float" office:value="0.00381021730260169" calcext:value-type="float">
            <text:p>0.00381021730260169</text:p>
          </table:table-cell>
          <table:table-cell office:value-type="float" office:value="0.934164151295346" calcext:value-type="float">
            <text:p>0.934164151295346</text:p>
          </table:table-cell>
          <table:table-cell office:value-type="float" office:value="0.113767950721141" calcext:value-type="float">
            <text:p>0.113767950721141</text:p>
          </table:table-cell>
          <table:table-cell office:value-type="float" office:value="5281994" calcext:value-type="float">
            <text:p>5281994</text:p>
          </table:table-cell>
          <table:table-cell office:value-type="float" office:value="2902255" calcext:value-type="float">
            <text:p>2902255</text:p>
          </table:table-cell>
          <table:table-cell office:value-type="float" office:value="5517198" calcext:value-type="float">
            <text:p>5517198</text:p>
          </table:table-cell>
          <table:table-cell office:value-type="float" office:value="3031490" calcext:value-type="float">
            <text:p>3031490</text:p>
          </table:table-cell>
          <table:table-cell office:value-type="float" office:value="1945989.98895043" calcext:value-type="float">
            <text:p>1945989.98895043</text:p>
          </table:table-cell>
          <table:table-cell office:value-type="float" office:value="1074366.59302816" calcext:value-type="float">
            <text:p>1074366.59302816</text:p>
          </table:table-cell>
          <table:table-cell office:value-type="float" office:value="949916.29266412" calcext:value-type="float">
            <text:p>949916.29266412</text:p>
          </table:table-cell>
          <table:table-cell office:value-type="float" office:value="602193.507439193" calcext:value-type="float">
            <text:p>602193.507439193</text:p>
          </table:table-cell>
          <table:table-cell office:value-type="float" office:value="3131109.99417018" calcext:value-type="float">
            <text:p>3131109.99417018</text:p>
          </table:table-cell>
          <table:table-cell office:value-type="float" office:value="1984947.64657538" calcext:value-type="float">
            <text:p>1984947.64657538</text:p>
          </table:table-cell>
          <table:table-cell office:value-type="float" office:value="2284611.14617805" calcext:value-type="float">
            <text:p>2284611.14617805</text:p>
          </table:table-cell>
          <table:table-cell office:value-type="float" office:value="1448314.98298987" calcext:value-type="float">
            <text:p>1448314.98298987</text:p>
          </table:table-cell>
          <table:table-cell office:value-type="float" office:value="3066656.9147386" calcext:value-type="float">
            <text:p>3066656.9147386</text:p>
          </table:table-cell>
          <table:table-cell office:value-type="float" office:value="1685011.58022054" calcext:value-type="float">
            <text:p>1685011.58022054</text:p>
          </table:table-cell>
          <table:table-cell office:value-type="float" office:value="2502100.65335113" calcext:value-type="float">
            <text:p>2502100.65335113</text:p>
          </table:table-cell>
          <table:table-cell office:value-type="float" office:value="1374809.34222256" calcext:value-type="float">
            <text:p>1374809.34222256</text:p>
          </table:table-cell>
          <table:table-cell table:formula="of:=[.U29]+[.W29]+[.AA29]" office:value-type="float" office:value="3124875.08345722" calcext:value-type="float">
            <text:p>3124875.08345722</text:p>
          </table:table-cell>
          <table:table-cell table:formula="of:=[.U29]+[.Y29]+[.AA29]" office:value-type="float" office:value="4507629.2225934" calcext:value-type="float">
            <text:p>4507629.22259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.2547665252367" calcext:value-type="float">
            <text:p>85.2547665252367</text:p>
          </table:table-cell>
          <table:table-cell office:value-type="float" office:value="86.6701375554913" calcext:value-type="float">
            <text:p>86.6701375554913</text:p>
          </table:table-cell>
          <table:table-cell office:value-type="float" office:value="9.47208425961166" calcext:value-type="float">
            <text:p>9.47208425961166</text:p>
          </table:table-cell>
          <table:table-cell office:value-type="float" office:value="8.19358020906126" calcext:value-type="float">
            <text:p>8.19358020906126</text:p>
          </table:table-cell>
          <table:table-cell table:formula="of:=[.D30]+[.E30]" office:value-type="float" office:value="17.6656644686729" calcext:value-type="float">
            <text:p>17.6656644686729</text:p>
          </table:table-cell>
          <table:table-cell/>
          <table:table-cell office:value-type="float" office:value="569877" calcext:value-type="float">
            <text:p>569877</text:p>
          </table:table-cell>
          <table:table-cell office:value-type="float" office:value="138862" calcext:value-type="float">
            <text:p>138862</text:p>
          </table:table-cell>
          <table:table-cell office:value-type="float" office:value="0.00266737057912248" calcext:value-type="float">
            <text:p>0.00266737057912248</text:p>
          </table:table-cell>
          <table:table-cell office:value-type="float" office:value="0.796426983422873" calcext:value-type="float">
            <text:p>0.796426983422873</text:p>
          </table:table-cell>
          <table:table-cell office:value-type="float" office:value="0.149515799294413" calcext:value-type="float">
            <text:p>0.149515799294413</text:p>
          </table:table-cell>
          <table:table-cell office:value-type="float" office:value="-0.00499526820596105" calcext:value-type="float">
            <text:p>-0.00499526820596105</text:p>
          </table:table-cell>
          <table:table-cell office:value-type="float" office:value="1.28120603436786" calcext:value-type="float">
            <text:p>1.28120603436786</text:p>
          </table:table-cell>
          <table:table-cell office:value-type="float" office:value="0.233751126705883" calcext:value-type="float">
            <text:p>0.233751126705883</text:p>
          </table:table-cell>
          <table:table-cell office:value-type="float" office:value="194044413" calcext:value-type="float">
            <text:p>194044413</text:p>
          </table:table-cell>
          <table:table-cell office:value-type="float" office:value="150901295" calcext:value-type="float">
            <text:p>150901295</text:p>
          </table:table-cell>
          <table:table-cell office:value-type="float" office:value="189904175" calcext:value-type="float">
            <text:p>189904175</text:p>
          </table:table-cell>
          <table:table-cell office:value-type="float" office:value="147681582" calcext:value-type="float">
            <text:p>147681582</text:p>
          </table:table-cell>
          <table:table-cell office:value-type="float" office:value="5574034.8277647" calcext:value-type="float">
            <text:p>5574034.8277647</text:p>
          </table:table-cell>
          <table:table-cell office:value-type="float" office:value="4341864.14878035" calcext:value-type="float">
            <text:p>4341864.14878035</text:p>
          </table:table-cell>
          <table:table-cell office:value-type="float" office:value="802167.661221223" calcext:value-type="float">
            <text:p>802167.661221223</text:p>
          </table:table-cell>
          <table:table-cell office:value-type="float" office:value="687024.341892967" calcext:value-type="float">
            <text:p>687024.341892967</text:p>
          </table:table-cell>
          <table:table-cell office:value-type="float" office:value="2235964.75179328" calcext:value-type="float">
            <text:p>2235964.75179328</text:p>
          </table:table-cell>
          <table:table-cell office:value-type="float" office:value="1915013.88844071" calcext:value-type="float">
            <text:p>1915013.88844071</text:p>
          </table:table-cell>
          <table:table-cell office:value-type="float" office:value="2050086.28096561" calcext:value-type="float">
            <text:p>2050086.28096561</text:p>
          </table:table-cell>
          <table:table-cell office:value-type="float" office:value="1755816.45345807" calcext:value-type="float">
            <text:p>1755816.45345807</text:p>
          </table:table-cell>
          <table:table-cell office:value-type="float" office:value="180596872.261833" calcext:value-type="float">
            <text:p>180596872.261833</text:p>
          </table:table-cell>
          <table:table-cell office:value-type="float" office:value="140443630.602145" calcext:value-type="float">
            <text:p>140443630.602145</text:p>
          </table:table-cell>
          <table:table-cell office:value-type="float" office:value="182079034.389003" calcext:value-type="float">
            <text:p>182079034.389003</text:p>
          </table:table-cell>
          <table:table-cell office:value-type="float" office:value="141596254.275378" calcext:value-type="float">
            <text:p>141596254.275378</text:p>
          </table:table-cell>
          <table:table-cell table:formula="of:=[.U30]+[.W30]+[.AA30]" office:value-type="float" office:value="6784704.94413139" calcext:value-type="float">
            <text:p>6784704.94413139</text:p>
          </table:table-cell>
          <table:table-cell table:formula="of:=[.U30]+[.Y30]+[.AA30]" office:value-type="float" office:value="8012694.49067913" calcext:value-type="float">
            <text:p>8012694.490679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8.7951889284887" calcext:value-type="float">
            <text:p>88.7951889284887</text:p>
          </table:table-cell>
          <table:table-cell office:value-type="float" office:value="76.7501834108357" calcext:value-type="float">
            <text:p>76.7501834108357</text:p>
          </table:table-cell>
          <table:table-cell office:value-type="float" office:value="2.78674441353746" calcext:value-type="float">
            <text:p>2.78674441353746</text:p>
          </table:table-cell>
          <table:table-cell office:value-type="float" office:value="9.62123969792516" calcext:value-type="float">
            <text:p>9.62123969792516</text:p>
          </table:table-cell>
          <table:table-cell table:formula="of:=[.D31]+[.E31]" office:value-type="float" office:value="12.4079841114626" calcext:value-type="float">
            <text:p>12.4079841114626</text:p>
          </table:table-cell>
          <table:table-cell/>
          <table:table-cell office:value-type="float" office:value="388022" calcext:value-type="float">
            <text:p>388022</text:p>
          </table:table-cell>
          <table:table-cell office:value-type="float" office:value="693398" calcext:value-type="float">
            <text:p>693398</text:p>
          </table:table-cell>
          <table:table-cell office:value-type="float" office:value="0.00526449967526932" calcext:value-type="float">
            <text:p>0.00526449967526932</text:p>
          </table:table-cell>
          <table:table-cell office:value-type="float" office:value="1.44996405017039" calcext:value-type="float">
            <text:p>1.44996405017039</text:p>
          </table:table-cell>
          <table:table-cell office:value-type="float" office:value="0.0333329485688081" calcext:value-type="float">
            <text:p>0.0333329485688081</text:p>
          </table:table-cell>
          <table:table-cell office:value-type="float" office:value="0.00398600405275554" calcext:value-type="float">
            <text:p>0.00398600405275554</text:p>
          </table:table-cell>
          <table:table-cell office:value-type="float" office:value="0.876555597166917" calcext:value-type="float">
            <text:p>0.876555597166917</text:p>
          </table:table-cell>
          <table:table-cell office:value-type="float" office:value="0.423536881881583" calcext:value-type="float">
            <text:p>0.423536881881583</text:p>
          </table:table-cell>
          <table:table-cell office:value-type="float" office:value="23323378" calcext:value-type="float">
            <text:p>23323378</text:p>
          </table:table-cell>
          <table:table-cell office:value-type="float" office:value="8380834" calcext:value-type="float">
            <text:p>8380834</text:p>
          </table:table-cell>
          <table:table-cell office:value-type="float" office:value="22478860" calcext:value-type="float">
            <text:p>22478860</text:p>
          </table:table-cell>
          <table:table-cell office:value-type="float" office:value="8077372" calcext:value-type="float">
            <text:p>8077372</text:p>
          </table:table-cell>
          <table:table-cell office:value-type="float" office:value="5020589.05955492" calcext:value-type="float">
            <text:p>5020589.05955492</text:p>
          </table:table-cell>
          <table:table-cell office:value-type="float" office:value="1809510.99863297" calcext:value-type="float">
            <text:p>1809510.99863297</text:p>
          </table:table-cell>
          <table:table-cell office:value-type="float" office:value="1257760.74002505" calcext:value-type="float">
            <text:p>1257760.74002505</text:p>
          </table:table-cell>
          <table:table-cell office:value-type="float" office:value="517134.958318339" calcext:value-type="float">
            <text:p>517134.958318339</text:p>
          </table:table-cell>
          <table:table-cell office:value-type="float" office:value="5433831.75158595" calcext:value-type="float">
            <text:p>5433831.75158595</text:p>
          </table:table-cell>
          <table:table-cell office:value-type="float" office:value="2234148.56812059" calcext:value-type="float">
            <text:p>2234148.56812059</text:p>
          </table:table-cell>
          <table:table-cell office:value-type="float" office:value="2470968.97312557" calcext:value-type="float">
            <text:p>2470968.97312557</text:p>
          </table:table-cell>
          <table:table-cell office:value-type="float" office:value="1015951.91856422" calcext:value-type="float">
            <text:p>1015951.91856422</text:p>
          </table:table-cell>
          <table:table-cell office:value-type="float" office:value="17461433.6930165" calcext:value-type="float">
            <text:p>17461433.6930165</text:p>
          </table:table-cell>
          <table:table-cell office:value-type="float" office:value="6274450.73508" calcext:value-type="float">
            <text:p>6274450.73508</text:p>
          </table:table-cell>
          <table:table-cell office:value-type="float" office:value="16761499.5055579" calcext:value-type="float">
            <text:p>16761499.5055579</text:p>
          </table:table-cell>
          <table:table-cell office:value-type="float" office:value="6022942.02999792" calcext:value-type="float">
            <text:p>6022942.02999792</text:p>
          </table:table-cell>
          <table:table-cell table:formula="of:=[.U31]+[.W31]+[.AA31]" office:value-type="float" office:value="3342597.87551552" calcext:value-type="float">
            <text:p>3342597.87551552</text:p>
          </table:table-cell>
          <table:table-cell table:formula="of:=[.U31]+[.Y31]+[.AA31]" office:value-type="float" office:value="5059611.48531777" calcext:value-type="float">
            <text:p>5059611.485317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.4475688914402" calcext:value-type="float">
            <text:p>79.4475688914402</text:p>
          </table:table-cell>
          <table:table-cell office:value-type="float" office:value="77.4370720110483" calcext:value-type="float">
            <text:p>77.4370720110483</text:p>
          </table:table-cell>
          <table:table-cell office:value-type="float" office:value="8.59377680002619" calcext:value-type="float">
            <text:p>8.59377680002619</text:p>
          </table:table-cell>
          <table:table-cell office:value-type="float" office:value="1.86988033418993" calcext:value-type="float">
            <text:p>1.86988033418993</text:p>
          </table:table-cell>
          <table:table-cell table:formula="of:=[.D32]+[.E32]" office:value-type="float" office:value="10.4636571342161" calcext:value-type="float">
            <text:p>10.4636571342161</text:p>
          </table:table-cell>
          <table:table-cell/>
          <table:table-cell office:value-type="float" office:value="269295" calcext:value-type="float">
            <text:p>269295</text:p>
          </table:table-cell>
          <table:table-cell office:value-type="float" office:value="664565" calcext:value-type="float">
            <text:p>664565</text:p>
          </table:table-cell>
          <table:table-cell office:value-type="float" office:value="-0.00277762853071976" calcext:value-type="float">
            <text:p>-0.00277762853071976</text:p>
          </table:table-cell>
          <table:table-cell office:value-type="float" office:value="0.637857353223182" calcext:value-type="float">
            <text:p>0.637857353223182</text:p>
          </table:table-cell>
          <table:table-cell office:value-type="float" office:value="0.234173245334863" calcext:value-type="float">
            <text:p>0.234173245334863</text:p>
          </table:table-cell>
          <table:table-cell office:value-type="float" office:value="-0.00203951400652233" calcext:value-type="float">
            <text:p>-0.00203951400652233</text:p>
          </table:table-cell>
          <table:table-cell office:value-type="float" office:value="0.853791822774723" calcext:value-type="float">
            <text:p>0.853791822774723</text:p>
          </table:table-cell>
          <table:table-cell office:value-type="float" office:value="0.146088207691001" calcext:value-type="float">
            <text:p>0.146088207691001</text:p>
          </table:table-cell>
          <table:table-cell office:value-type="float" office:value="32110022" calcext:value-type="float">
            <text:p>32110022</text:p>
          </table:table-cell>
          <table:table-cell office:value-type="float" office:value="20430225" calcext:value-type="float">
            <text:p>20430225</text:p>
          </table:table-cell>
          <table:table-cell office:value-type="float" office:value="30805600" calcext:value-type="float">
            <text:p>30805600</text:p>
          </table:table-cell>
          <table:table-cell office:value-type="float" office:value="19600277" calcext:value-type="float">
            <text:p>19600277</text:p>
          </table:table-cell>
          <table:table-cell office:value-type="float" office:value="2277018.15150007" calcext:value-type="float">
            <text:p>2277018.15150007</text:p>
          </table:table-cell>
          <table:table-cell office:value-type="float" office:value="1448768.63181558" calcext:value-type="float">
            <text:p>1448768.63181558</text:p>
          </table:table-cell>
          <table:table-cell office:value-type="float" office:value="507805.7131304" calcext:value-type="float">
            <text:p>507805.7131304</text:p>
          </table:table-cell>
          <table:table-cell office:value-type="float" office:value="395249.586680136" calcext:value-type="float">
            <text:p>395249.586680136</text:p>
          </table:table-cell>
          <table:table-cell office:value-type="float" office:value="1480401.86614829" calcext:value-type="float">
            <text:p>1480401.86614829</text:p>
          </table:table-cell>
          <table:table-cell office:value-type="float" office:value="1152267.90598426" calcext:value-type="float">
            <text:p>1152267.90598426</text:p>
          </table:table-cell>
          <table:table-cell office:value-type="float" office:value="1173781.27514802" calcext:value-type="float">
            <text:p>1173781.27514802</text:p>
          </table:table-cell>
          <table:table-cell office:value-type="float" office:value="913610.366837293" calcext:value-type="float">
            <text:p>913610.366837293</text:p>
          </table:table-cell>
          <table:table-cell office:value-type="float" office:value="24955163.7256278" calcext:value-type="float">
            <text:p>24955163.7256278</text:p>
          </table:table-cell>
          <table:table-cell office:value-type="float" office:value="15877896.4426321" calcext:value-type="float">
            <text:p>15877896.4426321</text:p>
          </table:table-cell>
          <table:table-cell office:value-type="float" office:value="24778194.1435275" calcext:value-type="float">
            <text:p>24778194.1435275</text:p>
          </table:table-cell>
          <table:table-cell office:value-type="float" office:value="15765298.3154878" calcext:value-type="float">
            <text:p>15765298.3154878</text:p>
          </table:table-cell>
          <table:table-cell table:formula="of:=[.U32]+[.W32]+[.AA32]" office:value-type="float" office:value="2757628.58533301" calcext:value-type="float">
            <text:p>2757628.58533301</text:p>
          </table:table-cell>
          <table:table-cell table:formula="of:=[.U32]+[.Y32]+[.AA32]" office:value-type="float" office:value="3514646.90463714" calcext:value-type="float">
            <text:p>3514646.904637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.1982804086614" calcext:value-type="float">
            <text:p>81.1982804086614</text:p>
          </table:table-cell>
          <table:table-cell office:value-type="float" office:value="76.9437620447667" calcext:value-type="float">
            <text:p>76.9437620447667</text:p>
          </table:table-cell>
          <table:table-cell office:value-type="float" office:value="3.31657865686189" calcext:value-type="float">
            <text:p>3.31657865686189</text:p>
          </table:table-cell>
          <table:table-cell office:value-type="float" office:value="4.2871447523908" calcext:value-type="float">
            <text:p>4.2871447523908</text:p>
          </table:table-cell>
          <table:table-cell table:formula="of:=[.D33]+[.E33]" office:value-type="float" office:value="7.60372340925269" calcext:value-type="float">
            <text:p>7.60372340925269</text:p>
          </table:table-cell>
          <table:table-cell/>
          <table:table-cell office:value-type="float" office:value="167559" calcext:value-type="float">
            <text:p>167559</text:p>
          </table:table-cell>
          <table:table-cell office:value-type="float" office:value="395049" calcext:value-type="float">
            <text:p>395049</text:p>
          </table:table-cell>
          <table:table-cell office:value-type="float" office:value="0.00549670510824016" calcext:value-type="float">
            <text:p>0.00549670510824016</text:p>
          </table:table-cell>
          <table:table-cell office:value-type="float" office:value="0.583741268879378" calcext:value-type="float">
            <text:p>0.583741268879378</text:p>
          </table:table-cell>
          <table:table-cell office:value-type="float" office:value="0.2916656227198" calcext:value-type="float">
            <text:p>0.2916656227198</text:p>
          </table:table-cell>
          <table:table-cell office:value-type="float" office:value="-0.0011026730709935" calcext:value-type="float">
            <text:p>-0.0011026730709935</text:p>
          </table:table-cell>
          <table:table-cell office:value-type="float" office:value="0.546607172609759" calcext:value-type="float">
            <text:p>0.546607172609759</text:p>
          </table:table-cell>
          <table:table-cell office:value-type="float" office:value="0.132218143008345" calcext:value-type="float">
            <text:p>0.132218143008345</text:p>
          </table:table-cell>
          <table:table-cell office:value-type="float" office:value="21892303" calcext:value-type="float">
            <text:p>21892303</text:p>
          </table:table-cell>
          <table:table-cell office:value-type="float" office:value="15240854" calcext:value-type="float">
            <text:p>15240854</text:p>
          </table:table-cell>
          <table:table-cell office:value-type="float" office:value="21632528" calcext:value-type="float">
            <text:p>21632528</text:p>
          </table:table-cell>
          <table:table-cell office:value-type="float" office:value="15060006" calcext:value-type="float">
            <text:p>15060006</text:p>
          </table:table-cell>
          <table:table-cell office:value-type="float" office:value="1376734.03073192" calcext:value-type="float">
            <text:p>1376734.03073192</text:p>
          </table:table-cell>
          <table:table-cell office:value-type="float" office:value="962181.020190475" calcext:value-type="float">
            <text:p>962181.020190475</text:p>
          </table:table-cell>
          <table:table-cell office:value-type="float" office:value="579869.955662198" calcext:value-type="float">
            <text:p>579869.955662198</text:p>
          </table:table-cell>
          <table:table-cell office:value-type="float" office:value="438730.313939174" calcext:value-type="float">
            <text:p>438730.313939174</text:p>
          </table:table-cell>
          <table:table-cell office:value-type="float" office:value="1696829.52067008" calcext:value-type="float">
            <text:p>1696829.52067008</text:p>
          </table:table-cell>
          <table:table-cell office:value-type="float" office:value="1283823.27974674" calcext:value-type="float">
            <text:p>1283823.27974674</text:p>
          </table:table-cell>
          <table:table-cell office:value-type="float" office:value="1274066.54724628" calcext:value-type="float">
            <text:p>1274066.54724628</text:p>
          </table:table-cell>
          <table:table-cell office:value-type="float" office:value="963960.299709661" calcext:value-type="float">
            <text:p>963960.299709661</text:p>
          </table:table-cell>
          <table:table-cell office:value-type="float" office:value="16862907.6116688" calcext:value-type="float">
            <text:p>16862907.6116688</text:p>
          </table:table-cell>
          <table:table-cell office:value-type="float" office:value="11739519.7418287" calcext:value-type="float">
            <text:p>11739519.7418287</text:p>
          </table:table-cell>
          <table:table-cell office:value-type="float" office:value="16455357.0103222" calcext:value-type="float">
            <text:p>16455357.0103222</text:p>
          </table:table-cell>
          <table:table-cell office:value-type="float" office:value="11455793.5636106" calcext:value-type="float">
            <text:p>11455793.5636106</text:p>
          </table:table-cell>
          <table:table-cell table:formula="of:=[.U33]+[.W33]+[.AA33]" office:value-type="float" office:value="2364871.63383931" calcext:value-type="float">
            <text:p>2364871.63383931</text:p>
          </table:table-cell>
          <table:table-cell table:formula="of:=[.U33]+[.Y33]+[.AA33]" office:value-type="float" office:value="3209964.59964688" calcext:value-type="float">
            <text:p>3209964.599646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4.8507992316935" calcext:value-type="float">
            <text:p>84.8507992316935</text:p>
          </table:table-cell>
          <table:table-cell office:value-type="float" office:value="75.8016443596443" calcext:value-type="float">
            <text:p>75.8016443596443</text:p>
          </table:table-cell>
          <table:table-cell office:value-type="float" office:value="4.55585054816345" calcext:value-type="float">
            <text:p>4.55585054816345</text:p>
          </table:table-cell>
          <table:table-cell office:value-type="float" office:value="7.42423550145588" calcext:value-type="float">
            <text:p>7.42423550145588</text:p>
          </table:table-cell>
          <table:table-cell table:formula="of:=[.D34]+[.E34]" office:value-type="float" office:value="11.9800860496193" calcext:value-type="float">
            <text:p>11.9800860496193</text:p>
          </table:table-cell>
          <table:table-cell/>
          <table:table-cell office:value-type="float" office:value="574154" calcext:value-type="float">
            <text:p>574154</text:p>
          </table:table-cell>
          <table:table-cell office:value-type="float" office:value="487698" calcext:value-type="float">
            <text:p>487698</text:p>
          </table:table-cell>
          <table:table-cell office:value-type="float" office:value="-0.00932150643512477" calcext:value-type="float">
            <text:p>-0.00932150643512477</text:p>
          </table:table-cell>
          <table:table-cell office:value-type="float" office:value="1.04982967070579" calcext:value-type="float">
            <text:p>1.04982967070579</text:p>
          </table:table-cell>
          <table:table-cell office:value-type="float" office:value="0.122078391829236" calcext:value-type="float">
            <text:p>0.122078391829236</text:p>
          </table:table-cell>
          <table:table-cell office:value-type="float" office:value="-0.00220761155858674" calcext:value-type="float">
            <text:p>-0.00220761155858674</text:p>
          </table:table-cell>
          <table:table-cell office:value-type="float" office:value="1.23279347581293" calcext:value-type="float">
            <text:p>1.23279347581293</text:p>
          </table:table-cell>
          <table:table-cell office:value-type="float" office:value="0.0812724036314455" calcext:value-type="float">
            <text:p>0.0812724036314455</text:p>
          </table:table-cell>
          <table:table-cell office:value-type="float" office:value="12624872" calcext:value-type="float">
            <text:p>12624872</text:p>
          </table:table-cell>
          <table:table-cell office:value-type="float" office:value="8518965" calcext:value-type="float">
            <text:p>8518965</text:p>
          </table:table-cell>
          <table:table-cell office:value-type="float" office:value="11950471" calcext:value-type="float">
            <text:p>11950471</text:p>
          </table:table-cell>
          <table:table-cell office:value-type="float" office:value="8063895" calcext:value-type="float">
            <text:p>8063895</text:p>
          </table:table-cell>
          <table:table-cell office:value-type="float" office:value="2163194.71033969" calcext:value-type="float">
            <text:p>2163194.71033969</text:p>
          </table:table-cell>
          <table:table-cell office:value-type="float" office:value="1461907.02114954" calcext:value-type="float">
            <text:p>1461907.02114954</text:p>
          </table:table-cell>
          <table:table-cell office:value-type="float" office:value="744848.774589238" calcext:value-type="float">
            <text:p>744848.774589238</text:p>
          </table:table-cell>
          <table:table-cell office:value-type="float" office:value="556944.969477166" calcext:value-type="float">
            <text:p>556944.969477166</text:p>
          </table:table-cell>
          <table:table-cell office:value-type="float" office:value="2233641.64522458" calcext:value-type="float">
            <text:p>2233641.64522458</text:p>
          </table:table-cell>
          <table:table-cell office:value-type="float" office:value="1670158.45412187" calcext:value-type="float">
            <text:p>1670158.45412187</text:p>
          </table:table-cell>
          <table:table-cell office:value-type="float" office:value="1513995.42844689" calcext:value-type="float">
            <text:p>1513995.42844689</text:p>
          </table:table-cell>
          <table:table-cell office:value-type="float" office:value="1132058.16596789" calcext:value-type="float">
            <text:p>1132058.16596789</text:p>
          </table:table-cell>
          <table:table-cell office:value-type="float" office:value="7840071.36124901" calcext:value-type="float">
            <text:p>7840071.36124901</text:p>
          </table:table-cell>
          <table:table-cell office:value-type="float" office:value="5290294.65569695" calcext:value-type="float">
            <text:p>5290294.65569695</text:p>
          </table:table-cell>
          <table:table-cell office:value-type="float" office:value="7755088.39966811" calcext:value-type="float">
            <text:p>7755088.39966811</text:p>
          </table:table-cell>
          <table:table-cell office:value-type="float" office:value="5232950.16394923" calcext:value-type="float">
            <text:p>5232950.16394923</text:p>
          </table:table-cell>
          <table:table-cell table:formula="of:=[.U34]+[.W34]+[.AA34]" office:value-type="float" office:value="3150910.15659459" calcext:value-type="float">
            <text:p>3150910.15659459</text:p>
          </table:table-cell>
          <table:table-cell table:formula="of:=[.U34]+[.Y34]+[.AA34]" office:value-type="float" office:value="4264123.64123929" calcext:value-type="float">
            <text:p>4264123.641239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.0582232510291" calcext:value-type="float">
            <text:p>80.0582232510291</text:p>
          </table:table-cell>
          <table:table-cell office:value-type="float" office:value="81.5249959235488" calcext:value-type="float">
            <text:p>81.5249959235488</text:p>
          </table:table-cell>
          <table:table-cell office:value-type="float" office:value="2.61497462708922" calcext:value-type="float">
            <text:p>2.61497462708922</text:p>
          </table:table-cell>
          <table:table-cell office:value-type="float" office:value="4.1402447148603" calcext:value-type="float">
            <text:p>4.1402447148603</text:p>
          </table:table-cell>
          <table:table-cell table:formula="of:=[.D35]+[.E35]" office:value-type="float" office:value="6.75521934194952" calcext:value-type="float">
            <text:p>6.75521934194952</text:p>
          </table:table-cell>
          <table:table-cell/>
          <table:table-cell office:value-type="float" office:value="471328" calcext:value-type="float">
            <text:p>471328</text:p>
          </table:table-cell>
          <table:table-cell office:value-type="float" office:value="82514" calcext:value-type="float">
            <text:p>82514</text:p>
          </table:table-cell>
          <table:table-cell office:value-type="float" office:value="0.0086169622591772" calcext:value-type="float">
            <text:p>0.0086169622591772</text:p>
          </table:table-cell>
          <table:table-cell office:value-type="float" office:value="1.25363196224053" calcext:value-type="float">
            <text:p>1.25363196224053</text:p>
          </table:table-cell>
          <table:table-cell office:value-type="float" office:value="0.0624033887055954" calcext:value-type="float">
            <text:p>0.0624033887055954</text:p>
          </table:table-cell>
          <table:table-cell office:value-type="float" office:value="0.00104673754979093" calcext:value-type="float">
            <text:p>0.00104673754979093</text:p>
          </table:table-cell>
          <table:table-cell office:value-type="float" office:value="1.20326231142921" calcext:value-type="float">
            <text:p>1.20326231142921</text:p>
          </table:table-cell>
          <table:table-cell office:value-type="float" office:value="0.240287874550089" calcext:value-type="float">
            <text:p>0.240287874550089</text:p>
          </table:table-cell>
          <table:table-cell office:value-type="float" office:value="61232996" calcext:value-type="float">
            <text:p>61232996</text:p>
          </table:table-cell>
          <table:table-cell office:value-type="float" office:value="40118326" calcext:value-type="float">
            <text:p>40118326</text:p>
          </table:table-cell>
          <table:table-cell office:value-type="float" office:value="59905865" calcext:value-type="float">
            <text:p>59905865</text:p>
          </table:table-cell>
          <table:table-cell office:value-type="float" office:value="39248823" calcext:value-type="float">
            <text:p>39248823</text:p>
          </table:table-cell>
          <table:table-cell office:value-type="float" office:value="2489451.3742369" calcext:value-type="float">
            <text:p>2489451.3742369</text:p>
          </table:table-cell>
          <table:table-cell office:value-type="float" office:value="1649575.40308477" calcext:value-type="float">
            <text:p>1649575.40308477</text:p>
          </table:table-cell>
          <table:table-cell office:value-type="float" office:value="585574.427979007" calcext:value-type="float">
            <text:p>585574.427979007</text:p>
          </table:table-cell>
          <table:table-cell office:value-type="float" office:value="439048.439588219" calcext:value-type="float">
            <text:p>439048.439588219</text:p>
          </table:table-cell>
          <table:table-cell office:value-type="float" office:value="1747894.43784728" calcext:value-type="float">
            <text:p>1747894.43784728</text:p>
          </table:table-cell>
          <table:table-cell office:value-type="float" office:value="1310525.68014341" calcext:value-type="float">
            <text:p>1310525.68014341</text:p>
          </table:table-cell>
          <table:table-cell office:value-type="float" office:value="1494066.64474567" calcext:value-type="float">
            <text:p>1494066.64474567</text:p>
          </table:table-cell>
          <table:table-cell office:value-type="float" office:value="1120212.21842001" calcext:value-type="float">
            <text:p>1120212.21842001</text:p>
          </table:table-cell>
          <table:table-cell office:value-type="float" office:value="54533674.9204573" calcext:value-type="float">
            <text:p>54533674.9204573</text:p>
          </table:table-cell>
          <table:table-cell office:value-type="float" office:value="35729098.7380074" calcext:value-type="float">
            <text:p>35729098.7380074</text:p>
          </table:table-cell>
          <table:table-cell office:value-type="float" office:value="53919612.9365552" calcext:value-type="float">
            <text:p>53919612.9365552</text:p>
          </table:table-cell>
          <table:table-cell office:value-type="float" office:value="35326780.697162" calcext:value-type="float">
            <text:p>35326780.697162</text:p>
          </table:table-cell>
          <table:table-cell table:formula="of:=[.U35]+[.W35]+[.AA35]" office:value-type="float" office:value="3208836.061093" calcext:value-type="float">
            <text:p>3208836.061093</text:p>
          </table:table-cell>
          <table:table-cell table:formula="of:=[.U35]+[.Y35]+[.AA35]" office:value-type="float" office:value="4080313.30164819" calcext:value-type="float">
            <text:p>4080313.301648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.4728753038248" calcext:value-type="float">
            <text:p>80.4728753038248</text:p>
          </table:table-cell>
          <table:table-cell office:value-type="float" office:value="83.2148875676608" calcext:value-type="float">
            <text:p>83.2148875676608</text:p>
          </table:table-cell>
          <table:table-cell office:value-type="float" office:value="0.304380389305577" calcext:value-type="float">
            <text:p>0.304380389305577</text:p>
          </table:table-cell>
          <table:table-cell office:value-type="float" office:value="7.98399773507782" calcext:value-type="float">
            <text:p>7.98399773507782</text:p>
          </table:table-cell>
          <table:table-cell table:formula="of:=[.D36]+[.E36]" office:value-type="float" office:value="8.28837812438339" calcext:value-type="float">
            <text:p>8.28837812438339</text:p>
          </table:table-cell>
          <table:table-cell/>
          <table:table-cell office:value-type="float" office:value="208372" calcext:value-type="float">
            <text:p>208372</text:p>
          </table:table-cell>
          <table:table-cell office:value-type="float" office:value="519216" calcext:value-type="float">
            <text:p>519216</text:p>
          </table:table-cell>
          <table:table-cell office:value-type="float" office:value="0.000163249340884379" calcext:value-type="float">
            <text:p>0.000163249340884379</text:p>
          </table:table-cell>
          <table:table-cell office:value-type="float" office:value="0.662370520768742" calcext:value-type="float">
            <text:p>0.662370520768742</text:p>
          </table:table-cell>
          <table:table-cell office:value-type="float" office:value="0.0266839906085292" calcext:value-type="float">
            <text:p>0.0266839906085292</text:p>
          </table:table-cell>
          <table:table-cell office:value-type="float" office:value="-0.0000671959153257422" calcext:value-type="float">
            <text:p>-6.71959153257422E-05</text:p>
          </table:table-cell>
          <table:table-cell office:value-type="float" office:value="0.908003338486444" calcext:value-type="float">
            <text:p>0.908003338486444</text:p>
          </table:table-cell>
          <table:table-cell office:value-type="float" office:value="0.496394064244005" calcext:value-type="float">
            <text:p>0.496394064244005</text:p>
          </table:table-cell>
          <table:table-cell office:value-type="float" office:value="38719544" calcext:value-type="float">
            <text:p>38719544</text:p>
          </table:table-cell>
          <table:table-cell office:value-type="float" office:value="23175403" calcext:value-type="float">
            <text:p>23175403</text:p>
          </table:table-cell>
          <table:table-cell office:value-type="float" office:value="37921254" calcext:value-type="float">
            <text:p>37921254</text:p>
          </table:table-cell>
          <table:table-cell office:value-type="float" office:value="22697590" calcext:value-type="float">
            <text:p>22697590</text:p>
          </table:table-cell>
          <table:table-cell office:value-type="float" office:value="2167343.60981243" calcext:value-type="float">
            <text:p>2167343.60981243</text:p>
          </table:table-cell>
          <table:table-cell office:value-type="float" office:value="1299461.69024641" calcext:value-type="float">
            <text:p>1299461.69024641</text:p>
          </table:table-cell>
          <table:table-cell office:value-type="float" office:value="672029.383367014" calcext:value-type="float">
            <text:p>672029.383367014</text:p>
          </table:table-cell>
          <table:table-cell office:value-type="float" office:value="487960.86820291" calcext:value-type="float">
            <text:p>487960.86820291</text:p>
          </table:table-cell>
          <table:table-cell office:value-type="float" office:value="2041082.89940017" calcext:value-type="float">
            <text:p>2041082.89940017</text:p>
          </table:table-cell>
          <table:table-cell office:value-type="float" office:value="1482031.30445785" calcext:value-type="float">
            <text:p>1482031.30445785</text:p>
          </table:table-cell>
          <table:table-cell office:value-type="float" office:value="1663074.38554936" calcext:value-type="float">
            <text:p>1663074.38554936</text:p>
          </table:table-cell>
          <table:table-cell office:value-type="float" office:value="1207559.13527593" calcext:value-type="float">
            <text:p>1207559.13527593</text:p>
          </table:table-cell>
          <table:table-cell office:value-type="float" office:value="32932328.2722217" calcext:value-type="float">
            <text:p>32932328.2722217</text:p>
          </table:table-cell>
          <table:table-cell office:value-type="float" office:value="19711492.3560821" calcext:value-type="float">
            <text:p>19711492.3560821</text:p>
          </table:table-cell>
          <table:table-cell office:value-type="float" office:value="31825728.7611218" calcext:value-type="float">
            <text:p>31825728.7611218</text:p>
          </table:table-cell>
          <table:table-cell office:value-type="float" office:value="19049142.3508234" calcext:value-type="float">
            <text:p>19049142.3508234</text:p>
          </table:table-cell>
          <table:table-cell table:formula="of:=[.U36]+[.W36]+[.AA36]" office:value-type="float" office:value="2994981.69372525" calcext:value-type="float">
            <text:p>2994981.69372525</text:p>
          </table:table-cell>
          <table:table-cell table:formula="of:=[.U36]+[.Y36]+[.AA36]" office:value-type="float" office:value="3989052.12998019" calcext:value-type="float">
            <text:p>3989052.129980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.6448044199228" calcext:value-type="float">
            <text:p>84.6448044199228</text:p>
          </table:table-cell>
          <table:table-cell office:value-type="float" office:value="84.5510600156591" calcext:value-type="float">
            <text:p>84.5510600156591</text:p>
          </table:table-cell>
          <table:table-cell office:value-type="float" office:value="5.10784017624587" calcext:value-type="float">
            <text:p>5.10784017624587</text:p>
          </table:table-cell>
          <table:table-cell office:value-type="float" office:value="0.526189990314573" calcext:value-type="float">
            <text:p>0.526189990314573</text:p>
          </table:table-cell>
          <table:table-cell table:formula="of:=[.D37]+[.E37]" office:value-type="float" office:value="5.63403016656044" calcext:value-type="float">
            <text:p>5.63403016656044</text:p>
          </table:table-cell>
          <table:table-cell/>
          <table:table-cell office:value-type="float" office:value="295973" calcext:value-type="float">
            <text:p>295973</text:p>
          </table:table-cell>
          <table:table-cell office:value-type="float" office:value="561738" calcext:value-type="float">
            <text:p>561738</text:p>
          </table:table-cell>
          <table:table-cell office:value-type="float" office:value="0.0048518513813059" calcext:value-type="float">
            <text:p>0.0048518513813059</text:p>
          </table:table-cell>
          <table:table-cell office:value-type="float" office:value="0.743474164266498" calcext:value-type="float">
            <text:p>0.743474164266498</text:p>
          </table:table-cell>
          <table:table-cell office:value-type="float" office:value="0.0920315769600618" calcext:value-type="float">
            <text:p>0.0920315769600618</text:p>
          </table:table-cell>
          <table:table-cell office:value-type="float" office:value="0.00271110236856282" calcext:value-type="float">
            <text:p>0.00271110236856282</text:p>
          </table:table-cell>
          <table:table-cell office:value-type="float" office:value="0.959394745467315" calcext:value-type="float">
            <text:p>0.959394745467315</text:p>
          </table:table-cell>
          <table:table-cell office:value-type="float" office:value="0.261170261567906" calcext:value-type="float">
            <text:p>0.261170261567906</text:p>
          </table:table-cell>
          <table:table-cell office:value-type="float" office:value="16307091" calcext:value-type="float">
            <text:p>16307091</text:p>
          </table:table-cell>
          <table:table-cell office:value-type="float" office:value="8653320" calcext:value-type="float">
            <text:p>8653320</text:p>
          </table:table-cell>
          <table:table-cell office:value-type="float" office:value="16583673" calcext:value-type="float">
            <text:p>16583673</text:p>
          </table:table-cell>
          <table:table-cell office:value-type="float" office:value="8800088" calcext:value-type="float">
            <text:p>8800088</text:p>
          </table:table-cell>
          <table:table-cell office:value-type="float" office:value="1876353.81178899" calcext:value-type="float">
            <text:p>1876353.81178899</text:p>
          </table:table-cell>
          <table:table-cell office:value-type="float" office:value="998898.316750677" calcext:value-type="float">
            <text:p>998898.316750677</text:p>
          </table:table-cell>
          <table:table-cell office:value-type="float" office:value="901898.906569771" calcext:value-type="float">
            <text:p>901898.906569771</text:p>
          </table:table-cell>
          <table:table-cell office:value-type="float" office:value="545027.592803594" calcext:value-type="float">
            <text:p>545027.592803594</text:p>
          </table:table-cell>
          <table:table-cell office:value-type="float" office:value="3054835.42276859" calcext:value-type="float">
            <text:p>3054835.42276859</text:p>
          </table:table-cell>
          <table:table-cell office:value-type="float" office:value="1846071.20016939" calcext:value-type="float">
            <text:p>1846071.20016939</text:p>
          </table:table-cell>
          <table:table-cell office:value-type="float" office:value="2240512.58409079" calcext:value-type="float">
            <text:p>2240512.58409079</text:p>
          </table:table-cell>
          <table:table-cell office:value-type="float" office:value="1353966.80432575" calcext:value-type="float">
            <text:p>1353966.80432575</text:p>
          </table:table-cell>
          <table:table-cell office:value-type="float" office:value="11559564.4244972" calcext:value-type="float">
            <text:p>11559564.4244972</text:p>
          </table:table-cell>
          <table:table-cell office:value-type="float" office:value="6134056.68601756" calcext:value-type="float">
            <text:p>6134056.68601756</text:p>
          </table:table-cell>
          <table:table-cell office:value-type="float" office:value="9904569.05790061" calcext:value-type="float">
            <text:p>9904569.05790061</text:p>
          </table:table-cell>
          <table:table-cell office:value-type="float" office:value="5255837.14235672" calcext:value-type="float">
            <text:p>5255837.14235672</text:p>
          </table:table-cell>
          <table:table-cell table:formula="of:=[.U37]+[.W37]+[.AA37]" office:value-type="float" office:value="2897892.71388003" calcext:value-type="float">
            <text:p>2897892.71388003</text:p>
          </table:table-cell>
          <table:table-cell table:formula="of:=[.U37]+[.Y37]+[.AA37]" office:value-type="float" office:value="4198936.32124582" calcext:value-type="float">
            <text:p>4198936.321245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.7890731829602" calcext:value-type="float">
            <text:p>85.7890731829602</text:p>
          </table:table-cell>
          <table:table-cell office:value-type="float" office:value="75.4294680306284" calcext:value-type="float">
            <text:p>75.4294680306284</text:p>
          </table:table-cell>
          <table:table-cell office:value-type="float" office:value="2.452035811322" calcext:value-type="float">
            <text:p>2.452035811322</text:p>
          </table:table-cell>
          <table:table-cell office:value-type="float" office:value="8.38731830794451" calcext:value-type="float">
            <text:p>8.38731830794451</text:p>
          </table:table-cell>
          <table:table-cell table:formula="of:=[.D38]+[.E38]" office:value-type="float" office:value="10.8393541192665" calcext:value-type="float">
            <text:p>10.8393541192665</text:p>
          </table:table-cell>
          <table:table-cell/>
          <table:table-cell office:value-type="float" office:value="457622" calcext:value-type="float">
            <text:p>457622</text:p>
          </table:table-cell>
          <table:table-cell office:value-type="float" office:value="328424" calcext:value-type="float">
            <text:p>328424</text:p>
          </table:table-cell>
          <table:table-cell office:value-type="float" office:value="-0.00351333733280259" calcext:value-type="float">
            <text:p>-0.00351333733280259</text:p>
          </table:table-cell>
          <table:table-cell office:value-type="float" office:value="1.12013248380984" calcext:value-type="float">
            <text:p>1.12013248380984</text:p>
          </table:table-cell>
          <table:table-cell office:value-type="float" office:value="0.374875726355233" calcext:value-type="float">
            <text:p>0.374875726355233</text:p>
          </table:table-cell>
          <table:table-cell office:value-type="float" office:value="0.00431733642062481" calcext:value-type="float">
            <text:p>0.00431733642062481</text:p>
          </table:table-cell>
          <table:table-cell office:value-type="float" office:value="0.763453079756589" calcext:value-type="float">
            <text:p>0.763453079756589</text:p>
          </table:table-cell>
          <table:table-cell office:value-type="float" office:value="0.182304326070154" calcext:value-type="float">
            <text:p>0.182304326070154</text:p>
          </table:table-cell>
          <table:table-cell office:value-type="float" office:value="42514973" calcext:value-type="float">
            <text:p>42514973</text:p>
          </table:table-cell>
          <table:table-cell office:value-type="float" office:value="20165695" calcext:value-type="float">
            <text:p>20165695</text:p>
          </table:table-cell>
          <table:table-cell office:value-type="float" office:value="42019366" calcext:value-type="float">
            <text:p>42019366</text:p>
          </table:table-cell>
          <table:table-cell office:value-type="float" office:value="19930619" calcext:value-type="float">
            <text:p>19930619</text:p>
          </table:table-cell>
          <table:table-cell office:value-type="float" office:value="3120335.01529361" calcext:value-type="float">
            <text:p>3120335.01529361</text:p>
          </table:table-cell>
          <table:table-cell office:value-type="float" office:value="1483145.52244849" calcext:value-type="float">
            <text:p>1483145.52244849</text:p>
          </table:table-cell>
          <table:table-cell office:value-type="float" office:value="952788.340570066" calcext:value-type="float">
            <text:p>952788.340570066</text:p>
          </table:table-cell>
          <table:table-cell office:value-type="float" office:value="497756.148912179" calcext:value-type="float">
            <text:p>497756.148912179</text:p>
          </table:table-cell>
          <table:table-cell office:value-type="float" office:value="3577516.89206284" calcext:value-type="float">
            <text:p>3577516.89206284</text:p>
          </table:table-cell>
          <table:table-cell office:value-type="float" office:value="1868968.11709097" calcext:value-type="float">
            <text:p>1868968.11709097</text:p>
          </table:table-cell>
          <table:table-cell office:value-type="float" office:value="1874968.32017619" calcext:value-type="float">
            <text:p>1874968.32017619</text:p>
          </table:table-cell>
          <table:table-cell office:value-type="float" office:value="979521.862982544" calcext:value-type="float">
            <text:p>979521.862982544</text:p>
          </table:table-cell>
          <table:table-cell office:value-type="float" office:value="37233223.640056" calcext:value-type="float">
            <text:p>37233223.640056</text:p>
          </table:table-cell>
          <table:table-cell office:value-type="float" office:value="17660457.107268" calcext:value-type="float">
            <text:p>17660457.107268</text:p>
          </table:table-cell>
          <table:table-cell office:value-type="float" office:value="36726813.1131372" calcext:value-type="float">
            <text:p>36726813.1131372</text:p>
          </table:table-cell>
          <table:table-cell office:value-type="float" office:value="17420256.5413493" calcext:value-type="float">
            <text:p>17420256.5413493</text:p>
          </table:table-cell>
          <table:table-cell table:formula="of:=[.U38]+[.W38]+[.AA38]" office:value-type="float" office:value="2960423.53434321" calcext:value-type="float">
            <text:p>2960423.53434321</text:p>
          </table:table-cell>
          <table:table-cell table:formula="of:=[.U38]+[.Y38]+[.AA38]" office:value-type="float" office:value="4331635.502522" calcext:value-type="float">
            <text:p>4331635.5025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6.3137842937274" calcext:value-type="float">
            <text:p>86.3137842937274</text:p>
          </table:table-cell>
          <table:table-cell office:value-type="float" office:value="78.4365383649324" calcext:value-type="float">
            <text:p>78.4365383649324</text:p>
          </table:table-cell>
          <table:table-cell office:value-type="float" office:value="5.48489896924546" calcext:value-type="float">
            <text:p>5.48489896924546</text:p>
          </table:table-cell>
          <table:table-cell office:value-type="float" office:value="6.24363738721039" calcext:value-type="float">
            <text:p>6.24363738721039</text:p>
          </table:table-cell>
          <table:table-cell table:formula="of:=[.D39]+[.E39]" office:value-type="float" office:value="11.7285363564558" calcext:value-type="float">
            <text:p>11.7285363564558</text:p>
          </table:table-cell>
          <table:table-cell/>
          <table:table-cell office:value-type="float" office:value="210145" calcext:value-type="float">
            <text:p>210145</text:p>
          </table:table-cell>
          <table:table-cell office:value-type="float" office:value="896808" calcext:value-type="float">
            <text:p>896808</text:p>
          </table:table-cell>
          <table:table-cell office:value-type="float" office:value="0.00591333565720393" calcext:value-type="float">
            <text:p>0.00591333565720393</text:p>
          </table:table-cell>
          <table:table-cell office:value-type="float" office:value="1.03040622246521" calcext:value-type="float">
            <text:p>1.03040622246521</text:p>
          </table:table-cell>
          <table:table-cell office:value-type="float" office:value="0.224737194859324" calcext:value-type="float">
            <text:p>0.224737194859324</text:p>
          </table:table-cell>
          <table:table-cell office:value-type="float" office:value="0.00178452218296954" calcext:value-type="float">
            <text:p>0.00178452218296954</text:p>
          </table:table-cell>
          <table:table-cell office:value-type="float" office:value="1.08675779457625" calcext:value-type="float">
            <text:p>1.08675779457625</text:p>
          </table:table-cell>
          <table:table-cell office:value-type="float" office:value="0.355904959775064" calcext:value-type="float">
            <text:p>0.355904959775064</text:p>
          </table:table-cell>
          <table:table-cell office:value-type="float" office:value="128500935" calcext:value-type="float">
            <text:p>128500935</text:p>
          </table:table-cell>
          <table:table-cell office:value-type="float" office:value="65552384" calcext:value-type="float">
            <text:p>65552384</text:p>
          </table:table-cell>
          <table:table-cell office:value-type="float" office:value="127364998" calcext:value-type="float">
            <text:p>127364998</text:p>
          </table:table-cell>
          <table:table-cell office:value-type="float" office:value="64972907" calcext:value-type="float">
            <text:p>64972907</text:p>
          </table:table-cell>
          <table:table-cell office:value-type="float" office:value="3334695.62511537" calcext:value-type="float">
            <text:p>3334695.62511537</text:p>
          </table:table-cell>
          <table:table-cell office:value-type="float" office:value="1704856.9130062" calcext:value-type="float">
            <text:p>1704856.9130062</text:p>
          </table:table-cell>
          <table:table-cell office:value-type="float" office:value="921729.913141377" calcext:value-type="float">
            <text:p>921729.913141377</text:p>
          </table:table-cell>
          <table:table-cell office:value-type="float" office:value="550093.512871586" calcext:value-type="float">
            <text:p>550093.512871586</text:p>
          </table:table-cell>
          <table:table-cell office:value-type="float" office:value="3120488.60095756" calcext:value-type="float">
            <text:p>3120488.60095756</text:p>
          </table:table-cell>
          <table:table-cell office:value-type="float" office:value="1862324.8653461" calcext:value-type="float">
            <text:p>1862324.8653461</text:p>
          </table:table-cell>
          <table:table-cell office:value-type="float" office:value="1947001.4943821" calcext:value-type="float">
            <text:p>1947001.4943821</text:p>
          </table:table-cell>
          <table:table-cell office:value-type="float" office:value="1161981.26624822" calcext:value-type="float">
            <text:p>1161981.26624822</text:p>
          </table:table-cell>
          <table:table-cell office:value-type="float" office:value="118949638.688397" calcext:value-type="float">
            <text:p>118949638.688397</text:p>
          </table:table-cell>
          <table:table-cell office:value-type="float" office:value="60679966.771893" calcext:value-type="float">
            <text:p>60679966.771893</text:p>
          </table:table-cell>
          <table:table-cell office:value-type="float" office:value="117979818.253067" calcext:value-type="float">
            <text:p>117979818.253067</text:p>
          </table:table-cell>
          <table:table-cell office:value-type="float" office:value="60185230.7437769" calcext:value-type="float">
            <text:p>60185230.7437769</text:p>
          </table:table-cell>
          <table:table-cell table:formula="of:=[.U39]+[.W39]+[.AA39]" office:value-type="float" office:value="3416931.692126" calcext:value-type="float">
            <text:p>3416931.692126</text:p>
          </table:table-cell>
          <table:table-cell table:formula="of:=[.U39]+[.Y39]+[.AA39]" office:value-type="float" office:value="4729163.04460051" calcext:value-type="float">
            <text:p>4729163.044600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.6032670095856" calcext:value-type="float">
            <text:p>79.6032670095856</text:p>
          </table:table-cell>
          <table:table-cell office:value-type="float" office:value="80.2979522454424" calcext:value-type="float">
            <text:p>80.2979522454424</text:p>
          </table:table-cell>
          <table:table-cell office:value-type="float" office:value="7.26594491017999" calcext:value-type="float">
            <text:p>7.26594491017999</text:p>
          </table:table-cell>
          <table:table-cell office:value-type="float" office:value="3.78738492848681" calcext:value-type="float">
            <text:p>3.78738492848681</text:p>
          </table:table-cell>
          <table:table-cell table:formula="of:=[.D40]+[.E40]" office:value-type="float" office:value="11.0533298386668" calcext:value-type="float">
            <text:p>11.0533298386668</text:p>
          </table:table-cell>
          <table:table-cell/>
          <table:table-cell office:value-type="float" office:value="702473" calcext:value-type="float">
            <text:p>702473</text:p>
          </table:table-cell>
          <table:table-cell office:value-type="float" office:value="836564" calcext:value-type="float">
            <text:p>836564</text:p>
          </table:table-cell>
          <table:table-cell office:value-type="float" office:value="0.00462596419631232" calcext:value-type="float">
            <text:p>0.00462596419631232</text:p>
          </table:table-cell>
          <table:table-cell office:value-type="float" office:value="1.21698646157051" calcext:value-type="float">
            <text:p>1.21698646157051</text:p>
          </table:table-cell>
          <table:table-cell office:value-type="float" office:value="0.257934460433234" calcext:value-type="float">
            <text:p>0.257934460433234</text:p>
          </table:table-cell>
          <table:table-cell office:value-type="float" office:value="0.00476276481524354" calcext:value-type="float">
            <text:p>0.00476276481524354</text:p>
          </table:table-cell>
          <table:table-cell office:value-type="float" office:value="1.10761752904106" calcext:value-type="float">
            <text:p>1.10761752904106</text:p>
          </table:table-cell>
          <table:table-cell office:value-type="float" office:value="0.4615993665084" calcext:value-type="float">
            <text:p>0.4615993665084</text:p>
          </table:table-cell>
          <table:table-cell office:value-type="float" office:value="33755373" calcext:value-type="float">
            <text:p>33755373</text:p>
          </table:table-cell>
          <table:table-cell office:value-type="float" office:value="13338813" calcext:value-type="float">
            <text:p>13338813</text:p>
          </table:table-cell>
          <table:table-cell office:value-type="float" office:value="27476353" calcext:value-type="float">
            <text:p>27476353</text:p>
          </table:table-cell>
          <table:table-cell office:value-type="float" office:value="10857588" calcext:value-type="float">
            <text:p>10857588</text:p>
          </table:table-cell>
          <table:table-cell office:value-type="float" office:value="7911863.1361405" calcext:value-type="float">
            <text:p>7911863.1361405</text:p>
          </table:table-cell>
          <table:table-cell office:value-type="float" office:value="3126461.32830456" calcext:value-type="float">
            <text:p>3126461.32830456</text:p>
          </table:table-cell>
          <table:table-cell office:value-type="float" office:value="641360.73140148" calcext:value-type="float">
            <text:p>641360.73140148</text:p>
          </table:table-cell>
          <table:table-cell office:value-type="float" office:value="357705.626530488" calcext:value-type="float">
            <text:p>357705.626530488</text:p>
          </table:table-cell>
          <table:table-cell office:value-type="float" office:value="2274203.70987815" calcext:value-type="float">
            <text:p>2274203.70987815</text:p>
          </table:table-cell>
          <table:table-cell office:value-type="float" office:value="1268389.88274555" calcext:value-type="float">
            <text:p>1268389.88274555</text:p>
          </table:table-cell>
          <table:table-cell office:value-type="float" office:value="1607544.84883275" calcext:value-type="float">
            <text:p>1607544.84883275</text:p>
          </table:table-cell>
          <table:table-cell office:value-type="float" office:value="896574.749861978" calcext:value-type="float">
            <text:p>896574.749861978</text:p>
          </table:table-cell>
          <table:table-cell office:value-type="float" office:value="28364845.7244046" calcext:value-type="float">
            <text:p>28364845.7244046</text:p>
          </table:table-cell>
          <table:table-cell office:value-type="float" office:value="11208686.4642019" calcext:value-type="float">
            <text:p>11208686.4642019</text:p>
          </table:table-cell>
          <table:table-cell office:value-type="float" office:value="27960242.2323141" calcext:value-type="float">
            <text:p>27960242.2323141</text:p>
          </table:table-cell>
          <table:table-cell office:value-type="float" office:value="11048802.8628869" calcext:value-type="float">
            <text:p>11048802.8628869</text:p>
          </table:table-cell>
          <table:table-cell table:formula="of:=[.U40]+[.W40]+[.AA40]" office:value-type="float" office:value="4380741.70469703" calcext:value-type="float">
            <text:p>4380741.70469703</text:p>
          </table:table-cell>
          <table:table-cell table:formula="of:=[.U40]+[.Y40]+[.AA40]" office:value-type="float" office:value="5291425.96091209" calcext:value-type="float">
            <text:p>5291425.960912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.6621983774033" calcext:value-type="float">
            <text:p>87.6621983774033</text:p>
          </table:table-cell>
          <table:table-cell office:value-type="float" office:value="87.0904273357862" calcext:value-type="float">
            <text:p>87.0904273357862</text:p>
          </table:table-cell>
          <table:table-cell office:value-type="float" office:value="8.08474554327172" calcext:value-type="float">
            <text:p>8.08474554327172</text:p>
          </table:table-cell>
          <table:table-cell office:value-type="float" office:value="9.19281366414639" calcext:value-type="float">
            <text:p>9.19281366414639</text:p>
          </table:table-cell>
          <table:table-cell table:formula="of:=[.D41]+[.E41]" office:value-type="float" office:value="17.2775592074181" calcext:value-type="float">
            <text:p>17.2775592074181</text:p>
          </table:table-cell>
          <table:table-cell/>
          <table:table-cell office:value-type="float" office:value="95101" calcext:value-type="float">
            <text:p>95101</text:p>
          </table:table-cell>
          <table:table-cell office:value-type="float" office:value="523366" calcext:value-type="float">
            <text:p>523366</text:p>
          </table:table-cell>
          <table:table-cell office:value-type="float" office:value="0.00834880629361058" calcext:value-type="float">
            <text:p>0.00834880629361058</text:p>
          </table:table-cell>
          <table:table-cell office:value-type="float" office:value="0.733309017980635" calcext:value-type="float">
            <text:p>0.733309017980635</text:p>
          </table:table-cell>
          <table:table-cell office:value-type="float" office:value="0.299646922527292" calcext:value-type="float">
            <text:p>0.299646922527292</text:p>
          </table:table-cell>
          <table:table-cell office:value-type="float" office:value="-0.000815969218538794" calcext:value-type="float">
            <text:p>-0.000815969218538794</text:p>
          </table:table-cell>
          <table:table-cell office:value-type="float" office:value="1.04478105261392" calcext:value-type="float">
            <text:p>1.04478105261392</text:p>
          </table:table-cell>
          <table:table-cell office:value-type="float" office:value="0.323315657935885" calcext:value-type="float">
            <text:p>0.323315657935885</text:p>
          </table:table-cell>
          <table:table-cell office:value-type="float" office:value="286535166" calcext:value-type="float">
            <text:p>286535166</text:p>
          </table:table-cell>
          <table:table-cell office:value-type="float" office:value="168510190" calcext:value-type="float">
            <text:p>168510190</text:p>
          </table:table-cell>
          <table:table-cell office:value-type="float" office:value="280157559" calcext:value-type="float">
            <text:p>280157559</text:p>
          </table:table-cell>
          <table:table-cell office:value-type="float" office:value="164759545" calcext:value-type="float">
            <text:p>164759545</text:p>
          </table:table-cell>
          <table:table-cell office:value-type="float" office:value="8613309.88789757" calcext:value-type="float">
            <text:p>8613309.88789757</text:p>
          </table:table-cell>
          <table:table-cell office:value-type="float" office:value="5069837.0176924" calcext:value-type="float">
            <text:p>5069837.0176924</text:p>
          </table:table-cell>
          <table:table-cell office:value-type="float" office:value="1019386.50967954" calcext:value-type="float">
            <text:p>1019386.50967954</text:p>
          </table:table-cell>
          <table:table-cell office:value-type="float" office:value="689947.100241145" calcext:value-type="float">
            <text:p>689947.100241145</text:p>
          </table:table-cell>
          <table:table-cell office:value-type="float" office:value="3255089.30374169" calcext:value-type="float">
            <text:p>3255089.30374169</text:p>
          </table:table-cell>
          <table:table-cell office:value-type="float" office:value="2203128.45502396" calcext:value-type="float">
            <text:p>2203128.45502396</text:p>
          </table:table-cell>
          <table:table-cell office:value-type="float" office:value="2530653.67157256" calcext:value-type="float">
            <text:p>2530653.67157256</text:p>
          </table:table-cell>
          <table:table-cell office:value-type="float" office:value="1712811.72139995" calcext:value-type="float">
            <text:p>1712811.72139995</text:p>
          </table:table-cell>
          <table:table-cell office:value-type="float" office:value="273454008.221568" calcext:value-type="float">
            <text:p>273454008.221568</text:p>
          </table:table-cell>
          <table:table-cell office:value-type="float" office:value="160817213.100583" calcext:value-type="float">
            <text:p>160817213.100583</text:p>
          </table:table-cell>
          <table:table-cell office:value-type="float" office:value="272799087.766319" calcext:value-type="float">
            <text:p>272799087.766319</text:p>
          </table:table-cell>
          <table:table-cell office:value-type="float" office:value="160432056.989321" calcext:value-type="float">
            <text:p>160432056.989321</text:p>
          </table:table-cell>
          <table:table-cell table:formula="of:=[.U41]+[.W41]+[.AA41]" office:value-type="float" office:value="7472595.83933349" calcext:value-type="float">
            <text:p>7472595.83933349</text:p>
          </table:table-cell>
          <table:table-cell table:formula="of:=[.U41]+[.Y41]+[.AA41]" office:value-type="float" office:value="8985777.19411631" calcext:value-type="float">
            <text:p>8985777.194116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5.8869133365917" calcext:value-type="float">
            <text:p>75.8869133365917</text:p>
          </table:table-cell>
          <table:table-cell office:value-type="float" office:value="84.8566319794899" calcext:value-type="float">
            <text:p>84.8566319794899</text:p>
          </table:table-cell>
          <table:table-cell office:value-type="float" office:value="5.72745861203934" calcext:value-type="float">
            <text:p>5.72745861203934</text:p>
          </table:table-cell>
          <table:table-cell office:value-type="float" office:value="9.02560224080647" calcext:value-type="float">
            <text:p>9.02560224080647</text:p>
          </table:table-cell>
          <table:table-cell table:formula="of:=[.D42]+[.E42]" office:value-type="float" office:value="14.7530608528458" calcext:value-type="float">
            <text:p>14.7530608528458</text:p>
          </table:table-cell>
          <table:table-cell/>
          <table:table-cell office:value-type="float" office:value="88904" calcext:value-type="float">
            <text:p>88904</text:p>
          </table:table-cell>
          <table:table-cell office:value-type="float" office:value="316823" calcext:value-type="float">
            <text:p>316823</text:p>
          </table:table-cell>
          <table:table-cell office:value-type="float" office:value="0.00405714109853814" calcext:value-type="float">
            <text:p>0.00405714109853814</text:p>
          </table:table-cell>
          <table:table-cell office:value-type="float" office:value="1.20782651939015" calcext:value-type="float">
            <text:p>1.20782651939015</text:p>
          </table:table-cell>
          <table:table-cell office:value-type="float" office:value="0.188302480504208" calcext:value-type="float">
            <text:p>0.188302480504208</text:p>
          </table:table-cell>
          <table:table-cell office:value-type="float" office:value="0.00334435937503773" calcext:value-type="float">
            <text:p>0.00334435937503773</text:p>
          </table:table-cell>
          <table:table-cell office:value-type="float" office:value="1.37415289002694" calcext:value-type="float">
            <text:p>1.37415289002694</text:p>
          </table:table-cell>
          <table:table-cell office:value-type="float" office:value="0.44860144984824" calcext:value-type="float">
            <text:p>0.44860144984824</text:p>
          </table:table-cell>
          <table:table-cell office:value-type="float" office:value="41880750" calcext:value-type="float">
            <text:p>41880750</text:p>
          </table:table-cell>
          <table:table-cell office:value-type="float" office:value="15513466" calcext:value-type="float">
            <text:p>15513466</text:p>
          </table:table-cell>
          <table:table-cell office:value-type="float" office:value="37514741" calcext:value-type="float">
            <text:p>37514741</text:p>
          </table:table-cell>
          <table:table-cell office:value-type="float" office:value="13896209" calcext:value-type="float">
            <text:p>13896209</text:p>
          </table:table-cell>
          <table:table-cell office:value-type="float" office:value="6564928.91190045" calcext:value-type="float">
            <text:p>6564928.91190045</text:p>
          </table:table-cell>
          <table:table-cell office:value-type="float" office:value="2446383.87135246" calcext:value-type="float">
            <text:p>2446383.87135246</text:p>
          </table:table-cell>
          <table:table-cell office:value-type="float" office:value="829262.28275954" calcext:value-type="float">
            <text:p>829262.28275954</text:p>
          </table:table-cell>
          <table:table-cell office:value-type="float" office:value="442677.140834115" calcext:value-type="float">
            <text:p>442677.140834115</text:p>
          </table:table-cell>
          <table:table-cell office:value-type="float" office:value="3028182.73813505" calcext:value-type="float">
            <text:p>3028182.73813505</text:p>
          </table:table-cell>
          <table:table-cell office:value-type="float" office:value="1616505.78388786" calcext:value-type="float">
            <text:p>1616505.78388786</text:p>
          </table:table-cell>
          <table:table-cell office:value-type="float" office:value="1744633.44639003" calcext:value-type="float">
            <text:p>1744633.44639003</text:p>
          </table:table-cell>
          <table:table-cell office:value-type="float" office:value="931320.960699539" calcext:value-type="float">
            <text:p>931320.960699539</text:p>
          </table:table-cell>
          <table:table-cell office:value-type="float" office:value="32341941.5036936" calcext:value-type="float">
            <text:p>32341941.5036936</text:p>
          </table:table-cell>
          <table:table-cell office:value-type="float" office:value="11980101.1902021" calcext:value-type="float">
            <text:p>11980101.1902021</text:p>
          </table:table-cell>
          <table:table-cell office:value-type="float" office:value="34082515.9968484" calcext:value-type="float">
            <text:p>34082515.9968484</text:p>
          </table:table-cell>
          <table:table-cell office:value-type="float" office:value="12624844.7518927" calcext:value-type="float">
            <text:p>12624844.7518927</text:p>
          </table:table-cell>
          <table:table-cell table:formula="of:=[.U42]+[.W42]+[.AA42]" office:value-type="float" office:value="3820381.97288611" calcext:value-type="float">
            <text:p>3820381.97288611</text:p>
          </table:table-cell>
          <table:table-cell table:formula="of:=[.U42]+[.Y42]+[.AA42]" office:value-type="float" office:value="4994210.61593986" calcext:value-type="float">
            <text:p>4994210.615939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3.1504175590818" calcext:value-type="float">
            <text:p>83.1504175590818</text:p>
          </table:table-cell>
          <table:table-cell office:value-type="float" office:value="85.1261204790817" calcext:value-type="float">
            <text:p>85.1261204790817</text:p>
          </table:table-cell>
          <table:table-cell office:value-type="float" office:value="4.81515837300878" calcext:value-type="float">
            <text:p>4.81515837300878</text:p>
          </table:table-cell>
          <table:table-cell office:value-type="float" office:value="6.13652417974415" calcext:value-type="float">
            <text:p>6.13652417974415</text:p>
          </table:table-cell>
          <table:table-cell table:formula="of:=[.D43]+[.E43]" office:value-type="float" office:value="10.9516825527529" calcext:value-type="float">
            <text:p>10.9516825527529</text:p>
          </table:table-cell>
          <table:table-cell/>
          <table:table-cell office:value-type="float" office:value="615658" calcext:value-type="float">
            <text:p>615658</text:p>
          </table:table-cell>
          <table:table-cell office:value-type="float" office:value="680283" calcext:value-type="float">
            <text:p>680283</text:p>
          </table:table-cell>
          <table:table-cell office:value-type="float" office:value="0.00664878205724852" calcext:value-type="float">
            <text:p>0.00664878205724852</text:p>
          </table:table-cell>
          <table:table-cell office:value-type="float" office:value="1.10151629664461" calcext:value-type="float">
            <text:p>1.10151629664461</text:p>
          </table:table-cell>
          <table:table-cell office:value-type="float" office:value="0.392045161072112" calcext:value-type="float">
            <text:p>0.392045161072112</text:p>
          </table:table-cell>
          <table:table-cell office:value-type="float" office:value="0.00341413904580668" calcext:value-type="float">
            <text:p>0.00341413904580668</text:p>
          </table:table-cell>
          <table:table-cell office:value-type="float" office:value="0.573403270425372" calcext:value-type="float">
            <text:p>0.573403270425372</text:p>
          </table:table-cell>
          <table:table-cell office:value-type="float" office:value="0.215627787379555" calcext:value-type="float">
            <text:p>0.215627787379555</text:p>
          </table:table-cell>
          <table:table-cell office:value-type="float" office:value="99611266" calcext:value-type="float">
            <text:p>99611266</text:p>
          </table:table-cell>
          <table:table-cell office:value-type="float" office:value="49546103" calcext:value-type="float">
            <text:p>49546103</text:p>
          </table:table-cell>
          <table:table-cell office:value-type="float" office:value="94879009" calcext:value-type="float">
            <text:p>94879009</text:p>
          </table:table-cell>
          <table:table-cell office:value-type="float" office:value="47192304" calcext:value-type="float">
            <text:p>47192304</text:p>
          </table:table-cell>
          <table:table-cell office:value-type="float" office:value="6667335.50001499" calcext:value-type="float">
            <text:p>6667335.50001499</text:p>
          </table:table-cell>
          <table:table-cell office:value-type="float" office:value="3324214.2409634" calcext:value-type="float">
            <text:p>3324214.2409634</text:p>
          </table:table-cell>
          <table:table-cell office:value-type="float" office:value="840054.978122494" calcext:value-type="float">
            <text:p>840054.978122494</text:p>
          </table:table-cell>
          <table:table-cell office:value-type="float" office:value="518007.355116236" calcext:value-type="float">
            <text:p>518007.355116236</text:p>
          </table:table-cell>
          <table:table-cell office:value-type="float" office:value="2775133.92460755" calcext:value-type="float">
            <text:p>2775133.92460755</text:p>
          </table:table-cell>
          <table:table-cell office:value-type="float" office:value="1711244.88493857" calcext:value-type="float">
            <text:p>1711244.88493857</text:p>
          </table:table-cell>
          <table:table-cell office:value-type="float" office:value="2120101.96015697" calcext:value-type="float">
            <text:p>2120101.96015697</text:p>
          </table:table-cell>
          <table:table-cell office:value-type="float" office:value="1307329.20768136" calcext:value-type="float">
            <text:p>1307329.20768136</text:p>
          </table:table-cell>
          <table:table-cell office:value-type="float" office:value="88612877.9933067" calcext:value-type="float">
            <text:p>88612877.9933067</text:p>
          </table:table-cell>
          <table:table-cell office:value-type="float" office:value="44075564.7223439" calcext:value-type="float">
            <text:p>44075564.7223439</text:p>
          </table:table-cell>
          <table:table-cell office:value-type="float" office:value="88938581.7920113" calcext:value-type="float">
            <text:p>88938581.7920113</text:p>
          </table:table-cell>
          <table:table-cell office:value-type="float" office:value="44237568.0246314" calcext:value-type="float">
            <text:p>44237568.0246314</text:p>
          </table:table-cell>
          <table:table-cell table:formula="of:=[.U43]+[.W43]+[.AA43]" office:value-type="float" office:value="5149550.80376099" calcext:value-type="float">
            <text:p>5149550.80376099</text:p>
          </table:table-cell>
          <table:table-cell table:formula="of:=[.U43]+[.Y43]+[.AA43]" office:value-type="float" office:value="6342788.33358333" calcext:value-type="float">
            <text:p>6342788.33358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6.2815437487198" calcext:value-type="float">
            <text:p>76.2815437487198</text:p>
          </table:table-cell>
          <table:table-cell office:value-type="float" office:value="76.6218503097167" calcext:value-type="float">
            <text:p>76.6218503097167</text:p>
          </table:table-cell>
          <table:table-cell office:value-type="float" office:value="0.797105521716832" calcext:value-type="float">
            <text:p>0.797105521716832</text:p>
          </table:table-cell>
          <table:table-cell office:value-type="float" office:value="3.41953625918374" calcext:value-type="float">
            <text:p>3.41953625918374</text:p>
          </table:table-cell>
          <table:table-cell table:formula="of:=[.D44]+[.E44]" office:value-type="float" office:value="4.21664178090057" calcext:value-type="float">
            <text:p>4.21664178090057</text:p>
          </table:table-cell>
          <table:table-cell/>
          <table:table-cell office:value-type="float" office:value="803225" calcext:value-type="float">
            <text:p>803225</text:p>
          </table:table-cell>
          <table:table-cell office:value-type="float" office:value="345160" calcext:value-type="float">
            <text:p>345160</text:p>
          </table:table-cell>
          <table:table-cell office:value-type="float" office:value="-0.00281161208282538" calcext:value-type="float">
            <text:p>-0.00281161208282538</text:p>
          </table:table-cell>
          <table:table-cell office:value-type="float" office:value="0.573075167072171" calcext:value-type="float">
            <text:p>0.573075167072171</text:p>
          </table:table-cell>
          <table:table-cell office:value-type="float" office:value="0.128856792175239" calcext:value-type="float">
            <text:p>0.128856792175239</text:p>
          </table:table-cell>
          <table:table-cell office:value-type="float" office:value="-0.00413477674863709" calcext:value-type="float">
            <text:p>-0.00413477674863709</text:p>
          </table:table-cell>
          <table:table-cell office:value-type="float" office:value="1.0116855004778" calcext:value-type="float">
            <text:p>1.0116855004778</text:p>
          </table:table-cell>
          <table:table-cell office:value-type="float" office:value="0.270608375715255" calcext:value-type="float">
            <text:p>0.270608375715255</text:p>
          </table:table-cell>
          <table:table-cell office:value-type="float" office:value="11102523" calcext:value-type="float">
            <text:p>11102523</text:p>
          </table:table-cell>
          <table:table-cell office:value-type="float" office:value="10052912" calcext:value-type="float">
            <text:p>10052912</text:p>
          </table:table-cell>
          <table:table-cell office:value-type="float" office:value="10927320" calcext:value-type="float">
            <text:p>10927320</text:p>
          </table:table-cell>
          <table:table-cell office:value-type="float" office:value="9894272" calcext:value-type="float">
            <text:p>9894272</text:p>
          </table:table-cell>
          <table:table-cell office:value-type="float" office:value="718000.065363566" calcext:value-type="float">
            <text:p>718000.065363566</text:p>
          </table:table-cell>
          <table:table-cell office:value-type="float" office:value="650378.570072362" calcext:value-type="float">
            <text:p>650378.570072362</text:p>
          </table:table-cell>
          <table:table-cell office:value-type="float" office:value="332006.935295472" calcext:value-type="float">
            <text:p>332006.935295472</text:p>
          </table:table-cell>
          <table:table-cell office:value-type="float" office:value="311952.675810591" calcext:value-type="float">
            <text:p>311952.675810591</text:p>
          </table:table-cell>
          <table:table-cell office:value-type="float" office:value="874804.168915366" calcext:value-type="float">
            <text:p>874804.168915366</text:p>
          </table:table-cell>
          <table:table-cell office:value-type="float" office:value="821963.255257125" calcext:value-type="float">
            <text:p>821963.255257125</text:p>
          </table:table-cell>
          <table:table-cell office:value-type="float" office:value="818152.657391742" calcext:value-type="float">
            <text:p>818152.657391742</text:p>
          </table:table-cell>
          <table:table-cell office:value-type="float" office:value="768733.672589579" calcext:value-type="float">
            <text:p>768733.672589579</text:p>
          </table:table-cell>
          <table:table-cell office:value-type="float" office:value="6257469.19772582" calcext:value-type="float">
            <text:p>6257469.19772582</text:p>
          </table:table-cell>
          <table:table-cell office:value-type="float" office:value="5665900.00745877" calcext:value-type="float">
            <text:p>5665900.00745877</text:p>
          </table:table-cell>
          <table:table-cell office:value-type="float" office:value="6087346.30564015" calcext:value-type="float">
            <text:p>6087346.30564015</text:p>
          </table:table-cell>
          <table:table-cell office:value-type="float" office:value="5511860.20876709" calcext:value-type="float">
            <text:p>5511860.20876709</text:p>
          </table:table-cell>
          <table:table-cell table:formula="of:=[.U44]+[.W44]+[.AA44]" office:value-type="float" office:value="1731064.91847253" calcext:value-type="float">
            <text:p>1731064.91847253</text:p>
          </table:table-cell>
          <table:table-cell table:formula="of:=[.U44]+[.Y44]+[.AA44]" office:value-type="float" office:value="2241075.49791907" calcext:value-type="float">
            <text:p>2241075.497919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.1788031483714" calcext:value-type="float">
            <text:p>80.1788031483714</text:p>
          </table:table-cell>
          <table:table-cell office:value-type="float" office:value="89.7337992662814" calcext:value-type="float">
            <text:p>89.7337992662814</text:p>
          </table:table-cell>
          <table:table-cell office:value-type="float" office:value="9.66070246257745" calcext:value-type="float">
            <text:p>9.66070246257745</text:p>
          </table:table-cell>
          <table:table-cell office:value-type="float" office:value="8.91676186320458" calcext:value-type="float">
            <text:p>8.91676186320458</text:p>
          </table:table-cell>
          <table:table-cell table:formula="of:=[.D45]+[.E45]" office:value-type="float" office:value="18.577464325782" calcext:value-type="float">
            <text:p>18.577464325782</text:p>
          </table:table-cell>
          <table:table-cell/>
          <table:table-cell office:value-type="float" office:value="981117" calcext:value-type="float">
            <text:p>981117</text:p>
          </table:table-cell>
          <table:table-cell office:value-type="float" office:value="23267" calcext:value-type="float">
            <text:p>23267</text:p>
          </table:table-cell>
          <table:table-cell office:value-type="float" office:value="-0.00752417046426003" calcext:value-type="float">
            <text:p>-0.00752417046426003</text:p>
          </table:table-cell>
          <table:table-cell office:value-type="float" office:value="1.23544574242722" calcext:value-type="float">
            <text:p>1.23544574242722</text:p>
          </table:table-cell>
          <table:table-cell office:value-type="float" office:value="0.494738999056011" calcext:value-type="float">
            <text:p>0.494738999056011</text:p>
          </table:table-cell>
          <table:table-cell office:value-type="float" office:value="0.00302484091469011" calcext:value-type="float">
            <text:p>0.00302484091469011</text:p>
          </table:table-cell>
          <table:table-cell office:value-type="float" office:value="1.18500022126732" calcext:value-type="float">
            <text:p>1.18500022126732</text:p>
          </table:table-cell>
          <table:table-cell office:value-type="float" office:value="0.30846206671664" calcext:value-type="float">
            <text:p>0.30846206671664</text:p>
          </table:table-cell>
          <table:table-cell office:value-type="float" office:value="38518367" calcext:value-type="float">
            <text:p>38518367</text:p>
          </table:table-cell>
          <table:table-cell office:value-type="float" office:value="13369435" calcext:value-type="float">
            <text:p>13369435</text:p>
          </table:table-cell>
          <table:table-cell office:value-type="float" office:value="31389063" calcext:value-type="float">
            <text:p>31389063</text:p>
          </table:table-cell>
          <table:table-cell office:value-type="float" office:value="10894907" calcext:value-type="float">
            <text:p>10894907</text:p>
          </table:table-cell>
          <table:table-cell office:value-type="float" office:value="10302298.2794803" calcext:value-type="float">
            <text:p>10302298.2794803</text:p>
          </table:table-cell>
          <table:table-cell office:value-type="float" office:value="3581343.18934742" calcext:value-type="float">
            <text:p>3581343.18934742</text:p>
          </table:table-cell>
          <table:table-cell office:value-type="float" office:value="1151586.19882342" calcext:value-type="float">
            <text:p>1151586.19882342</text:p>
          </table:table-cell>
          <table:table-cell office:value-type="float" office:value="581206.127725891" calcext:value-type="float">
            <text:p>581206.127725891</text:p>
          </table:table-cell>
          <table:table-cell office:value-type="float" office:value="4324580.17308924" calcext:value-type="float">
            <text:p>4324580.17308924</text:p>
          </table:table-cell>
          <table:table-cell office:value-type="float" office:value="2182617.76583411" calcext:value-type="float">
            <text:p>2182617.76583411</text:p>
          </table:table-cell>
          <table:table-cell office:value-type="float" office:value="2507898.59253252" calcext:value-type="float">
            <text:p>2507898.59253252</text:p>
          </table:table-cell>
          <table:table-cell office:value-type="float" office:value="1265737.66790908" calcext:value-type="float">
            <text:p>1265737.66790908</text:p>
          </table:table-cell>
          <table:table-cell office:value-type="float" office:value="30998311.2631119" calcext:value-type="float">
            <text:p>30998311.2631119</text:p>
          </table:table-cell>
          <table:table-cell office:value-type="float" office:value="10759280.8840005" calcext:value-type="float">
            <text:p>10759280.8840005</text:p>
          </table:table-cell>
          <table:table-cell office:value-type="float" office:value="31170083.8200545" calcext:value-type="float">
            <text:p>31170083.8200545</text:p>
          </table:table-cell>
          <table:table-cell office:value-type="float" office:value="10818901.8476272" calcext:value-type="float">
            <text:p>10818901.8476272</text:p>
          </table:table-cell>
          <table:table-cell table:formula="of:=[.U45]+[.W45]+[.AA45]" office:value-type="float" office:value="5428286.9849824" calcext:value-type="float">
            <text:p>5428286.9849824</text:p>
          </table:table-cell>
          <table:table-cell table:formula="of:=[.U45]+[.Y45]+[.AA45]" office:value-type="float" office:value="7029698.62309062" calcext:value-type="float">
            <text:p>7029698.623090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9.8202644757534" calcext:value-type="float">
            <text:p>79.8202644757534</text:p>
          </table:table-cell>
          <table:table-cell office:value-type="float" office:value="88.422830270817" calcext:value-type="float">
            <text:p>88.422830270817</text:p>
          </table:table-cell>
          <table:table-cell office:value-type="float" office:value="3.17261446539662" calcext:value-type="float">
            <text:p>3.17261446539662</text:p>
          </table:table-cell>
          <table:table-cell office:value-type="float" office:value="6.77536992842104" calcext:value-type="float">
            <text:p>6.77536992842104</text:p>
          </table:table-cell>
          <table:table-cell table:formula="of:=[.D46]+[.E46]" office:value-type="float" office:value="9.94798439381765" calcext:value-type="float">
            <text:p>9.94798439381765</text:p>
          </table:table-cell>
          <table:table-cell/>
          <table:table-cell office:value-type="float" office:value="860897" calcext:value-type="float">
            <text:p>860897</text:p>
          </table:table-cell>
          <table:table-cell office:value-type="float" office:value="910796" calcext:value-type="float">
            <text:p>910796</text:p>
          </table:table-cell>
          <table:table-cell office:value-type="float" office:value="-0.00688783858932819" calcext:value-type="float">
            <text:p>-0.00688783858932819</text:p>
          </table:table-cell>
          <table:table-cell office:value-type="float" office:value="1.08136186246667" calcext:value-type="float">
            <text:p>1.08136186246667</text:p>
          </table:table-cell>
          <table:table-cell office:value-type="float" office:value="0.441426316070252" calcext:value-type="float">
            <text:p>0.441426316070252</text:p>
          </table:table-cell>
          <table:table-cell office:value-type="float" office:value="-0.00195493187104964" calcext:value-type="float">
            <text:p>-0.00195493187104964</text:p>
          </table:table-cell>
          <table:table-cell office:value-type="float" office:value="0.590857560924563" calcext:value-type="float">
            <text:p>0.590857560924563</text:p>
          </table:table-cell>
          <table:table-cell office:value-type="float" office:value="0.200252845976134" calcext:value-type="float">
            <text:p>0.200252845976134</text:p>
          </table:table-cell>
          <table:table-cell office:value-type="float" office:value="16404281" calcext:value-type="float">
            <text:p>16404281</text:p>
          </table:table-cell>
          <table:table-cell office:value-type="float" office:value="9766112" calcext:value-type="float">
            <text:p>9766112</text:p>
          </table:table-cell>
          <table:table-cell office:value-type="float" office:value="15926312" calcext:value-type="float">
            <text:p>15926312</text:p>
          </table:table-cell>
          <table:table-cell office:value-type="float" office:value="9481559" calcext:value-type="float">
            <text:p>9481559</text:p>
          </table:table-cell>
          <table:table-cell office:value-type="float" office:value="2415038.7815219" calcext:value-type="float">
            <text:p>2415038.7815219</text:p>
          </table:table-cell>
          <table:table-cell office:value-type="float" office:value="1446777.70885137" calcext:value-type="float">
            <text:p>1446777.70885137</text:p>
          </table:table-cell>
          <table:table-cell office:value-type="float" office:value="917702.058544142" calcext:value-type="float">
            <text:p>917702.058544142</text:p>
          </table:table-cell>
          <table:table-cell office:value-type="float" office:value="628165.823111998" calcext:value-type="float">
            <text:p>628165.823111998</text:p>
          </table:table-cell>
          <table:table-cell office:value-type="float" office:value="2854772.07385305" calcext:value-type="float">
            <text:p>2854772.07385305</text:p>
          </table:table-cell>
          <table:table-cell office:value-type="float" office:value="1954087.63974434" calcext:value-type="float">
            <text:p>1954087.63974434</text:p>
          </table:table-cell>
          <table:table-cell office:value-type="float" office:value="2046613.66334075" calcext:value-type="float">
            <text:p>2046613.66334075</text:p>
          </table:table-cell>
          <table:table-cell office:value-type="float" office:value="1400904.29617671" calcext:value-type="float">
            <text:p>1400904.29617671</text:p>
          </table:table-cell>
          <table:table-cell office:value-type="float" office:value="11859517.5463933" calcext:value-type="float">
            <text:p>11859517.5463933</text:p>
          </table:table-cell>
          <table:table-cell office:value-type="float" office:value="7060436.56533701" calcext:value-type="float">
            <text:p>7060436.56533701</text:p>
          </table:table-cell>
          <table:table-cell office:value-type="float" office:value="10932600.247401" calcext:value-type="float">
            <text:p>10932600.247401</text:p>
          </table:table-cell>
          <table:table-cell office:value-type="float" office:value="6508606.29355344" calcext:value-type="float">
            <text:p>6508606.29355344</text:p>
          </table:table-cell>
          <table:table-cell table:formula="of:=[.U46]+[.W46]+[.AA46]" office:value-type="float" office:value="3475847.82814008" calcext:value-type="float">
            <text:p>3475847.82814008</text:p>
          </table:table-cell>
          <table:table-cell table:formula="of:=[.U46]+[.Y46]+[.AA46]" office:value-type="float" office:value="4801769.64477242" calcext:value-type="float">
            <text:p>4801769.644772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6.9286106414881" calcext:value-type="float">
            <text:p>76.9286106414881</text:p>
          </table:table-cell>
          <table:table-cell office:value-type="float" office:value="75.1904755178251" calcext:value-type="float">
            <text:p>75.1904755178251</text:p>
          </table:table-cell>
          <table:table-cell office:value-type="float" office:value="3.63800368318788" calcext:value-type="float">
            <text:p>3.63800368318788</text:p>
          </table:table-cell>
          <table:table-cell office:value-type="float" office:value="9.48202296272555" calcext:value-type="float">
            <text:p>9.48202296272555</text:p>
          </table:table-cell>
          <table:table-cell table:formula="of:=[.D47]+[.E47]" office:value-type="float" office:value="13.1200266459134" calcext:value-type="float">
            <text:p>13.1200266459134</text:p>
          </table:table-cell>
          <table:table-cell/>
          <table:table-cell office:value-type="float" office:value="887747" calcext:value-type="float">
            <text:p>887747</text:p>
          </table:table-cell>
          <table:table-cell office:value-type="float" office:value="464752" calcext:value-type="float">
            <text:p>464752</text:p>
          </table:table-cell>
          <table:table-cell office:value-type="float" office:value="-0.00598186955331501" calcext:value-type="float">
            <text:p>-0.00598186955331501</text:p>
          </table:table-cell>
          <table:table-cell office:value-type="float" office:value="0.905631385524841" calcext:value-type="float">
            <text:p>0.905631385524841</text:p>
          </table:table-cell>
          <table:table-cell office:value-type="float" office:value="0.44571108938495" calcext:value-type="float">
            <text:p>0.44571108938495</text:p>
          </table:table-cell>
          <table:table-cell office:value-type="float" office:value="-0.00155148556890222" calcext:value-type="float">
            <text:p>-0.00155148556890222</text:p>
          </table:table-cell>
          <table:table-cell office:value-type="float" office:value="1.03328146091812" calcext:value-type="float">
            <text:p>1.03328146091812</text:p>
          </table:table-cell>
          <table:table-cell office:value-type="float" office:value="0.0563526674544867" calcext:value-type="float">
            <text:p>0.0563526674544867</text:p>
          </table:table-cell>
          <table:table-cell office:value-type="float" office:value="10349659" calcext:value-type="float">
            <text:p>10349659</text:p>
          </table:table-cell>
          <table:table-cell office:value-type="float" office:value="7188218" calcext:value-type="float">
            <text:p>7188218</text:p>
          </table:table-cell>
          <table:table-cell office:value-type="float" office:value="7379065" calcext:value-type="float">
            <text:p>7379065</text:p>
          </table:table-cell>
          <table:table-cell office:value-type="float" office:value="5125032" calcext:value-type="float">
            <text:p>5125032</text:p>
          </table:table-cell>
          <table:table-cell office:value-type="float" office:value="3661356.72837638" calcext:value-type="float">
            <text:p>3661356.72837638</text:p>
          </table:table-cell>
          <table:table-cell office:value-type="float" office:value="2549128.93594636" calcext:value-type="float">
            <text:p>2549128.93594636</text:p>
          </table:table-cell>
          <table:table-cell office:value-type="float" office:value="371863.774043374" calcext:value-type="float">
            <text:p>371863.774043374</text:p>
          </table:table-cell>
          <table:table-cell office:value-type="float" office:value="306699.549012507" calcext:value-type="float">
            <text:p>306699.549012507</text:p>
          </table:table-cell>
          <table:table-cell office:value-type="float" office:value="1062626.84066293" calcext:value-type="float">
            <text:p>1062626.84066293</text:p>
          </table:table-cell>
          <table:table-cell office:value-type="float" office:value="876415.492846294" calcext:value-type="float">
            <text:p>876415.492846294</text:p>
          </table:table-cell>
          <table:table-cell office:value-type="float" office:value="842791.242282609" calcext:value-type="float">
            <text:p>842791.242282609</text:p>
          </table:table-cell>
          <table:table-cell office:value-type="float" office:value="695103.185527337" calcext:value-type="float">
            <text:p>695103.185527337</text:p>
          </table:table-cell>
          <table:table-cell office:value-type="float" office:value="5224567.46082973" calcext:value-type="float">
            <text:p>5224567.46082973</text:p>
          </table:table-cell>
          <table:table-cell office:value-type="float" office:value="3628654.00194449" calcext:value-type="float">
            <text:p>3628654.00194449</text:p>
          </table:table-cell>
          <table:table-cell office:value-type="float" office:value="5443975.65118105" calcext:value-type="float">
            <text:p>5443975.65118105</text:p>
          </table:table-cell>
          <table:table-cell office:value-type="float" office:value="3781041.0490918" calcext:value-type="float">
            <text:p>3781041.0490918</text:p>
          </table:table-cell>
          <table:table-cell table:formula="of:=[.U47]+[.W47]+[.AA47]" office:value-type="float" office:value="3550931.67048621" calcext:value-type="float">
            <text:p>3550931.67048621</text:p>
          </table:table-cell>
          <table:table-cell table:formula="of:=[.U47]+[.Y47]+[.AA47]" office:value-type="float" office:value="4120647.61431999" calcext:value-type="float">
            <text:p>4120647.614319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.4524791453293" calcext:value-type="float">
            <text:p>75.4524791453293</text:p>
          </table:table-cell>
          <table:table-cell office:value-type="float" office:value="89.6694958774119" calcext:value-type="float">
            <text:p>89.6694958774119</text:p>
          </table:table-cell>
          <table:table-cell office:value-type="float" office:value="6.40174072614021" calcext:value-type="float">
            <text:p>6.40174072614021</text:p>
          </table:table-cell>
          <table:table-cell office:value-type="float" office:value="2.07493099158131" calcext:value-type="float">
            <text:p>2.07493099158131</text:p>
          </table:table-cell>
          <table:table-cell table:formula="of:=[.D48]+[.E48]" office:value-type="float" office:value="8.47667171772152" calcext:value-type="float">
            <text:p>8.47667171772152</text:p>
          </table:table-cell>
          <table:table-cell/>
          <table:table-cell office:value-type="float" office:value="416162" calcext:value-type="float">
            <text:p>416162</text:p>
          </table:table-cell>
          <table:table-cell office:value-type="float" office:value="355169" calcext:value-type="float">
            <text:p>355169</text:p>
          </table:table-cell>
          <table:table-cell office:value-type="float" office:value="0.00517401839292629" calcext:value-type="float">
            <text:p>0.00517401839292629</text:p>
          </table:table-cell>
          <table:table-cell office:value-type="float" office:value="1.13931569087706" calcext:value-type="float">
            <text:p>1.13931569087706</text:p>
          </table:table-cell>
          <table:table-cell office:value-type="float" office:value="0.325243361233194" calcext:value-type="float">
            <text:p>0.325243361233194</text:p>
          </table:table-cell>
          <table:table-cell office:value-type="float" office:value="-0.00322469388048051" calcext:value-type="float">
            <text:p>-0.00322469388048051</text:p>
          </table:table-cell>
          <table:table-cell office:value-type="float" office:value="0.994019614601286" calcext:value-type="float">
            <text:p>0.994019614601286</text:p>
          </table:table-cell>
          <table:table-cell office:value-type="float" office:value="0.0759019662255793" calcext:value-type="float">
            <text:p>0.0759019662255793</text:p>
          </table:table-cell>
          <table:table-cell office:value-type="float" office:value="50162904" calcext:value-type="float">
            <text:p>50162904</text:p>
          </table:table-cell>
          <table:table-cell office:value-type="float" office:value="31446083" calcext:value-type="float">
            <text:p>31446083</text:p>
          </table:table-cell>
          <table:table-cell office:value-type="float" office:value="50660404" calcext:value-type="float">
            <text:p>50660404</text:p>
          </table:table-cell>
          <table:table-cell office:value-type="float" office:value="31757956" calcext:value-type="float">
            <text:p>31757956</text:p>
          </table:table-cell>
          <table:table-cell office:value-type="float" office:value="1566365.16531392" calcext:value-type="float">
            <text:p>1566365.16531392</text:p>
          </table:table-cell>
          <table:table-cell office:value-type="float" office:value="989625.903048514" calcext:value-type="float">
            <text:p>989625.903048514</text:p>
          </table:table-cell>
          <table:table-cell office:value-type="float" office:value="950347.43689629" calcext:value-type="float">
            <text:p>950347.43689629</text:p>
          </table:table-cell>
          <table:table-cell office:value-type="float" office:value="618870.525846794" calcext:value-type="float">
            <text:p>618870.525846794</text:p>
          </table:table-cell>
          <table:table-cell office:value-type="float" office:value="3014212.90431165" calcext:value-type="float">
            <text:p>3014212.90431165</text:p>
          </table:table-cell>
          <table:table-cell office:value-type="float" office:value="1962869.00209646" calcext:value-type="float">
            <text:p>1962869.00209646</text:p>
          </table:table-cell>
          <table:table-cell office:value-type="float" office:value="1912995.8334805" calcext:value-type="float">
            <text:p>1912995.8334805</text:p>
          </table:table-cell>
          <table:table-cell office:value-type="float" office:value="1245751.49197566" calcext:value-type="float">
            <text:p>1245751.49197566</text:p>
          </table:table-cell>
          <table:table-cell office:value-type="float" office:value="43363721.9241062" calcext:value-type="float">
            <text:p>43363721.9241062</text:p>
          </table:table-cell>
          <table:table-cell office:value-type="float" office:value="27183816.9260559" calcext:value-type="float">
            <text:p>27183816.9260559</text:p>
          </table:table-cell>
          <table:table-cell office:value-type="float" office:value="42256256.4336898" calcext:value-type="float">
            <text:p>42256256.4336898</text:p>
          </table:table-cell>
          <table:table-cell office:value-type="float" office:value="26489569.8040932" calcext:value-type="float">
            <text:p>26489569.8040932</text:p>
          </table:table-cell>
          <table:table-cell table:formula="of:=[.U48]+[.W48]+[.AA48]" office:value-type="float" office:value="2854247.92087097" calcext:value-type="float">
            <text:p>2854247.92087097</text:p>
          </table:table-cell>
          <table:table-cell table:formula="of:=[.U48]+[.Y48]+[.AA48]" office:value-type="float" office:value="4198246.39712063" calcext:value-type="float">
            <text:p>4198246.39712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.6834231751524" calcext:value-type="float">
            <text:p>80.6834231751524</text:p>
          </table:table-cell>
          <table:table-cell office:value-type="float" office:value="81.3108397898295" calcext:value-type="float">
            <text:p>81.3108397898295</text:p>
          </table:table-cell>
          <table:table-cell office:value-type="float" office:value="6.21721138916261" calcext:value-type="float">
            <text:p>6.21721138916261</text:p>
          </table:table-cell>
          <table:table-cell office:value-type="float" office:value="8.76342497947505" calcext:value-type="float">
            <text:p>8.76342497947505</text:p>
          </table:table-cell>
          <table:table-cell table:formula="of:=[.D49]+[.E49]" office:value-type="float" office:value="14.9806363686377" calcext:value-type="float">
            <text:p>14.9806363686377</text:p>
          </table:table-cell>
          <table:table-cell/>
          <table:table-cell office:value-type="float" office:value="468545" calcext:value-type="float">
            <text:p>468545</text:p>
          </table:table-cell>
          <table:table-cell office:value-type="float" office:value="212431" calcext:value-type="float">
            <text:p>212431</text:p>
          </table:table-cell>
          <table:table-cell office:value-type="float" office:value="-0.00182588933913796" calcext:value-type="float">
            <text:p>-0.00182588933913796</text:p>
          </table:table-cell>
          <table:table-cell office:value-type="float" office:value="0.783050891606763" calcext:value-type="float">
            <text:p>0.783050891606763</text:p>
          </table:table-cell>
          <table:table-cell office:value-type="float" office:value="0.475826199952371" calcext:value-type="float">
            <text:p>0.475826199952371</text:p>
          </table:table-cell>
          <table:table-cell office:value-type="float" office:value="0.000759863016951473" calcext:value-type="float">
            <text:p>0.000759863016951473</text:p>
          </table:table-cell>
          <table:table-cell office:value-type="float" office:value="0.688449786951932" calcext:value-type="float">
            <text:p>0.688449786951932</text:p>
          </table:table-cell>
          <table:table-cell office:value-type="float" office:value="0.0323616712837957" calcext:value-type="float">
            <text:p>0.0323616712837957</text:p>
          </table:table-cell>
          <table:table-cell office:value-type="float" office:value="42823466" calcext:value-type="float">
            <text:p>42823466</text:p>
          </table:table-cell>
          <table:table-cell office:value-type="float" office:value="26595073" calcext:value-type="float">
            <text:p>26595073</text:p>
          </table:table-cell>
          <table:table-cell office:value-type="float" office:value="37958356" calcext:value-type="float">
            <text:p>37958356</text:p>
          </table:table-cell>
          <table:table-cell office:value-type="float" office:value="23573646" calcext:value-type="float">
            <text:p>23573646</text:p>
          </table:table-cell>
          <table:table-cell office:value-type="float" office:value="6037251.329255" calcext:value-type="float">
            <text:p>6037251.329255</text:p>
          </table:table-cell>
          <table:table-cell office:value-type="float" office:value="3770073.40377234" calcext:value-type="float">
            <text:p>3770073.40377234</text:p>
          </table:table-cell>
          <table:table-cell office:value-type="float" office:value="600999.927241808" calcext:value-type="float">
            <text:p>600999.927241808</text:p>
          </table:table-cell>
          <table:table-cell office:value-type="float" office:value="464792.169314091" calcext:value-type="float">
            <text:p>464792.169314091</text:p>
          </table:table-cell>
          <table:table-cell office:value-type="float" office:value="1773141.17520854" calcext:value-type="float">
            <text:p>1773141.17520854</text:p>
          </table:table-cell>
          <table:table-cell office:value-type="float" office:value="1371284.91363981" calcext:value-type="float">
            <text:p>1371284.91363981</text:p>
          </table:table-cell>
          <table:table-cell office:value-type="float" office:value="1513858.96824684" calcext:value-type="float">
            <text:p>1513858.96824684</text:p>
          </table:table-cell>
          <table:table-cell office:value-type="float" office:value="1170765.1898" calcext:value-type="float">
            <text:p>1170765.1898</text:p>
          </table:table-cell>
          <table:table-cell office:value-type="float" office:value="34692900.4048982" calcext:value-type="float">
            <text:p>34692900.4048982</text:p>
          </table:table-cell>
          <table:table-cell office:value-type="float" office:value="21545669.2323969" calcext:value-type="float">
            <text:p>21545669.2323969</text:p>
          </table:table-cell>
          <table:table-cell office:value-type="float" office:value="35777590.1156264" calcext:value-type="float">
            <text:p>35777590.1156264</text:p>
          </table:table-cell>
          <table:table-cell office:value-type="float" office:value="22219304.6291029" calcext:value-type="float">
            <text:p>22219304.6291029</text:p>
          </table:table-cell>
          <table:table-cell table:formula="of:=[.U49]+[.W49]+[.AA49]" office:value-type="float" office:value="5405630.76288643" calcext:value-type="float">
            <text:p>5405630.76288643</text:p>
          </table:table-cell>
          <table:table-cell table:formula="of:=[.U49]+[.Y49]+[.AA49]" office:value-type="float" office:value="6312123.50721215" calcext:value-type="float">
            <text:p>6312123.507212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9.0795460135368" calcext:value-type="float">
            <text:p>89.0795460135368</text:p>
          </table:table-cell>
          <table:table-cell office:value-type="float" office:value="80.096739857076" calcext:value-type="float">
            <text:p>80.096739857076</text:p>
          </table:table-cell>
          <table:table-cell office:value-type="float" office:value="4.10318372474759" calcext:value-type="float">
            <text:p>4.10318372474759</text:p>
          </table:table-cell>
          <table:table-cell office:value-type="float" office:value="7.27826399930434" calcext:value-type="float">
            <text:p>7.27826399930434</text:p>
          </table:table-cell>
          <table:table-cell table:formula="of:=[.D50]+[.E50]" office:value-type="float" office:value="11.3814477240519" calcext:value-type="float">
            <text:p>11.3814477240519</text:p>
          </table:table-cell>
          <table:table-cell/>
          <table:table-cell office:value-type="float" office:value="626460" calcext:value-type="float">
            <text:p>626460</text:p>
          </table:table-cell>
          <table:table-cell office:value-type="float" office:value="388419" calcext:value-type="float">
            <text:p>388419</text:p>
          </table:table-cell>
          <table:table-cell office:value-type="float" office:value="-0.00897735602283374" calcext:value-type="float">
            <text:p>-0.00897735602283374</text:p>
          </table:table-cell>
          <table:table-cell office:value-type="float" office:value="0.710317724250684" calcext:value-type="float">
            <text:p>0.710317724250684</text:p>
          </table:table-cell>
          <table:table-cell office:value-type="float" office:value="0.301621709367254" calcext:value-type="float">
            <text:p>0.301621709367254</text:p>
          </table:table-cell>
          <table:table-cell office:value-type="float" office:value="-0.00478363166051654" calcext:value-type="float">
            <text:p>-0.00478363166051654</text:p>
          </table:table-cell>
          <table:table-cell office:value-type="float" office:value="0.789157559803436" calcext:value-type="float">
            <text:p>0.789157559803436</text:p>
          </table:table-cell>
          <table:table-cell office:value-type="float" office:value="0.375509845491183" calcext:value-type="float">
            <text:p>0.375509845491183</text:p>
          </table:table-cell>
          <table:table-cell office:value-type="float" office:value="44329926" calcext:value-type="float">
            <text:p>44329926</text:p>
          </table:table-cell>
          <table:table-cell office:value-type="float" office:value="38562217" calcext:value-type="float">
            <text:p>38562217</text:p>
          </table:table-cell>
          <table:table-cell office:value-type="float" office:value="44309454" calcext:value-type="float">
            <text:p>44309454</text:p>
          </table:table-cell>
          <table:table-cell office:value-type="float" office:value="38544409" calcext:value-type="float">
            <text:p>38544409</text:p>
          </table:table-cell>
          <table:table-cell office:value-type="float" office:value="1553493.14031332" calcext:value-type="float">
            <text:p>1553493.14031332</text:p>
          </table:table-cell>
          <table:table-cell office:value-type="float" office:value="1351370.17852743" calcext:value-type="float">
            <text:p>1351370.17852743</text:p>
          </table:table-cell>
          <table:table-cell office:value-type="float" office:value="883603.485638679" calcext:value-type="float">
            <text:p>883603.485638679</text:p>
          </table:table-cell>
          <table:table-cell office:value-type="float" office:value="774612.801947971" calcext:value-type="float">
            <text:p>774612.801947971</text:p>
          </table:table-cell>
          <table:table-cell office:value-type="float" office:value="2416624.84261846" calcext:value-type="float">
            <text:p>2416624.84261846</text:p>
          </table:table-cell>
          <table:table-cell office:value-type="float" office:value="2118539.10834755" calcext:value-type="float">
            <text:p>2118539.10834755</text:p>
          </table:table-cell>
          <table:table-cell office:value-type="float" office:value="1914568.55802978" calcext:value-type="float">
            <text:p>1914568.55802978</text:p>
          </table:table-cell>
          <table:table-cell office:value-type="float" office:value="1678410.44015911" calcext:value-type="float">
            <text:p>1678410.44015911</text:p>
          </table:table-cell>
          <table:table-cell office:value-type="float" office:value="37210534.0491907" calcext:value-type="float">
            <text:p>37210534.0491907</text:p>
          </table:table-cell>
          <table:table-cell office:value-type="float" office:value="32369120.1050389" calcext:value-type="float">
            <text:p>32369120.1050389</text:p>
          </table:table-cell>
          <table:table-cell office:value-type="float" office:value="35955476.8219535" calcext:value-type="float">
            <text:p>35955476.8219535</text:p>
          </table:table-cell>
          <table:table-cell office:value-type="float" office:value="31277356.7330477" calcext:value-type="float">
            <text:p>31277356.7330477</text:p>
          </table:table-cell>
          <table:table-cell table:formula="of:=[.U50]+[.W50]+[.AA50]" office:value-type="float" office:value="3804393.42063451" calcext:value-type="float">
            <text:p>3804393.42063451</text:p>
          </table:table-cell>
          <table:table-cell table:formula="of:=[.U50]+[.Y50]+[.AA50]" office:value-type="float" office:value="5148319.72703409" calcext:value-type="float">
            <text:p>5148319.727034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.6391135892937" calcext:value-type="float">
            <text:p>88.6391135892937</text:p>
          </table:table-cell>
          <table:table-cell office:value-type="float" office:value="81.090335876457" calcext:value-type="float">
            <text:p>81.090335876457</text:p>
          </table:table-cell>
          <table:table-cell office:value-type="float" office:value="4.72057510241512" calcext:value-type="float">
            <text:p>4.72057510241512</text:p>
          </table:table-cell>
          <table:table-cell office:value-type="float" office:value="3.25967203755568" calcext:value-type="float">
            <text:p>3.25967203755568</text:p>
          </table:table-cell>
          <table:table-cell table:formula="of:=[.D51]+[.E51]" office:value-type="float" office:value="7.9802471399708" calcext:value-type="float">
            <text:p>7.9802471399708</text:p>
          </table:table-cell>
          <table:table-cell/>
          <table:table-cell office:value-type="float" office:value="422712" calcext:value-type="float">
            <text:p>422712</text:p>
          </table:table-cell>
          <table:table-cell office:value-type="float" office:value="435279" calcext:value-type="float">
            <text:p>435279</text:p>
          </table:table-cell>
          <table:table-cell office:value-type="float" office:value="-0.00639184753453828" calcext:value-type="float">
            <text:p>-0.00639184753453828</text:p>
          </table:table-cell>
          <table:table-cell office:value-type="float" office:value="0.538598945712694" calcext:value-type="float">
            <text:p>0.538598945712694</text:p>
          </table:table-cell>
          <table:table-cell office:value-type="float" office:value="0.348799233835711" calcext:value-type="float">
            <text:p>0.348799233835711</text:p>
          </table:table-cell>
          <table:table-cell office:value-type="float" office:value="-0.00448810701043193" calcext:value-type="float">
            <text:p>-0.00448810701043193</text:p>
          </table:table-cell>
          <table:table-cell office:value-type="float" office:value="0.753169429184177" calcext:value-type="float">
            <text:p>0.753169429184177</text:p>
          </table:table-cell>
          <table:table-cell office:value-type="float" office:value="0.103716498041048" calcext:value-type="float">
            <text:p>0.103716498041048</text:p>
          </table:table-cell>
          <table:table-cell office:value-type="float" office:value="11962998" calcext:value-type="float">
            <text:p>11962998</text:p>
          </table:table-cell>
          <table:table-cell office:value-type="float" office:value="8310275" calcext:value-type="float">
            <text:p>8310275</text:p>
          </table:table-cell>
          <table:table-cell office:value-type="float" office:value="12330944" calcext:value-type="float">
            <text:p>12330944</text:p>
          </table:table-cell>
          <table:table-cell office:value-type="float" office:value="8565874" calcext:value-type="float">
            <text:p>8565874</text:p>
          </table:table-cell>
          <table:table-cell office:value-type="float" office:value="1490998.84800414" calcext:value-type="float">
            <text:p>1490998.84800414</text:p>
          </table:table-cell>
          <table:table-cell office:value-type="float" office:value="1035744.53666436" calcext:value-type="float">
            <text:p>1035744.53666436</text:p>
          </table:table-cell>
          <table:table-cell office:value-type="float" office:value="946021.994416361" calcext:value-type="float">
            <text:p>946021.994416361</text:p>
          </table:table-cell>
          <table:table-cell office:value-type="float" office:value="720164.256278713" calcext:value-type="float">
            <text:p>720164.256278713</text:p>
          </table:table-cell>
          <table:table-cell office:value-type="float" office:value="2804966.90868973" calcext:value-type="float">
            <text:p>2804966.90868973</text:p>
          </table:table-cell>
          <table:table-cell office:value-type="float" office:value="2135295.92293378" calcext:value-type="float">
            <text:p>2135295.92293378</text:p>
          </table:table-cell>
          <table:table-cell office:value-type="float" office:value="2088022.6044884" calcext:value-type="float">
            <text:p>2088022.6044884</text:p>
          </table:table-cell>
          <table:table-cell office:value-type="float" office:value="1589518.27222816" calcext:value-type="float">
            <text:p>1589518.27222816</text:p>
          </table:table-cell>
          <table:table-cell office:value-type="float" office:value="7614326.68120485" calcext:value-type="float">
            <text:p>7614326.68120485</text:p>
          </table:table-cell>
          <table:table-cell office:value-type="float" office:value="5289405.33454635" calcext:value-type="float">
            <text:p>5289405.33454635</text:p>
          </table:table-cell>
          <table:table-cell office:value-type="float" office:value="6447001.08969737" calcext:value-type="float">
            <text:p>6447001.08969737</text:p>
          </table:table-cell>
          <table:table-cell office:value-type="float" office:value="4478505.24194681" calcext:value-type="float">
            <text:p>4478505.24194681</text:p>
          </table:table-cell>
          <table:table-cell table:formula="of:=[.U51]+[.W51]+[.AA51]" office:value-type="float" office:value="3345427.06517123" calcext:value-type="float">
            <text:p>3345427.06517123</text:p>
          </table:table-cell>
          <table:table-cell table:formula="of:=[.U51]+[.Y51]+[.AA51]" office:value-type="float" office:value="4760558.7318263" calcext:value-type="float">
            <text:p>4760558.73182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.1686424914749" calcext:value-type="float">
            <text:p>78.1686424914749</text:p>
          </table:table-cell>
          <table:table-cell office:value-type="float" office:value="76.0973915318052" calcext:value-type="float">
            <text:p>76.0973915318052</text:p>
          </table:table-cell>
          <table:table-cell office:value-type="float" office:value="8.68725014563396" calcext:value-type="float">
            <text:p>8.68725014563396</text:p>
          </table:table-cell>
          <table:table-cell office:value-type="float" office:value="2.14974017672821" calcext:value-type="float">
            <text:p>2.14974017672821</text:p>
          </table:table-cell>
          <table:table-cell table:formula="of:=[.D52]+[.E52]" office:value-type="float" office:value="10.8369903223622" calcext:value-type="float">
            <text:p>10.8369903223622</text:p>
          </table:table-cell>
          <table:table-cell/>
          <table:table-cell office:value-type="float" office:value="858144" calcext:value-type="float">
            <text:p>858144</text:p>
          </table:table-cell>
          <table:table-cell office:value-type="float" office:value="997698" calcext:value-type="float">
            <text:p>997698</text:p>
          </table:table-cell>
          <table:table-cell office:value-type="float" office:value="-0.000508579132614236" calcext:value-type="float">
            <text:p>-0.000508579132614236</text:p>
          </table:table-cell>
          <table:table-cell office:value-type="float" office:value="0.952699624701089" calcext:value-type="float">
            <text:p>0.952699624701089</text:p>
          </table:table-cell>
          <table:table-cell office:value-type="float" office:value="0.134990337283665" calcext:value-type="float">
            <text:p>0.134990337283665</text:p>
          </table:table-cell>
          <table:table-cell office:value-type="float" office:value="-0.00287920136546187" calcext:value-type="float">
            <text:p>-0.00287920136546187</text:p>
          </table:table-cell>
          <table:table-cell office:value-type="float" office:value="1.39082069967352" calcext:value-type="float">
            <text:p>1.39082069967352</text:p>
          </table:table-cell>
          <table:table-cell office:value-type="float" office:value="0.487830581705307" calcext:value-type="float">
            <text:p>0.487830581705307</text:p>
          </table:table-cell>
          <table:table-cell office:value-type="float" office:value="15000664" calcext:value-type="float">
            <text:p>15000664</text:p>
          </table:table-cell>
          <table:table-cell office:value-type="float" office:value="12713267" calcext:value-type="float">
            <text:p>12713267</text:p>
          </table:table-cell>
          <table:table-cell office:value-type="float" office:value="14174476" calcext:value-type="float">
            <text:p>14174476</text:p>
          </table:table-cell>
          <table:table-cell office:value-type="float" office:value="12013061" calcext:value-type="float">
            <text:p>12013061</text:p>
          </table:table-cell>
          <table:table-cell office:value-type="float" office:value="1501194.13371732" calcext:value-type="float">
            <text:p>1501194.13371732</text:p>
          </table:table-cell>
          <table:table-cell office:value-type="float" office:value="1272282.46237448" calcext:value-type="float">
            <text:p>1272282.46237448</text:p>
          </table:table-cell>
          <table:table-cell office:value-type="float" office:value="404351.310926442" calcext:value-type="float">
            <text:p>404351.310926442</text:p>
          </table:table-cell>
          <table:table-cell office:value-type="float" office:value="373451.877247269" calcext:value-type="float">
            <text:p>373451.877247269</text:p>
          </table:table-cell>
          <table:table-cell office:value-type="float" office:value="1079357.09475296" calcext:value-type="float">
            <text:p>1079357.09475296</text:p>
          </table:table-cell>
          <table:table-cell office:value-type="float" office:value="996875.544516236" calcext:value-type="float">
            <text:p>996875.544516236</text:p>
          </table:table-cell>
          <table:table-cell office:value-type="float" office:value="926087.651455083" calcext:value-type="float">
            <text:p>926087.651455083</text:p>
          </table:table-cell>
          <table:table-cell office:value-type="float" office:value="855318.537583106" calcext:value-type="float">
            <text:p>855318.537583106</text:p>
          </table:table-cell>
          <table:table-cell office:value-type="float" office:value="8446321.90970698" calcext:value-type="float">
            <text:p>8446321.90970698</text:p>
          </table:table-cell>
          <table:table-cell office:value-type="float" office:value="7158372.78865426" calcext:value-type="float">
            <text:p>7158372.78865426</text:p>
          </table:table-cell>
          <table:table-cell office:value-type="float" office:value="8603244.35605334" calcext:value-type="float">
            <text:p>8603244.35605334</text:p>
          </table:table-cell>
          <table:table-cell office:value-type="float" office:value="7291366.69793966" calcext:value-type="float">
            <text:p>7291366.69793966</text:p>
          </table:table-cell>
          <table:table-cell table:formula="of:=[.U52]+[.W52]+[.AA52]" office:value-type="float" office:value="2501052.87720485" calcext:value-type="float">
            <text:p>2501052.87720485</text:p>
          </table:table-cell>
          <table:table-cell table:formula="of:=[.U52]+[.Y52]+[.AA52]" office:value-type="float" office:value="3124476.54447382" calcext:value-type="float">
            <text:p>3124476.544473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.9550378362958" calcext:value-type="float">
            <text:p>76.9550378362958</text:p>
          </table:table-cell>
          <table:table-cell office:value-type="float" office:value="86.0233269054194" calcext:value-type="float">
            <text:p>86.0233269054194</text:p>
          </table:table-cell>
          <table:table-cell office:value-type="float" office:value="7.7416120855927" calcext:value-type="float">
            <text:p>7.7416120855927</text:p>
          </table:table-cell>
          <table:table-cell office:value-type="float" office:value="4.85888821857608" calcext:value-type="float">
            <text:p>4.85888821857608</text:p>
          </table:table-cell>
          <table:table-cell table:formula="of:=[.D53]+[.E53]" office:value-type="float" office:value="12.6005003041688" calcext:value-type="float">
            <text:p>12.6005003041688</text:p>
          </table:table-cell>
          <table:table-cell/>
          <table:table-cell office:value-type="float" office:value="314667" calcext:value-type="float">
            <text:p>314667</text:p>
          </table:table-cell>
          <table:table-cell office:value-type="float" office:value="167061" calcext:value-type="float">
            <text:p>167061</text:p>
          </table:table-cell>
          <table:table-cell office:value-type="float" office:value="0.000948718151702435" calcext:value-type="float">
            <text:p>0.000948718151702435</text:p>
          </table:table-cell>
          <table:table-cell office:value-type="float" office:value="1.29783880941299" calcext:value-type="float">
            <text:p>1.29783880941299</text:p>
          </table:table-cell>
          <table:table-cell office:value-type="float" office:value="0.19379889570728" calcext:value-type="float">
            <text:p>0.19379889570728</text:p>
          </table:table-cell>
          <table:table-cell office:value-type="float" office:value="0.00214891591034454" calcext:value-type="float">
            <text:p>0.00214891591034454</text:p>
          </table:table-cell>
          <table:table-cell office:value-type="float" office:value="1.06146876543625" calcext:value-type="float">
            <text:p>1.06146876543625</text:p>
          </table:table-cell>
          <table:table-cell office:value-type="float" office:value="0.368163820595329" calcext:value-type="float">
            <text:p>0.368163820595329</text:p>
          </table:table-cell>
          <table:table-cell office:value-type="float" office:value="46290402" calcext:value-type="float">
            <text:p>46290402</text:p>
          </table:table-cell>
          <table:table-cell office:value-type="float" office:value="23195379" calcext:value-type="float">
            <text:p>23195379</text:p>
          </table:table-cell>
          <table:table-cell office:value-type="float" office:value="44675567" calcext:value-type="float">
            <text:p>44675567</text:p>
          </table:table-cell>
          <table:table-cell office:value-type="float" office:value="22386211" calcext:value-type="float">
            <text:p>22386211</text:p>
          </table:table-cell>
          <table:table-cell office:value-type="float" office:value="3733668.24727556" calcext:value-type="float">
            <text:p>3733668.24727556</text:p>
          </table:table-cell>
          <table:table-cell office:value-type="float" office:value="1880112.5998413" calcext:value-type="float">
            <text:p>1880112.5998413</text:p>
          </table:table-cell>
          <table:table-cell office:value-type="float" office:value="862072.958353199" calcext:value-type="float">
            <text:p>862072.958353199</text:p>
          </table:table-cell>
          <table:table-cell office:value-type="float" office:value="512934.12087746" calcext:value-type="float">
            <text:p>512934.12087746</text:p>
          </table:table-cell>
          <table:table-cell office:value-type="float" office:value="2980907.05869798" calcext:value-type="float">
            <text:p>2980907.05869798</text:p>
          </table:table-cell>
          <table:table-cell office:value-type="float" office:value="1773642.15726184" calcext:value-type="float">
            <text:p>1773642.15726184</text:p>
          </table:table-cell>
          <table:table-cell office:value-type="float" office:value="1847597.42460141" calcext:value-type="float">
            <text:p>1847597.42460141</text:p>
          </table:table-cell>
          <table:table-cell office:value-type="float" office:value="1099321.99072077" calcext:value-type="float">
            <text:p>1099321.99072077</text:p>
          </table:table-cell>
          <table:table-cell office:value-type="float" office:value="39543564.0979458" calcext:value-type="float">
            <text:p>39543564.0979458</text:p>
          </table:table-cell>
          <table:table-cell office:value-type="float" office:value="19814646.5586577" calcext:value-type="float">
            <text:p>19814646.5586577</text:p>
          </table:table-cell>
          <table:table-cell office:value-type="float" office:value="38831474.3647357" calcext:value-type="float">
            <text:p>38831474.3647357</text:p>
          </table:table-cell>
          <table:table-cell office:value-type="float" office:value="19457829.7996357" calcext:value-type="float">
            <text:p>19457829.7996357</text:p>
          </table:table-cell>
          <table:table-cell table:formula="of:=[.U53]+[.W53]+[.AA53]" office:value-type="float" office:value="3492368.71143954" calcext:value-type="float">
            <text:p>3492368.71143954</text:p>
          </table:table-cell>
          <table:table-cell table:formula="of:=[.U53]+[.Y53]+[.AA53]" office:value-type="float" office:value="4753076.74782392" calcext:value-type="float">
            <text:p>4753076.747823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9.9733560741315" calcext:value-type="float">
            <text:p>89.9733560741315</text:p>
          </table:table-cell>
          <table:table-cell office:value-type="float" office:value="88.8130222308322" calcext:value-type="float">
            <text:p>88.8130222308322</text:p>
          </table:table-cell>
          <table:table-cell office:value-type="float" office:value="2.09285803910873" calcext:value-type="float">
            <text:p>2.09285803910873</text:p>
          </table:table-cell>
          <table:table-cell office:value-type="float" office:value="8.51362401538961" calcext:value-type="float">
            <text:p>8.51362401538961</text:p>
          </table:table-cell>
          <table:table-cell table:formula="of:=[.D54]+[.E54]" office:value-type="float" office:value="10.6064820544983" calcext:value-type="float">
            <text:p>10.6064820544983</text:p>
          </table:table-cell>
          <table:table-cell/>
          <table:table-cell office:value-type="float" office:value="602717" calcext:value-type="float">
            <text:p>602717</text:p>
          </table:table-cell>
          <table:table-cell office:value-type="float" office:value="307094" calcext:value-type="float">
            <text:p>307094</text:p>
          </table:table-cell>
          <table:table-cell office:value-type="float" office:value="0.00969384816861072" calcext:value-type="float">
            <text:p>0.00969384816861072</text:p>
          </table:table-cell>
          <table:table-cell office:value-type="float" office:value="1.28002882341054" calcext:value-type="float">
            <text:p>1.28002882341054</text:p>
          </table:table-cell>
          <table:table-cell office:value-type="float" office:value="0.0746324696615064" calcext:value-type="float">
            <text:p>0.0746324696615064</text:p>
          </table:table-cell>
          <table:table-cell office:value-type="float" office:value="-0.00332683687647953" calcext:value-type="float">
            <text:p>-0.00332683687647953</text:p>
          </table:table-cell>
          <table:table-cell office:value-type="float" office:value="1.0781436850171" calcext:value-type="float">
            <text:p>1.0781436850171</text:p>
          </table:table-cell>
          <table:table-cell office:value-type="float" office:value="0.35362291351664" calcext:value-type="float">
            <text:p>0.35362291351664</text:p>
          </table:table-cell>
          <table:table-cell office:value-type="float" office:value="24177685" calcext:value-type="float">
            <text:p>24177685</text:p>
          </table:table-cell>
          <table:table-cell office:value-type="float" office:value="17613009" calcext:value-type="float">
            <text:p>17613009</text:p>
          </table:table-cell>
          <table:table-cell office:value-type="float" office:value="23357855" calcext:value-type="float">
            <text:p>23357855</text:p>
          </table:table-cell>
          <table:table-cell office:value-type="float" office:value="17015778" calcext:value-type="float">
            <text:p>17015778</text:p>
          </table:table-cell>
          <table:table-cell office:value-type="float" office:value="2838142.51586601" calcext:value-type="float">
            <text:p>2838142.51586601</text:p>
          </table:table-cell>
          <table:table-cell office:value-type="float" office:value="2060303.06654815" calcext:value-type="float">
            <text:p>2060303.06654815</text:p>
          </table:table-cell>
          <table:table-cell office:value-type="float" office:value="1051766.44528644" calcext:value-type="float">
            <text:p>1051766.44528644</text:p>
          </table:table-cell>
          <table:table-cell office:value-type="float" office:value="808617.286540816" calcext:value-type="float">
            <text:p>808617.286540816</text:p>
          </table:table-cell>
          <table:table-cell office:value-type="float" office:value="3070078.99189861" calcext:value-type="float">
            <text:p>3070078.99189861</text:p>
          </table:table-cell>
          <table:table-cell office:value-type="float" office:value="2360332.89997089" calcext:value-type="float">
            <text:p>2360332.89997089</text:p>
          </table:table-cell>
          <table:table-cell office:value-type="float" office:value="2600353.40563767" calcext:value-type="float">
            <text:p>2600353.40563767</text:p>
          </table:table-cell>
          <table:table-cell office:value-type="float" office:value="1999199.27502656" calcext:value-type="float">
            <text:p>1999199.27502656</text:p>
          </table:table-cell>
          <table:table-cell office:value-type="float" office:value="18678482.4275168" calcext:value-type="float">
            <text:p>18678482.4275168</text:p>
          </table:table-cell>
          <table:table-cell office:value-type="float" office:value="13606939.3326431" calcext:value-type="float">
            <text:p>13606939.3326431</text:p>
          </table:table-cell>
          <table:table-cell office:value-type="float" office:value="17631682.0731689" calcext:value-type="float">
            <text:p>17631682.0731689</text:p>
          </table:table-cell>
          <table:table-cell office:value-type="float" office:value="12844364.0554344" calcext:value-type="float">
            <text:p>12844364.0554344</text:p>
          </table:table-cell>
          <table:table-cell table:formula="of:=[.U54]+[.W54]+[.AA54]" office:value-type="float" office:value="4868119.62811552" calcext:value-type="float">
            <text:p>4868119.62811552</text:p>
          </table:table-cell>
          <table:table-cell table:formula="of:=[.U54]+[.Y54]+[.AA54]" office:value-type="float" office:value="6419835.2415456" calcext:value-type="float">
            <text:p>6419835.24154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9.7083382135969" calcext:value-type="float">
            <text:p>79.7083382135969</text:p>
          </table:table-cell>
          <table:table-cell office:value-type="float" office:value="87.7252482305938" calcext:value-type="float">
            <text:p>87.7252482305938</text:p>
          </table:table-cell>
          <table:table-cell office:value-type="float" office:value="1.43482077049595" calcext:value-type="float">
            <text:p>1.43482077049595</text:p>
          </table:table-cell>
          <table:table-cell office:value-type="float" office:value="1.93910427164122" calcext:value-type="float">
            <text:p>1.93910427164122</text:p>
          </table:table-cell>
          <table:table-cell table:formula="of:=[.D55]+[.E55]" office:value-type="float" office:value="3.37392504213717" calcext:value-type="float">
            <text:p>3.37392504213717</text:p>
          </table:table-cell>
          <table:table-cell/>
          <table:table-cell office:value-type="float" office:value="549782" calcext:value-type="float">
            <text:p>549782</text:p>
          </table:table-cell>
          <table:table-cell office:value-type="float" office:value="840134" calcext:value-type="float">
            <text:p>840134</text:p>
          </table:table-cell>
          <table:table-cell office:value-type="float" office:value="-0.00429780790421571" calcext:value-type="float">
            <text:p>-0.00429780790421571</text:p>
          </table:table-cell>
          <table:table-cell office:value-type="float" office:value="0.927836516468724" calcext:value-type="float">
            <text:p>0.927836516468724</text:p>
          </table:table-cell>
          <table:table-cell office:value-type="float" office:value="0.318504540464333" calcext:value-type="float">
            <text:p>0.318504540464333</text:p>
          </table:table-cell>
          <table:table-cell office:value-type="float" office:value="-0.00347689698331658" calcext:value-type="float">
            <text:p>-0.00347689698331658</text:p>
          </table:table-cell>
          <table:table-cell office:value-type="float" office:value="0.795740389639009" calcext:value-type="float">
            <text:p>0.795740389639009</text:p>
          </table:table-cell>
          <table:table-cell office:value-type="float" office:value="0.267683676320497" calcext:value-type="float">
            <text:p>0.267683676320497</text:p>
          </table:table-cell>
          <table:table-cell office:value-type="float" office:value="40624302" calcext:value-type="float">
            <text:p>40624302</text:p>
          </table:table-cell>
          <table:table-cell office:value-type="float" office:value="31822920" calcext:value-type="float">
            <text:p>31822920</text:p>
          </table:table-cell>
          <table:table-cell office:value-type="float" office:value="41590890" calcext:value-type="float">
            <text:p>41590890</text:p>
          </table:table-cell>
          <table:table-cell office:value-type="float" office:value="32580094" calcext:value-type="float">
            <text:p>32580094</text:p>
          </table:table-cell>
          <table:table-cell office:value-type="float" office:value="539427.930802115" calcext:value-type="float">
            <text:p>539427.930802115</text:p>
          </table:table-cell>
          <table:table-cell office:value-type="float" office:value="423427.050184113" calcext:value-type="float">
            <text:p>423427.050184113</text:p>
          </table:table-cell>
          <table:table-cell office:value-type="float" office:value="816898.293148998" calcext:value-type="float">
            <text:p>816898.293148998</text:p>
          </table:table-cell>
          <table:table-cell office:value-type="float" office:value="654337.548304853" calcext:value-type="float">
            <text:p>654337.548304853</text:p>
          </table:table-cell>
          <table:table-cell office:value-type="float" office:value="2322913.90709155" calcext:value-type="float">
            <text:p>2322913.90709155</text:p>
          </table:table-cell>
          <table:table-cell office:value-type="float" office:value="1860659.77079022" calcext:value-type="float">
            <text:p>1860659.77079022</text:p>
          </table:table-cell>
          <table:table-cell office:value-type="float" office:value="1846188.27928669" calcext:value-type="float">
            <text:p>1846188.27928669</text:p>
          </table:table-cell>
          <table:table-cell office:value-type="float" office:value="1478801.36671711" calcext:value-type="float">
            <text:p>1478801.36671711</text:p>
          </table:table-cell>
          <table:table-cell office:value-type="float" office:value="35287661.0557784" calcext:value-type="float">
            <text:p>35287661.0557784</text:p>
          </table:table-cell>
          <table:table-cell office:value-type="float" office:value="27642478.9002798" calcext:value-type="float">
            <text:p>27642478.9002798</text:p>
          </table:table-cell>
          <table:table-cell office:value-type="float" office:value="33725196.3981812" calcext:value-type="float">
            <text:p>33725196.3981812</text:p>
          </table:table-cell>
          <table:table-cell office:value-type="float" office:value="26418527.0984929" calcext:value-type="float">
            <text:p>26418527.0984929</text:p>
          </table:table-cell>
          <table:table-cell table:formula="of:=[.U55]+[.W55]+[.AA55]" office:value-type="float" office:value="2556565.96520607" calcext:value-type="float">
            <text:p>2556565.96520607</text:p>
          </table:table-cell>
          <table:table-cell table:formula="of:=[.U55]+[.Y55]+[.AA55]" office:value-type="float" office:value="3762888.18769144" calcext:value-type="float">
            <text:p>3762888.187691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5.3061460285904" calcext:value-type="float">
            <text:p>75.3061460285904</text:p>
          </table:table-cell>
          <table:table-cell office:value-type="float" office:value="83.5610344357996" calcext:value-type="float">
            <text:p>83.5610344357996</text:p>
          </table:table-cell>
          <table:table-cell office:value-type="float" office:value="7.4630995275799" calcext:value-type="float">
            <text:p>7.4630995275799</text:p>
          </table:table-cell>
          <table:table-cell office:value-type="float" office:value="2.37316308611337" calcext:value-type="float">
            <text:p>2.37316308611337</text:p>
          </table:table-cell>
          <table:table-cell table:formula="of:=[.D56]+[.E56]" office:value-type="float" office:value="9.83626261369327" calcext:value-type="float">
            <text:p>9.83626261369327</text:p>
          </table:table-cell>
          <table:table-cell/>
          <table:table-cell office:value-type="float" office:value="773259" calcext:value-type="float">
            <text:p>773259</text:p>
          </table:table-cell>
          <table:table-cell office:value-type="float" office:value="943568" calcext:value-type="float">
            <text:p>943568</text:p>
          </table:table-cell>
          <table:table-cell office:value-type="float" office:value="0.00207317401725034" calcext:value-type="float">
            <text:p>0.00207317401725034</text:p>
          </table:table-cell>
          <table:table-cell office:value-type="float" office:value="0.507022474860131" calcext:value-type="float">
            <text:p>0.507022474860131</text:p>
          </table:table-cell>
          <table:table-cell office:value-type="float" office:value="0.359306165244029" calcext:value-type="float">
            <text:p>0.359306165244029</text:p>
          </table:table-cell>
          <table:table-cell office:value-type="float" office:value="-0.00424918200356203" calcext:value-type="float">
            <text:p>-0.00424918200356203</text:p>
          </table:table-cell>
          <table:table-cell office:value-type="float" office:value="0.895471947548772" calcext:value-type="float">
            <text:p>0.895471947548772</text:p>
          </table:table-cell>
          <table:table-cell office:value-type="float" office:value="0.472847230101636" calcext:value-type="float">
            <text:p>0.472847230101636</text:p>
          </table:table-cell>
          <table:table-cell office:value-type="float" office:value="24670976" calcext:value-type="float">
            <text:p>24670976</text:p>
          </table:table-cell>
          <table:table-cell office:value-type="float" office:value="24434305" calcext:value-type="float">
            <text:p>24434305</text:p>
          </table:table-cell>
          <table:table-cell office:value-type="float" office:value="24319657" calcext:value-type="float">
            <text:p>24319657</text:p>
          </table:table-cell>
          <table:table-cell office:value-type="float" office:value="24086356" calcext:value-type="float">
            <text:p>24086356</text:p>
          </table:table-cell>
          <table:table-cell office:value-type="float" office:value="1195617.81613014" calcext:value-type="float">
            <text:p>1195617.81613014</text:p>
          </table:table-cell>
          <table:table-cell office:value-type="float" office:value="1184633.96301255" calcext:value-type="float">
            <text:p>1184633.96301255</text:p>
          </table:table-cell>
          <table:table-cell office:value-type="float" office:value="545755.476879959" calcext:value-type="float">
            <text:p>545755.476879959</text:p>
          </table:table-cell>
          <table:table-cell office:value-type="float" office:value="540012.011350183" calcext:value-type="float">
            <text:p>540012.011350183</text:p>
          </table:table-cell>
          <table:table-cell office:value-type="float" office:value="1390054.90899524" calcext:value-type="float">
            <text:p>1390054.90899524</text:p>
          </table:table-cell>
          <table:table-cell office:value-type="float" office:value="1375426.13696724" calcext:value-type="float">
            <text:p>1375426.13696724</text:p>
          </table:table-cell>
          <table:table-cell office:value-type="float" office:value="1183235.53387664" calcext:value-type="float">
            <text:p>1183235.53387664</text:p>
          </table:table-cell>
          <table:table-cell office:value-type="float" office:value="1170783.30427873" calcext:value-type="float">
            <text:p>1170783.30427873</text:p>
          </table:table-cell>
          <table:table-cell office:value-type="float" office:value="19020410.6852067" calcext:value-type="float">
            <text:p>19020410.6852067</text:p>
          </table:table-cell>
          <table:table-cell office:value-type="float" office:value="18837945.9804639" calcext:value-type="float">
            <text:p>18837945.9804639</text:p>
          </table:table-cell>
          <table:table-cell office:value-type="float" office:value="18721899.3219564" calcext:value-type="float">
            <text:p>18721899.3219564</text:p>
          </table:table-cell>
          <table:table-cell office:value-type="float" office:value="18542298.2666194" calcext:value-type="float">
            <text:p>18542298.2666194</text:p>
          </table:table-cell>
          <table:table-cell table:formula="of:=[.U56]+[.W56]+[.AA56]" office:value-type="float" office:value="2895429.27864146" calcext:value-type="float">
            <text:p>2895429.27864146</text:p>
          </table:table-cell>
          <table:table-cell table:formula="of:=[.U56]+[.Y56]+[.AA56]" office:value-type="float" office:value="3730843.40425851" calcext:value-type="float">
            <text:p>3730843.404258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6.1749843720532" calcext:value-type="float">
            <text:p>86.1749843720532</text:p>
          </table:table-cell>
          <table:table-cell office:value-type="float" office:value="77.0888571865822" calcext:value-type="float">
            <text:p>77.0888571865822</text:p>
          </table:table-cell>
          <table:table-cell office:value-type="float" office:value="4.36391767685283" calcext:value-type="float">
            <text:p>4.36391767685283</text:p>
          </table:table-cell>
          <table:table-cell office:value-type="float" office:value="7.53675255099005" calcext:value-type="float">
            <text:p>7.53675255099005</text:p>
          </table:table-cell>
          <table:table-cell table:formula="of:=[.D57]+[.E57]" office:value-type="float" office:value="11.9006702278429" calcext:value-type="float">
            <text:p>11.9006702278429</text:p>
          </table:table-cell>
          <table:table-cell/>
          <table:table-cell office:value-type="float" office:value="923558" calcext:value-type="float">
            <text:p>923558</text:p>
          </table:table-cell>
          <table:table-cell office:value-type="float" office:value="792771" calcext:value-type="float">
            <text:p>792771</text:p>
          </table:table-cell>
          <table:table-cell office:value-type="float" office:value="-0.00454074880899213" calcext:value-type="float">
            <text:p>-0.00454074880899213</text:p>
          </table:table-cell>
          <table:table-cell office:value-type="float" office:value="0.522462494439205" calcext:value-type="float">
            <text:p>0.522462494439205</text:p>
          </table:table-cell>
          <table:table-cell office:value-type="float" office:value="0.269980930877899" calcext:value-type="float">
            <text:p>0.269980930877899</text:p>
          </table:table-cell>
          <table:table-cell office:value-type="float" office:value="0.00322957287204151" calcext:value-type="float">
            <text:p>0.00322957287204151</text:p>
          </table:table-cell>
          <table:table-cell office:value-type="float" office:value="1.15111140643608" calcext:value-type="float">
            <text:p>1.15111140643608</text:p>
          </table:table-cell>
          <table:table-cell office:value-type="float" office:value="0.401755057888601" calcext:value-type="float">
            <text:p>0.401755057888601</text:p>
          </table:table-cell>
          <table:table-cell office:value-type="float" office:value="68955864" calcext:value-type="float">
            <text:p>68955864</text:p>
          </table:table-cell>
          <table:table-cell office:value-type="float" office:value="28145740" calcext:value-type="float">
            <text:p>28145740</text:p>
          </table:table-cell>
          <table:table-cell office:value-type="float" office:value="67299107" calcext:value-type="float">
            <text:p>67299107</text:p>
          </table:table-cell>
          <table:table-cell office:value-type="float" office:value="27469501" calcext:value-type="float">
            <text:p>27469501</text:p>
          </table:table-cell>
          <table:table-cell office:value-type="float" office:value="4519763.00118812" calcext:value-type="float">
            <text:p>4519763.00118812</text:p>
          </table:table-cell>
          <table:table-cell office:value-type="float" office:value="1844833.30277617" calcext:value-type="float">
            <text:p>1844833.30277617</text:p>
          </table:table-cell>
          <table:table-cell office:value-type="float" office:value="1003297.27006836" calcext:value-type="float">
            <text:p>1003297.27006836</text:p>
          </table:table-cell>
          <table:table-cell office:value-type="float" office:value="489977.851362793" calcext:value-type="float">
            <text:p>489977.851362793</text:p>
          </table:table-cell>
          <table:table-cell office:value-type="float" office:value="3866303.38803743" calcext:value-type="float">
            <text:p>3866303.38803743</text:p>
          </table:table-cell>
          <table:table-cell office:value-type="float" office:value="1888177.19663304" calcext:value-type="float">
            <text:p>1888177.19663304</text:p>
          </table:table-cell>
          <table:table-cell office:value-type="float" office:value="2038461.6793752" calcext:value-type="float">
            <text:p>2038461.6793752</text:p>
          </table:table-cell>
          <table:table-cell office:value-type="float" office:value="995518.580128892" calcext:value-type="float">
            <text:p>995518.580128892</text:p>
          </table:table-cell>
          <table:table-cell office:value-type="float" office:value="61123547.18315" calcext:value-type="float">
            <text:p>61123547.18315</text:p>
          </table:table-cell>
          <table:table-cell office:value-type="float" office:value="24948820.4132925" calcext:value-type="float">
            <text:p>24948820.4132925</text:p>
          </table:table-cell>
          <table:table-cell office:value-type="float" office:value="60330584.7129149" calcext:value-type="float">
            <text:p>60330584.7129149</text:p>
          </table:table-cell>
          <table:table-cell office:value-type="float" office:value="24625156.6343384" calcext:value-type="float">
            <text:p>24625156.6343384</text:p>
          </table:table-cell>
          <table:table-cell table:formula="of:=[.U57]+[.W57]+[.AA57]" office:value-type="float" office:value="3330329.73426786" calcext:value-type="float">
            <text:p>3330329.73426786</text:p>
          </table:table-cell>
          <table:table-cell table:formula="of:=[.U57]+[.Y57]+[.AA57]" office:value-type="float" office:value="4728529.07953811" calcext:value-type="float">
            <text:p>4728529.079538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7.3793968240295" calcext:value-type="float">
            <text:p>87.3793968240295</text:p>
          </table:table-cell>
          <table:table-cell office:value-type="float" office:value="79.6509613323997" calcext:value-type="float">
            <text:p>79.6509613323997</text:p>
          </table:table-cell>
          <table:table-cell office:value-type="float" office:value="6.9943785796095" calcext:value-type="float">
            <text:p>6.9943785796095</text:p>
          </table:table-cell>
          <table:table-cell office:value-type="float" office:value="9.92032718069808" calcext:value-type="float">
            <text:p>9.92032718069808</text:p>
          </table:table-cell>
          <table:table-cell table:formula="of:=[.D58]+[.E58]" office:value-type="float" office:value="16.9147057603076" calcext:value-type="float">
            <text:p>16.9147057603076</text:p>
          </table:table-cell>
          <table:table-cell/>
          <table:table-cell office:value-type="float" office:value="146502" calcext:value-type="float">
            <text:p>146502</text:p>
          </table:table-cell>
          <table:table-cell office:value-type="float" office:value="907676" calcext:value-type="float">
            <text:p>907676</text:p>
          </table:table-cell>
          <table:table-cell office:value-type="float" office:value="-0.00172997900003774" calcext:value-type="float">
            <text:p>-0.00172997900003774</text:p>
          </table:table-cell>
          <table:table-cell office:value-type="float" office:value="1.14321040394565" calcext:value-type="float">
            <text:p>1.14321040394565</text:p>
          </table:table-cell>
          <table:table-cell office:value-type="float" office:value="0.360060721428602" calcext:value-type="float">
            <text:p>0.360060721428602</text:p>
          </table:table-cell>
          <table:table-cell office:value-type="float" office:value="-0.00380921796911786" calcext:value-type="float">
            <text:p>-0.00380921796911786</text:p>
          </table:table-cell>
          <table:table-cell office:value-type="float" office:value="1.11626811782018" calcext:value-type="float">
            <text:p>1.11626811782018</text:p>
          </table:table-cell>
          <table:table-cell office:value-type="float" office:value="0.209117165022157" calcext:value-type="float">
            <text:p>0.209117165022157</text:p>
          </table:table-cell>
          <table:table-cell office:value-type="float" office:value="24970835" calcext:value-type="float">
            <text:p>24970835</text:p>
          </table:table-cell>
          <table:table-cell office:value-type="float" office:value="16183969" calcext:value-type="float">
            <text:p>16183969</text:p>
          </table:table-cell>
          <table:table-cell office:value-type="float" office:value="22971463" calcext:value-type="float">
            <text:p>22971463</text:p>
          </table:table-cell>
          <table:table-cell office:value-type="float" office:value="14888146" calcext:value-type="float">
            <text:p>14888146</text:p>
          </table:table-cell>
          <table:table-cell office:value-type="float" office:value="3853223.36138416" calcext:value-type="float">
            <text:p>3853223.36138416</text:p>
          </table:table-cell>
          <table:table-cell office:value-type="float" office:value="2497331.25641955" calcext:value-type="float">
            <text:p>2497331.25641955</text:p>
          </table:table-cell>
          <table:table-cell office:value-type="float" office:value="902790.131834476" calcext:value-type="float">
            <text:p>902790.131834476</text:p>
          </table:table-cell>
          <table:table-cell office:value-type="float" office:value="657717.117607203" calcext:value-type="float">
            <text:p>657717.117607203</text:p>
          </table:table-cell>
          <table:table-cell office:value-type="float" office:value="2756641.77815822" calcext:value-type="float">
            <text:p>2756641.77815822</text:p>
          </table:table-cell>
          <table:table-cell office:value-type="float" office:value="2008318.9001209" calcext:value-type="float">
            <text:p>2008318.9001209</text:p>
          </table:table-cell>
          <table:table-cell office:value-type="float" office:value="1956127.15787977" calcext:value-type="float">
            <text:p>1956127.15787977</text:p>
          </table:table-cell>
          <table:table-cell office:value-type="float" office:value="1425113.40187061" calcext:value-type="float">
            <text:p>1425113.40187061</text:p>
          </table:table-cell>
          <table:table-cell office:value-type="float" office:value="17941597.2417111" calcext:value-type="float">
            <text:p>17941597.2417111</text:p>
          </table:table-cell>
          <table:table-cell office:value-type="float" office:value="11628215.4911779" calcext:value-type="float">
            <text:p>11628215.4911779</text:p>
          </table:table-cell>
          <table:table-cell office:value-type="float" office:value="18381277.4943751" calcext:value-type="float">
            <text:p>18381277.4943751</text:p>
          </table:table-cell>
          <table:table-cell office:value-type="float" office:value="11913178.7893901" calcext:value-type="float">
            <text:p>11913178.7893901</text:p>
          </table:table-cell>
          <table:table-cell table:formula="of:=[.U58]+[.W58]+[.AA58]" office:value-type="float" office:value="4580161.77589736" calcext:value-type="float">
            <text:p>4580161.77589736</text:p>
          </table:table-cell>
          <table:table-cell table:formula="of:=[.U58]+[.Y58]+[.AA58]" office:value-type="float" office:value="5930763.55841106" calcext:value-type="float">
            <text:p>5930763.558411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5.72199053588" calcext:value-type="float">
            <text:p>75.72199053588</text:p>
          </table:table-cell>
          <table:table-cell office:value-type="float" office:value="87.2482681595987" calcext:value-type="float">
            <text:p>87.2482681595987</text:p>
          </table:table-cell>
          <table:table-cell office:value-type="float" office:value="3.40847933021442" calcext:value-type="float">
            <text:p>3.40847933021442</text:p>
          </table:table-cell>
          <table:table-cell office:value-type="float" office:value="1.65730439437412" calcext:value-type="float">
            <text:p>1.65730439437412</text:p>
          </table:table-cell>
          <table:table-cell table:formula="of:=[.D59]+[.E59]" office:value-type="float" office:value="5.06578372458854" calcext:value-type="float">
            <text:p>5.06578372458854</text:p>
          </table:table-cell>
          <table:table-cell/>
          <table:table-cell office:value-type="float" office:value="741367" calcext:value-type="float">
            <text:p>741367</text:p>
          </table:table-cell>
          <table:table-cell office:value-type="float" office:value="887062" calcext:value-type="float">
            <text:p>887062</text:p>
          </table:table-cell>
          <table:table-cell office:value-type="float" office:value="-0.00363493968836663" calcext:value-type="float">
            <text:p>-0.00363493968836663</text:p>
          </table:table-cell>
          <table:table-cell office:value-type="float" office:value="1.22827571698231" calcext:value-type="float">
            <text:p>1.22827571698231</text:p>
          </table:table-cell>
          <table:table-cell office:value-type="float" office:value="0.214781479382444" calcext:value-type="float">
            <text:p>0.214781479382444</text:p>
          </table:table-cell>
          <table:table-cell office:value-type="float" office:value="0.00481194091305622" calcext:value-type="float">
            <text:p>0.00481194091305622</text:p>
          </table:table-cell>
          <table:table-cell office:value-type="float" office:value="1.19249273087566" calcext:value-type="float">
            <text:p>1.19249273087566</text:p>
          </table:table-cell>
          <table:table-cell office:value-type="float" office:value="0.155552633997033" calcext:value-type="float">
            <text:p>0.155552633997033</text:p>
          </table:table-cell>
          <table:table-cell office:value-type="float" office:value="21066829" calcext:value-type="float">
            <text:p>21066829</text:p>
          </table:table-cell>
          <table:table-cell office:value-type="float" office:value="10599647" calcext:value-type="float">
            <text:p>10599647</text:p>
          </table:table-cell>
          <table:table-cell office:value-type="float" office:value="22136523" calcext:value-type="float">
            <text:p>22136523</text:p>
          </table:table-cell>
          <table:table-cell office:value-type="float" office:value="11137857" calcext:value-type="float">
            <text:p>11137857</text:p>
          </table:table-cell>
          <table:table-cell office:value-type="float" office:value="1366716.23060909" calcext:value-type="float">
            <text:p>1366716.23060909</text:p>
          </table:table-cell>
          <table:table-cell office:value-type="float" office:value="688396.537050105" calcext:value-type="float">
            <text:p>688396.537050105</text:p>
          </table:table-cell>
          <table:table-cell office:value-type="float" office:value="937683.566685548" calcext:value-type="float">
            <text:p>937683.566685548</text:p>
          </table:table-cell>
          <table:table-cell office:value-type="float" office:value="507046.160953392" calcext:value-type="float">
            <text:p>507046.160953392</text:p>
          </table:table-cell>
          <table:table-cell office:value-type="float" office:value="3374094.21779643" calcext:value-type="float">
            <text:p>3374094.21779643</text:p>
          </table:table-cell>
          <table:table-cell office:value-type="float" office:value="1824519.03884377" calcext:value-type="float">
            <text:p>1824519.03884377</text:p>
          </table:table-cell>
          <table:table-cell office:value-type="float" office:value="1913324.54830416" calcext:value-type="float">
            <text:p>1913324.54830416</text:p>
          </table:table-cell>
          <table:table-cell office:value-type="float" office:value="1034617.54193336" calcext:value-type="float">
            <text:p>1034617.54193336</text:p>
          </table:table-cell>
          <table:table-cell office:value-type="float" office:value="16726253.9534735" calcext:value-type="float">
            <text:p>16726253.9534735</text:p>
          </table:table-cell>
          <table:table-cell office:value-type="float" office:value="8415713.02346253" calcext:value-type="float">
            <text:p>8415713.02346253</text:p>
          </table:table-cell>
          <table:table-cell office:value-type="float" office:value="15407807.7985632" calcext:value-type="float">
            <text:p>15407807.7985632</text:p>
          </table:table-cell>
          <table:table-cell office:value-type="float" office:value="7752344.85343017" calcext:value-type="float">
            <text:p>7752344.85343017</text:p>
          </table:table-cell>
          <table:table-cell table:formula="of:=[.U59]+[.W59]+[.AA59]" office:value-type="float" office:value="2230060.23993686" calcext:value-type="float">
            <text:p>2230060.23993686</text:p>
          </table:table-cell>
          <table:table-cell table:formula="of:=[.U59]+[.Y59]+[.AA59]" office:value-type="float" office:value="3547533.11782724" calcext:value-type="float">
            <text:p>3547533.117827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2.9314726346216" calcext:value-type="float">
            <text:p>82.9314726346216</text:p>
          </table:table-cell>
          <table:table-cell office:value-type="float" office:value="82.5592637562537" calcext:value-type="float">
            <text:p>82.5592637562537</text:p>
          </table:table-cell>
          <table:table-cell office:value-type="float" office:value="4.5346399032097" calcext:value-type="float">
            <text:p>4.5346399032097</text:p>
          </table:table-cell>
          <table:table-cell office:value-type="float" office:value="1.78681422425627" calcext:value-type="float">
            <text:p>1.78681422425627</text:p>
          </table:table-cell>
          <table:table-cell table:formula="of:=[.D60]+[.E60]" office:value-type="float" office:value="6.32145412746598" calcext:value-type="float">
            <text:p>6.32145412746598</text:p>
          </table:table-cell>
          <table:table-cell/>
          <table:table-cell office:value-type="float" office:value="937362" calcext:value-type="float">
            <text:p>937362</text:p>
          </table:table-cell>
          <table:table-cell office:value-type="float" office:value="768403" calcext:value-type="float">
            <text:p>768403</text:p>
          </table:table-cell>
          <table:table-cell office:value-type="float" office:value="-0.00782447130738251" calcext:value-type="float">
            <text:p>-0.00782447130738251</text:p>
          </table:table-cell>
          <table:table-cell office:value-type="float" office:value="1.00531462533117" calcext:value-type="float">
            <text:p>1.00531462533117</text:p>
          </table:table-cell>
          <table:table-cell office:value-type="float" office:value="0.11952983974791" calcext:value-type="float">
            <text:p>0.11952983974791</text:p>
          </table:table-cell>
          <table:table-cell office:value-type="float" office:value="0.00157628109812835" calcext:value-type="float">
            <text:p>0.00157628109812835</text:p>
          </table:table-cell>
          <table:table-cell office:value-type="float" office:value="0.527780073936151" calcext:value-type="float">
            <text:p>0.527780073936151</text:p>
          </table:table-cell>
          <table:table-cell office:value-type="float" office:value="0.482714578309647" calcext:value-type="float">
            <text:p>0.482714578309647</text:p>
          </table:table-cell>
          <table:table-cell office:value-type="float" office:value="46032485" calcext:value-type="float">
            <text:p>46032485</text:p>
          </table:table-cell>
          <table:table-cell office:value-type="float" office:value="24440738" calcext:value-type="float">
            <text:p>24440738</text:p>
          </table:table-cell>
          <table:table-cell office:value-type="float" office:value="45828617" calcext:value-type="float">
            <text:p>45828617</text:p>
          </table:table-cell>
          <table:table-cell office:value-type="float" office:value="24332495" calcext:value-type="float">
            <text:p>24332495</text:p>
          </table:table-cell>
          <table:table-cell office:value-type="float" office:value="2065094.88674341" calcext:value-type="float">
            <text:p>2065094.88674341</text:p>
          </table:table-cell>
          <table:table-cell office:value-type="float" office:value="1098454.09089241" calcext:value-type="float">
            <text:p>1098454.09089241</text:p>
          </table:table-cell>
          <table:table-cell office:value-type="float" office:value="793171.143359563" calcext:value-type="float">
            <text:p>793171.143359563</text:p>
          </table:table-cell>
          <table:table-cell office:value-type="float" office:value="489232.203418589" calcext:value-type="float">
            <text:p>489232.203418589</text:p>
          </table:table-cell>
          <table:table-cell office:value-type="float" office:value="2654398.29626772" calcext:value-type="float">
            <text:p>2654398.29626772</text:p>
          </table:table-cell>
          <table:table-cell office:value-type="float" office:value="1637247.06591464" calcext:value-type="float">
            <text:p>1637247.06591464</text:p>
          </table:table-cell>
          <table:table-cell office:value-type="float" office:value="1951271.75301415" calcext:value-type="float">
            <text:p>1951271.75301415</text:p>
          </table:table-cell>
          <table:table-cell office:value-type="float" office:value="1203554.85343572" calcext:value-type="float">
            <text:p>1203554.85343572</text:p>
          </table:table-cell>
          <table:table-cell office:value-type="float" office:value="39479908.5550459" calcext:value-type="float">
            <text:p>39479908.5550459</text:p>
          </table:table-cell>
          <table:table-cell office:value-type="float" office:value="20961677.8338764" calcext:value-type="float">
            <text:p>20961677.8338764</text:p>
          </table:table-cell>
          <table:table-cell office:value-type="float" office:value="37913055.4099494" calcext:value-type="float">
            <text:p>37913055.4099494</text:p>
          </table:table-cell>
          <table:table-cell office:value-type="float" office:value="20129764.2848692" calcext:value-type="float">
            <text:p>20129764.2848692</text:p>
          </table:table-cell>
          <table:table-cell table:formula="of:=[.U60]+[.W60]+[.AA60]" office:value-type="float" office:value="2791241.14774673" calcext:value-type="float">
            <text:p>2791241.14774673</text:p>
          </table:table-cell>
          <table:table-cell table:formula="of:=[.U60]+[.Y60]+[.AA60]" office:value-type="float" office:value="3939256.01024278" calcext:value-type="float">
            <text:p>3939256.010242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.9299273165952" calcext:value-type="float">
            <text:p>84.9299273165952</text:p>
          </table:table-cell>
          <table:table-cell office:value-type="float" office:value="85.318449859869" calcext:value-type="float">
            <text:p>85.318449859869</text:p>
          </table:table-cell>
          <table:table-cell office:value-type="float" office:value="7.94162776397387" calcext:value-type="float">
            <text:p>7.94162776397387</text:p>
          </table:table-cell>
          <table:table-cell office:value-type="float" office:value="1.25385286758342" calcext:value-type="float">
            <text:p>1.25385286758342</text:p>
          </table:table-cell>
          <table:table-cell table:formula="of:=[.D61]+[.E61]" office:value-type="float" office:value="9.19548063155729" calcext:value-type="float">
            <text:p>9.19548063155729</text:p>
          </table:table-cell>
          <table:table-cell/>
          <table:table-cell office:value-type="float" office:value="50874" calcext:value-type="float">
            <text:p>50874</text:p>
          </table:table-cell>
          <table:table-cell office:value-type="float" office:value="599669" calcext:value-type="float">
            <text:p>599669</text:p>
          </table:table-cell>
          <table:table-cell office:value-type="float" office:value="0.00329085980550796" calcext:value-type="float">
            <text:p>0.00329085980550796</text:p>
          </table:table-cell>
          <table:table-cell office:value-type="float" office:value="0.834381940760623" calcext:value-type="float">
            <text:p>0.834381940760623</text:p>
          </table:table-cell>
          <table:table-cell office:value-type="float" office:value="0.195733441159548" calcext:value-type="float">
            <text:p>0.195733441159548</text:p>
          </table:table-cell>
          <table:table-cell office:value-type="float" office:value="0.00243481959769162" calcext:value-type="float">
            <text:p>0.00243481959769162</text:p>
          </table:table-cell>
          <table:table-cell office:value-type="float" office:value="0.943628681470791" calcext:value-type="float">
            <text:p>0.943628681470791</text:p>
          </table:table-cell>
          <table:table-cell office:value-type="float" office:value="0.0704838669530595" calcext:value-type="float">
            <text:p>0.0704838669530595</text:p>
          </table:table-cell>
          <table:table-cell office:value-type="float" office:value="62739806" calcext:value-type="float">
            <text:p>62739806</text:p>
          </table:table-cell>
          <table:table-cell office:value-type="float" office:value="32027774" calcext:value-type="float">
            <text:p>32027774</text:p>
          </table:table-cell>
          <table:table-cell office:value-type="float" office:value="61455634" calcext:value-type="float">
            <text:p>61455634</text:p>
          </table:table-cell>
          <table:table-cell office:value-type="float" office:value="31372223" calcext:value-type="float">
            <text:p>31372223</text:p>
          </table:table-cell>
          <table:table-cell office:value-type="float" office:value="3478877.29104796" calcext:value-type="float">
            <text:p>3478877.29104796</text:p>
          </table:table-cell>
          <table:table-cell office:value-type="float" office:value="1775917.14436919" calcext:value-type="float">
            <text:p>1775917.14436919</text:p>
          </table:table-cell>
          <table:table-cell office:value-type="float" office:value="924637.731434329" calcext:value-type="float">
            <text:p>924637.731434329</text:p>
          </table:table-cell>
          <table:table-cell office:value-type="float" office:value="560461.941426871" calcext:value-type="float">
            <text:p>560461.941426871</text:p>
          </table:table-cell>
          <table:table-cell office:value-type="float" office:value="3119343.70778025" calcext:value-type="float">
            <text:p>3119343.70778025</text:p>
          </table:table-cell>
          <table:table-cell office:value-type="float" office:value="1890765.83293679" calcext:value-type="float">
            <text:p>1890765.83293679</text:p>
          </table:table-cell>
          <table:table-cell office:value-type="float" office:value="2323724.74536426" calcext:value-type="float">
            <text:p>2323724.74536426</text:p>
          </table:table-cell>
          <table:table-cell office:value-type="float" office:value="1408507.61098431" calcext:value-type="float">
            <text:p>1408507.61098431</text:p>
          </table:table-cell>
          <table:table-cell office:value-type="float" office:value="57726241.0696157" calcext:value-type="float">
            <text:p>57726241.0696157</text:p>
          </table:table-cell>
          <table:table-cell office:value-type="float" office:value="29468421.1654496" calcext:value-type="float">
            <text:p>29468421.1654496</text:p>
          </table:table-cell>
          <table:table-cell office:value-type="float" office:value="55875188.636857" calcext:value-type="float">
            <text:p>55875188.636857</text:p>
          </table:table-cell>
          <table:table-cell office:value-type="float" office:value="28523485.3498284" calcext:value-type="float">
            <text:p>28523485.3498284</text:p>
          </table:table-cell>
          <table:table-cell table:formula="of:=[.U61]+[.W61]+[.AA61]" office:value-type="float" office:value="3744886.69678037" calcext:value-type="float">
            <text:p>3744886.69678037</text:p>
          </table:table-cell>
          <table:table-cell table:formula="of:=[.U61]+[.Y61]+[.AA61]" office:value-type="float" office:value="5075190.58829029" calcext:value-type="float">
            <text:p>5075190.588290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.2126023015374" calcext:value-type="float">
            <text:p>82.2126023015374</text:p>
          </table:table-cell>
          <table:table-cell office:value-type="float" office:value="82.8708450505125" calcext:value-type="float">
            <text:p>82.8708450505125</text:p>
          </table:table-cell>
          <table:table-cell office:value-type="float" office:value="9.83295996438123" calcext:value-type="float">
            <text:p>9.83295996438123</text:p>
          </table:table-cell>
          <table:table-cell office:value-type="float" office:value="7.13975383103298" calcext:value-type="float">
            <text:p>7.13975383103298</text:p>
          </table:table-cell>
          <table:table-cell table:formula="of:=[.D62]+[.E62]" office:value-type="float" office:value="16.9727137954142" calcext:value-type="float">
            <text:p>16.9727137954142</text:p>
          </table:table-cell>
          <table:table-cell/>
          <table:table-cell office:value-type="float" office:value="798451" calcext:value-type="float">
            <text:p>798451</text:p>
          </table:table-cell>
          <table:table-cell office:value-type="float" office:value="505506" calcext:value-type="float">
            <text:p>505506</text:p>
          </table:table-cell>
          <table:table-cell office:value-type="float" office:value="0.00722930003120414" calcext:value-type="float">
            <text:p>0.00722930003120414</text:p>
          </table:table-cell>
          <table:table-cell office:value-type="float" office:value="1.345922022918" calcext:value-type="float">
            <text:p>1.345922022918</text:p>
          </table:table-cell>
          <table:table-cell office:value-type="float" office:value="0.181327812853501" calcext:value-type="float">
            <text:p>0.181327812853501</text:p>
          </table:table-cell>
          <table:table-cell office:value-type="float" office:value="-0.00397512532325199" calcext:value-type="float">
            <text:p>-0.00397512532325199</text:p>
          </table:table-cell>
          <table:table-cell office:value-type="float" office:value="1.0068619921683" calcext:value-type="float">
            <text:p>1.0068619921683</text:p>
          </table:table-cell>
          <table:table-cell office:value-type="float" office:value="0.295301830359467" calcext:value-type="float">
            <text:p>0.295301830359467</text:p>
          </table:table-cell>
          <table:table-cell office:value-type="float" office:value="65285392" calcext:value-type="float">
            <text:p>65285392</text:p>
          </table:table-cell>
          <table:table-cell office:value-type="float" office:value="52204702" calcext:value-type="float">
            <text:p>52204702</text:p>
          </table:table-cell>
          <table:table-cell office:value-type="float" office:value="61845195" calcext:value-type="float">
            <text:p>61845195</text:p>
          </table:table-cell>
          <table:table-cell office:value-type="float" office:value="49453789" calcext:value-type="float">
            <text:p>49453789</text:p>
          </table:table-cell>
          <table:table-cell office:value-type="float" office:value="4499168.87230762" calcext:value-type="float">
            <text:p>4499168.87230762</text:p>
          </table:table-cell>
          <table:table-cell office:value-type="float" office:value="3595251.41126418" calcext:value-type="float">
            <text:p>3595251.41126418</text:p>
          </table:table-cell>
          <table:table-cell office:value-type="float" office:value="623137.557479427" calcext:value-type="float">
            <text:p>623137.557479427</text:p>
          </table:table-cell>
          <table:table-cell office:value-type="float" office:value="555479.534536046" calcext:value-type="float">
            <text:p>555479.534536046</text:p>
          </table:table-cell>
          <table:table-cell office:value-type="float" office:value="1682109.43472065" calcext:value-type="float">
            <text:p>1682109.43472065</text:p>
          </table:table-cell>
          <table:table-cell office:value-type="float" office:value="1499472.07421881" calcext:value-type="float">
            <text:p>1499472.07421881</text:p>
          </table:table-cell>
          <table:table-cell office:value-type="float" office:value="1574115.52379016" calcext:value-type="float">
            <text:p>1574115.52379016</text:p>
          </table:table-cell>
          <table:table-cell office:value-type="float" office:value="1403203.7516689" calcext:value-type="float">
            <text:p>1403203.7516689</text:p>
          </table:table-cell>
          <table:table-cell office:value-type="float" office:value="57742597.0252403" calcext:value-type="float">
            <text:p>57742597.0252403</text:p>
          </table:table-cell>
          <table:table-cell office:value-type="float" office:value="46173194.3040472" calcext:value-type="float">
            <text:p>46173194.3040472</text:p>
          </table:table-cell>
          <table:table-cell office:value-type="float" office:value="57418427.7045677" calcext:value-type="float">
            <text:p>57418427.7045677</text:p>
          </table:table-cell>
          <table:table-cell office:value-type="float" office:value="45913976.0873071" calcext:value-type="float">
            <text:p>45913976.0873071</text:p>
          </table:table-cell>
          <table:table-cell table:formula="of:=[.U62]+[.W62]+[.AA62]" office:value-type="float" office:value="5553934.69746913" calcext:value-type="float">
            <text:p>5553934.69746913</text:p>
          </table:table-cell>
          <table:table-cell table:formula="of:=[.U62]+[.Y62]+[.AA62]" office:value-type="float" office:value="6497927.23715189" calcext:value-type="float">
            <text:p>6497927.237151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6.0931885740536" calcext:value-type="float">
            <text:p>86.0931885740536</text:p>
          </table:table-cell>
          <table:table-cell office:value-type="float" office:value="83.0868932900461" calcext:value-type="float">
            <text:p>83.0868932900461</text:p>
          </table:table-cell>
          <table:table-cell office:value-type="float" office:value="8.79801052333908" calcext:value-type="float">
            <text:p>8.79801052333908</text:p>
          </table:table-cell>
          <table:table-cell office:value-type="float" office:value="0.397728135773008" calcext:value-type="float">
            <text:p>0.397728135773008</text:p>
          </table:table-cell>
          <table:table-cell table:formula="of:=[.D63]+[.E63]" office:value-type="float" office:value="9.19573865911208" calcext:value-type="float">
            <text:p>9.19573865911208</text:p>
          </table:table-cell>
          <table:table-cell/>
          <table:table-cell office:value-type="float" office:value="535661" calcext:value-type="float">
            <text:p>535661</text:p>
          </table:table-cell>
          <table:table-cell office:value-type="float" office:value="547637" calcext:value-type="float">
            <text:p>547637</text:p>
          </table:table-cell>
          <table:table-cell office:value-type="float" office:value="0.00741056334474876" calcext:value-type="float">
            <text:p>0.00741056334474876</text:p>
          </table:table-cell>
          <table:table-cell office:value-type="float" office:value="0.960424240219187" calcext:value-type="float">
            <text:p>0.960424240219187</text:p>
          </table:table-cell>
          <table:table-cell office:value-type="float" office:value="0.380658595592745" calcext:value-type="float">
            <text:p>0.380658595592745</text:p>
          </table:table-cell>
          <table:table-cell office:value-type="float" office:value="0.0000933535423365585" calcext:value-type="float">
            <text:p>9.33535423365585E-05</text:p>
          </table:table-cell>
          <table:table-cell office:value-type="float" office:value="1.09004926688309" calcext:value-type="float">
            <text:p>1.09004926688309</text:p>
          </table:table-cell>
          <table:table-cell office:value-type="float" office:value="0.450224276430414" calcext:value-type="float">
            <text:p>0.450224276430414</text:p>
          </table:table-cell>
          <table:table-cell office:value-type="float" office:value="215889383" calcext:value-type="float">
            <text:p>215889383</text:p>
          </table:table-cell>
          <table:table-cell office:value-type="float" office:value="110180062" calcext:value-type="float">
            <text:p>110180062</text:p>
          </table:table-cell>
          <table:table-cell office:value-type="float" office:value="214891754" calcext:value-type="float">
            <text:p>214891754</text:p>
          </table:table-cell>
          <table:table-cell office:value-type="float" office:value="109670917" calcext:value-type="float">
            <text:p>109670917</text:p>
          </table:table-cell>
          <table:table-cell office:value-type="float" office:value="3099033.48478598" calcext:value-type="float">
            <text:p>3099033.48478598</text:p>
          </table:table-cell>
          <table:table-cell office:value-type="float" office:value="1587138.3817964" calcext:value-type="float">
            <text:p>1587138.3817964</text:p>
          </table:table-cell>
          <table:table-cell office:value-type="float" office:value="926489.82672562" calcext:value-type="float">
            <text:p>926489.82672562</text:p>
          </table:table-cell>
          <table:table-cell office:value-type="float" office:value="589849.927458492" calcext:value-type="float">
            <text:p>589849.927458492</text:p>
          </table:table-cell>
          <table:table-cell office:value-type="float" office:value="3027894.43981535" calcext:value-type="float">
            <text:p>3027894.43981535</text:p>
          </table:table-cell>
          <table:table-cell office:value-type="float" office:value="1927709.58099897" calcext:value-type="float">
            <text:p>1927709.58099897</text:p>
          </table:table-cell>
          <table:table-cell office:value-type="float" office:value="2179822.28598499" calcext:value-type="float">
            <text:p>2179822.28598499</text:p>
          </table:table-cell>
          <table:table-cell office:value-type="float" office:value="1387784.28016288" calcext:value-type="float">
            <text:p>1387784.28016288</text:p>
          </table:table-cell>
          <table:table-cell office:value-type="float" office:value="204967761.219515" calcext:value-type="float">
            <text:p>204967761.219515</text:p>
          </table:table-cell>
          <table:table-cell office:value-type="float" office:value="104606166.009895" calcext:value-type="float">
            <text:p>104606166.009895</text:p>
          </table:table-cell>
          <table:table-cell office:value-type="float" office:value="201714726.612859" calcext:value-type="float">
            <text:p>201714726.612859</text:p>
          </table:table-cell>
          <table:table-cell office:value-type="float" office:value="102945966.005391" calcext:value-type="float">
            <text:p>102945966.005391</text:p>
          </table:table-cell>
          <table:table-cell table:formula="of:=[.U63]+[.W63]+[.AA63]" office:value-type="float" office:value="3564772.58941778" calcext:value-type="float">
            <text:p>3564772.58941778</text:p>
          </table:table-cell>
          <table:table-cell table:formula="of:=[.U63]+[.Y63]+[.AA63]" office:value-type="float" office:value="4902632.24295826" calcext:value-type="float">
            <text:p>4902632.242958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.8401065273934" calcext:value-type="float">
            <text:p>80.8401065273934</text:p>
          </table:table-cell>
          <table:table-cell office:value-type="float" office:value="89.3698794569574" calcext:value-type="float">
            <text:p>89.3698794569574</text:p>
          </table:table-cell>
          <table:table-cell office:value-type="float" office:value="9.92484228782468" calcext:value-type="float">
            <text:p>9.92484228782468</text:p>
          </table:table-cell>
          <table:table-cell office:value-type="float" office:value="6.61497824036764" calcext:value-type="float">
            <text:p>6.61497824036764</text:p>
          </table:table-cell>
          <table:table-cell table:formula="of:=[.D64]+[.E64]" office:value-type="float" office:value="16.5398205281923" calcext:value-type="float">
            <text:p>16.5398205281923</text:p>
          </table:table-cell>
          <table:table-cell/>
          <table:table-cell office:value-type="float" office:value="727574" calcext:value-type="float">
            <text:p>727574</text:p>
          </table:table-cell>
          <table:table-cell office:value-type="float" office:value="824401" calcext:value-type="float">
            <text:p>824401</text:p>
          </table:table-cell>
          <table:table-cell office:value-type="float" office:value="-0.00573333131719405" calcext:value-type="float">
            <text:p>-0.00573333131719405</text:p>
          </table:table-cell>
          <table:table-cell office:value-type="float" office:value="0.975815808121115" calcext:value-type="float">
            <text:p>0.975815808121115</text:p>
          </table:table-cell>
          <table:table-cell office:value-type="float" office:value="0.135393848523641" calcext:value-type="float">
            <text:p>0.135393848523641</text:p>
          </table:table-cell>
          <table:table-cell office:value-type="float" office:value="-0.000966403298323603" calcext:value-type="float">
            <text:p>-0.000966403298323603</text:p>
          </table:table-cell>
          <table:table-cell office:value-type="float" office:value="0.58895611597699" calcext:value-type="float">
            <text:p>0.58895611597699</text:p>
          </table:table-cell>
          <table:table-cell office:value-type="float" office:value="0.438525060668899" calcext:value-type="float">
            <text:p>0.438525060668899</text:p>
          </table:table-cell>
          <table:table-cell office:value-type="float" office:value="47328934" calcext:value-type="float">
            <text:p>47328934</text:p>
          </table:table-cell>
          <table:table-cell office:value-type="float" office:value="29083807" calcext:value-type="float">
            <text:p>29083807</text:p>
          </table:table-cell>
          <table:table-cell office:value-type="float" office:value="44325080" calcext:value-type="float">
            <text:p>44325080</text:p>
          </table:table-cell>
          <table:table-cell office:value-type="float" office:value="27237928" calcext:value-type="float">
            <text:p>27237928</text:p>
          </table:table-cell>
          <table:table-cell office:value-type="float" office:value="5027316.18007574" calcext:value-type="float">
            <text:p>5027316.18007574</text:p>
          </table:table-cell>
          <table:table-cell office:value-type="float" office:value="3101908.83331" calcext:value-type="float">
            <text:p>3101908.83331</text:p>
          </table:table-cell>
          <table:table-cell office:value-type="float" office:value="964402.443732326" calcext:value-type="float">
            <text:p>964402.443732326</text:p>
          </table:table-cell>
          <table:table-cell office:value-type="float" office:value="676568.702666159" calcext:value-type="float">
            <text:p>676568.702666159</text:p>
          </table:table-cell>
          <table:table-cell office:value-type="float" office:value="2987865.03046459" calcext:value-type="float">
            <text:p>2987865.03046459</text:p>
          </table:table-cell>
          <table:table-cell office:value-type="float" office:value="2096112.44822196" calcext:value-type="float">
            <text:p>2096112.44822196</text:p>
          </table:table-cell>
          <table:table-cell office:value-type="float" office:value="2171047.8613335" calcext:value-type="float">
            <text:p>2171047.8613335</text:p>
          </table:table-cell>
          <table:table-cell office:value-type="float" office:value="1523080.99643952" calcext:value-type="float">
            <text:p>1523080.99643952</text:p>
          </table:table-cell>
          <table:table-cell office:value-type="float" office:value="41161592.5805279" calcext:value-type="float">
            <text:p>41161592.5805279</text:p>
          </table:table-cell>
          <table:table-cell office:value-type="float" office:value="25293953.0430359" calcext:value-type="float">
            <text:p>25293953.0430359</text:p>
          </table:table-cell>
          <table:table-cell office:value-type="float" office:value="40268666.0349452" calcext:value-type="float">
            <text:p>40268666.0349452</text:p>
          </table:table-cell>
          <table:table-cell office:value-type="float" office:value="24745246.3312958" calcext:value-type="float">
            <text:p>24745246.3312958</text:p>
          </table:table-cell>
          <table:table-cell table:formula="of:=[.U64]+[.W64]+[.AA64]" office:value-type="float" office:value="5301558.53241568" calcext:value-type="float">
            <text:p>5301558.53241568</text:p>
          </table:table-cell>
          <table:table-cell table:formula="of:=[.U64]+[.Y64]+[.AA64]" office:value-type="float" office:value="6721102.27797148" calcext:value-type="float">
            <text:p>6721102.277971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.5678678551071" calcext:value-type="float">
            <text:p>87.5678678551071</text:p>
          </table:table-cell>
          <table:table-cell office:value-type="float" office:value="78.5342101151325" calcext:value-type="float">
            <text:p>78.5342101151325</text:p>
          </table:table-cell>
          <table:table-cell office:value-type="float" office:value="2.2232970118899" calcext:value-type="float">
            <text:p>2.2232970118899</text:p>
          </table:table-cell>
          <table:table-cell office:value-type="float" office:value="9.80564335606862" calcext:value-type="float">
            <text:p>9.80564335606862</text:p>
          </table:table-cell>
          <table:table-cell table:formula="of:=[.D65]+[.E65]" office:value-type="float" office:value="12.0289403679585" calcext:value-type="float">
            <text:p>12.0289403679585</text:p>
          </table:table-cell>
          <table:table-cell/>
          <table:table-cell office:value-type="float" office:value="839192" calcext:value-type="float">
            <text:p>839192</text:p>
          </table:table-cell>
          <table:table-cell office:value-type="float" office:value="714825" calcext:value-type="float">
            <text:p>714825</text:p>
          </table:table-cell>
          <table:table-cell office:value-type="float" office:value="-0.00963162455191749" calcext:value-type="float">
            <text:p>-0.00963162455191749</text:p>
          </table:table-cell>
          <table:table-cell office:value-type="float" office:value="1.26191406287247" calcext:value-type="float">
            <text:p>1.26191406287247</text:p>
          </table:table-cell>
          <table:table-cell office:value-type="float" office:value="0.159363792952532" calcext:value-type="float">
            <text:p>0.159363792952532</text:p>
          </table:table-cell>
          <table:table-cell office:value-type="float" office:value="-0.00464809042532095" calcext:value-type="float">
            <text:p>-0.00464809042532095</text:p>
          </table:table-cell>
          <table:table-cell office:value-type="float" office:value="0.732784275630372" calcext:value-type="float">
            <text:p>0.732784275630372</text:p>
          </table:table-cell>
          <table:table-cell office:value-type="float" office:value="0.455865703120802" calcext:value-type="float">
            <text:p>0.455865703120802</text:p>
          </table:table-cell>
          <table:table-cell office:value-type="float" office:value="21564343" calcext:value-type="float">
            <text:p>21564343</text:p>
          </table:table-cell>
          <table:table-cell office:value-type="float" office:value="22882871" calcext:value-type="float">
            <text:p>22882871</text:p>
          </table:table-cell>
          <table:table-cell office:value-type="float" office:value="21437447" calcext:value-type="float">
            <text:p>21437447</text:p>
          </table:table-cell>
          <table:table-cell office:value-type="float" office:value="22748216" calcext:value-type="float">
            <text:p>22748216</text:p>
          </table:table-cell>
          <table:table-cell office:value-type="float" office:value="1236380.18018393" calcext:value-type="float">
            <text:p>1236380.18018393</text:p>
          </table:table-cell>
          <table:table-cell office:value-type="float" office:value="1311977.27102593" calcext:value-type="float">
            <text:p>1311977.27102593</text:p>
          </table:table-cell>
          <table:table-cell office:value-type="float" office:value="741468.637998355" calcext:value-type="float">
            <text:p>741468.637998355</text:p>
          </table:table-cell>
          <table:table-cell office:value-type="float" office:value="778552.066854575" calcext:value-type="float">
            <text:p>778552.066854575</text:p>
          </table:table-cell>
          <table:table-cell office:value-type="float" office:value="1850952.79680546" calcext:value-type="float">
            <text:p>1850952.79680546</text:p>
          </table:table-cell>
          <table:table-cell office:value-type="float" office:value="1943525.3923799" calcext:value-type="float">
            <text:p>1943525.3923799</text:p>
          </table:table-cell>
          <table:table-cell office:value-type="float" office:value="1591524.06530152" calcext:value-type="float">
            <text:p>1591524.06530152</text:p>
          </table:table-cell>
          <table:table-cell office:value-type="float" office:value="1671121.72651603" calcext:value-type="float">
            <text:p>1671121.72651603</text:p>
          </table:table-cell>
          <table:table-cell office:value-type="float" office:value="16699863.9151182" calcext:value-type="float">
            <text:p>16699863.9151182</text:p>
          </table:table-cell>
          <table:table-cell office:value-type="float" office:value="17720958.5182785" calcext:value-type="float">
            <text:p>17720958.5182785</text:p>
          </table:table-cell>
          <table:table-cell office:value-type="float" office:value="16101581.0008038" calcext:value-type="float">
            <text:p>16101581.0008038</text:p>
          </table:table-cell>
          <table:table-cell office:value-type="float" office:value="17086094.2606625" calcext:value-type="float">
            <text:p>17086094.2606625</text:p>
          </table:table-cell>
          <table:table-cell table:formula="of:=[.U65]+[.W65]+[.AA65]" office:value-type="float" office:value="3761651.06439653" calcext:value-type="float">
            <text:p>3761651.06439653</text:p>
          </table:table-cell>
          <table:table-cell table:formula="of:=[.U65]+[.Y65]+[.AA65]" office:value-type="float" office:value="4926624.38992186" calcext:value-type="float">
            <text:p>4926624.389921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1.0857294746095" calcext:value-type="float">
            <text:p>81.0857294746095</text:p>
          </table:table-cell>
          <table:table-cell office:value-type="float" office:value="79.1285152091092" calcext:value-type="float">
            <text:p>79.1285152091092</text:p>
          </table:table-cell>
          <table:table-cell office:value-type="float" office:value="6.04402098342867" calcext:value-type="float">
            <text:p>6.04402098342867</text:p>
          </table:table-cell>
          <table:table-cell office:value-type="float" office:value="7.64006791569899" calcext:value-type="float">
            <text:p>7.64006791569899</text:p>
          </table:table-cell>
          <table:table-cell table:formula="of:=[.D66]+[.E66]" office:value-type="float" office:value="13.6840888991277" calcext:value-type="float">
            <text:p>13.6840888991277</text:p>
          </table:table-cell>
          <table:table-cell/>
          <table:table-cell office:value-type="float" office:value="251988" calcext:value-type="float">
            <text:p>251988</text:p>
          </table:table-cell>
          <table:table-cell office:value-type="float" office:value="76286" calcext:value-type="float">
            <text:p>76286</text:p>
          </table:table-cell>
          <table:table-cell office:value-type="float" office:value="-0.000920778910155039" calcext:value-type="float">
            <text:p>-0.000920778910155039</text:p>
          </table:table-cell>
          <table:table-cell office:value-type="float" office:value="0.866231937935706" calcext:value-type="float">
            <text:p>0.866231937935706</text:p>
          </table:table-cell>
          <table:table-cell office:value-type="float" office:value="0.273611099946635" calcext:value-type="float">
            <text:p>0.273611099946635</text:p>
          </table:table-cell>
          <table:table-cell office:value-type="float" office:value="0.00140070268135648" calcext:value-type="float">
            <text:p>0.00140070268135648</text:p>
          </table:table-cell>
          <table:table-cell office:value-type="float" office:value="1.1442178387835" calcext:value-type="float">
            <text:p>1.1442178387835</text:p>
          </table:table-cell>
          <table:table-cell office:value-type="float" office:value="0.0213387756261823" calcext:value-type="float">
            <text:p>0.0213387756261823</text:p>
          </table:table-cell>
          <table:table-cell office:value-type="float" office:value="25509793" calcext:value-type="float">
            <text:p>25509793</text:p>
          </table:table-cell>
          <table:table-cell office:value-type="float" office:value="16353332" calcext:value-type="float">
            <text:p>16353332</text:p>
          </table:table-cell>
          <table:table-cell office:value-type="float" office:value="21841914" calcext:value-type="float">
            <text:p>21841914</text:p>
          </table:table-cell>
          <table:table-cell office:value-type="float" office:value="14001999" calcext:value-type="float">
            <text:p>14001999</text:p>
          </table:table-cell>
          <table:table-cell office:value-type="float" office:value="4865922.36225453" calcext:value-type="float">
            <text:p>4865922.36225453</text:p>
          </table:table-cell>
          <table:table-cell office:value-type="float" office:value="3128266.64698941" calcext:value-type="float">
            <text:p>3128266.64698941</text:p>
          </table:table-cell>
          <table:table-cell office:value-type="float" office:value="603225.552784814" calcext:value-type="float">
            <text:p>603225.552784814</text:p>
          </table:table-cell>
          <table:table-cell office:value-type="float" office:value="454785.914048917" calcext:value-type="float">
            <text:p>454785.914048917</text:p>
          </table:table-cell>
          <table:table-cell office:value-type="float" office:value="1801269.75496058" calcext:value-type="float">
            <text:p>1801269.75496058</text:p>
          </table:table-cell>
          <table:table-cell office:value-type="float" office:value="1358019.58019945" calcext:value-type="float">
            <text:p>1358019.58019945</text:p>
          </table:table-cell>
          <table:table-cell office:value-type="float" office:value="1417821.94181716" calcext:value-type="float">
            <text:p>1417821.94181716</text:p>
          </table:table-cell>
          <table:table-cell office:value-type="float" office:value="1068929.26665848" calcext:value-type="float">
            <text:p>1068929.26665848</text:p>
          </table:table-cell>
          <table:table-cell office:value-type="float" office:value="17725151.0358893" calcext:value-type="float">
            <text:p>17725151.0358893</text:p>
          </table:table-cell>
          <table:table-cell office:value-type="float" office:value="11362902.4561113" calcext:value-type="float">
            <text:p>11362902.4561113</text:p>
          </table:table-cell>
          <table:table-cell office:value-type="float" office:value="18924919.1854891" calcext:value-type="float">
            <text:p>18924919.1854891</text:p>
          </table:table-cell>
          <table:table-cell office:value-type="float" office:value="12132026.9857837" calcext:value-type="float">
            <text:p>12132026.9857837</text:p>
          </table:table-cell>
          <table:table-cell table:formula="of:=[.U66]+[.W66]+[.AA66]" office:value-type="float" office:value="4651981.8276968" calcext:value-type="float">
            <text:p>4651981.8276968</text:p>
          </table:table-cell>
          <table:table-cell table:formula="of:=[.U66]+[.Y66]+[.AA66]" office:value-type="float" office:value="5555215.49384734" calcext:value-type="float">
            <text:p>5555215.493847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2.474896622148" calcext:value-type="float">
            <text:p>82.474896622148</text:p>
          </table:table-cell>
          <table:table-cell office:value-type="float" office:value="88.3171785753115" calcext:value-type="float">
            <text:p>88.3171785753115</text:p>
          </table:table-cell>
          <table:table-cell office:value-type="float" office:value="4.97551139318482" calcext:value-type="float">
            <text:p>4.97551139318482</text:p>
          </table:table-cell>
          <table:table-cell office:value-type="float" office:value="8.95340653670182" calcext:value-type="float">
            <text:p>8.95340653670182</text:p>
          </table:table-cell>
          <table:table-cell table:formula="of:=[.D67]+[.E67]" office:value-type="float" office:value="13.9289179298866" calcext:value-type="float">
            <text:p>13.9289179298866</text:p>
          </table:table-cell>
          <table:table-cell/>
          <table:table-cell office:value-type="float" office:value="485168" calcext:value-type="float">
            <text:p>485168</text:p>
          </table:table-cell>
          <table:table-cell office:value-type="float" office:value="155496" calcext:value-type="float">
            <text:p>155496</text:p>
          </table:table-cell>
          <table:table-cell office:value-type="float" office:value="0.0088342714504814" calcext:value-type="float">
            <text:p>0.0088342714504814</text:p>
          </table:table-cell>
          <table:table-cell office:value-type="float" office:value="1.01416784138189" calcext:value-type="float">
            <text:p>1.01416784138189</text:p>
          </table:table-cell>
          <table:table-cell office:value-type="float" office:value="0.109514405775872" calcext:value-type="float">
            <text:p>0.109514405775872</text:p>
          </table:table-cell>
          <table:table-cell office:value-type="float" office:value="0.00117453939905469" calcext:value-type="float">
            <text:p>0.00117453939905469</text:p>
          </table:table-cell>
          <table:table-cell office:value-type="float" office:value="0.882787548267413" calcext:value-type="float">
            <text:p>0.882787548267413</text:p>
          </table:table-cell>
          <table:table-cell office:value-type="float" office:value="0.430933268477181" calcext:value-type="float">
            <text:p>0.430933268477181</text:p>
          </table:table-cell>
          <table:table-cell office:value-type="float" office:value="7084334" calcext:value-type="float">
            <text:p>7084334</text:p>
          </table:table-cell>
          <table:table-cell office:value-type="float" office:value="2929435" calcext:value-type="float">
            <text:p>2929435</text:p>
          </table:table-cell>
          <table:table-cell office:value-type="float" office:value="3511942" calcext:value-type="float">
            <text:p>3511942</text:p>
          </table:table-cell>
          <table:table-cell office:value-type="float" office:value="1452219" calcext:value-type="float">
            <text:p>1452219</text:p>
          </table:table-cell>
          <table:table-cell office:value-type="float" office:value="6237551.74594506" calcext:value-type="float">
            <text:p>6237551.74594506</text:p>
          </table:table-cell>
          <table:table-cell office:value-type="float" office:value="2584617.05519432" calcext:value-type="float">
            <text:p>2584617.05519432</text:p>
          </table:table-cell>
          <table:table-cell office:value-type="float" office:value="1048368.84221576" calcext:value-type="float">
            <text:p>1048368.84221576</text:p>
          </table:table-cell>
          <table:table-cell office:value-type="float" office:value="580188.509988745" calcext:value-type="float">
            <text:p>580188.509988745</text:p>
          </table:table-cell>
          <table:table-cell office:value-type="float" office:value="3713528.60976051" calcext:value-type="float">
            <text:p>3713528.60976051</text:p>
          </table:table-cell>
          <table:table-cell office:value-type="float" office:value="2055141.80137578" calcext:value-type="float">
            <text:p>2055141.80137578</text:p>
          </table:table-cell>
          <table:table-cell office:value-type="float" office:value="2448315.6240478" calcext:value-type="float">
            <text:p>2448315.6240478</text:p>
          </table:table-cell>
          <table:table-cell office:value-type="float" office:value="1354947.35888586" calcext:value-type="float">
            <text:p>1354947.35888586</text:p>
          </table:table-cell>
          <table:table-cell office:value-type="float" office:value="1533876.26213555" calcext:value-type="float">
            <text:p>1533876.26213555</text:p>
          </table:table-cell>
          <table:table-cell office:value-type="float" office:value="634271.606232975" calcext:value-type="float">
            <text:p>634271.606232975</text:p>
          </table:table-cell>
          <table:table-cell office:value-type="float" office:value="2935712.68191378" calcext:value-type="float">
            <text:p>2935712.68191378</text:p>
          </table:table-cell>
          <table:table-cell office:value-type="float" office:value="1213943.55213734" calcext:value-type="float">
            <text:p>1213943.55213734</text:p>
          </table:table-cell>
          <table:table-cell table:formula="of:=[.U67]+[.W67]+[.AA67]" office:value-type="float" office:value="4519752.92406892" calcext:value-type="float">
            <text:p>4519752.92406892</text:p>
          </table:table-cell>
          <table:table-cell table:formula="of:=[.U67]+[.Y67]+[.AA67]" office:value-type="float" office:value="5994706.21545595" calcext:value-type="float">
            <text:p>5994706.215455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.0606827759732" calcext:value-type="float">
            <text:p>84.0606827759732</text:p>
          </table:table-cell>
          <table:table-cell office:value-type="float" office:value="77.8005092773972" calcext:value-type="float">
            <text:p>77.8005092773972</text:p>
          </table:table-cell>
          <table:table-cell office:value-type="float" office:value="7.13217188959284" calcext:value-type="float">
            <text:p>7.13217188959284</text:p>
          </table:table-cell>
          <table:table-cell office:value-type="float" office:value="6.91762183177292" calcext:value-type="float">
            <text:p>6.91762183177292</text:p>
          </table:table-cell>
          <table:table-cell table:formula="of:=[.D68]+[.E68]" office:value-type="float" office:value="14.0497937213658" calcext:value-type="float">
            <text:p>14.0497937213658</text:p>
          </table:table-cell>
          <table:table-cell/>
          <table:table-cell office:value-type="float" office:value="668174" calcext:value-type="float">
            <text:p>668174</text:p>
          </table:table-cell>
          <table:table-cell office:value-type="float" office:value="114969" calcext:value-type="float">
            <text:p>114969</text:p>
          </table:table-cell>
          <table:table-cell office:value-type="float" office:value="0.00435356776039516" calcext:value-type="float">
            <text:p>0.00435356776039516</text:p>
          </table:table-cell>
          <table:table-cell office:value-type="float" office:value="1.11339950066971" calcext:value-type="float">
            <text:p>1.11339950066971</text:p>
          </table:table-cell>
          <table:table-cell office:value-type="float" office:value="0.172540483480877" calcext:value-type="float">
            <text:p>0.172540483480877</text:p>
          </table:table-cell>
          <table:table-cell office:value-type="float" office:value="0.00230335352889492" calcext:value-type="float">
            <text:p>0.00230335352889492</text:p>
          </table:table-cell>
          <table:table-cell office:value-type="float" office:value="0.801104000175795" calcext:value-type="float">
            <text:p>0.801104000175795</text:p>
          </table:table-cell>
          <table:table-cell office:value-type="float" office:value="0.0911061285964528" calcext:value-type="float">
            <text:p>0.0911061285964528</text:p>
          </table:table-cell>
          <table:table-cell office:value-type="float" office:value="96460913" calcext:value-type="float">
            <text:p>96460913</text:p>
          </table:table-cell>
          <table:table-cell office:value-type="float" office:value="52611525" calcext:value-type="float">
            <text:p>52611525</text:p>
          </table:table-cell>
          <table:table-cell office:value-type="float" office:value="94648277" calcext:value-type="float">
            <text:p>94648277</text:p>
          </table:table-cell>
          <table:table-cell office:value-type="float" office:value="51622880" calcext:value-type="float">
            <text:p>51622880</text:p>
          </table:table-cell>
          <table:table-cell office:value-type="float" office:value="3502625.7278278" calcext:value-type="float">
            <text:p>3502625.7278278</text:p>
          </table:table-cell>
          <table:table-cell office:value-type="float" office:value="1910395.36828417" calcext:value-type="float">
            <text:p>1910395.36828417</text:p>
          </table:table-cell>
          <table:table-cell office:value-type="float" office:value="768939.021616827" calcext:value-type="float">
            <text:p>768939.021616827</text:p>
          </table:table-cell>
          <table:table-cell office:value-type="float" office:value="514394.88742205" calcext:value-type="float">
            <text:p>514394.88742205</text:p>
          </table:table-cell>
          <table:table-cell office:value-type="float" office:value="2458927.86862527" calcext:value-type="float">
            <text:p>2458927.86862527</text:p>
          </table:table-cell>
          <table:table-cell office:value-type="float" office:value="1644941.78160038" calcext:value-type="float">
            <text:p>1644941.78160038</text:p>
          </table:table-cell>
          <table:table-cell office:value-type="float" office:value="1651340.26670482" calcext:value-type="float">
            <text:p>1651340.26670482</text:p>
          </table:table-cell>
          <table:table-cell office:value-type="float" office:value="1104692.26649602" calcext:value-type="float">
            <text:p>1104692.26649602</text:p>
          </table:table-cell>
          <table:table-cell office:value-type="float" office:value="85338791.7504086" calcext:value-type="float">
            <text:p>85338791.7504086</text:p>
          </table:table-cell>
          <table:table-cell office:value-type="float" office:value="46545319.1871728" calcext:value-type="float">
            <text:p>46545319.1871728</text:p>
          </table:table-cell>
          <table:table-cell office:value-type="float" office:value="85461418.9405966" calcext:value-type="float">
            <text:p>85461418.9405966</text:p>
          </table:table-cell>
          <table:table-cell office:value-type="float" office:value="46612202.2727105" calcext:value-type="float">
            <text:p>46612202.2727105</text:p>
          </table:table-cell>
          <table:table-cell table:formula="of:=[.U68]+[.W68]+[.AA68]" office:value-type="float" office:value="3529482.52220224" calcext:value-type="float">
            <text:p>3529482.52220224</text:p>
          </table:table-cell>
          <table:table-cell table:formula="of:=[.U68]+[.Y68]+[.AA68]" office:value-type="float" office:value="4660029.41638058" calcext:value-type="float">
            <text:p>4660029.416380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8.8022059457448" calcext:value-type="float">
            <text:p>88.8022059457448</text:p>
          </table:table-cell>
          <table:table-cell office:value-type="float" office:value="80.9366531838777" calcext:value-type="float">
            <text:p>80.9366531838777</text:p>
          </table:table-cell>
          <table:table-cell office:value-type="float" office:value="9.38516349295678" calcext:value-type="float">
            <text:p>9.38516349295678</text:p>
          </table:table-cell>
          <table:table-cell office:value-type="float" office:value="9.77274736293206" calcext:value-type="float">
            <text:p>9.77274736293206</text:p>
          </table:table-cell>
          <table:table-cell table:formula="of:=[.D69]+[.E69]" office:value-type="float" office:value="19.1579108558888" calcext:value-type="float">
            <text:p>19.1579108558888</text:p>
          </table:table-cell>
          <table:table-cell/>
          <table:table-cell office:value-type="float" office:value="285616" calcext:value-type="float">
            <text:p>285616</text:p>
          </table:table-cell>
          <table:table-cell office:value-type="float" office:value="537643" calcext:value-type="float">
            <text:p>537643</text:p>
          </table:table-cell>
          <table:table-cell office:value-type="float" office:value="-0.00506757448200835" calcext:value-type="float">
            <text:p>-0.00506757448200835</text:p>
          </table:table-cell>
          <table:table-cell office:value-type="float" office:value="1.07215302918006" calcext:value-type="float">
            <text:p>1.07215302918006</text:p>
          </table:table-cell>
          <table:table-cell office:value-type="float" office:value="0.112960117128843" calcext:value-type="float">
            <text:p>0.112960117128843</text:p>
          </table:table-cell>
          <table:table-cell office:value-type="float" office:value="0.00136331435645342" calcext:value-type="float">
            <text:p>0.00136331435645342</text:p>
          </table:table-cell>
          <table:table-cell office:value-type="float" office:value="1.2978100658139" calcext:value-type="float">
            <text:p>1.2978100658139</text:p>
          </table:table-cell>
          <table:table-cell office:value-type="float" office:value="0.0891967499482881" calcext:value-type="float">
            <text:p>0.0891967499482881</text:p>
          </table:table-cell>
          <table:table-cell office:value-type="float" office:value="112980902" calcext:value-type="float">
            <text:p>112980902</text:p>
          </table:table-cell>
          <table:table-cell office:value-type="float" office:value="49743427" calcext:value-type="float">
            <text:p>49743427</text:p>
          </table:table-cell>
          <table:table-cell office:value-type="float" office:value="108347760" calcext:value-type="float">
            <text:p>108347760</text:p>
          </table:table-cell>
          <table:table-cell office:value-type="float" office:value="47703539" calcext:value-type="float">
            <text:p>47703539</text:p>
          </table:table-cell>
          <table:table-cell office:value-type="float" office:value="7380770.00357702" calcext:value-type="float">
            <text:p>7380770.00357702</text:p>
          </table:table-cell>
          <table:table-cell office:value-type="float" office:value="3249618.19696461" calcext:value-type="float">
            <text:p>3249618.19696461</text:p>
          </table:table-cell>
          <table:table-cell office:value-type="float" office:value="1096663.79546311" calcext:value-type="float">
            <text:p>1096663.79546311</text:p>
          </table:table-cell>
          <table:table-cell office:value-type="float" office:value="601301.937133511" calcext:value-type="float">
            <text:p>601301.937133511</text:p>
          </table:table-cell>
          <table:table-cell office:value-type="float" office:value="3844292.09270765" calcext:value-type="float">
            <text:p>3844292.09270765</text:p>
          </table:table-cell>
          <table:table-cell office:value-type="float" office:value="2107829.48412735" calcext:value-type="float">
            <text:p>2107829.48412735</text:p>
          </table:table-cell>
          <table:table-cell office:value-type="float" office:value="2365575.74651265" calcext:value-type="float">
            <text:p>2365575.74651265</text:p>
          </table:table-cell>
          <table:table-cell office:value-type="float" office:value="1297047.72301107" calcext:value-type="float">
            <text:p>1297047.72301107</text:p>
          </table:table-cell>
          <table:table-cell office:value-type="float" office:value="97404022.9088258" calcext:value-type="float">
            <text:p>97404022.9088258</text:p>
          </table:table-cell>
          <table:table-cell office:value-type="float" office:value="42885211.8611848" calcext:value-type="float">
            <text:p>42885211.8611848</text:p>
          </table:table-cell>
          <table:table-cell office:value-type="float" office:value="99113729.0417077" calcext:value-type="float">
            <text:p>99113729.0417077</text:p>
          </table:table-cell>
          <table:table-cell office:value-type="float" office:value="43637964.2377231" calcext:value-type="float">
            <text:p>43637964.2377231</text:p>
          </table:table-cell>
          <table:table-cell table:formula="of:=[.U69]+[.W69]+[.AA69]" office:value-type="float" office:value="5147967.85710919" calcext:value-type="float">
            <text:p>5147967.85710919</text:p>
          </table:table-cell>
          <table:table-cell table:formula="of:=[.U69]+[.Y69]+[.AA69]" office:value-type="float" office:value="6654495.40410303" calcext:value-type="float">
            <text:p>6654495.404103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8.189808952992" calcext:value-type="float">
            <text:p>88.189808952992</text:p>
          </table:table-cell>
          <table:table-cell office:value-type="float" office:value="89.0562628135371" calcext:value-type="float">
            <text:p>89.0562628135371</text:p>
          </table:table-cell>
          <table:table-cell office:value-type="float" office:value="7.52101927328618" calcext:value-type="float">
            <text:p>7.52101927328618</text:p>
          </table:table-cell>
          <table:table-cell office:value-type="float" office:value="4.8190718632627" calcext:value-type="float">
            <text:p>4.8190718632627</text:p>
          </table:table-cell>
          <table:table-cell table:formula="of:=[.D70]+[.E70]" office:value-type="float" office:value="12.3400911365489" calcext:value-type="float">
            <text:p>12.3400911365489</text:p>
          </table:table-cell>
          <table:table-cell/>
          <table:table-cell office:value-type="float" office:value="391224" calcext:value-type="float">
            <text:p>391224</text:p>
          </table:table-cell>
          <table:table-cell office:value-type="float" office:value="606446" calcext:value-type="float">
            <text:p>606446</text:p>
          </table:table-cell>
          <table:table-cell office:value-type="float" office:value="-0.00323090877496786" calcext:value-type="float">
            <text:p>-0.00323090877496786</text:p>
          </table:table-cell>
          <table:table-cell office:value-type="float" office:value="1.41327541449041" calcext:value-type="float">
            <text:p>1.41327541449041</text:p>
          </table:table-cell>
          <table:table-cell office:value-type="float" office:value="0.484008484129405" calcext:value-type="float">
            <text:p>0.484008484129405</text:p>
          </table:table-cell>
          <table:table-cell office:value-type="float" office:value="-0.000751295231483733" calcext:value-type="float">
            <text:p>-0.000751295231483733</text:p>
          </table:table-cell>
          <table:table-cell office:value-type="float" office:value="1.41004119828194" calcext:value-type="float">
            <text:p>1.41004119828194</text:p>
          </table:table-cell>
          <table:table-cell office:value-type="float" office:value="0.360786773290336" calcext:value-type="float">
            <text:p>0.360786773290336</text:p>
          </table:table-cell>
          <table:table-cell office:value-type="float" office:value="18101934" calcext:value-type="float">
            <text:p>18101934</text:p>
          </table:table-cell>
          <table:table-cell office:value-type="float" office:value="9927619" calcext:value-type="float">
            <text:p>9927619</text:p>
          </table:table-cell>
          <table:table-cell office:value-type="float" office:value="14287421" calcext:value-type="float">
            <text:p>14287421</text:p>
          </table:table-cell>
          <table:table-cell office:value-type="float" office:value="7835631" calcext:value-type="float">
            <text:p>7835631</text:p>
          </table:table-cell>
          <table:table-cell office:value-type="float" office:value="6191848.58101281" calcext:value-type="float">
            <text:p>6191848.58101281</text:p>
          </table:table-cell>
          <table:table-cell office:value-type="float" office:value="3407891.41240571" calcext:value-type="float">
            <text:p>3407891.41240571</text:p>
          </table:table-cell>
          <table:table-cell office:value-type="float" office:value="1071113.25730421" calcext:value-type="float">
            <text:p>1071113.25730421</text:p>
          </table:table-cell>
          <table:table-cell office:value-type="float" office:value="704432.176309791" calcext:value-type="float">
            <text:p>704432.176309791</text:p>
          </table:table-cell>
          <table:table-cell office:value-type="float" office:value="3448449.51315263" calcext:value-type="float">
            <text:p>3448449.51315263</text:p>
          </table:table-cell>
          <table:table-cell office:value-type="float" office:value="2267919.64237132" calcext:value-type="float">
            <text:p>2267919.64237132</text:p>
          </table:table-cell>
          <table:table-cell office:value-type="float" office:value="2725897.20914359" calcext:value-type="float">
            <text:p>2725897.20914359</text:p>
          </table:table-cell>
          <table:table-cell office:value-type="float" office:value="1792723.30945339" calcext:value-type="float">
            <text:p>1792723.30945339</text:p>
          </table:table-cell>
          <table:table-cell office:value-type="float" office:value="12580168.5487803" calcext:value-type="float">
            <text:p>12580168.5487803</text:p>
          </table:table-cell>
          <table:table-cell office:value-type="float" office:value="6899324.97519697" calcext:value-type="float">
            <text:p>6899324.97519697</text:p>
          </table:table-cell>
          <table:table-cell office:value-type="float" office:value="12198987.6718446" calcext:value-type="float">
            <text:p>12198987.6718446</text:p>
          </table:table-cell>
          <table:table-cell office:value-type="float" office:value="6690274.45778041" calcext:value-type="float">
            <text:p>6690274.45778041</text:p>
          </table:table-cell>
          <table:table-cell table:formula="of:=[.U70]+[.W70]+[.AA70]" office:value-type="float" office:value="5905046.89816889" calcext:value-type="float">
            <text:p>5905046.89816889</text:p>
          </table:table-cell>
          <table:table-cell table:formula="of:=[.U70]+[.Y70]+[.AA70]" office:value-type="float" office:value="7468534.36423041" calcext:value-type="float">
            <text:p>7468534.364230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.4930320178023" calcext:value-type="float">
            <text:p>86.4930320178023</text:p>
          </table:table-cell>
          <table:table-cell office:value-type="float" office:value="75.0463286044079" calcext:value-type="float">
            <text:p>75.0463286044079</text:p>
          </table:table-cell>
          <table:table-cell office:value-type="float" office:value="5.30410201430184" calcext:value-type="float">
            <text:p>5.30410201430184</text:p>
          </table:table-cell>
          <table:table-cell office:value-type="float" office:value="9.28596893516635" calcext:value-type="float">
            <text:p>9.28596893516635</text:p>
          </table:table-cell>
          <table:table-cell table:formula="of:=[.D71]+[.E71]" office:value-type="float" office:value="14.5900709494682" calcext:value-type="float">
            <text:p>14.5900709494682</text:p>
          </table:table-cell>
          <table:table-cell/>
          <table:table-cell office:value-type="float" office:value="811548" calcext:value-type="float">
            <text:p>811548</text:p>
          </table:table-cell>
          <table:table-cell office:value-type="float" office:value="862938" calcext:value-type="float">
            <text:p>862938</text:p>
          </table:table-cell>
          <table:table-cell office:value-type="float" office:value="-0.00769915903101109" calcext:value-type="float">
            <text:p>-0.00769915903101109</text:p>
          </table:table-cell>
          <table:table-cell office:value-type="float" office:value="0.696575448689175" calcext:value-type="float">
            <text:p>0.696575448689175</text:p>
          </table:table-cell>
          <table:table-cell office:value-type="float" office:value="0.320540007884751" calcext:value-type="float">
            <text:p>0.320540007884751</text:p>
          </table:table-cell>
          <table:table-cell office:value-type="float" office:value="-0.0014592339507261" calcext:value-type="float">
            <text:p>-0.0014592339507261</text:p>
          </table:table-cell>
          <table:table-cell office:value-type="float" office:value="0.833792299300432" calcext:value-type="float">
            <text:p>0.833792299300432</text:p>
          </table:table-cell>
          <table:table-cell office:value-type="float" office:value="0.405784105037157" calcext:value-type="float">
            <text:p>0.405784105037157</text:p>
          </table:table-cell>
          <table:table-cell office:value-type="float" office:value="24194767" calcext:value-type="float">
            <text:p>24194767</text:p>
          </table:table-cell>
          <table:table-cell office:value-type="float" office:value="15865846" calcext:value-type="float">
            <text:p>15865846</text:p>
          </table:table-cell>
          <table:table-cell office:value-type="float" office:value="23169216" calcext:value-type="float">
            <text:p>23169216</text:p>
          </table:table-cell>
          <table:table-cell office:value-type="float" office:value="15193335" calcext:value-type="float">
            <text:p>15193335</text:p>
          </table:table-cell>
          <table:table-cell office:value-type="float" office:value="2772617.72473099" calcext:value-type="float">
            <text:p>2772617.72473099</text:p>
          </table:table-cell>
          <table:table-cell office:value-type="float" office:value="1818577.45308111" calcext:value-type="float">
            <text:p>1818577.45308111</text:p>
          </table:table-cell>
          <table:table-cell office:value-type="float" office:value="832443.609307261" calcext:value-type="float">
            <text:p>832443.609307261</text:p>
          </table:table-cell>
          <table:table-cell office:value-type="float" office:value="607338.383401724" calcext:value-type="float">
            <text:p>607338.383401724</text:p>
          </table:table-cell>
          <table:table-cell office:value-type="float" office:value="2579509.87337899" calcext:value-type="float">
            <text:p>2579509.87337899</text:p>
          </table:table-cell>
          <table:table-cell office:value-type="float" office:value="1881971.75033934" calcext:value-type="float">
            <text:p>1881971.75033934</text:p>
          </table:table-cell>
          <table:table-cell office:value-type="float" office:value="1637160.91287549" calcext:value-type="float">
            <text:p>1637160.91287549</text:p>
          </table:table-cell>
          <table:table-cell office:value-type="float" office:value="1194448.06960766" calcext:value-type="float">
            <text:p>1194448.06960766</text:p>
          </table:table-cell>
          <table:table-cell office:value-type="float" office:value="19951944.3671265" calcext:value-type="float">
            <text:p>19951944.3671265</text:p>
          </table:table-cell>
          <table:table-cell office:value-type="float" office:value="13083592.7826975" calcext:value-type="float">
            <text:p>13083592.7826975</text:p>
          </table:table-cell>
          <table:table-cell office:value-type="float" office:value="19978440.2410478" calcext:value-type="float">
            <text:p>19978440.2410478</text:p>
          </table:table-cell>
          <table:table-cell office:value-type="float" office:value="13100967.5918103" calcext:value-type="float">
            <text:p>13100967.5918103</text:p>
          </table:table-cell>
          <table:table-cell table:formula="of:=[.U71]+[.W71]+[.AA71]" office:value-type="float" office:value="3620363.90609049" calcext:value-type="float">
            <text:p>3620363.90609049</text:p>
          </table:table-cell>
          <table:table-cell table:formula="of:=[.U71]+[.Y71]+[.AA71]" office:value-type="float" office:value="4894997.27302811" calcext:value-type="float">
            <text:p>4894997.273028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.3136129568429" calcext:value-type="float">
            <text:p>84.3136129568429</text:p>
          </table:table-cell>
          <table:table-cell office:value-type="float" office:value="81.7116146218924" calcext:value-type="float">
            <text:p>81.7116146218924</text:p>
          </table:table-cell>
          <table:table-cell office:value-type="float" office:value="8.93820821889123" calcext:value-type="float">
            <text:p>8.93820821889123</text:p>
          </table:table-cell>
          <table:table-cell office:value-type="float" office:value="5.3098031356241" calcext:value-type="float">
            <text:p>5.3098031356241</text:p>
          </table:table-cell>
          <table:table-cell table:formula="of:=[.D72]+[.E72]" office:value-type="float" office:value="14.2480113545153" calcext:value-type="float">
            <text:p>14.2480113545153</text:p>
          </table:table-cell>
          <table:table-cell/>
          <table:table-cell office:value-type="float" office:value="757476" calcext:value-type="float">
            <text:p>757476</text:p>
          </table:table-cell>
          <table:table-cell office:value-type="float" office:value="499410" calcext:value-type="float">
            <text:p>499410</text:p>
          </table:table-cell>
          <table:table-cell office:value-type="float" office:value="0.00156966256298154" calcext:value-type="float">
            <text:p>0.00156966256298154</text:p>
          </table:table-cell>
          <table:table-cell office:value-type="float" office:value="0.984242302268676" calcext:value-type="float">
            <text:p>0.984242302268676</text:p>
          </table:table-cell>
          <table:table-cell office:value-type="float" office:value="0.0499671410979078" calcext:value-type="float">
            <text:p>0.0499671410979078</text:p>
          </table:table-cell>
          <table:table-cell office:value-type="float" office:value="0.000359985723237472" calcext:value-type="float">
            <text:p>0.000359985723237472</text:p>
          </table:table-cell>
          <table:table-cell office:value-type="float" office:value="0.673305878773979" calcext:value-type="float">
            <text:p>0.673305878773979</text:p>
          </table:table-cell>
          <table:table-cell office:value-type="float" office:value="0.0616591470645357" calcext:value-type="float">
            <text:p>0.0616591470645357</text:p>
          </table:table-cell>
          <table:table-cell office:value-type="float" office:value="129380593" calcext:value-type="float">
            <text:p>129380593</text:p>
          </table:table-cell>
          <table:table-cell office:value-type="float" office:value="67491725" calcext:value-type="float">
            <text:p>67491725</text:p>
          </table:table-cell>
          <table:table-cell office:value-type="float" office:value="126466547" calcext:value-type="float">
            <text:p>126466547</text:p>
          </table:table-cell>
          <table:table-cell office:value-type="float" office:value="65971606" calcext:value-type="float">
            <text:p>65971606</text:p>
          </table:table-cell>
          <table:table-cell office:value-type="float" office:value="4622169.32526593" calcext:value-type="float">
            <text:p>4622169.32526593</text:p>
          </table:table-cell>
          <table:table-cell office:value-type="float" office:value="2418263.12534206" calcext:value-type="float">
            <text:p>2418263.12534206</text:p>
          </table:table-cell>
          <table:table-cell office:value-type="float" office:value="800956.116558368" calcext:value-type="float">
            <text:p>800956.116558368</text:p>
          </table:table-cell>
          <table:table-cell office:value-type="float" office:value="549600.276315181" calcext:value-type="float">
            <text:p>549600.276315181</text:p>
          </table:table-cell>
          <table:table-cell office:value-type="float" office:value="2509079.7222934" calcext:value-type="float">
            <text:p>2509079.7222934</text:p>
          </table:table-cell>
          <table:table-cell office:value-type="float" office:value="1721680.97622459" calcext:value-type="float">
            <text:p>1721680.97622459</text:p>
          </table:table-cell>
          <table:table-cell office:value-type="float" office:value="1884352.75425172" calcext:value-type="float">
            <text:p>1884352.75425172</text:p>
          </table:table-cell>
          <table:table-cell office:value-type="float" office:value="1293005.66285961" calcext:value-type="float">
            <text:p>1293005.66285961</text:p>
          </table:table-cell>
          <table:table-cell office:value-type="float" office:value="115831459.998814" calcext:value-type="float">
            <text:p>115831459.998814</text:p>
          </table:table-cell>
          <table:table-cell office:value-type="float" office:value="60423784.8467218" calcext:value-type="float">
            <text:p>60423784.8467218</text:p>
          </table:table-cell>
          <table:table-cell office:value-type="float" office:value="116256621.093732" calcext:value-type="float">
            <text:p>116256621.093732</text:p>
          </table:table-cell>
          <table:table-cell office:value-type="float" office:value="60645571.2467619" calcext:value-type="float">
            <text:p>60645571.2467619</text:p>
          </table:table-cell>
          <table:table-cell table:formula="of:=[.U72]+[.W72]+[.AA72]" office:value-type="float" office:value="4260869.06451686" calcext:value-type="float">
            <text:p>4260869.06451686</text:p>
          </table:table-cell>
          <table:table-cell table:formula="of:=[.U72]+[.Y72]+[.AA72]" office:value-type="float" office:value="5432949.76442627" calcext:value-type="float">
            <text:p>5432949.764426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5.3658242919355" calcext:value-type="float">
            <text:p>85.3658242919355</text:p>
          </table:table-cell>
          <table:table-cell office:value-type="float" office:value="86.2774414987014" calcext:value-type="float">
            <text:p>86.2774414987014</text:p>
          </table:table-cell>
          <table:table-cell office:value-type="float" office:value="3.86557383614991" calcext:value-type="float">
            <text:p>3.86557383614991</text:p>
          </table:table-cell>
          <table:table-cell office:value-type="float" office:value="4.99565256404445" calcext:value-type="float">
            <text:p>4.99565256404445</text:p>
          </table:table-cell>
          <table:table-cell table:formula="of:=[.D73]+[.E73]" office:value-type="float" office:value="8.86122640019436" calcext:value-type="float">
            <text:p>8.86122640019436</text:p>
          </table:table-cell>
          <table:table-cell/>
          <table:table-cell office:value-type="float" office:value="34759" calcext:value-type="float">
            <text:p>34759</text:p>
          </table:table-cell>
          <table:table-cell office:value-type="float" office:value="976267" calcext:value-type="float">
            <text:p>976267</text:p>
          </table:table-cell>
          <table:table-cell office:value-type="float" office:value="-0.00869555081341794" calcext:value-type="float">
            <text:p>-0.00869555081341794</text:p>
          </table:table-cell>
          <table:table-cell office:value-type="float" office:value="1.18260741854254" calcext:value-type="float">
            <text:p>1.18260741854254</text:p>
          </table:table-cell>
          <table:table-cell office:value-type="float" office:value="0.43839242555527" calcext:value-type="float">
            <text:p>0.43839242555527</text:p>
          </table:table-cell>
          <table:table-cell office:value-type="float" office:value="0.00264701650052633" calcext:value-type="float">
            <text:p>0.00264701650052633</text:p>
          </table:table-cell>
          <table:table-cell office:value-type="float" office:value="1.3808544032694" calcext:value-type="float">
            <text:p>1.3808544032694</text:p>
          </table:table-cell>
          <table:table-cell office:value-type="float" office:value="0.290043322468514" calcext:value-type="float">
            <text:p>0.290043322468514</text:p>
          </table:table-cell>
          <table:table-cell office:value-type="float" office:value="5130695" calcext:value-type="float">
            <text:p>5130695</text:p>
          </table:table-cell>
          <table:table-cell office:value-type="float" office:value="2552084" calcext:value-type="float">
            <text:p>2552084</text:p>
          </table:table-cell>
          <table:table-cell office:value-type="float" office:value="1322032" calcext:value-type="float">
            <text:p>1322032</text:p>
          </table:table-cell>
          <table:table-cell office:value-type="float" office:value="657598" calcext:value-type="float">
            <text:p>657598</text:p>
          </table:table-cell>
          <table:table-cell office:value-type="float" office:value="6256187.50114829" calcext:value-type="float">
            <text:p>6256187.50114829</text:p>
          </table:table-cell>
          <table:table-cell office:value-type="float" office:value="3133017.84599641" calcext:value-type="float">
            <text:p>3133017.84599641</text:p>
          </table:table-cell>
          <table:table-cell office:value-type="float" office:value="980133.808795572" calcext:value-type="float">
            <text:p>980133.808795572</text:p>
          </table:table-cell>
          <table:table-cell office:value-type="float" office:value="559430.787385089" calcext:value-type="float">
            <text:p>559430.787385089</text:p>
          </table:table-cell>
          <table:table-cell office:value-type="float" office:value="3427658.04095905" calcext:value-type="float">
            <text:p>3427658.04095905</text:p>
          </table:table-cell>
          <table:table-cell office:value-type="float" office:value="1956403.72725934" calcext:value-type="float">
            <text:p>1956403.72725934</text:p>
          </table:table-cell>
          <table:table-cell office:value-type="float" office:value="2489797.82287701" calcext:value-type="float">
            <text:p>2489797.82287701</text:p>
          </table:table-cell>
          <table:table-cell office:value-type="float" office:value="1421101.42919504" calcext:value-type="float">
            <text:p>1421101.42919504</text:p>
          </table:table-cell>
          <table:table-cell office:value-type="float" office:value="2667930.70925011" calcext:value-type="float">
            <text:p>2667930.70925011</text:p>
          </table:table-cell>
          <table:table-cell office:value-type="float" office:value="1327068.30382609" calcext:value-type="float">
            <text:p>1327068.30382609</text:p>
          </table:table-cell>
          <table:table-cell office:value-type="float" office:value="1854597.94318075" calcext:value-type="float">
            <text:p>1854597.94318075</text:p>
          </table:table-cell>
          <table:table-cell office:value-type="float" office:value="922504.523150835" calcext:value-type="float">
            <text:p>922504.523150835</text:p>
          </table:table-cell>
          <table:table-cell table:formula="of:=[.U73]+[.W73]+[.AA73]" office:value-type="float" office:value="5113550.06257654" calcext:value-type="float">
            <text:p>5113550.06257654</text:p>
          </table:table-cell>
          <table:table-cell table:formula="of:=[.U73]+[.Y73]+[.AA73]" office:value-type="float" office:value="6510523.0024508" calcext:value-type="float">
            <text:p>6510523.00245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5.191316966576" calcext:value-type="float">
            <text:p>85.191316966576</text:p>
          </table:table-cell>
          <table:table-cell office:value-type="float" office:value="83.7105489380354" calcext:value-type="float">
            <text:p>83.7105489380354</text:p>
          </table:table-cell>
          <table:table-cell office:value-type="float" office:value="3.49015036884034" calcext:value-type="float">
            <text:p>3.49015036884034</text:p>
          </table:table-cell>
          <table:table-cell office:value-type="float" office:value="1.43394270321577" calcext:value-type="float">
            <text:p>1.43394270321577</text:p>
          </table:table-cell>
          <table:table-cell table:formula="of:=[.D74]+[.E74]" office:value-type="float" office:value="4.92409307205611" calcext:value-type="float">
            <text:p>4.92409307205611</text:p>
          </table:table-cell>
          <table:table-cell/>
          <table:table-cell office:value-type="float" office:value="717726" calcext:value-type="float">
            <text:p>717726</text:p>
          </table:table-cell>
          <table:table-cell office:value-type="float" office:value="742421" calcext:value-type="float">
            <text:p>742421</text:p>
          </table:table-cell>
          <table:table-cell office:value-type="float" office:value="-0.00121411659987543" calcext:value-type="float">
            <text:p>-0.00121411659987543</text:p>
          </table:table-cell>
          <table:table-cell office:value-type="float" office:value="1.49240079646064" calcext:value-type="float">
            <text:p>1.49240079646064</text:p>
          </table:table-cell>
          <table:table-cell office:value-type="float" office:value="0.248247735206644" calcext:value-type="float">
            <text:p>0.248247735206644</text:p>
          </table:table-cell>
          <table:table-cell office:value-type="float" office:value="0.0049213010154469" calcext:value-type="float">
            <text:p>0.0049213010154469</text:p>
          </table:table-cell>
          <table:table-cell office:value-type="float" office:value="0.564303187501203" calcext:value-type="float">
            <text:p>0.564303187501203</text:p>
          </table:table-cell>
          <table:table-cell office:value-type="float" office:value="0.373303122654352" calcext:value-type="float">
            <text:p>0.373303122654352</text:p>
          </table:table-cell>
          <table:table-cell office:value-type="float" office:value="19942563" calcext:value-type="float">
            <text:p>19942563</text:p>
          </table:table-cell>
          <table:table-cell office:value-type="float" office:value="7727623" calcext:value-type="float">
            <text:p>7727623</text:p>
          </table:table-cell>
          <table:table-cell office:value-type="float" office:value="20317584" calcext:value-type="float">
            <text:p>20317584</text:p>
          </table:table-cell>
          <table:table-cell office:value-type="float" office:value="7872941" calcext:value-type="float">
            <text:p>7872941</text:p>
          </table:table-cell>
          <table:table-cell office:value-type="float" office:value="2805998.00072244" calcext:value-type="float">
            <text:p>2805998.00072244</text:p>
          </table:table-cell>
          <table:table-cell office:value-type="float" office:value="1087307.35740553" calcext:value-type="float">
            <text:p>1087307.35740553</text:p>
          </table:table-cell>
          <table:table-cell office:value-type="float" office:value="1061647.22919049" calcext:value-type="float">
            <text:p>1061647.22919049</text:p>
          </table:table-cell>
          <table:table-cell office:value-type="float" office:value="486707.130138415" calcext:value-type="float">
            <text:p>486707.130138415</text:p>
          </table:table-cell>
          <table:table-cell office:value-type="float" office:value="4242666.65386598" calcext:value-type="float">
            <text:p>4242666.65386598</text:p>
          </table:table-cell>
          <table:table-cell office:value-type="float" office:value="1945030.37775702" calcext:value-type="float">
            <text:p>1945030.37775702</text:p>
          </table:table-cell>
          <table:table-cell office:value-type="float" office:value="2543371.49372176" calcext:value-type="float">
            <text:p>2543371.49372176</text:p>
          </table:table-cell>
          <table:table-cell office:value-type="float" office:value="1165996.58205585" calcext:value-type="float">
            <text:p>1165996.58205585</text:p>
          </table:table-cell>
          <table:table-cell office:value-type="float" office:value="18373298.3031143" calcext:value-type="float">
            <text:p>18373298.3031143</text:p>
          </table:table-cell>
          <table:table-cell office:value-type="float" office:value="7119542.64387906" calcext:value-type="float">
            <text:p>7119542.64387906</text:p>
          </table:table-cell>
          <table:table-cell office:value-type="float" office:value="16647132.3732457" calcext:value-type="float">
            <text:p>16647132.3732457</text:p>
          </table:table-cell>
          <table:table-cell office:value-type="float" office:value="6450663.72266611" calcext:value-type="float">
            <text:p>6450663.72266611</text:p>
          </table:table-cell>
          <table:table-cell table:formula="of:=[.U74]+[.W74]+[.AA74]" office:value-type="float" office:value="2740011.0695998" calcext:value-type="float">
            <text:p>2740011.0695998</text:p>
          </table:table-cell>
          <table:table-cell table:formula="of:=[.U74]+[.Y74]+[.AA74]" office:value-type="float" office:value="4198334.3172184" calcext:value-type="float">
            <text:p>4198334.31721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1.93407363903" calcext:value-type="float">
            <text:p>81.93407363903</text:p>
          </table:table-cell>
          <table:table-cell office:value-type="float" office:value="87.4597905624617" calcext:value-type="float">
            <text:p>87.4597905624617</text:p>
          </table:table-cell>
          <table:table-cell office:value-type="float" office:value="5.91345142900367" calcext:value-type="float">
            <text:p>5.91345142900367</text:p>
          </table:table-cell>
          <table:table-cell office:value-type="float" office:value="4.66330688517771" calcext:value-type="float">
            <text:p>4.66330688517771</text:p>
          </table:table-cell>
          <table:table-cell table:formula="of:=[.D75]+[.E75]" office:value-type="float" office:value="10.5767583141814" calcext:value-type="float">
            <text:p>10.5767583141814</text:p>
          </table:table-cell>
          <table:table-cell/>
          <table:table-cell office:value-type="float" office:value="891969" calcext:value-type="float">
            <text:p>891969</text:p>
          </table:table-cell>
          <table:table-cell office:value-type="float" office:value="773877" calcext:value-type="float">
            <text:p>773877</text:p>
          </table:table-cell>
          <table:table-cell office:value-type="float" office:value="-0.00713863067150902" calcext:value-type="float">
            <text:p>-0.00713863067150902</text:p>
          </table:table-cell>
          <table:table-cell office:value-type="float" office:value="0.688776772577643" calcext:value-type="float">
            <text:p>0.688776772577643</text:p>
          </table:table-cell>
          <table:table-cell office:value-type="float" office:value="0.41076987569084" calcext:value-type="float">
            <text:p>0.41076987569084</text:p>
          </table:table-cell>
          <table:table-cell office:value-type="float" office:value="0.00194735876660822" calcext:value-type="float">
            <text:p>0.00194735876660822</text:p>
          </table:table-cell>
          <table:table-cell office:value-type="float" office:value="0.623343155489828" calcext:value-type="float">
            <text:p>0.623343155489828</text:p>
          </table:table-cell>
          <table:table-cell office:value-type="float" office:value="0.16510841236862" calcext:value-type="float">
            <text:p>0.16510841236862</text:p>
          </table:table-cell>
          <table:table-cell office:value-type="float" office:value="54161256" calcext:value-type="float">
            <text:p>54161256</text:p>
          </table:table-cell>
          <table:table-cell office:value-type="float" office:value="27503580" calcext:value-type="float">
            <text:p>27503580</text:p>
          </table:table-cell>
          <table:table-cell office:value-type="float" office:value="51983369" calcext:value-type="float">
            <text:p>51983369</text:p>
          </table:table-cell>
          <table:table-cell office:value-type="float" office:value="26397629" calcext:value-type="float">
            <text:p>26397629</text:p>
          </table:table-cell>
          <table:table-cell office:value-type="float" office:value="4466547.20812659" calcext:value-type="float">
            <text:p>4466547.20812659</text:p>
          </table:table-cell>
          <table:table-cell office:value-type="float" office:value="2274979.62864928" calcext:value-type="float">
            <text:p>2274979.62864928</text:p>
          </table:table-cell>
          <table:table-cell office:value-type="float" office:value="959800.603429897" calcext:value-type="float">
            <text:p>959800.603429897</text:p>
          </table:table-cell>
          <table:table-cell office:value-type="float" office:value="575284.455905163" calcext:value-type="float">
            <text:p>575284.455905163</text:p>
          </table:table-cell>
          <table:table-cell office:value-type="float" office:value="3248460.48261169" calcext:value-type="float">
            <text:p>3248460.48261169</text:p>
          </table:table-cell>
          <table:table-cell office:value-type="float" office:value="1947059.4356687" calcext:value-type="float">
            <text:p>1947059.4356687</text:p>
          </table:table-cell>
          <table:table-cell office:value-type="float" office:value="2257442.99841186" calcext:value-type="float">
            <text:p>2257442.99841186</text:p>
          </table:table-cell>
          <table:table-cell office:value-type="float" office:value="1353064.23275565" calcext:value-type="float">
            <text:p>1353064.23275565</text:p>
          </table:table-cell>
          <table:table-cell office:value-type="float" office:value="46668007.5135271" calcext:value-type="float">
            <text:p>46668007.5135271</text:p>
          </table:table-cell>
          <table:table-cell office:value-type="float" office:value="23698440.1849294" calcext:value-type="float">
            <text:p>23698440.1849294</text:p>
          </table:table-cell>
          <table:table-cell office:value-type="float" office:value="45999238.3932067" calcext:value-type="float">
            <text:p>45999238.3932067</text:p>
          </table:table-cell>
          <table:table-cell office:value-type="float" office:value="23358833.1213356" calcext:value-type="float">
            <text:p>23358833.1213356</text:p>
          </table:table-cell>
          <table:table-cell table:formula="of:=[.U75]+[.W75]+[.AA75]" office:value-type="float" office:value="4203328.3173101" calcext:value-type="float">
            <text:p>4203328.3173101</text:p>
          </table:table-cell>
          <table:table-cell table:formula="of:=[.U75]+[.Y75]+[.AA75]" office:value-type="float" office:value="5575103.29707363" calcext:value-type="float">
            <text:p>5575103.297073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.6694486405431" calcext:value-type="float">
            <text:p>83.6694486405431</text:p>
          </table:table-cell>
          <table:table-cell office:value-type="float" office:value="86.7721890744863" calcext:value-type="float">
            <text:p>86.7721890744863</text:p>
          </table:table-cell>
          <table:table-cell office:value-type="float" office:value="7.83337920204494" calcext:value-type="float">
            <text:p>7.83337920204494</text:p>
          </table:table-cell>
          <table:table-cell office:value-type="float" office:value="5.43210701572286" calcext:value-type="float">
            <text:p>5.43210701572286</text:p>
          </table:table-cell>
          <table:table-cell table:formula="of:=[.D76]+[.E76]" office:value-type="float" office:value="13.2654862177678" calcext:value-type="float">
            <text:p>13.2654862177678</text:p>
          </table:table-cell>
          <table:table-cell/>
          <table:table-cell office:value-type="float" office:value="369121" calcext:value-type="float">
            <text:p>369121</text:p>
          </table:table-cell>
          <table:table-cell office:value-type="float" office:value="198339" calcext:value-type="float">
            <text:p>198339</text:p>
          </table:table-cell>
          <table:table-cell office:value-type="float" office:value="0.00358967070054695" calcext:value-type="float">
            <text:p>0.00358967070054695</text:p>
          </table:table-cell>
          <table:table-cell office:value-type="float" office:value="1.43103182888315" calcext:value-type="float">
            <text:p>1.43103182888315</text:p>
          </table:table-cell>
          <table:table-cell office:value-type="float" office:value="0.219448455786482" calcext:value-type="float">
            <text:p>0.219448455786482</text:p>
          </table:table-cell>
          <table:table-cell office:value-type="float" office:value="0.000238808052925556" calcext:value-type="float">
            <text:p>0.000238808052925556</text:p>
          </table:table-cell>
          <table:table-cell office:value-type="float" office:value="0.721096621027588" calcext:value-type="float">
            <text:p>0.721096621027588</text:p>
          </table:table-cell>
          <table:table-cell office:value-type="float" office:value="0.191447765930481" calcext:value-type="float">
            <text:p>0.191447765930481</text:p>
          </table:table-cell>
          <table:table-cell office:value-type="float" office:value="101794397" calcext:value-type="float">
            <text:p>101794397</text:p>
          </table:table-cell>
          <table:table-cell office:value-type="float" office:value="58209021" calcext:value-type="float">
            <text:p>58209021</text:p>
          </table:table-cell>
          <table:table-cell office:value-type="float" office:value="97135437" calcext:value-type="float">
            <text:p>97135437</text:p>
          </table:table-cell>
          <table:table-cell office:value-type="float" office:value="55544891" calcext:value-type="float">
            <text:p>55544891</text:p>
          </table:table-cell>
          <table:table-cell office:value-type="float" office:value="6663796.90201951" calcext:value-type="float">
            <text:p>6663796.90201951</text:p>
          </table:table-cell>
          <table:table-cell office:value-type="float" office:value="3849017.03202944" calcext:value-type="float">
            <text:p>3849017.03202944</text:p>
          </table:table-cell>
          <table:table-cell office:value-type="float" office:value="905027.4493359" calcext:value-type="float">
            <text:p>905027.4493359</text:p>
          </table:table-cell>
          <table:table-cell office:value-type="float" office:value="608668.110522196" calcext:value-type="float">
            <text:p>608668.110522196</text:p>
          </table:table-cell>
          <table:table-cell office:value-type="float" office:value="2909863.81158661" calcext:value-type="float">
            <text:p>2909863.81158661</text:p>
          </table:table-cell>
          <table:table-cell office:value-type="float" office:value="1957002.86148778" calcext:value-type="float">
            <text:p>1957002.86148778</text:p>
          </table:table-cell>
          <table:table-cell office:value-type="float" office:value="2236681.24739852" calcext:value-type="float">
            <text:p>2236681.24739852</text:p>
          </table:table-cell>
          <table:table-cell office:value-type="float" office:value="1504259.95332348" calcext:value-type="float">
            <text:p>1504259.95332348</text:p>
          </table:table-cell>
          <table:table-cell office:value-type="float" office:value="92724303.9505827" calcext:value-type="float">
            <text:p>92724303.9505827</text:p>
          </table:table-cell>
          <table:table-cell office:value-type="float" office:value="53022476.2322901" calcext:value-type="float">
            <text:p>53022476.2322901</text:p>
          </table:table-cell>
          <table:table-cell office:value-type="float" office:value="92472760.9351511" calcext:value-type="float">
            <text:p>92472760.9351511</text:p>
          </table:table-cell>
          <table:table-cell office:value-type="float" office:value="52878636.5593147" calcext:value-type="float">
            <text:p>52878636.5593147</text:p>
          </table:table-cell>
          <table:table-cell table:formula="of:=[.U76]+[.W76]+[.AA76]" office:value-type="float" office:value="5961945.09587511" calcext:value-type="float">
            <text:p>5961945.09587511</text:p>
          </table:table-cell>
          <table:table-cell table:formula="of:=[.U76]+[.Y76]+[.AA76]" office:value-type="float" office:value="7310279.84684069" calcext:value-type="float">
            <text:p>7310279.846840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3.2725419200342" calcext:value-type="float">
            <text:p>83.2725419200342</text:p>
          </table:table-cell>
          <table:table-cell office:value-type="float" office:value="75.6766059758316" calcext:value-type="float">
            <text:p>75.6766059758316</text:p>
          </table:table-cell>
          <table:table-cell office:value-type="float" office:value="6.96099269088798" calcext:value-type="float">
            <text:p>6.96099269088798</text:p>
          </table:table-cell>
          <table:table-cell office:value-type="float" office:value="4.46505882583384" calcext:value-type="float">
            <text:p>4.46505882583384</text:p>
          </table:table-cell>
          <table:table-cell table:formula="of:=[.D77]+[.E77]" office:value-type="float" office:value="11.4260515167218" calcext:value-type="float">
            <text:p>11.4260515167218</text:p>
          </table:table-cell>
          <table:table-cell/>
          <table:table-cell office:value-type="float" office:value="738460" calcext:value-type="float">
            <text:p>738460</text:p>
          </table:table-cell>
          <table:table-cell office:value-type="float" office:value="207642" calcext:value-type="float">
            <text:p>207642</text:p>
          </table:table-cell>
          <table:table-cell office:value-type="float" office:value="0.00712036497604705" calcext:value-type="float">
            <text:p>0.00712036497604705</text:p>
          </table:table-cell>
          <table:table-cell office:value-type="float" office:value="1.27697240265774" calcext:value-type="float">
            <text:p>1.27697240265774</text:p>
          </table:table-cell>
          <table:table-cell office:value-type="float" office:value="0.0148256539430598" calcext:value-type="float">
            <text:p>0.0148256539430598</text:p>
          </table:table-cell>
          <table:table-cell office:value-type="float" office:value="-0.00297773396754723" calcext:value-type="float">
            <text:p>-0.00297773396754723</text:p>
          </table:table-cell>
          <table:table-cell office:value-type="float" office:value="0.611784061809998" calcext:value-type="float">
            <text:p>0.611784061809998</text:p>
          </table:table-cell>
          <table:table-cell office:value-type="float" office:value="0.283364320969444" calcext:value-type="float">
            <text:p>0.283364320969444</text:p>
          </table:table-cell>
          <table:table-cell office:value-type="float" office:value="34990205" calcext:value-type="float">
            <text:p>34990205</text:p>
          </table:table-cell>
          <table:table-cell office:value-type="float" office:value="24937066" calcext:value-type="float">
            <text:p>24937066</text:p>
          </table:table-cell>
          <table:table-cell office:value-type="float" office:value="34213059" calcext:value-type="float">
            <text:p>34213059</text:p>
          </table:table-cell>
          <table:table-cell office:value-type="float" office:value="24383204" calcext:value-type="float">
            <text:p>24383204</text:p>
          </table:table-cell>
          <table:table-cell office:value-type="float" office:value="1987384.57385932" calcext:value-type="float">
            <text:p>1987384.57385932</text:p>
          </table:table-cell>
          <table:table-cell office:value-type="float" office:value="1415673.8956085" calcext:value-type="float">
            <text:p>1415673.8956085</text:p>
          </table:table-cell>
          <table:table-cell office:value-type="float" office:value="646743.564423869" calcext:value-type="float">
            <text:p>646743.564423869</text:p>
          </table:table-cell>
          <table:table-cell office:value-type="float" office:value="512484.403129741" calcext:value-type="float">
            <text:p>512484.403129741</text:p>
          </table:table-cell>
          <table:table-cell office:value-type="float" office:value="1856982.5020845" calcext:value-type="float">
            <text:p>1856982.5020845</text:p>
          </table:table-cell>
          <table:table-cell office:value-type="float" office:value="1471486.72449631" calcext:value-type="float">
            <text:p>1471486.72449631</text:p>
          </table:table-cell>
          <table:table-cell office:value-type="float" office:value="1335242.4812961" calcext:value-type="float">
            <text:p>1335242.4812961</text:p>
          </table:table-cell>
          <table:table-cell office:value-type="float" office:value="1058056.05761239" calcext:value-type="float">
            <text:p>1058056.05761239</text:p>
          </table:table-cell>
          <table:table-cell office:value-type="float" office:value="28557795.0313706" calcext:value-type="float">
            <text:p>28557795.0313706</text:p>
          </table:table-cell>
          <table:table-cell office:value-type="float" office:value="20352771.0633334" calcext:value-type="float">
            <text:p>20352771.0633334</text:p>
          </table:table-cell>
          <table:table-cell office:value-type="float" office:value="28467839.6286092" calcext:value-type="float">
            <text:p>28467839.6286092</text:p>
          </table:table-cell>
          <table:table-cell office:value-type="float" office:value="20288661.0115489" calcext:value-type="float">
            <text:p>20288661.0115489</text:p>
          </table:table-cell>
          <table:table-cell table:formula="of:=[.U77]+[.W77]+[.AA77]" office:value-type="float" office:value="2986214.35635063" calcext:value-type="float">
            <text:p>2986214.35635063</text:p>
          </table:table-cell>
          <table:table-cell table:formula="of:=[.U77]+[.Y77]+[.AA77]" office:value-type="float" office:value="3945216.6777172" calcext:value-type="float">
            <text:p>3945216.67771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.6180647461233" calcext:value-type="float">
            <text:p>82.6180647461233</text:p>
          </table:table-cell>
          <table:table-cell office:value-type="float" office:value="85.5868137754985" calcext:value-type="float">
            <text:p>85.5868137754985</text:p>
          </table:table-cell>
          <table:table-cell office:value-type="float" office:value="9.75262961139011" calcext:value-type="float">
            <text:p>9.75262961139011</text:p>
          </table:table-cell>
          <table:table-cell office:value-type="float" office:value="4.37488445370924" calcext:value-type="float">
            <text:p>4.37488445370924</text:p>
          </table:table-cell>
          <table:table-cell table:formula="of:=[.D78]+[.E78]" office:value-type="float" office:value="14.1275140650993" calcext:value-type="float">
            <text:p>14.1275140650993</text:p>
          </table:table-cell>
          <table:table-cell/>
          <table:table-cell office:value-type="float" office:value="527308" calcext:value-type="float">
            <text:p>527308</text:p>
          </table:table-cell>
          <table:table-cell office:value-type="float" office:value="40002" calcext:value-type="float">
            <text:p>40002</text:p>
          </table:table-cell>
          <table:table-cell office:value-type="float" office:value="-0.00239596270939806" calcext:value-type="float">
            <text:p>-0.00239596270939806</text:p>
          </table:table-cell>
          <table:table-cell office:value-type="float" office:value="1.45654141108542" calcext:value-type="float">
            <text:p>1.45654141108542</text:p>
          </table:table-cell>
          <table:table-cell office:value-type="float" office:value="0.239314096740581" calcext:value-type="float">
            <text:p>0.239314096740581</text:p>
          </table:table-cell>
          <table:table-cell office:value-type="float" office:value="-0.000583523338910219" calcext:value-type="float">
            <text:p>-0.000583523338910219</text:p>
          </table:table-cell>
          <table:table-cell office:value-type="float" office:value="1.24680823255142" calcext:value-type="float">
            <text:p>1.24680823255142</text:p>
          </table:table-cell>
          <table:table-cell office:value-type="float" office:value="0.228602697235587" calcext:value-type="float">
            <text:p>0.228602697235587</text:p>
          </table:table-cell>
          <table:table-cell office:value-type="float" office:value="66602935" calcext:value-type="float">
            <text:p>66602935</text:p>
          </table:table-cell>
          <table:table-cell office:value-type="float" office:value="37192432" calcext:value-type="float">
            <text:p>37192432</text:p>
          </table:table-cell>
          <table:table-cell office:value-type="float" office:value="62352163" calcext:value-type="float">
            <text:p>62352163</text:p>
          </table:table-cell>
          <table:table-cell office:value-type="float" office:value="34818715" calcext:value-type="float">
            <text:p>34818715</text:p>
          </table:table-cell>
          <table:table-cell office:value-type="float" office:value="5953254.36307777" calcext:value-type="float">
            <text:p>5953254.36307777</text:p>
          </table:table-cell>
          <table:table-cell office:value-type="float" office:value="3324418.21025006" calcext:value-type="float">
            <text:p>3324418.21025006</text:p>
          </table:table-cell>
          <table:table-cell office:value-type="float" office:value="811124.720675993" calcext:value-type="float">
            <text:p>811124.720675993</text:p>
          </table:table-cell>
          <table:table-cell office:value-type="float" office:value="559488.840831859" calcext:value-type="float">
            <text:p>559488.840831859</text:p>
          </table:table-cell>
          <table:table-cell office:value-type="float" office:value="2513607.62504376" calcext:value-type="float">
            <text:p>2513607.62504376</text:p>
          </table:table-cell>
          <table:table-cell office:value-type="float" office:value="1733809.09321789" calcext:value-type="float">
            <text:p>1733809.09321789</text:p>
          </table:table-cell>
          <table:table-cell office:value-type="float" office:value="2005434.26231799" calcext:value-type="float">
            <text:p>2005434.26231799</text:p>
          </table:table-cell>
          <table:table-cell office:value-type="float" office:value="1383286.76489319" calcext:value-type="float">
            <text:p>1383286.76489319</text:p>
          </table:table-cell>
          <table:table-cell office:value-type="float" office:value="55024909.2010186" calcext:value-type="float">
            <text:p>55024909.2010186</text:p>
          </table:table-cell>
          <table:table-cell office:value-type="float" office:value="30727027.4389303" calcext:value-type="float">
            <text:p>30727027.4389303</text:p>
          </table:table-cell>
          <table:table-cell office:value-type="float" office:value="57238298.3670806" calcext:value-type="float">
            <text:p>57238298.3670806</text:p>
          </table:table-cell>
          <table:table-cell office:value-type="float" office:value="31963028.9267321" calcext:value-type="float">
            <text:p>31963028.9267321</text:p>
          </table:table-cell>
          <table:table-cell table:formula="of:=[.U78]+[.W78]+[.AA78]" office:value-type="float" office:value="5267193.8159751" calcext:value-type="float">
            <text:p>5267193.8159751</text:p>
          </table:table-cell>
          <table:table-cell table:formula="of:=[.U78]+[.Y78]+[.AA78]" office:value-type="float" office:value="6441514.06836113" calcext:value-type="float">
            <text:p>6441514.068361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.6223780331182" calcext:value-type="float">
            <text:p>76.6223780331182</text:p>
          </table:table-cell>
          <table:table-cell office:value-type="float" office:value="76.227406856839" calcext:value-type="float">
            <text:p>76.227406856839</text:p>
          </table:table-cell>
          <table:table-cell office:value-type="float" office:value="6.49047769296139" calcext:value-type="float">
            <text:p>6.49047769296139</text:p>
          </table:table-cell>
          <table:table-cell office:value-type="float" office:value="8.58479989962974" calcext:value-type="float">
            <text:p>8.58479989962974</text:p>
          </table:table-cell>
          <table:table-cell table:formula="of:=[.D79]+[.E79]" office:value-type="float" office:value="15.0752775925911" calcext:value-type="float">
            <text:p>15.0752775925911</text:p>
          </table:table-cell>
          <table:table-cell/>
          <table:table-cell office:value-type="float" office:value="659870" calcext:value-type="float">
            <text:p>659870</text:p>
          </table:table-cell>
          <table:table-cell office:value-type="float" office:value="955684" calcext:value-type="float">
            <text:p>955684</text:p>
          </table:table-cell>
          <table:table-cell office:value-type="float" office:value="0.00182954109312173" calcext:value-type="float">
            <text:p>0.00182954109312173</text:p>
          </table:table-cell>
          <table:table-cell office:value-type="float" office:value="1.48027188322293" calcext:value-type="float">
            <text:p>1.48027188322293</text:p>
          </table:table-cell>
          <table:table-cell office:value-type="float" office:value="0.488181944816188" calcext:value-type="float">
            <text:p>0.488181944816188</text:p>
          </table:table-cell>
          <table:table-cell office:value-type="float" office:value="-0.00185578885026293" calcext:value-type="float">
            <text:p>-0.00185578885026293</text:p>
          </table:table-cell>
          <table:table-cell office:value-type="float" office:value="1.33062467078863" calcext:value-type="float">
            <text:p>1.33062467078863</text:p>
          </table:table-cell>
          <table:table-cell office:value-type="float" office:value="0.258293791233447" calcext:value-type="float">
            <text:p>0.258293791233447</text:p>
          </table:table-cell>
          <table:table-cell office:value-type="float" office:value="27885904" calcext:value-type="float">
            <text:p>27885904</text:p>
          </table:table-cell>
          <table:table-cell office:value-type="float" office:value="20734082" calcext:value-type="float">
            <text:p>20734082</text:p>
          </table:table-cell>
          <table:table-cell office:value-type="float" office:value="23689198" calcext:value-type="float">
            <text:p>23689198</text:p>
          </table:table-cell>
          <table:table-cell office:value-type="float" office:value="17613694" calcext:value-type="float">
            <text:p>17613694</text:p>
          </table:table-cell>
          <table:table-cell office:value-type="float" office:value="4829299.63152406" calcext:value-type="float">
            <text:p>4829299.63152406</text:p>
          </table:table-cell>
          <table:table-cell office:value-type="float" office:value="3590676.12484208" calcext:value-type="float">
            <text:p>3590676.12484208</text:p>
          </table:table-cell>
          <table:table-cell office:value-type="float" office:value="358669.234273768" calcext:value-type="float">
            <text:p>358669.234273768</text:p>
          </table:table-cell>
          <table:table-cell office:value-type="float" office:value="308256.632522905" calcext:value-type="float">
            <text:p>308256.632522905</text:p>
          </table:table-cell>
          <table:table-cell office:value-type="float" office:value="991263.178006766" calcext:value-type="float">
            <text:p>991263.178006766</text:p>
          </table:table-cell>
          <table:table-cell office:value-type="float" office:value="851936.603414067" calcext:value-type="float">
            <text:p>851936.603414067</text:p>
          </table:table-cell>
          <table:table-cell office:value-type="float" office:value="860310.18418821" calcext:value-type="float">
            <text:p>860310.18418821</text:p>
          </table:table-cell>
          <table:table-cell office:value-type="float" office:value="739389.651972759" calcext:value-type="float">
            <text:p>739389.651972759</text:p>
          </table:table-cell>
          <table:table-cell office:value-type="float" office:value="20546043.5778146" calcext:value-type="float">
            <text:p>20546043.5778146</text:p>
          </table:table-cell>
          <table:table-cell office:value-type="float" office:value="15276655.5637937" calcext:value-type="float">
            <text:p>15276655.5637937</text:p>
          </table:table-cell>
          <table:table-cell office:value-type="float" office:value="21732639.0814901" calcext:value-type="float">
            <text:p>21732639.0814901</text:p>
          </table:table-cell>
          <table:table-cell office:value-type="float" office:value="16158928.140241" calcext:value-type="float">
            <text:p>16158928.140241</text:p>
          </table:table-cell>
          <table:table-cell table:formula="of:=[.U79]+[.W79]+[.AA79]" office:value-type="float" office:value="4638322.40933774" calcext:value-type="float">
            <text:p>4638322.40933774</text:p>
          </table:table-cell>
          <table:table-cell table:formula="of:=[.U79]+[.Y79]+[.AA79]" office:value-type="float" office:value="5182002.38022891" calcext:value-type="float">
            <text:p>5182002.380228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3.8578031951597" calcext:value-type="float">
            <text:p>83.8578031951597</text:p>
          </table:table-cell>
          <table:table-cell office:value-type="float" office:value="78.6867503872389" calcext:value-type="float">
            <text:p>78.6867503872389</text:p>
          </table:table-cell>
          <table:table-cell office:value-type="float" office:value="7.33986004037017" calcext:value-type="float">
            <text:p>7.33986004037017</text:p>
          </table:table-cell>
          <table:table-cell office:value-type="float" office:value="5.61995280453953" calcext:value-type="float">
            <text:p>5.61995280453953</text:p>
          </table:table-cell>
          <table:table-cell table:formula="of:=[.D80]+[.E80]" office:value-type="float" office:value="12.9598128449097" calcext:value-type="float">
            <text:p>12.9598128449097</text:p>
          </table:table-cell>
          <table:table-cell/>
          <table:table-cell office:value-type="float" office:value="671237" calcext:value-type="float">
            <text:p>671237</text:p>
          </table:table-cell>
          <table:table-cell office:value-type="float" office:value="220245" calcext:value-type="float">
            <text:p>220245</text:p>
          </table:table-cell>
          <table:table-cell office:value-type="float" office:value="-0.00917293815119912" calcext:value-type="float">
            <text:p>-0.00917293815119912</text:p>
          </table:table-cell>
          <table:table-cell office:value-type="float" office:value="0.84834699292807" calcext:value-type="float">
            <text:p>0.84834699292807</text:p>
          </table:table-cell>
          <table:table-cell office:value-type="float" office:value="0.43211925155685" calcext:value-type="float">
            <text:p>0.43211925155685</text:p>
          </table:table-cell>
          <table:table-cell office:value-type="float" office:value="0.00188167113896323" calcext:value-type="float">
            <text:p>0.00188167113896323</text:p>
          </table:table-cell>
          <table:table-cell office:value-type="float" office:value="0.692944030600297" calcext:value-type="float">
            <text:p>0.692944030600297</text:p>
          </table:table-cell>
          <table:table-cell office:value-type="float" office:value="0.187727357261559" calcext:value-type="float">
            <text:p>0.187727357261559</text:p>
          </table:table-cell>
          <table:table-cell office:value-type="float" office:value="8970586" calcext:value-type="float">
            <text:p>8970586</text:p>
          </table:table-cell>
          <table:table-cell office:value-type="float" office:value="4596734" calcext:value-type="float">
            <text:p>4596734</text:p>
          </table:table-cell>
          <table:table-cell office:value-type="float" office:value="7022390" calcext:value-type="float">
            <text:p>7022390</text:p>
          </table:table-cell>
          <table:table-cell office:value-type="float" office:value="3598434" calcext:value-type="float">
            <text:p>3598434</text:p>
          </table:table-cell>
          <table:table-cell office:value-type="float" office:value="3760604.14855441" calcext:value-type="float">
            <text:p>3760604.14855441</text:p>
          </table:table-cell>
          <table:table-cell office:value-type="float" office:value="1927019.95702219" calcext:value-type="float">
            <text:p>1927019.95702219</text:p>
          </table:table-cell>
          <table:table-cell office:value-type="float" office:value="789784.823996059" calcext:value-type="float">
            <text:p>789784.823996059</text:p>
          </table:table-cell>
          <table:table-cell office:value-type="float" office:value="500787.40148349" calcext:value-type="float">
            <text:p>500787.40148349</text:p>
          </table:table-cell>
          <table:table-cell office:value-type="float" office:value="2602192.77353296" calcext:value-type="float">
            <text:p>2602192.77353296</text:p>
          </table:table-cell>
          <table:table-cell office:value-type="float" office:value="1650000.50345762" calcext:value-type="float">
            <text:p>1650000.50345762</text:p>
          </table:table-cell>
          <table:table-cell office:value-type="float" office:value="1735418.66257054" calcext:value-type="float">
            <text:p>1735418.66257054</text:p>
          </table:table-cell>
          <table:table-cell office:value-type="float" office:value="1100395.67247875" calcext:value-type="float">
            <text:p>1100395.67247875</text:p>
          </table:table-cell>
          <table:table-cell office:value-type="float" office:value="5287632.94276852" calcext:value-type="float">
            <text:p>5287632.94276852</text:p>
          </table:table-cell>
          <table:table-cell office:value-type="float" office:value="2709504.59118112" calcext:value-type="float">
            <text:p>2709504.59118112</text:p>
          </table:table-cell>
          <table:table-cell office:value-type="float" office:value="5164096.39526611" calcext:value-type="float">
            <text:p>5164096.39526611</text:p>
          </table:table-cell>
          <table:table-cell office:value-type="float" office:value="2646201.62627047" calcext:value-type="float">
            <text:p>2646201.62627047</text:p>
          </table:table-cell>
          <table:table-cell table:formula="of:=[.U80]+[.W80]+[.AA80]" office:value-type="float" office:value="3528203.03098443" calcext:value-type="float">
            <text:p>3528203.03098443</text:p>
          </table:table-cell>
          <table:table-cell table:formula="of:=[.U80]+[.Y80]+[.AA80]" office:value-type="float" office:value="4677416.13295856" calcext:value-type="float">
            <text:p>4677416.132958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.1434780717029" calcext:value-type="float">
            <text:p>82.1434780717029</text:p>
          </table:table-cell>
          <table:table-cell office:value-type="float" office:value="89.448343008711" calcext:value-type="float">
            <text:p>89.448343008711</text:p>
          </table:table-cell>
          <table:table-cell office:value-type="float" office:value="0.348684286296077" calcext:value-type="float">
            <text:p>0.348684286296077</text:p>
          </table:table-cell>
          <table:table-cell office:value-type="float" office:value="1.14537723370275" calcext:value-type="float">
            <text:p>1.14537723370275</text:p>
          </table:table-cell>
          <table:table-cell table:formula="of:=[.D81]+[.E81]" office:value-type="float" office:value="1.49406151999883" calcext:value-type="float">
            <text:p>1.49406151999883</text:p>
          </table:table-cell>
          <table:table-cell/>
          <table:table-cell office:value-type="float" office:value="688480" calcext:value-type="float">
            <text:p>688480</text:p>
          </table:table-cell>
          <table:table-cell office:value-type="float" office:value="422912" calcext:value-type="float">
            <text:p>422912</text:p>
          </table:table-cell>
          <table:table-cell office:value-type="float" office:value="0.00601919890678868" calcext:value-type="float">
            <text:p>0.00601919890678868</text:p>
          </table:table-cell>
          <table:table-cell office:value-type="float" office:value="0.770883677177585" calcext:value-type="float">
            <text:p>0.770883677177585</text:p>
          </table:table-cell>
          <table:table-cell office:value-type="float" office:value="0.00371481754136569" calcext:value-type="float">
            <text:p>0.00371481754136569</text:p>
          </table:table-cell>
          <table:table-cell office:value-type="float" office:value="0.00295278584449571" calcext:value-type="float">
            <text:p>0.00295278584449571</text:p>
          </table:table-cell>
          <table:table-cell office:value-type="float" office:value="1.1294798645131" calcext:value-type="float">
            <text:p>1.1294798645131</text:p>
          </table:table-cell>
          <table:table-cell office:value-type="float" office:value="0.412334974385079" calcext:value-type="float">
            <text:p>0.412334974385079</text:p>
          </table:table-cell>
          <table:table-cell office:value-type="float" office:value="33981548" calcext:value-type="float">
            <text:p>33981548</text:p>
          </table:table-cell>
          <table:table-cell office:value-type="float" office:value="14693200" calcext:value-type="float">
            <text:p>14693200</text:p>
          </table:table-cell>
          <table:table-cell office:value-type="float" office:value="36993804" calcext:value-type="float">
            <text:p>36993804</text:p>
          </table:table-cell>
          <table:table-cell office:value-type="float" office:value="15995663" calcext:value-type="float">
            <text:p>15995663</text:p>
          </table:table-cell>
          <table:table-cell office:value-type="float" office:value="763113.720375894" calcext:value-type="float">
            <text:p>763113.720375894</text:p>
          </table:table-cell>
          <table:table-cell office:value-type="float" office:value="330998.259784029" calcext:value-type="float">
            <text:p>330998.259784029</text:p>
          </table:table-cell>
          <table:table-cell office:value-type="float" office:value="1235820.19445356" calcext:value-type="float">
            <text:p>1235820.19445356</text:p>
          </table:table-cell>
          <table:table-cell office:value-type="float" office:value="564956.797780387" calcext:value-type="float">
            <text:p>564956.797780387</text:p>
          </table:table-cell>
          <table:table-cell office:value-type="float" office:value="5011189.69000859" calcext:value-type="float">
            <text:p>5011189.69000859</text:p>
          </table:table-cell>
          <table:table-cell office:value-type="float" office:value="2290871.8380259" calcext:value-type="float">
            <text:p>2290871.8380259</text:p>
          </table:table-cell>
          <table:table-cell office:value-type="float" office:value="2803876.85510726" calcext:value-type="float">
            <text:p>2803876.85510726</text:p>
          </table:table-cell>
          <table:table-cell office:value-type="float" office:value="1281795.9251203" calcext:value-type="float">
            <text:p>1281795.9251203</text:p>
          </table:table-cell>
          <table:table-cell office:value-type="float" office:value="32424344.9610666" calcext:value-type="float">
            <text:p>32424344.9610666</text:p>
          </table:table-cell>
          <table:table-cell office:value-type="float" office:value="14019885.4051803" calcext:value-type="float">
            <text:p>14019885.4051803</text:p>
          </table:table-cell>
          <table:table-cell office:value-type="float" office:value="29811357.9009029" calcext:value-type="float">
            <text:p>29811357.9009029</text:p>
          </table:table-cell>
          <table:table-cell office:value-type="float" office:value="12890062.1445192" calcext:value-type="float">
            <text:p>12890062.1445192</text:p>
          </table:table-cell>
          <table:table-cell table:formula="of:=[.U81]+[.W81]+[.AA81]" office:value-type="float" office:value="2177750.98268471" calcext:value-type="float">
            <text:p>2177750.98268471</text:p>
          </table:table-cell>
          <table:table-cell table:formula="of:=[.U81]+[.Y81]+[.AA81]" office:value-type="float" office:value="3903666.02293023" calcext:value-type="float">
            <text:p>3903666.022930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6.6992644757853" calcext:value-type="float">
            <text:p>86.6992644757853</text:p>
          </table:table-cell>
          <table:table-cell office:value-type="float" office:value="88.1991040156815" calcext:value-type="float">
            <text:p>88.1991040156815</text:p>
          </table:table-cell>
          <table:table-cell office:value-type="float" office:value="4.1916053115137" calcext:value-type="float">
            <text:p>4.1916053115137</text:p>
          </table:table-cell>
          <table:table-cell office:value-type="float" office:value="3.52545152374499" calcext:value-type="float">
            <text:p>3.52545152374499</text:p>
          </table:table-cell>
          <table:table-cell table:formula="of:=[.D82]+[.E82]" office:value-type="float" office:value="7.71705683525869" calcext:value-type="float">
            <text:p>7.71705683525869</text:p>
          </table:table-cell>
          <table:table-cell/>
          <table:table-cell office:value-type="float" office:value="174354" calcext:value-type="float">
            <text:p>174354</text:p>
          </table:table-cell>
          <table:table-cell office:value-type="float" office:value="980769" calcext:value-type="float">
            <text:p>980769</text:p>
          </table:table-cell>
          <table:table-cell office:value-type="float" office:value="0.00817309501521435" calcext:value-type="float">
            <text:p>0.00817309501521435</text:p>
          </table:table-cell>
          <table:table-cell office:value-type="float" office:value="1.40926616506413" calcext:value-type="float">
            <text:p>1.40926616506413</text:p>
          </table:table-cell>
          <table:table-cell office:value-type="float" office:value="0.207526145114147" calcext:value-type="float">
            <text:p>0.207526145114147</text:p>
          </table:table-cell>
          <table:table-cell office:value-type="float" office:value="0.00354058215441796" calcext:value-type="float">
            <text:p>0.00354058215441796</text:p>
          </table:table-cell>
          <table:table-cell office:value-type="float" office:value="1.40587044344755" calcext:value-type="float">
            <text:p>1.40587044344755</text:p>
          </table:table-cell>
          <table:table-cell office:value-type="float" office:value="0.0528907787696531" calcext:value-type="float">
            <text:p>0.0528907787696531</text:p>
          </table:table-cell>
          <table:table-cell office:value-type="float" office:value="24719352" calcext:value-type="float">
            <text:p>24719352</text:p>
          </table:table-cell>
          <table:table-cell office:value-type="float" office:value="12672518" calcext:value-type="float">
            <text:p>12672518</text:p>
          </table:table-cell>
          <table:table-cell office:value-type="float" office:value="21876198" calcext:value-type="float">
            <text:p>21876198</text:p>
          </table:table-cell>
          <table:table-cell office:value-type="float" office:value="11214959" calcext:value-type="float">
            <text:p>11214959</text:p>
          </table:table-cell>
          <table:table-cell office:value-type="float" office:value="5384741.88289778" calcext:value-type="float">
            <text:p>5384741.88289778</text:p>
          </table:table-cell>
          <table:table-cell office:value-type="float" office:value="2762632.20517171" calcext:value-type="float">
            <text:p>2762632.20517171</text:p>
          </table:table-cell>
          <table:table-cell office:value-type="float" office:value="1050876.81501113" calcext:value-type="float">
            <text:p>1050876.81501113</text:p>
          </table:table-cell>
          <table:table-cell office:value-type="float" office:value="617418.509913143" calcext:value-type="float">
            <text:p>617418.509913143</text:p>
          </table:table-cell>
          <table:table-cell office:value-type="float" office:value="3592464.45965818" calcext:value-type="float">
            <text:p>3592464.45965818</text:p>
          </table:table-cell>
          <table:table-cell office:value-type="float" office:value="2110669.89195549" calcext:value-type="float">
            <text:p>2110669.89195549</text:p>
          </table:table-cell>
          <table:table-cell office:value-type="float" office:value="2684833.05329565" calcext:value-type="float">
            <text:p>2684833.05329565</text:p>
          </table:table-cell>
          <table:table-cell office:value-type="float" office:value="1577411.92826087" calcext:value-type="float">
            <text:p>1577411.92826087</text:p>
          </table:table-cell>
          <table:table-cell office:value-type="float" office:value="20256023.7891757" calcext:value-type="float">
            <text:p>20256023.7891757</text:p>
          </table:table-cell>
          <table:table-cell office:value-type="float" office:value="10384367.5073919" calcext:value-type="float">
            <text:p>10384367.5073919</text:p>
          </table:table-cell>
          <table:table-cell office:value-type="float" office:value="19665220.1005165" calcext:value-type="float">
            <text:p>19665220.1005165</text:p>
          </table:table-cell>
          <table:table-cell office:value-type="float" office:value="10081488.5864538" calcext:value-type="float">
            <text:p>10081488.5864538</text:p>
          </table:table-cell>
          <table:table-cell table:formula="of:=[.U82]+[.W82]+[.AA82]" office:value-type="float" office:value="4957462.64334573" calcext:value-type="float">
            <text:p>4957462.64334573</text:p>
          </table:table-cell>
          <table:table-cell table:formula="of:=[.U82]+[.Y82]+[.AA82]" office:value-type="float" office:value="6450714.02538807" calcext:value-type="float">
            <text:p>6450714.025388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.685905416449" calcext:value-type="float">
            <text:p>82.685905416449</text:p>
          </table:table-cell>
          <table:table-cell office:value-type="float" office:value="76.4820147181956" calcext:value-type="float">
            <text:p>76.4820147181956</text:p>
          </table:table-cell>
          <table:table-cell office:value-type="float" office:value="1.32172226478669" calcext:value-type="float">
            <text:p>1.32172226478669</text:p>
          </table:table-cell>
          <table:table-cell office:value-type="float" office:value="7.77023087317787" calcext:value-type="float">
            <text:p>7.77023087317787</text:p>
          </table:table-cell>
          <table:table-cell table:formula="of:=[.D83]+[.E83]" office:value-type="float" office:value="9.09195313796456" calcext:value-type="float">
            <text:p>9.09195313796456</text:p>
          </table:table-cell>
          <table:table-cell/>
          <table:table-cell office:value-type="float" office:value="152742" calcext:value-type="float">
            <text:p>152742</text:p>
          </table:table-cell>
          <table:table-cell office:value-type="float" office:value="236583" calcext:value-type="float">
            <text:p>236583</text:p>
          </table:table-cell>
          <table:table-cell office:value-type="float" office:value="0.00237180716364429" calcext:value-type="float">
            <text:p>0.00237180716364429</text:p>
          </table:table-cell>
          <table:table-cell office:value-type="float" office:value="0.603168501192012" calcext:value-type="float">
            <text:p>0.603168501192012</text:p>
          </table:table-cell>
          <table:table-cell office:value-type="float" office:value="0.496823560327721" calcext:value-type="float">
            <text:p>0.496823560327721</text:p>
          </table:table-cell>
          <table:table-cell office:value-type="float" office:value="-0.00213195855687476" calcext:value-type="float">
            <text:p>-0.00213195855687476</text:p>
          </table:table-cell>
          <table:table-cell office:value-type="float" office:value="0.558508870829376" calcext:value-type="float">
            <text:p>0.558508870829376</text:p>
          </table:table-cell>
          <table:table-cell office:value-type="float" office:value="0.236939027302011" calcext:value-type="float">
            <text:p>0.236939027302011</text:p>
          </table:table-cell>
          <table:table-cell office:value-type="float" office:value="28474547" calcext:value-type="float">
            <text:p>28474547</text:p>
          </table:table-cell>
          <table:table-cell office:value-type="float" office:value="20809424" calcext:value-type="float">
            <text:p>20809424</text:p>
          </table:table-cell>
          <table:table-cell office:value-type="float" office:value="28110145" calcext:value-type="float">
            <text:p>28110145</text:p>
          </table:table-cell>
          <table:table-cell office:value-type="float" office:value="20543116" calcext:value-type="float">
            <text:p>20543116</text:p>
          </table:table-cell>
          <table:table-cell office:value-type="float" office:value="1624468.93230627" calcext:value-type="float">
            <text:p>1624468.93230627</text:p>
          </table:table-cell>
          <table:table-cell office:value-type="float" office:value="1191342.15307747" calcext:value-type="float">
            <text:p>1191342.15307747</text:p>
          </table:table-cell>
          <table:table-cell office:value-type="float" office:value="645629.96300003" calcext:value-type="float">
            <text:p>645629.96300003</text:p>
          </table:table-cell>
          <table:table-cell office:value-type="float" office:value="492623.839016976" calcext:value-type="float">
            <text:p>492623.839016976</text:p>
          </table:table-cell>
          <table:table-cell office:value-type="float" office:value="1905696.67563568" calcext:value-type="float">
            <text:p>1905696.67563568</text:p>
          </table:table-cell>
          <table:table-cell office:value-type="float" office:value="1454070.70017519" calcext:value-type="float">
            <text:p>1454070.70017519</text:p>
          </table:table-cell>
          <table:table-cell office:value-type="float" office:value="1370738.68387862" calcext:value-type="float">
            <text:p>1370738.68387862</text:p>
          </table:table-cell>
          <table:table-cell office:value-type="float" office:value="1045890.97693617" calcext:value-type="float">
            <text:p>1045890.97693617</text:p>
          </table:table-cell>
          <table:table-cell office:value-type="float" office:value="23348812.6468084" calcext:value-type="float">
            <text:p>23348812.6468084</text:p>
          </table:table-cell>
          <table:table-cell office:value-type="float" office:value="17063497.0669911" calcext:value-type="float">
            <text:p>17063497.0669911</text:p>
          </table:table-cell>
          <table:table-cell office:value-type="float" office:value="22931049.9489294" calcext:value-type="float">
            <text:p>22931049.9489294</text:p>
          </table:table-cell>
          <table:table-cell office:value-type="float" office:value="16758192.7811678" calcext:value-type="float">
            <text:p>16758192.7811678</text:p>
          </table:table-cell>
          <table:table-cell table:formula="of:=[.U83]+[.W83]+[.AA83]" office:value-type="float" office:value="2729856.96903062" calcext:value-type="float">
            <text:p>2729856.96903062</text:p>
          </table:table-cell>
          <table:table-cell table:formula="of:=[.U83]+[.Y83]+[.AA83]" office:value-type="float" office:value="3691303.83018883" calcext:value-type="float">
            <text:p>3691303.830188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.2965362813338" calcext:value-type="float">
            <text:p>80.2965362813338</text:p>
          </table:table-cell>
          <table:table-cell office:value-type="float" office:value="79.497291403969" calcext:value-type="float">
            <text:p>79.497291403969</text:p>
          </table:table-cell>
          <table:table-cell office:value-type="float" office:value="4.25146021228259" calcext:value-type="float">
            <text:p>4.25146021228259</text:p>
          </table:table-cell>
          <table:table-cell office:value-type="float" office:value="2.93243453916304" calcext:value-type="float">
            <text:p>2.93243453916304</text:p>
          </table:table-cell>
          <table:table-cell table:formula="of:=[.D84]+[.E84]" office:value-type="float" office:value="7.18389475144563" calcext:value-type="float">
            <text:p>7.18389475144563</text:p>
          </table:table-cell>
          <table:table-cell/>
          <table:table-cell office:value-type="float" office:value="101535" calcext:value-type="float">
            <text:p>101535</text:p>
          </table:table-cell>
          <table:table-cell office:value-type="float" office:value="700002" calcext:value-type="float">
            <text:p>700002</text:p>
          </table:table-cell>
          <table:table-cell office:value-type="float" office:value="-0.00651177579401359" calcext:value-type="float">
            <text:p>-0.00651177579401359</text:p>
          </table:table-cell>
          <table:table-cell office:value-type="float" office:value="1.32594613850661" calcext:value-type="float">
            <text:p>1.32594613850661</text:p>
          </table:table-cell>
          <table:table-cell office:value-type="float" office:value="0.40840398956185" calcext:value-type="float">
            <text:p>0.40840398956185</text:p>
          </table:table-cell>
          <table:table-cell office:value-type="float" office:value="0.00452448316181875" calcext:value-type="float">
            <text:p>0.00452448316181875</text:p>
          </table:table-cell>
          <table:table-cell office:value-type="float" office:value="0.713526258096492" calcext:value-type="float">
            <text:p>0.713526258096492</text:p>
          </table:table-cell>
          <table:table-cell office:value-type="float" office:value="0.395041932575524" calcext:value-type="float">
            <text:p>0.395041932575524</text:p>
          </table:table-cell>
          <table:table-cell office:value-type="float" office:value="11079039" calcext:value-type="float">
            <text:p>11079039</text:p>
          </table:table-cell>
          <table:table-cell office:value-type="float" office:value="5343654" calcext:value-type="float">
            <text:p>5343654</text:p>
          </table:table-cell>
          <table:table-cell office:value-type="float" office:value="9631080" calcext:value-type="float">
            <text:p>9631080</text:p>
          </table:table-cell>
          <table:table-cell office:value-type="float" office:value="4645273" calcext:value-type="float">
            <text:p>4645273</text:p>
          </table:table-cell>
          <table:table-cell office:value-type="float" office:value="2961362.03257005" calcext:value-type="float">
            <text:p>2961362.03257005</text:p>
          </table:table-cell>
          <table:table-cell office:value-type="float" office:value="1433889.81658051" calcext:value-type="float">
            <text:p>1433889.81658051</text:p>
          </table:table-cell>
          <table:table-cell office:value-type="float" office:value="638935.101002281" calcext:value-type="float">
            <text:p>638935.101002281</text:p>
          </table:table-cell>
          <table:table-cell office:value-type="float" office:value="388334.309618057" calcext:value-type="float">
            <text:p>388334.309618057</text:p>
          </table:table-cell>
          <table:table-cell office:value-type="float" office:value="2152338.03917788" calcext:value-type="float">
            <text:p>2152338.03917788</text:p>
          </table:table-cell>
          <table:table-cell office:value-type="float" office:value="1308155.87560878" calcext:value-type="float">
            <text:p>1308155.87560878</text:p>
          </table:table-cell>
          <table:table-cell office:value-type="float" office:value="1536020.89147972" calcext:value-type="float">
            <text:p>1536020.89147972</text:p>
          </table:table-cell>
          <table:table-cell office:value-type="float" office:value="933568.388269778" calcext:value-type="float">
            <text:p>933568.388269778</text:p>
          </table:table-cell>
          <table:table-cell office:value-type="float" office:value="7602918.37144048" calcext:value-type="float">
            <text:p>7602918.37144048</text:p>
          </table:table-cell>
          <table:table-cell office:value-type="float" office:value="3667048.02728929" calcext:value-type="float">
            <text:p>3667048.02728929</text:p>
          </table:table-cell>
          <table:table-cell office:value-type="float" office:value="7429616.49270865" calcext:value-type="float">
            <text:p>7429616.49270865</text:p>
          </table:table-cell>
          <table:table-cell office:value-type="float" office:value="3583460.87279394" calcext:value-type="float">
            <text:p>3583460.87279394</text:p>
          </table:table-cell>
          <table:table-cell table:formula="of:=[.U84]+[.W84]+[.AA84]" office:value-type="float" office:value="2755792.51446835" calcext:value-type="float">
            <text:p>2755792.51446835</text:p>
          </table:table-cell>
          <table:table-cell table:formula="of:=[.U84]+[.Y84]+[.AA84]" office:value-type="float" office:value="3675614.08045907" calcext:value-type="float">
            <text:p>3675614.080459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.1971253008164" calcext:value-type="float">
            <text:p>79.1971253008164</text:p>
          </table:table-cell>
          <table:table-cell office:value-type="float" office:value="84.0951104969021" calcext:value-type="float">
            <text:p>84.0951104969021</text:p>
          </table:table-cell>
          <table:table-cell office:value-type="float" office:value="6.38644574809201" calcext:value-type="float">
            <text:p>6.38644574809201</text:p>
          </table:table-cell>
          <table:table-cell office:value-type="float" office:value="3.67687856431037" calcext:value-type="float">
            <text:p>3.67687856431037</text:p>
          </table:table-cell>
          <table:table-cell table:formula="of:=[.D85]+[.E85]" office:value-type="float" office:value="10.0633243124024" calcext:value-type="float">
            <text:p>10.0633243124024</text:p>
          </table:table-cell>
          <table:table-cell/>
          <table:table-cell office:value-type="float" office:value="189828" calcext:value-type="float">
            <text:p>189828</text:p>
          </table:table-cell>
          <table:table-cell office:value-type="float" office:value="555513" calcext:value-type="float">
            <text:p>555513</text:p>
          </table:table-cell>
          <table:table-cell office:value-type="float" office:value="0.00787943656419083" calcext:value-type="float">
            <text:p>0.00787943656419083</text:p>
          </table:table-cell>
          <table:table-cell office:value-type="float" office:value="1.38708671712706" calcext:value-type="float">
            <text:p>1.38708671712706</text:p>
          </table:table-cell>
          <table:table-cell office:value-type="float" office:value="0.204351718982606" calcext:value-type="float">
            <text:p>0.204351718982606</text:p>
          </table:table-cell>
          <table:table-cell office:value-type="float" office:value="0.0025836630457728" calcext:value-type="float">
            <text:p>0.0025836630457728</text:p>
          </table:table-cell>
          <table:table-cell office:value-type="float" office:value="0.989467443867352" calcext:value-type="float">
            <text:p>0.989467443867352</text:p>
          </table:table-cell>
          <table:table-cell office:value-type="float" office:value="0.124700213765748" calcext:value-type="float">
            <text:p>0.124700213765748</text:p>
          </table:table-cell>
          <table:table-cell office:value-type="float" office:value="12362592" calcext:value-type="float">
            <text:p>12362592</text:p>
          </table:table-cell>
          <table:table-cell office:value-type="float" office:value="7473074" calcext:value-type="float">
            <text:p>7473074</text:p>
          </table:table-cell>
          <table:table-cell office:value-type="float" office:value="9983965" calcext:value-type="float">
            <text:p>9983965</text:p>
          </table:table-cell>
          <table:table-cell office:value-type="float" office:value="6035216" calcext:value-type="float">
            <text:p>6035216</text:p>
          </table:table-cell>
          <table:table-cell office:value-type="float" office:value="3870867.39264003" calcext:value-type="float">
            <text:p>3870867.39264003</text:p>
          </table:table-cell>
          <table:table-cell office:value-type="float" office:value="2341518.95432029" calcext:value-type="float">
            <text:p>2341518.95432029</text:p>
          </table:table-cell>
          <table:table-cell office:value-type="float" office:value="712634.720979779" calcext:value-type="float">
            <text:p>712634.720979779</text:p>
          </table:table-cell>
          <table:table-cell office:value-type="float" office:value="482530.138867039" calcext:value-type="float">
            <text:p>482530.138867039</text:p>
          </table:table-cell>
          <table:table-cell office:value-type="float" office:value="2204875.44275394" calcext:value-type="float">
            <text:p>2204875.44275394</text:p>
          </table:table-cell>
          <table:table-cell office:value-type="float" office:value="1492937.15595816" calcext:value-type="float">
            <text:p>1492937.15595816</text:p>
          </table:table-cell>
          <table:table-cell office:value-type="float" office:value="1673576.2231808" calcext:value-type="float">
            <text:p>1673576.2231808</text:p>
          </table:table-cell>
          <table:table-cell office:value-type="float" office:value="1133190.6004604" calcext:value-type="float">
            <text:p>1133190.6004604</text:p>
          </table:table-cell>
          <table:table-cell office:value-type="float" office:value="8485449.59380116" calcext:value-type="float">
            <text:p>8485449.59380116</text:p>
          </table:table-cell>
          <table:table-cell office:value-type="float" office:value="5129376.82435399" calcext:value-type="float">
            <text:p>5129376.82435399</text:p>
          </table:table-cell>
          <table:table-cell office:value-type="float" office:value="7903354.63619118" calcext:value-type="float">
            <text:p>7903354.63619118</text:p>
          </table:table-cell>
          <table:table-cell office:value-type="float" office:value="4777505.73583569" calcext:value-type="float">
            <text:p>4777505.73583569</text:p>
          </table:table-cell>
          <table:table-cell table:formula="of:=[.U85]+[.W85]+[.AA85]" office:value-type="float" office:value="3957239.69364773" calcext:value-type="float">
            <text:p>3957239.69364773</text:p>
          </table:table-cell>
          <table:table-cell table:formula="of:=[.U85]+[.Y85]+[.AA85]" office:value-type="float" office:value="4967646.71073885" calcext:value-type="float">
            <text:p>4967646.710738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.6923077667222" calcext:value-type="float">
            <text:p>78.6923077667222</text:p>
          </table:table-cell>
          <table:table-cell office:value-type="float" office:value="76.0492376022241" calcext:value-type="float">
            <text:p>76.0492376022241</text:p>
          </table:table-cell>
          <table:table-cell office:value-type="float" office:value="5.1913669167431" calcext:value-type="float">
            <text:p>5.1913669167431</text:p>
          </table:table-cell>
          <table:table-cell office:value-type="float" office:value="8.70409847048966" calcext:value-type="float">
            <text:p>8.70409847048966</text:p>
          </table:table-cell>
          <table:table-cell table:formula="of:=[.D86]+[.E86]" office:value-type="float" office:value="13.8954653872328" calcext:value-type="float">
            <text:p>13.8954653872328</text:p>
          </table:table-cell>
          <table:table-cell/>
          <table:table-cell office:value-type="float" office:value="970141" calcext:value-type="float">
            <text:p>970141</text:p>
          </table:table-cell>
          <table:table-cell office:value-type="float" office:value="414490" calcext:value-type="float">
            <text:p>414490</text:p>
          </table:table-cell>
          <table:table-cell office:value-type="float" office:value="-0.0010399614846213" calcext:value-type="float">
            <text:p>-0.0010399614846213</text:p>
          </table:table-cell>
          <table:table-cell office:value-type="float" office:value="0.880716941226712" calcext:value-type="float">
            <text:p>0.880716941226712</text:p>
          </table:table-cell>
          <table:table-cell office:value-type="float" office:value="0.0555735779286469" calcext:value-type="float">
            <text:p>0.0555735779286469</text:p>
          </table:table-cell>
          <table:table-cell office:value-type="float" office:value="-0.00271076827093605" calcext:value-type="float">
            <text:p>-0.00271076827093605</text:p>
          </table:table-cell>
          <table:table-cell office:value-type="float" office:value="1.13930445786414" calcext:value-type="float">
            <text:p>1.13930445786414</text:p>
          </table:table-cell>
          <table:table-cell office:value-type="float" office:value="0.0165124989184626" calcext:value-type="float">
            <text:p>0.0165124989184626</text:p>
          </table:table-cell>
          <table:table-cell office:value-type="float" office:value="41191113" calcext:value-type="float">
            <text:p>41191113</text:p>
          </table:table-cell>
          <table:table-cell office:value-type="float" office:value="27052806" calcext:value-type="float">
            <text:p>27052806</text:p>
          </table:table-cell>
          <table:table-cell office:value-type="float" office:value="37239025" calcext:value-type="float">
            <text:p>37239025</text:p>
          </table:table-cell>
          <table:table-cell office:value-type="float" office:value="24457220" calcext:value-type="float">
            <text:p>24457220</text:p>
          </table:table-cell>
          <table:table-cell office:value-type="float" office:value="4867789.80319402" calcext:value-type="float">
            <text:p>4867789.80319402</text:p>
          </table:table-cell>
          <table:table-cell office:value-type="float" office:value="3200516.50582054" calcext:value-type="float">
            <text:p>3200516.50582054</text:p>
          </table:table-cell>
          <table:table-cell office:value-type="float" office:value="468959.90398212" calcext:value-type="float">
            <text:p>468959.90398212</text:p>
          </table:table-cell>
          <table:table-cell office:value-type="float" office:value="359739.23922938" calcext:value-type="float">
            <text:p>359739.23922938</text:p>
          </table:table-cell>
          <table:table-cell office:value-type="float" office:value="1384661.07785378" calcext:value-type="float">
            <text:p>1384661.07785378</text:p>
          </table:table-cell>
          <table:table-cell office:value-type="float" office:value="1062173.79888546" calcext:value-type="float">
            <text:p>1062173.79888546</text:p>
          </table:table-cell>
          <table:table-cell office:value-type="float" office:value="1046928.42422075" calcext:value-type="float">
            <text:p>1046928.42422075</text:p>
          </table:table-cell>
          <table:table-cell office:value-type="float" office:value="803099.010509745" calcext:value-type="float">
            <text:p>803099.010509745</text:p>
          </table:table-cell>
          <table:table-cell office:value-type="float" office:value="32489458.1400281" calcext:value-type="float">
            <text:p>32489458.1400281</text:p>
          </table:table-cell>
          <table:table-cell office:value-type="float" office:value="21337879.6028013" calcext:value-type="float">
            <text:p>21337879.6028013</text:p>
          </table:table-cell>
          <table:table-cell office:value-type="float" office:value="34040281.9556021" calcext:value-type="float">
            <text:p>34040281.9556021</text:p>
          </table:table-cell>
          <table:table-cell office:value-type="float" office:value="22356403.5719993" calcext:value-type="float">
            <text:p>22356403.5719993</text:p>
          </table:table-cell>
          <table:table-cell table:formula="of:=[.U86]+[.W86]+[.AA86]" office:value-type="float" office:value="4363354.75555966" calcext:value-type="float">
            <text:p>4363354.75555966</text:p>
          </table:table-cell>
          <table:table-cell table:formula="of:=[.U86]+[.Y86]+[.AA86]" office:value-type="float" office:value="5065789.31521575" calcext:value-type="float">
            <text:p>5065789.315215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.5006866838261" calcext:value-type="float">
            <text:p>81.5006866838261</text:p>
          </table:table-cell>
          <table:table-cell office:value-type="float" office:value="87.8072722169949" calcext:value-type="float">
            <text:p>87.8072722169949</text:p>
          </table:table-cell>
          <table:table-cell office:value-type="float" office:value="8.01407042293301" calcext:value-type="float">
            <text:p>8.01407042293301</text:p>
          </table:table-cell>
          <table:table-cell office:value-type="float" office:value="3.30331048611162" calcext:value-type="float">
            <text:p>3.30331048611162</text:p>
          </table:table-cell>
          <table:table-cell table:formula="of:=[.D87]+[.E87]" office:value-type="float" office:value="11.3173809090446" calcext:value-type="float">
            <text:p>11.3173809090446</text:p>
          </table:table-cell>
          <table:table-cell/>
          <table:table-cell office:value-type="float" office:value="829917" calcext:value-type="float">
            <text:p>829917</text:p>
          </table:table-cell>
          <table:table-cell office:value-type="float" office:value="475825" calcext:value-type="float">
            <text:p>475825</text:p>
          </table:table-cell>
          <table:table-cell office:value-type="float" office:value="-0.00546312466838581" calcext:value-type="float">
            <text:p>-0.00546312466838581</text:p>
          </table:table-cell>
          <table:table-cell office:value-type="float" office:value="0.996585427472841" calcext:value-type="float">
            <text:p>0.996585427472841</text:p>
          </table:table-cell>
          <table:table-cell office:value-type="float" office:value="0.0151789027968108" calcext:value-type="float">
            <text:p>0.0151789027968108</text:p>
          </table:table-cell>
          <table:table-cell office:value-type="float" office:value="0.00207353595166076" calcext:value-type="float">
            <text:p>0.00207353595166076</text:p>
          </table:table-cell>
          <table:table-cell office:value-type="float" office:value="0.975898510378815" calcext:value-type="float">
            <text:p>0.975898510378815</text:p>
          </table:table-cell>
          <table:table-cell office:value-type="float" office:value="0.303409888431846" calcext:value-type="float">
            <text:p>0.303409888431846</text:p>
          </table:table-cell>
          <table:table-cell office:value-type="float" office:value="18398981" calcext:value-type="float">
            <text:p>18398981</text:p>
          </table:table-cell>
          <table:table-cell office:value-type="float" office:value="9539573" calcext:value-type="float">
            <text:p>9539573</text:p>
          </table:table-cell>
          <table:table-cell office:value-type="float" office:value="14927740" calcext:value-type="float">
            <text:p>14927740</text:p>
          </table:table-cell>
          <table:table-cell office:value-type="float" office:value="7739791" calcext:value-type="float">
            <text:p>7739791</text:p>
          </table:table-cell>
          <table:table-cell office:value-type="float" office:value="6000569.10940325" calcext:value-type="float">
            <text:p>6000569.10940325</text:p>
          </table:table-cell>
          <table:table-cell office:value-type="float" office:value="3128405.54789564" calcext:value-type="float">
            <text:p>3128405.54789564</text:p>
          </table:table-cell>
          <table:table-cell office:value-type="float" office:value="1004314.69653063" calcext:value-type="float">
            <text:p>1004314.69653063</text:p>
          </table:table-cell>
          <table:table-cell office:value-type="float" office:value="569696.959916669" calcext:value-type="float">
            <text:p>569696.959916669</text:p>
          </table:table-cell>
          <table:table-cell office:value-type="float" office:value="3533643.0730798" calcext:value-type="float">
            <text:p>3533643.0730798</text:p>
          </table:table-cell>
          <table:table-cell office:value-type="float" office:value="2004457.09210306" calcext:value-type="float">
            <text:p>2004457.09210306</text:p>
          </table:table-cell>
          <table:table-cell office:value-type="float" office:value="2320189.39166152" calcext:value-type="float">
            <text:p>2320189.39166152</text:p>
          </table:table-cell>
          <table:table-cell office:value-type="float" office:value="1316126.15789314" calcext:value-type="float">
            <text:p>1316126.15789314</text:p>
          </table:table-cell>
          <table:table-cell office:value-type="float" office:value="14542784.3742853" calcext:value-type="float">
            <text:p>14542784.3742853</text:p>
          </table:table-cell>
          <table:table-cell office:value-type="float" office:value="7540198.12701453" calcext:value-type="float">
            <text:p>7540198.12701453</text:p>
          </table:table-cell>
          <table:table-cell office:value-type="float" office:value="13251359.154328" calcext:value-type="float">
            <text:p>13251359.154328</text:p>
          </table:table-cell>
          <table:table-cell office:value-type="float" office:value="6870615.06959679" calcext:value-type="float">
            <text:p>6870615.06959679</text:p>
          </table:table-cell>
          <table:table-cell table:formula="of:=[.U87]+[.W87]+[.AA87]" office:value-type="float" office:value="5014228.66570544" calcext:value-type="float">
            <text:p>5014228.66570544</text:p>
          </table:table-cell>
          <table:table-cell table:formula="of:=[.U87]+[.Y87]+[.AA87]" office:value-type="float" office:value="6448988.79789183" calcext:value-type="float">
            <text:p>6448988.797891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.6958943220734" calcext:value-type="float">
            <text:p>89.6958943220734</text:p>
          </table:table-cell>
          <table:table-cell office:value-type="float" office:value="89.2183731935558" calcext:value-type="float">
            <text:p>89.2183731935558</text:p>
          </table:table-cell>
          <table:table-cell office:value-type="float" office:value="4.87065114131512" calcext:value-type="float">
            <text:p>4.87065114131512</text:p>
          </table:table-cell>
          <table:table-cell office:value-type="float" office:value="7.23687696313045" calcext:value-type="float">
            <text:p>7.23687696313045</text:p>
          </table:table-cell>
          <table:table-cell table:formula="of:=[.D88]+[.E88]" office:value-type="float" office:value="12.1075281044456" calcext:value-type="float">
            <text:p>12.1075281044456</text:p>
          </table:table-cell>
          <table:table-cell/>
          <table:table-cell office:value-type="float" office:value="67372" calcext:value-type="float">
            <text:p>67372</text:p>
          </table:table-cell>
          <table:table-cell office:value-type="float" office:value="188014" calcext:value-type="float">
            <text:p>188014</text:p>
          </table:table-cell>
          <table:table-cell office:value-type="float" office:value="-0.00664092553176673" calcext:value-type="float">
            <text:p>-0.00664092553176673</text:p>
          </table:table-cell>
          <table:table-cell office:value-type="float" office:value="0.615296553251484" calcext:value-type="float">
            <text:p>0.615296553251484</text:p>
          </table:table-cell>
          <table:table-cell office:value-type="float" office:value="0.0792363572377504" calcext:value-type="float">
            <text:p>0.0792363572377504</text:p>
          </table:table-cell>
          <table:table-cell office:value-type="float" office:value="0.000889125107571228" calcext:value-type="float">
            <text:p>0.000889125107571228</text:p>
          </table:table-cell>
          <table:table-cell office:value-type="float" office:value="1.47626964371997" calcext:value-type="float">
            <text:p>1.47626964371997</text:p>
          </table:table-cell>
          <table:table-cell office:value-type="float" office:value="0.00248626298295088" calcext:value-type="float">
            <text:p>0.00248626298295088</text:p>
          </table:table-cell>
          <table:table-cell office:value-type="float" office:value="83008199" calcext:value-type="float">
            <text:p>83008199</text:p>
          </table:table-cell>
          <table:table-cell office:value-type="float" office:value="42996455" calcext:value-type="float">
            <text:p>42996455</text:p>
          </table:table-cell>
          <table:table-cell office:value-type="float" office:value="78487817" calcext:value-type="float">
            <text:p>78487817</text:p>
          </table:table-cell>
          <table:table-cell office:value-type="float" office:value="40654995" calcext:value-type="float">
            <text:p>40654995</text:p>
          </table:table-cell>
          <table:table-cell office:value-type="float" office:value="7328588.77058129" calcext:value-type="float">
            <text:p>7328588.77058129</text:p>
          </table:table-cell>
          <table:table-cell office:value-type="float" office:value="3797856.9325542" calcext:value-type="float">
            <text:p>3797856.9325542</text:p>
          </table:table-cell>
          <table:table-cell office:value-type="float" office:value="1182946.08229909" calcext:value-type="float">
            <text:p>1182946.08229909</text:p>
          </table:table-cell>
          <table:table-cell office:value-type="float" office:value="701389.571011881" calcext:value-type="float">
            <text:p>701389.571011881</text:p>
          </table:table-cell>
          <table:table-cell office:value-type="float" office:value="3991152.46928766" calcext:value-type="float">
            <text:p>3991152.46928766</text:p>
          </table:table-cell>
          <table:table-cell office:value-type="float" office:value="2366424.60731268" calcext:value-type="float">
            <text:p>2366424.60731268</text:p>
          </table:table-cell>
          <table:table-cell office:value-type="float" office:value="2937768.85460073" calcext:value-type="float">
            <text:p>2937768.85460073</text:p>
          </table:table-cell>
          <table:table-cell office:value-type="float" office:value="1741854.9057247" calcext:value-type="float">
            <text:p>1741854.9057247</text:p>
          </table:table-cell>
          <table:table-cell office:value-type="float" office:value="73590907.7907525" calcext:value-type="float">
            <text:p>73590907.7907525</text:p>
          </table:table-cell>
          <table:table-cell office:value-type="float" office:value="38118501.7281008" calcext:value-type="float">
            <text:p>38118501.7281008</text:p>
          </table:table-cell>
          <table:table-cell office:value-type="float" office:value="70603130.5361109" calcext:value-type="float">
            <text:p>70603130.5361109</text:p>
          </table:table-cell>
          <table:table-cell office:value-type="float" office:value="36570897.6033078" calcext:value-type="float">
            <text:p>36570897.6033078</text:p>
          </table:table-cell>
          <table:table-cell table:formula="of:=[.U88]+[.W88]+[.AA88]" office:value-type="float" office:value="6241101.40929078" calcext:value-type="float">
            <text:p>6241101.40929078</text:p>
          </table:table-cell>
          <table:table-cell table:formula="of:=[.U88]+[.Y88]+[.AA88]" office:value-type="float" office:value="7906136.44559157" calcext:value-type="float">
            <text:p>7906136.445591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.5470784267361" calcext:value-type="float">
            <text:p>78.5470784267361</text:p>
          </table:table-cell>
          <table:table-cell office:value-type="float" office:value="77.9571927804982" calcext:value-type="float">
            <text:p>77.9571927804982</text:p>
          </table:table-cell>
          <table:table-cell office:value-type="float" office:value="9.58395639249373" calcext:value-type="float">
            <text:p>9.58395639249373</text:p>
          </table:table-cell>
          <table:table-cell office:value-type="float" office:value="3.15354461517139" calcext:value-type="float">
            <text:p>3.15354461517139</text:p>
          </table:table-cell>
          <table:table-cell table:formula="of:=[.D89]+[.E89]" office:value-type="float" office:value="12.7375010076651" calcext:value-type="float">
            <text:p>12.7375010076651</text:p>
          </table:table-cell>
          <table:table-cell/>
          <table:table-cell office:value-type="float" office:value="507900" calcext:value-type="float">
            <text:p>507900</text:p>
          </table:table-cell>
          <table:table-cell office:value-type="float" office:value="619090" calcext:value-type="float">
            <text:p>619090</text:p>
          </table:table-cell>
          <table:table-cell office:value-type="float" office:value="-0.00734868545948392" calcext:value-type="float">
            <text:p>-0.00734868545948392</text:p>
          </table:table-cell>
          <table:table-cell office:value-type="float" office:value="0.853237835421194" calcext:value-type="float">
            <text:p>0.853237835421194</text:p>
          </table:table-cell>
          <table:table-cell office:value-type="float" office:value="0.3850235967858" calcext:value-type="float">
            <text:p>0.3850235967858</text:p>
          </table:table-cell>
          <table:table-cell office:value-type="float" office:value="0.00365686287274818" calcext:value-type="float">
            <text:p>0.00365686287274818</text:p>
          </table:table-cell>
          <table:table-cell office:value-type="float" office:value="0.77888564233206" calcext:value-type="float">
            <text:p>0.77888564233206</text:p>
          </table:table-cell>
          <table:table-cell office:value-type="float" office:value="0.278589392730748" calcext:value-type="float">
            <text:p>0.278589392730748</text:p>
          </table:table-cell>
          <table:table-cell office:value-type="float" office:value="11742548" calcext:value-type="float">
            <text:p>11742548</text:p>
          </table:table-cell>
          <table:table-cell office:value-type="float" office:value="5860097" calcext:value-type="float">
            <text:p>5860097</text:p>
          </table:table-cell>
          <table:table-cell office:value-type="float" office:value="8364127" calcext:value-type="float">
            <text:p>8364127</text:p>
          </table:table-cell>
          <table:table-cell office:value-type="float" office:value="4174101" calcext:value-type="float">
            <text:p>4174101</text:p>
          </table:table-cell>
          <table:table-cell office:value-type="float" office:value="4427879.05593397" calcext:value-type="float">
            <text:p>4427879.05593397</text:p>
          </table:table-cell>
          <table:table-cell office:value-type="float" office:value="2221379.33405846" calcext:value-type="float">
            <text:p>2221379.33405846</text:p>
          </table:table-cell>
          <table:table-cell office:value-type="float" office:value="500068.2627384" calcext:value-type="float">
            <text:p>500068.2627384</text:p>
          </table:table-cell>
          <table:table-cell office:value-type="float" office:value="349906.636877004" calcext:value-type="float">
            <text:p>349906.636877004</text:p>
          </table:table-cell>
          <table:table-cell office:value-type="float" office:value="1549525.60089485" calcext:value-type="float">
            <text:p>1549525.60089485</text:p>
          </table:table-cell>
          <table:table-cell office:value-type="float" office:value="1084230.55843392" calcext:value-type="float">
            <text:p>1084230.55843392</text:p>
          </table:table-cell>
          <table:table-cell office:value-type="float" office:value="1199827.25900923" calcext:value-type="float">
            <text:p>1199827.25900923</text:p>
          </table:table-cell>
          <table:table-cell office:value-type="float" office:value="839540.423409946" calcext:value-type="float">
            <text:p>839540.423409946</text:p>
          </table:table-cell>
          <table:table-cell office:value-type="float" office:value="6729422.54848373" calcext:value-type="float">
            <text:p>6729422.54848373</text:p>
          </table:table-cell>
          <table:table-cell office:value-type="float" office:value="3358305.71592361" calcext:value-type="float">
            <text:p>3358305.71592361</text:p>
          </table:table-cell>
          <table:table-cell office:value-type="float" office:value="7183696.48600941" calcext:value-type="float">
            <text:p>7183696.48600941</text:p>
          </table:table-cell>
          <table:table-cell office:value-type="float" office:value="3585010.27340921" calcext:value-type="float">
            <text:p>3585010.27340921</text:p>
          </table:table-cell>
          <table:table-cell table:formula="of:=[.U89]+[.W89]+[.AA89]" office:value-type="float" office:value="3410826.39434541" calcext:value-type="float">
            <text:p>3410826.39434541</text:p>
          </table:table-cell>
          <table:table-cell table:formula="of:=[.U89]+[.Y89]+[.AA89]" office:value-type="float" office:value="4145150.31590233" calcext:value-type="float">
            <text:p>4145150.315902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.2246134043231" calcext:value-type="float">
            <text:p>87.2246134043231</text:p>
          </table:table-cell>
          <table:table-cell office:value-type="float" office:value="82.0594343247683" calcext:value-type="float">
            <text:p>82.0594343247683</text:p>
          </table:table-cell>
          <table:table-cell office:value-type="float" office:value="2.3776247202662" calcext:value-type="float">
            <text:p>2.3776247202662</text:p>
          </table:table-cell>
          <table:table-cell office:value-type="float" office:value="4.1936661902939" calcext:value-type="float">
            <text:p>4.1936661902939</text:p>
          </table:table-cell>
          <table:table-cell table:formula="of:=[.D90]+[.E90]" office:value-type="float" office:value="6.5712909105601" calcext:value-type="float">
            <text:p>6.5712909105601</text:p>
          </table:table-cell>
          <table:table-cell/>
          <table:table-cell office:value-type="float" office:value="138519" calcext:value-type="float">
            <text:p>138519</text:p>
          </table:table-cell>
          <table:table-cell office:value-type="float" office:value="258943" calcext:value-type="float">
            <text:p>258943</text:p>
          </table:table-cell>
          <table:table-cell office:value-type="float" office:value="-0.00395126772242341" calcext:value-type="float">
            <text:p>-0.00395126772242341</text:p>
          </table:table-cell>
          <table:table-cell office:value-type="float" office:value="0.941964704725699" calcext:value-type="float">
            <text:p>0.941964704725699</text:p>
          </table:table-cell>
          <table:table-cell office:value-type="float" office:value="0.470458004685486" calcext:value-type="float">
            <text:p>0.470458004685486</text:p>
          </table:table-cell>
          <table:table-cell office:value-type="float" office:value="0.00057062988328752" calcext:value-type="float">
            <text:p>0.00057062988328752</text:p>
          </table:table-cell>
          <table:table-cell office:value-type="float" office:value="0.517624793424274" calcext:value-type="float">
            <text:p>0.517624793424274</text:p>
          </table:table-cell>
          <table:table-cell office:value-type="float" office:value="0.10987147259309" calcext:value-type="float">
            <text:p>0.10987147259309</text:p>
          </table:table-cell>
          <table:table-cell office:value-type="float" office:value="11686681" calcext:value-type="float">
            <text:p>11686681</text:p>
          </table:table-cell>
          <table:table-cell office:value-type="float" office:value="6299159" calcext:value-type="float">
            <text:p>6299159</text:p>
          </table:table-cell>
          <table:table-cell office:value-type="float" office:value="12245162" calcext:value-type="float">
            <text:p>12245162</text:p>
          </table:table-cell>
          <table:table-cell office:value-type="float" office:value="6600182" calcext:value-type="float">
            <text:p>6600182</text:p>
          </table:table-cell>
          <table:table-cell office:value-type="float" office:value="1914837.24290867" calcext:value-type="float">
            <text:p>1914837.24290867</text:p>
          </table:table-cell>
          <table:table-cell office:value-type="float" office:value="1032103.54882172" calcext:value-type="float">
            <text:p>1032103.54882172</text:p>
          </table:table-cell>
          <table:table-cell office:value-type="float" office:value="1014888.31084138" calcext:value-type="float">
            <text:p>1014888.31084138</text:p>
          </table:table-cell>
          <table:table-cell office:value-type="float" office:value="581526.915955525" calcext:value-type="float">
            <text:p>581526.915955525</text:p>
          </table:table-cell>
          <table:table-cell office:value-type="float" office:value="3488206.96015624" calcext:value-type="float">
            <text:p>3488206.96015624</text:p>
          </table:table-cell>
          <table:table-cell office:value-type="float" office:value="1998728.54390507" calcext:value-type="float">
            <text:p>1998728.54390507</text:p>
          </table:table-cell>
          <table:table-cell office:value-type="float" office:value="2288511.46145054" calcext:value-type="float">
            <text:p>2288511.46145054</text:p>
          </table:table-cell>
          <table:table-cell office:value-type="float" office:value="1311307.8533764" calcext:value-type="float">
            <text:p>1311307.8533764</text:p>
          </table:table-cell>
          <table:table-cell office:value-type="float" office:value="9269950.13141718" calcext:value-type="float">
            <text:p>9269950.13141718</text:p>
          </table:table-cell>
          <table:table-cell office:value-type="float" office:value="4996533.49832635" calcext:value-type="float">
            <text:p>4996533.49832635</text:p>
          </table:table-cell>
          <table:table-cell office:value-type="float" office:value="8412584.66036981" calcext:value-type="float">
            <text:p>8412584.66036981</text:p>
          </table:table-cell>
          <table:table-cell office:value-type="float" office:value="4534410.69985757" calcext:value-type="float">
            <text:p>4534410.69985757</text:p>
          </table:table-cell>
          <table:table-cell table:formula="of:=[.U90]+[.W90]+[.AA90]" office:value-type="float" office:value="2924938.31815365" calcext:value-type="float">
            <text:p>2924938.31815365</text:p>
          </table:table-cell>
          <table:table-cell table:formula="of:=[.U90]+[.Y90]+[.AA90]" office:value-type="float" office:value="4342139.94610319" calcext:value-type="float">
            <text:p>4342139.946103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9.3028312976721" calcext:value-type="float">
            <text:p>79.3028312976721</text:p>
          </table:table-cell>
          <table:table-cell office:value-type="float" office:value="78.7791194659336" calcext:value-type="float">
            <text:p>78.7791194659336</text:p>
          </table:table-cell>
          <table:table-cell office:value-type="float" office:value="1.97730199007524" calcext:value-type="float">
            <text:p>1.97730199007524</text:p>
          </table:table-cell>
          <table:table-cell office:value-type="float" office:value="0.308877291629723" calcext:value-type="float">
            <text:p>0.308877291629723</text:p>
          </table:table-cell>
          <table:table-cell table:formula="of:=[.D91]+[.E91]" office:value-type="float" office:value="2.28617928170496" calcext:value-type="float">
            <text:p>2.28617928170496</text:p>
          </table:table-cell>
          <table:table-cell/>
          <table:table-cell office:value-type="float" office:value="764698" calcext:value-type="float">
            <text:p>764698</text:p>
          </table:table-cell>
          <table:table-cell office:value-type="float" office:value="851624" calcext:value-type="float">
            <text:p>851624</text:p>
          </table:table-cell>
          <table:table-cell office:value-type="float" office:value="-0.00244616350189705" calcext:value-type="float">
            <text:p>-0.00244616350189705</text:p>
          </table:table-cell>
          <table:table-cell office:value-type="float" office:value="1.33105512420799" calcext:value-type="float">
            <text:p>1.33105512420799</text:p>
          </table:table-cell>
          <table:table-cell office:value-type="float" office:value="0.0240640582914851" calcext:value-type="float">
            <text:p>0.0240640582914851</text:p>
          </table:table-cell>
          <table:table-cell office:value-type="float" office:value="-0.00176760133856341" calcext:value-type="float">
            <text:p>-0.00176760133856341</text:p>
          </table:table-cell>
          <table:table-cell office:value-type="float" office:value="1.43368557166151" calcext:value-type="float">
            <text:p>1.43368557166151</text:p>
          </table:table-cell>
          <table:table-cell office:value-type="float" office:value="0.254810632142991" calcext:value-type="float">
            <text:p>0.254810632142991</text:p>
          </table:table-cell>
          <table:table-cell office:value-type="float" office:value="7269993" calcext:value-type="float">
            <text:p>7269993</text:p>
          </table:table-cell>
          <table:table-cell office:value-type="float" office:value="5728475" calcext:value-type="float">
            <text:p>5728475</text:p>
          </table:table-cell>
          <table:table-cell office:value-type="float" office:value="7770093" calcext:value-type="float">
            <text:p>7770093</text:p>
          </table:table-cell>
          <table:table-cell office:value-type="float" office:value="6122535" calcext:value-type="float">
            <text:p>6122535</text:p>
          </table:table-cell>
          <table:table-cell office:value-type="float" office:value="391206.692579815" calcext:value-type="float">
            <text:p>391206.692579815</text:p>
          </table:table-cell>
          <table:table-cell office:value-type="float" office:value="308255.84161765" calcext:value-type="float">
            <text:p>308255.84161765</text:p>
          </table:table-cell>
          <table:table-cell office:value-type="float" office:value="493514.155840005" calcext:value-type="float">
            <text:p>493514.155840005</text:p>
          </table:table-cell>
          <table:table-cell office:value-type="float" office:value="408937.515997216" calcext:value-type="float">
            <text:p>408937.515997216</text:p>
          </table:table-cell>
          <table:table-cell office:value-type="float" office:value="1384821.70085128" calcext:value-type="float">
            <text:p>1384821.70085128</text:p>
          </table:table-cell>
          <table:table-cell office:value-type="float" office:value="1147496.0540519" calcext:value-type="float">
            <text:p>1147496.0540519</text:p>
          </table:table-cell>
          <table:table-cell office:value-type="float" office:value="1197641.23605934" calcext:value-type="float">
            <text:p>1197641.23605934</text:p>
          </table:table-cell>
          <table:table-cell office:value-type="float" office:value="992393.888471802" calcext:value-type="float">
            <text:p>992393.888471802</text:p>
          </table:table-cell>
          <table:table-cell office:value-type="float" office:value="3290800.83551197" calcext:value-type="float">
            <text:p>3290800.83551197</text:p>
          </table:table-cell>
          <table:table-cell office:value-type="float" office:value="2593024.60920922" calcext:value-type="float">
            <text:p>2593024.60920922</text:p>
          </table:table-cell>
          <table:table-cell office:value-type="float" office:value="2927557.45558526" calcext:value-type="float">
            <text:p>2927557.45558526</text:p>
          </table:table-cell>
          <table:table-cell office:value-type="float" office:value="2306802.78347063" calcext:value-type="float">
            <text:p>2306802.78347063</text:p>
          </table:table-cell>
          <table:table-cell table:formula="of:=[.U91]+[.W91]+[.AA91]" office:value-type="float" office:value="1709587.24608667" calcext:value-type="float">
            <text:p>1709587.24608667</text:p>
          </table:table-cell>
          <table:table-cell table:formula="of:=[.U91]+[.Y91]+[.AA91]" office:value-type="float" office:value="2448145.78414135" calcext:value-type="float">
            <text:p>2448145.784141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8.2172398949921" calcext:value-type="float">
            <text:p>88.2172398949921</text:p>
          </table:table-cell>
          <table:table-cell office:value-type="float" office:value="83.9803281441521" calcext:value-type="float">
            <text:p>83.9803281441521</text:p>
          </table:table-cell>
          <table:table-cell office:value-type="float" office:value="3.83076137429256" calcext:value-type="float">
            <text:p>3.83076137429256</text:p>
          </table:table-cell>
          <table:table-cell office:value-type="float" office:value="1.37850504995827" calcext:value-type="float">
            <text:p>1.37850504995827</text:p>
          </table:table-cell>
          <table:table-cell table:formula="of:=[.D92]+[.E92]" office:value-type="float" office:value="5.20926642425083" calcext:value-type="float">
            <text:p>5.20926642425083</text:p>
          </table:table-cell>
          <table:table-cell/>
          <table:table-cell office:value-type="float" office:value="991612" calcext:value-type="float">
            <text:p>991612</text:p>
          </table:table-cell>
          <table:table-cell office:value-type="float" office:value="726080" calcext:value-type="float">
            <text:p>726080</text:p>
          </table:table-cell>
          <table:table-cell office:value-type="float" office:value="0.00105363520415993" calcext:value-type="float">
            <text:p>0.00105363520415993</text:p>
          </table:table-cell>
          <table:table-cell office:value-type="float" office:value="0.759593880455018" calcext:value-type="float">
            <text:p>0.759593880455018</text:p>
          </table:table-cell>
          <table:table-cell office:value-type="float" office:value="0.0979472504614723" calcext:value-type="float">
            <text:p>0.0979472504614723</text:p>
          </table:table-cell>
          <table:table-cell office:value-type="float" office:value="0.00280335552994163" calcext:value-type="float">
            <text:p>0.00280335552994163</text:p>
          </table:table-cell>
          <table:table-cell office:value-type="float" office:value="0.912481881858947" calcext:value-type="float">
            <text:p>0.912481881858947</text:p>
          </table:table-cell>
          <table:table-cell office:value-type="float" office:value="0.337861589539771" calcext:value-type="float">
            <text:p>0.337861589539771</text:p>
          </table:table-cell>
          <table:table-cell office:value-type="float" office:value="113646090" calcext:value-type="float">
            <text:p>113646090</text:p>
          </table:table-cell>
          <table:table-cell office:value-type="float" office:value="48355325" calcext:value-type="float">
            <text:p>48355325</text:p>
          </table:table-cell>
          <table:table-cell office:value-type="float" office:value="114644631" calcext:value-type="float">
            <text:p>114644631</text:p>
          </table:table-cell>
          <table:table-cell office:value-type="float" office:value="48780195" calcext:value-type="float">
            <text:p>48780195</text:p>
          </table:table-cell>
          <table:table-cell office:value-type="float" office:value="2518334.57447869" calcext:value-type="float">
            <text:p>2518334.57447869</text:p>
          </table:table-cell>
          <table:table-cell office:value-type="float" office:value="1072115.33519086" calcext:value-type="float">
            <text:p>1072115.33519086</text:p>
          </table:table-cell>
          <table:table-cell office:value-type="float" office:value="1209156.13997138" calcext:value-type="float">
            <text:p>1209156.13997138</text:p>
          </table:table-cell>
          <table:table-cell office:value-type="float" office:value="578737.251041949" calcext:value-type="float">
            <text:p>578737.251041949</text:p>
          </table:table-cell>
          <table:table-cell office:value-type="float" office:value="4726031.88708844" calcext:value-type="float">
            <text:p>4726031.88708844</text:p>
          </table:table-cell>
          <table:table-cell office:value-type="float" office:value="2262016.13857321" calcext:value-type="float">
            <text:p>2262016.13857321</text:p>
          </table:table-cell>
          <table:table-cell office:value-type="float" office:value="2777088.98524712" calcext:value-type="float">
            <text:p>2777088.98524712</text:p>
          </table:table-cell>
          <table:table-cell office:value-type="float" office:value="1329195.45465719" calcext:value-type="float">
            <text:p>1329195.45465719</text:p>
          </table:table-cell>
          <table:table-cell office:value-type="float" office:value="107041261.940233" calcext:value-type="float">
            <text:p>107041261.940233</text:p>
          </table:table-cell>
          <table:table-cell office:value-type="float" office:value="45545033.9996852" calcext:value-type="float">
            <text:p>45545033.9996852</text:p>
          </table:table-cell>
          <table:table-cell office:value-type="float" office:value="102938964.159036" calcext:value-type="float">
            <text:p>102938964.159036</text:p>
          </table:table-cell>
          <table:table-cell office:value-type="float" office:value="43799545.4980101" calcext:value-type="float">
            <text:p>43799545.4980101</text:p>
          </table:table-cell>
          <table:table-cell table:formula="of:=[.U92]+[.W92]+[.AA92]" office:value-type="float" office:value="2980048.04089" calcext:value-type="float">
            <text:p>2980048.04089</text:p>
          </table:table-cell>
          <table:table-cell table:formula="of:=[.U92]+[.Y92]+[.AA92]" office:value-type="float" office:value="4663326.92842127" calcext:value-type="float">
            <text:p>4663326.928421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6.6504107750255" calcext:value-type="float">
            <text:p>76.6504107750255</text:p>
          </table:table-cell>
          <table:table-cell office:value-type="float" office:value="79.5857093400684" calcext:value-type="float">
            <text:p>79.5857093400684</text:p>
          </table:table-cell>
          <table:table-cell office:value-type="float" office:value="1.72581298289434" calcext:value-type="float">
            <text:p>1.72581298289434</text:p>
          </table:table-cell>
          <table:table-cell office:value-type="float" office:value="2.99897441140389" calcext:value-type="float">
            <text:p>2.99897441140389</text:p>
          </table:table-cell>
          <table:table-cell table:formula="of:=[.D93]+[.E93]" office:value-type="float" office:value="4.72478739429823" calcext:value-type="float">
            <text:p>4.72478739429823</text:p>
          </table:table-cell>
          <table:table-cell/>
          <table:table-cell office:value-type="float" office:value="349563" calcext:value-type="float">
            <text:p>349563</text:p>
          </table:table-cell>
          <table:table-cell office:value-type="float" office:value="368890" calcext:value-type="float">
            <text:p>368890</text:p>
          </table:table-cell>
          <table:table-cell office:value-type="float" office:value="0.00776611046330576" calcext:value-type="float">
            <text:p>0.00776611046330576</text:p>
          </table:table-cell>
          <table:table-cell office:value-type="float" office:value="1.09794432837122" calcext:value-type="float">
            <text:p>1.09794432837122</text:p>
          </table:table-cell>
          <table:table-cell office:value-type="float" office:value="0.276697783547944" calcext:value-type="float">
            <text:p>0.276697783547944</text:p>
          </table:table-cell>
          <table:table-cell office:value-type="float" office:value="-0.000123537986942699" calcext:value-type="float">
            <text:p>-0.000123537986942699</text:p>
          </table:table-cell>
          <table:table-cell office:value-type="float" office:value="1.34558513654497" calcext:value-type="float">
            <text:p>1.34558513654497</text:p>
          </table:table-cell>
          <table:table-cell office:value-type="float" office:value="0.31287604663441" calcext:value-type="float">
            <text:p>0.31287604663441</text:p>
          </table:table-cell>
          <table:table-cell office:value-type="float" office:value="22335612" calcext:value-type="float">
            <text:p>22335612</text:p>
          </table:table-cell>
          <table:table-cell office:value-type="float" office:value="15982547" calcext:value-type="float">
            <text:p>15982547</text:p>
          </table:table-cell>
          <table:table-cell office:value-type="float" office:value="22263986" calcext:value-type="float">
            <text:p>22263986</text:p>
          </table:table-cell>
          <table:table-cell office:value-type="float" office:value="15931294" calcext:value-type="float">
            <text:p>15931294</text:p>
          </table:table-cell>
          <table:table-cell office:value-type="float" office:value="940220.888421155" calcext:value-type="float">
            <text:p>940220.888421155</text:p>
          </table:table-cell>
          <table:table-cell office:value-type="float" office:value="675516.83578705" calcext:value-type="float">
            <text:p>675516.83578705</text:p>
          </table:table-cell>
          <table:table-cell office:value-type="float" office:value="458627.531882299" calcext:value-type="float">
            <text:p>458627.531882299</text:p>
          </table:table-cell>
          <table:table-cell office:value-type="float" office:value="353339.861181541" calcext:value-type="float">
            <text:p>353339.861181541</text:p>
          </table:table-cell>
          <table:table-cell office:value-type="float" office:value="1327222.5024507" calcext:value-type="float">
            <text:p>1327222.5024507</text:p>
          </table:table-cell>
          <table:table-cell office:value-type="float" office:value="1022530.44610784" calcext:value-type="float">
            <text:p>1022530.44610784</text:p>
          </table:table-cell>
          <table:table-cell office:value-type="float" office:value="1110523.03484631" calcext:value-type="float">
            <text:p>1110523.03484631</text:p>
          </table:table-cell>
          <table:table-cell office:value-type="float" office:value="855578.934306545" calcext:value-type="float">
            <text:p>855578.934306545</text:p>
          </table:table-cell>
          <table:table-cell office:value-type="float" office:value="17521066.0408026" calcext:value-type="float">
            <text:p>17521066.0408026</text:p>
          </table:table-cell>
          <table:table-cell office:value-type="float" office:value="12537433.7240578" calcext:value-type="float">
            <text:p>12537433.7240578</text:p>
          </table:table-cell>
          <table:table-cell office:value-type="float" office:value="17092929.3533294" calcext:value-type="float">
            <text:p>17092929.3533294</text:p>
          </table:table-cell>
          <table:table-cell office:value-type="float" office:value="12231074.7769747" calcext:value-type="float">
            <text:p>12231074.7769747</text:p>
          </table:table-cell>
          <table:table-cell table:formula="of:=[.U93]+[.W93]+[.AA93]" office:value-type="float" office:value="1884435.63127514" calcext:value-type="float">
            <text:p>1884435.63127514</text:p>
          </table:table-cell>
          <table:table-cell table:formula="of:=[.U93]+[.Y93]+[.AA93]" office:value-type="float" office:value="2553626.21620144" calcext:value-type="float">
            <text:p>2553626.216201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7.2763483430904" calcext:value-type="float">
            <text:p>77.2763483430904</text:p>
          </table:table-cell>
          <table:table-cell office:value-type="float" office:value="84.3245315124295" calcext:value-type="float">
            <text:p>84.3245315124295</text:p>
          </table:table-cell>
          <table:table-cell office:value-type="float" office:value="2.99863325166236" calcext:value-type="float">
            <text:p>2.99863325166236</text:p>
          </table:table-cell>
          <table:table-cell office:value-type="float" office:value="0.828592888730142" calcext:value-type="float">
            <text:p>0.828592888730142</text:p>
          </table:table-cell>
          <table:table-cell table:formula="of:=[.D94]+[.E94]" office:value-type="float" office:value="3.8272261403925" calcext:value-type="float">
            <text:p>3.8272261403925</text:p>
          </table:table-cell>
          <table:table-cell/>
          <table:table-cell office:value-type="float" office:value="41492" calcext:value-type="float">
            <text:p>41492</text:p>
          </table:table-cell>
          <table:table-cell office:value-type="float" office:value="758040" calcext:value-type="float">
            <text:p>758040</text:p>
          </table:table-cell>
          <table:table-cell office:value-type="float" office:value="-0.00616236909925145" calcext:value-type="float">
            <text:p>-0.00616236909925145</text:p>
          </table:table-cell>
          <table:table-cell office:value-type="float" office:value="0.934809069961107" calcext:value-type="float">
            <text:p>0.934809069961107</text:p>
          </table:table-cell>
          <table:table-cell office:value-type="float" office:value="0.429982519327137" calcext:value-type="float">
            <text:p>0.429982519327137</text:p>
          </table:table-cell>
          <table:table-cell office:value-type="float" office:value="-0.00358506960275167" calcext:value-type="float">
            <text:p>-0.00358506960275167</text:p>
          </table:table-cell>
          <table:table-cell office:value-type="float" office:value="0.705898281502942" calcext:value-type="float">
            <text:p>0.705898281502942</text:p>
          </table:table-cell>
          <table:table-cell office:value-type="float" office:value="0.0363214738258595" calcext:value-type="float">
            <text:p>0.0363214738258595</text:p>
          </table:table-cell>
          <table:table-cell office:value-type="float" office:value="10587517" calcext:value-type="float">
            <text:p>10587517</text:p>
          </table:table-cell>
          <table:table-cell office:value-type="float" office:value="7170864" calcext:value-type="float">
            <text:p>7170864</text:p>
          </table:table-cell>
          <table:table-cell office:value-type="float" office:value="11355931" calcext:value-type="float">
            <text:p>11355931</text:p>
          </table:table-cell>
          <table:table-cell office:value-type="float" office:value="7691307" calcext:value-type="float">
            <text:p>7691307</text:p>
          </table:table-cell>
          <table:table-cell office:value-type="float" office:value="756562.609907927" calcext:value-type="float">
            <text:p>756562.609907927</text:p>
          </table:table-cell>
          <table:table-cell office:value-type="float" office:value="512983.81016862" calcext:value-type="float">
            <text:p>512983.81016862</text:p>
          </table:table-cell>
          <table:table-cell office:value-type="float" office:value="715501.109032739" calcext:value-type="float">
            <text:p>715501.109032739</text:p>
          </table:table-cell>
          <table:table-cell office:value-type="float" office:value="488414.951537894" calcext:value-type="float">
            <text:p>488414.951537894</text:p>
          </table:table-cell>
          <table:table-cell office:value-type="float" office:value="2240477.64704438" calcext:value-type="float">
            <text:p>2240477.64704438</text:p>
          </table:table-cell>
          <table:table-cell office:value-type="float" office:value="1529393.55032201" calcext:value-type="float">
            <text:p>1529393.55032201</text:p>
          </table:table-cell>
          <table:table-cell office:value-type="float" office:value="1592766.70862377" calcext:value-type="float">
            <text:p>1592766.70862377</text:p>
          </table:table-cell>
          <table:table-cell office:value-type="float" office:value="1087253.48567986" calcext:value-type="float">
            <text:p>1087253.48567986</text:p>
          </table:table-cell>
          <table:table-cell office:value-type="float" office:value="6850159.42525808" calcext:value-type="float">
            <text:p>6850159.42525808</text:p>
          </table:table-cell>
          <table:table-cell office:value-type="float" office:value="4639573.66722201" calcext:value-type="float">
            <text:p>4639573.66722201</text:p>
          </table:table-cell>
          <table:table-cell office:value-type="float" office:value="6274432.9110838" calcext:value-type="float">
            <text:p>6274432.9110838</text:p>
          </table:table-cell>
          <table:table-cell office:value-type="float" office:value="4249637.40313515" calcext:value-type="float">
            <text:p>4249637.40313515</text:p>
          </table:table-cell>
          <table:table-cell table:formula="of:=[.U94]+[.W94]+[.AA94]" office:value-type="float" office:value="2088652.24738637" calcext:value-type="float">
            <text:p>2088652.24738637</text:p>
          </table:table-cell>
          <table:table-cell table:formula="of:=[.U94]+[.Y94]+[.AA94]" office:value-type="float" office:value="3129630.84617049" calcext:value-type="float">
            <text:p>3129630.846170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8.4593522675614" calcext:value-type="float">
            <text:p>88.4593522675614</text:p>
          </table:table-cell>
          <table:table-cell office:value-type="float" office:value="80.7292661097685" calcext:value-type="float">
            <text:p>80.7292661097685</text:p>
          </table:table-cell>
          <table:table-cell office:value-type="float" office:value="6.61898477835724" calcext:value-type="float">
            <text:p>6.61898477835724</text:p>
          </table:table-cell>
          <table:table-cell office:value-type="float" office:value="5.18627473279319" calcext:value-type="float">
            <text:p>5.18627473279319</text:p>
          </table:table-cell>
          <table:table-cell table:formula="of:=[.D95]+[.E95]" office:value-type="float" office:value="11.8052595111504" calcext:value-type="float">
            <text:p>11.8052595111504</text:p>
          </table:table-cell>
          <table:table-cell/>
          <table:table-cell office:value-type="float" office:value="271996" calcext:value-type="float">
            <text:p>271996</text:p>
          </table:table-cell>
          <table:table-cell office:value-type="float" office:value="921059" calcext:value-type="float">
            <text:p>921059</text:p>
          </table:table-cell>
          <table:table-cell office:value-type="float" office:value="0.00070379261062075" calcext:value-type="float">
            <text:p>0.00070379261062075</text:p>
          </table:table-cell>
          <table:table-cell office:value-type="float" office:value="0.561312826111988" calcext:value-type="float">
            <text:p>0.561312826111988</text:p>
          </table:table-cell>
          <table:table-cell office:value-type="float" office:value="0.306599805117251" calcext:value-type="float">
            <text:p>0.306599805117251</text:p>
          </table:table-cell>
          <table:table-cell office:value-type="float" office:value="-0.00167210964853855" calcext:value-type="float">
            <text:p>-0.00167210964853855</text:p>
          </table:table-cell>
          <table:table-cell office:value-type="float" office:value="0.869870330716991" calcext:value-type="float">
            <text:p>0.869870330716991</text:p>
          </table:table-cell>
          <table:table-cell office:value-type="float" office:value="0.14015477141751" calcext:value-type="float">
            <text:p>0.14015477141751</text:p>
          </table:table-cell>
          <table:table-cell office:value-type="float" office:value="52284968" calcext:value-type="float">
            <text:p>52284968</text:p>
          </table:table-cell>
          <table:table-cell office:value-type="float" office:value="31173469" calcext:value-type="float">
            <text:p>31173469</text:p>
          </table:table-cell>
          <table:table-cell office:value-type="float" office:value="51617770" calcext:value-type="float">
            <text:p>51617770</text:p>
          </table:table-cell>
          <table:table-cell office:value-type="float" office:value="30775671" calcext:value-type="float">
            <text:p>30775671</text:p>
          </table:table-cell>
          <table:table-cell office:value-type="float" office:value="2764557.78983247" calcext:value-type="float">
            <text:p>2764557.78983247</text:p>
          </table:table-cell>
          <table:table-cell office:value-type="float" office:value="1650053.17781644" calcext:value-type="float">
            <text:p>1650053.17781644</text:p>
          </table:table-cell>
          <table:table-cell office:value-type="float" office:value="981599.875859467" calcext:value-type="float">
            <text:p>981599.875859467</text:p>
          </table:table-cell>
          <table:table-cell office:value-type="float" office:value="657553.873278928" calcext:value-type="float">
            <text:p>657553.873278928</text:p>
          </table:table-cell>
          <table:table-cell office:value-type="float" office:value="3078959.85755775" calcext:value-type="float">
            <text:p>3078959.85755775</text:p>
          </table:table-cell>
          <table:table-cell office:value-type="float" office:value="2062532.84031312" calcext:value-type="float">
            <text:p>2062532.84031312</text:p>
          </table:table-cell>
          <table:table-cell office:value-type="float" office:value="2140160.67755219" calcext:value-type="float">
            <text:p>2140160.67755219</text:p>
          </table:table-cell>
          <table:table-cell office:value-type="float" office:value="1433650.28620396" calcext:value-type="float">
            <text:p>1433650.28620396</text:p>
          </table:table-cell>
          <table:table-cell office:value-type="float" office:value="46845599.7572349" calcext:value-type="float">
            <text:p>46845599.7572349</text:p>
          </table:table-cell>
          <table:table-cell office:value-type="float" office:value="27930396.3055888" calcext:value-type="float">
            <text:p>27930396.3055888</text:p>
          </table:table-cell>
          <table:table-cell office:value-type="float" office:value="45326469.170713" calcext:value-type="float">
            <text:p>45326469.170713</text:p>
          </table:table-cell>
          <table:table-cell office:value-type="float" office:value="27024656.6087682" calcext:value-type="float">
            <text:p>27024656.6087682</text:p>
          </table:table-cell>
          <table:table-cell table:formula="of:=[.U95]+[.W95]+[.AA95]" office:value-type="float" office:value="3741257.33729933" calcext:value-type="float">
            <text:p>3741257.33729933</text:p>
          </table:table-cell>
          <table:table-cell table:formula="of:=[.U95]+[.Y95]+[.AA95]" office:value-type="float" office:value="5146236.30433353" calcext:value-type="float">
            <text:p>5146236.304333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.6587428500792" calcext:value-type="float">
            <text:p>81.6587428500792</text:p>
          </table:table-cell>
          <table:table-cell office:value-type="float" office:value="86.2483043000052" calcext:value-type="float">
            <text:p>86.2483043000052</text:p>
          </table:table-cell>
          <table:table-cell office:value-type="float" office:value="8.41831055207847" calcext:value-type="float">
            <text:p>8.41831055207847</text:p>
          </table:table-cell>
          <table:table-cell office:value-type="float" office:value="1.00792173226016" calcext:value-type="float">
            <text:p>1.00792173226016</text:p>
          </table:table-cell>
          <table:table-cell table:formula="of:=[.D96]+[.E96]" office:value-type="float" office:value="9.42623228433862" calcext:value-type="float">
            <text:p>9.42623228433862</text:p>
          </table:table-cell>
          <table:table-cell/>
          <table:table-cell office:value-type="float" office:value="433852" calcext:value-type="float">
            <text:p>433852</text:p>
          </table:table-cell>
          <table:table-cell office:value-type="float" office:value="268598" calcext:value-type="float">
            <text:p>268598</text:p>
          </table:table-cell>
          <table:table-cell office:value-type="float" office:value="-0.000374765560982874" calcext:value-type="float">
            <text:p>-0.000374765560982874</text:p>
          </table:table-cell>
          <table:table-cell office:value-type="float" office:value="0.626513202131274" calcext:value-type="float">
            <text:p>0.626513202131274</text:p>
          </table:table-cell>
          <table:table-cell office:value-type="float" office:value="0.377876952374168" calcext:value-type="float">
            <text:p>0.377876952374168</text:p>
          </table:table-cell>
          <table:table-cell office:value-type="float" office:value="-0.00137376828239367" calcext:value-type="float">
            <text:p>-0.00137376828239367</text:p>
          </table:table-cell>
          <table:table-cell office:value-type="float" office:value="1.21064026780669" calcext:value-type="float">
            <text:p>1.21064026780669</text:p>
          </table:table-cell>
          <table:table-cell office:value-type="float" office:value="0.316138456113938" calcext:value-type="float">
            <text:p>0.316138456113938</text:p>
          </table:table-cell>
          <table:table-cell office:value-type="float" office:value="17096581" calcext:value-type="float">
            <text:p>17096581</text:p>
          </table:table-cell>
          <table:table-cell office:value-type="float" office:value="11076926" calcext:value-type="float">
            <text:p>11076926</text:p>
          </table:table-cell>
          <table:table-cell office:value-type="float" office:value="16177289" calcext:value-type="float">
            <text:p>16177289</text:p>
          </table:table-cell>
          <table:table-cell office:value-type="float" office:value="10481315" calcext:value-type="float">
            <text:p>10481315</text:p>
          </table:table-cell>
          <table:table-cell office:value-type="float" office:value="2541022.72690134" calcext:value-type="float">
            <text:p>2541022.72690134</text:p>
          </table:table-cell>
          <table:table-cell office:value-type="float" office:value="1643397.2951272" calcext:value-type="float">
            <text:p>1643397.2951272</text:p>
          </table:table-cell>
          <table:table-cell office:value-type="float" office:value="808362.372722456" calcext:value-type="float">
            <text:p>808362.372722456</text:p>
          </table:table-cell>
          <table:table-cell office:value-type="float" office:value="583290.343620998" calcext:value-type="float">
            <text:p>583290.343620998</text:p>
          </table:table-cell>
          <table:table-cell office:value-type="float" office:value="2430093.61298871" calcext:value-type="float">
            <text:p>2430093.61298871</text:p>
          </table:table-cell>
          <table:table-cell office:value-type="float" office:value="1753483.56922848" calcext:value-type="float">
            <text:p>1753483.56922848</text:p>
          </table:table-cell>
          <table:table-cell office:value-type="float" office:value="1932872.390925" calcext:value-type="float">
            <text:p>1932872.390925</text:p>
          </table:table-cell>
          <table:table-cell office:value-type="float" office:value="1394703.46359785" calcext:value-type="float">
            <text:p>1394703.46359785</text:p>
          </table:table-cell>
          <table:table-cell office:value-type="float" office:value="12605198.5435446" calcext:value-type="float">
            <text:p>12605198.5435446</text:p>
          </table:table-cell>
          <table:table-cell office:value-type="float" office:value="8166946.27353481" calcext:value-type="float">
            <text:p>8166946.27353481</text:p>
          </table:table-cell>
          <table:table-cell office:value-type="float" office:value="11896065.5046424" calcext:value-type="float">
            <text:p>11896065.5046424</text:p>
          </table:table-cell>
          <table:table-cell office:value-type="float" office:value="7707496.83213992" calcext:value-type="float">
            <text:p>7707496.83213992</text:p>
          </table:table-cell>
          <table:table-cell table:formula="of:=[.U96]+[.W96]+[.AA96]" office:value-type="float" office:value="3621391.10234605" calcext:value-type="float">
            <text:p>3621391.10234605</text:p>
          </table:table-cell>
          <table:table-cell table:formula="of:=[.U96]+[.Y96]+[.AA96]" office:value-type="float" office:value="4791584.32795353" calcext:value-type="float">
            <text:p>4791584.327953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7.1136593267962" calcext:value-type="float">
            <text:p>87.1136593267962</text:p>
          </table:table-cell>
          <table:table-cell office:value-type="float" office:value="86.5444528710187" calcext:value-type="float">
            <text:p>86.5444528710187</text:p>
          </table:table-cell>
          <table:table-cell office:value-type="float" office:value="8.90414744336986" calcext:value-type="float">
            <text:p>8.90414744336986</text:p>
          </table:table-cell>
          <table:table-cell office:value-type="float" office:value="5.82365878731535" calcext:value-type="float">
            <text:p>5.82365878731535</text:p>
          </table:table-cell>
          <table:table-cell table:formula="of:=[.D97]+[.E97]" office:value-type="float" office:value="14.7278062306852" calcext:value-type="float">
            <text:p>14.7278062306852</text:p>
          </table:table-cell>
          <table:table-cell/>
          <table:table-cell office:value-type="float" office:value="902957" calcext:value-type="float">
            <text:p>902957</text:p>
          </table:table-cell>
          <table:table-cell office:value-type="float" office:value="56321" calcext:value-type="float">
            <text:p>56321</text:p>
          </table:table-cell>
          <table:table-cell office:value-type="float" office:value="-0.000628346299312804" calcext:value-type="float">
            <text:p>-0.000628346299312804</text:p>
          </table:table-cell>
          <table:table-cell office:value-type="float" office:value="0.518178183296913" calcext:value-type="float">
            <text:p>0.518178183296913</text:p>
          </table:table-cell>
          <table:table-cell office:value-type="float" office:value="0.0395028014802809" calcext:value-type="float">
            <text:p>0.0395028014802809</text:p>
          </table:table-cell>
          <table:table-cell office:value-type="float" office:value="0.000186035420641772" calcext:value-type="float">
            <text:p>0.000186035420641772</text:p>
          </table:table-cell>
          <table:table-cell office:value-type="float" office:value="0.641249162254961" calcext:value-type="float">
            <text:p>0.641249162254961</text:p>
          </table:table-cell>
          <table:table-cell office:value-type="float" office:value="0.492087378115639" calcext:value-type="float">
            <text:p>0.492087378115639</text:p>
          </table:table-cell>
          <table:table-cell office:value-type="float" office:value="106672381" calcext:value-type="float">
            <text:p>106672381</text:p>
          </table:table-cell>
          <table:table-cell office:value-type="float" office:value="55180252" calcext:value-type="float">
            <text:p>55180252</text:p>
          </table:table-cell>
          <table:table-cell office:value-type="float" office:value="102019565" calcext:value-type="float">
            <text:p>102019565</text:p>
          </table:table-cell>
          <table:table-cell office:value-type="float" office:value="52773410" calcext:value-type="float">
            <text:p>52773410</text:p>
          </table:table-cell>
          <table:table-cell office:value-type="float" office:value="6976116.75336128" calcext:value-type="float">
            <text:p>6976116.75336128</text:p>
          </table:table-cell>
          <table:table-cell office:value-type="float" office:value="3608655.55858544" calcext:value-type="float">
            <text:p>3608655.55858544</text:p>
          </table:table-cell>
          <table:table-cell office:value-type="float" office:value="1015540.22750828" calcext:value-type="float">
            <text:p>1015540.22750828</text:p>
          </table:table-cell>
          <table:table-cell office:value-type="float" office:value="647376.399775952" calcext:value-type="float">
            <text:p>647376.399775952</text:p>
          </table:table-cell>
          <table:table-cell office:value-type="float" office:value="3338840.45403064" calcext:value-type="float">
            <text:p>3338840.45403064</text:p>
          </table:table-cell>
          <table:table-cell office:value-type="float" office:value="2128410.52870949" calcext:value-type="float">
            <text:p>2128410.52870949</text:p>
          </table:table-cell>
          <table:table-cell office:value-type="float" office:value="2511951.3685648" calcext:value-type="float">
            <text:p>2511951.3685648</text:p>
          </table:table-cell>
          <table:table-cell office:value-type="float" office:value="1601293.56705418" calcext:value-type="float">
            <text:p>1601293.56705418</text:p>
          </table:table-cell>
          <table:table-cell office:value-type="float" office:value="93461562.5677249" calcext:value-type="float">
            <text:p>93461562.5677249</text:p>
          </table:table-cell>
          <table:table-cell office:value-type="float" office:value="48346465.4044953" calcext:value-type="float">
            <text:p>48346465.4044953</text:p>
          </table:table-cell>
          <table:table-cell office:value-type="float" office:value="94278372.9783758" calcext:value-type="float">
            <text:p>94278372.9783758</text:p>
          </table:table-cell>
          <table:table-cell office:value-type="float" office:value="48768990.9345168" calcext:value-type="float">
            <text:p>48768990.9345168</text:p>
          </table:table-cell>
          <table:table-cell table:formula="of:=[.U97]+[.W97]+[.AA97]" office:value-type="float" office:value="5857325.52541557" calcext:value-type="float">
            <text:p>5857325.52541557</text:p>
          </table:table-cell>
          <table:table-cell table:formula="of:=[.U97]+[.Y97]+[.AA97]" office:value-type="float" office:value="7338359.65434911" calcext:value-type="float">
            <text:p>7338359.654349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1.38914500453" calcext:value-type="float">
            <text:p>81.38914500453</text:p>
          </table:table-cell>
          <table:table-cell office:value-type="float" office:value="84.2244857540698" calcext:value-type="float">
            <text:p>84.2244857540698</text:p>
          </table:table-cell>
          <table:table-cell office:value-type="float" office:value="1.08600185968955" calcext:value-type="float">
            <text:p>1.08600185968955</text:p>
          </table:table-cell>
          <table:table-cell office:value-type="float" office:value="6.42720085640294" calcext:value-type="float">
            <text:p>6.42720085640294</text:p>
          </table:table-cell>
          <table:table-cell table:formula="of:=[.D98]+[.E98]" office:value-type="float" office:value="7.51320271609248" calcext:value-type="float">
            <text:p>7.51320271609248</text:p>
          </table:table-cell>
          <table:table-cell/>
          <table:table-cell office:value-type="float" office:value="554196" calcext:value-type="float">
            <text:p>554196</text:p>
          </table:table-cell>
          <table:table-cell office:value-type="float" office:value="675993" calcext:value-type="float">
            <text:p>675993</text:p>
          </table:table-cell>
          <table:table-cell office:value-type="float" office:value="-0.00807737506440916" calcext:value-type="float">
            <text:p>-0.00807737506440916</text:p>
          </table:table-cell>
          <table:table-cell office:value-type="float" office:value="1.47566119746291" calcext:value-type="float">
            <text:p>1.47566119746291</text:p>
          </table:table-cell>
          <table:table-cell office:value-type="float" office:value="0.0501892434570644" calcext:value-type="float">
            <text:p>0.0501892434570644</text:p>
          </table:table-cell>
          <table:table-cell office:value-type="float" office:value="-0.00450418000200762" calcext:value-type="float">
            <text:p>-0.00450418000200762</text:p>
          </table:table-cell>
          <table:table-cell office:value-type="float" office:value="0.501413854442816" calcext:value-type="float">
            <text:p>0.501413854442816</text:p>
          </table:table-cell>
          <table:table-cell office:value-type="float" office:value="0.467332683483963" calcext:value-type="float">
            <text:p>0.467332683483963</text:p>
          </table:table-cell>
          <table:table-cell office:value-type="float" office:value="44277430" calcext:value-type="float">
            <text:p>44277430</text:p>
          </table:table-cell>
          <table:table-cell office:value-type="float" office:value="44592137" calcext:value-type="float">
            <text:p>44592137</text:p>
          </table:table-cell>
          <table:table-cell office:value-type="float" office:value="44400626" calcext:value-type="float">
            <text:p>44400626</text:p>
          </table:table-cell>
          <table:table-cell office:value-type="float" office:value="44716208" calcext:value-type="float">
            <text:p>44716208</text:p>
          </table:table-cell>
          <table:table-cell office:value-type="float" office:value="814001.364232583" calcext:value-type="float">
            <text:p>814001.364232583</text:p>
          </table:table-cell>
          <table:table-cell office:value-type="float" office:value="820155.510173014" calcext:value-type="float">
            <text:p>820155.510173014</text:p>
          </table:table-cell>
          <table:table-cell office:value-type="float" office:value="611674.120683428" calcext:value-type="float">
            <text:p>611674.120683428</text:p>
          </table:table-cell>
          <table:table-cell office:value-type="float" office:value="618638.805248954" calcext:value-type="float">
            <text:p>618638.805248954</text:p>
          </table:table-cell>
          <table:table-cell office:value-type="float" office:value="1548871.07489477" calcext:value-type="float">
            <text:p>1548871.07489477</text:p>
          </table:table-cell>
          <table:table-cell office:value-type="float" office:value="1566506.93376887" calcext:value-type="float">
            <text:p>1566506.93376887</text:p>
          </table:table-cell>
          <table:table-cell office:value-type="float" office:value="1519593.09113031" calcext:value-type="float">
            <text:p>1519593.09113031</text:p>
          </table:table-cell>
          <table:table-cell office:value-type="float" office:value="1536895.5830779" calcext:value-type="float">
            <text:p>1536895.5830779</text:p>
          </table:table-cell>
          <table:table-cell office:value-type="float" office:value="38139594.006054" calcext:value-type="float">
            <text:p>38139594.006054</text:p>
          </table:table-cell>
          <table:table-cell office:value-type="float" office:value="38410675.3520102" calcext:value-type="float">
            <text:p>38410675.3520102</text:p>
          </table:table-cell>
          <table:table-cell office:value-type="float" office:value="37150880.6632385" calcext:value-type="float">
            <text:p>37150880.6632385</text:p>
          </table:table-cell>
          <table:table-cell office:value-type="float" office:value="37414934.6207099" calcext:value-type="float">
            <text:p>37414934.6207099</text:p>
          </table:table-cell>
          <table:table-cell table:formula="of:=[.U98]+[.W98]+[.AA98]" office:value-type="float" office:value="2975689.89849987" calcext:value-type="float">
            <text:p>2975689.89849987</text:p>
          </table:table-cell>
          <table:table-cell table:formula="of:=[.U98]+[.Y98]+[.AA98]" office:value-type="float" office:value="3923558.02701978" calcext:value-type="float">
            <text:p>3923558.027019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7.2094483169645" calcext:value-type="float">
            <text:p>77.2094483169645</text:p>
          </table:table-cell>
          <table:table-cell office:value-type="float" office:value="80.6508789950875" calcext:value-type="float">
            <text:p>80.6508789950875</text:p>
          </table:table-cell>
          <table:table-cell office:value-type="float" office:value="3.72526121430283" calcext:value-type="float">
            <text:p>3.72526121430283</text:p>
          </table:table-cell>
          <table:table-cell office:value-type="float" office:value="8.3323087059469" calcext:value-type="float">
            <text:p>8.3323087059469</text:p>
          </table:table-cell>
          <table:table-cell table:formula="of:=[.D99]+[.E99]" office:value-type="float" office:value="12.0575699202497" calcext:value-type="float">
            <text:p>12.0575699202497</text:p>
          </table:table-cell>
          <table:table-cell/>
          <table:table-cell office:value-type="float" office:value="640344" calcext:value-type="float">
            <text:p>640344</text:p>
          </table:table-cell>
          <table:table-cell office:value-type="float" office:value="38566" calcext:value-type="float">
            <text:p>38566</text:p>
          </table:table-cell>
          <table:table-cell office:value-type="float" office:value="-0.00998592205717597" calcext:value-type="float">
            <text:p>-0.00998592205717597</text:p>
          </table:table-cell>
          <table:table-cell office:value-type="float" office:value="1.30007233220398" calcext:value-type="float">
            <text:p>1.30007233220398</text:p>
          </table:table-cell>
          <table:table-cell office:value-type="float" office:value="0.284594373581172" calcext:value-type="float">
            <text:p>0.284594373581172</text:p>
          </table:table-cell>
          <table:table-cell office:value-type="float" office:value="0.00444102431929572" calcext:value-type="float">
            <text:p>0.00444102431929572</text:p>
          </table:table-cell>
          <table:table-cell office:value-type="float" office:value="1.49382002593422" calcext:value-type="float">
            <text:p>1.49382002593422</text:p>
          </table:table-cell>
          <table:table-cell office:value-type="float" office:value="0.287233969996848" calcext:value-type="float">
            <text:p>0.287233969996848</text:p>
          </table:table-cell>
          <table:table-cell office:value-type="float" office:value="9651558" calcext:value-type="float">
            <text:p>9651558</text:p>
          </table:table-cell>
          <table:table-cell office:value-type="float" office:value="4400895" calcext:value-type="float">
            <text:p>4400895</text:p>
          </table:table-cell>
          <table:table-cell office:value-type="float" office:value="5807799" calcext:value-type="float">
            <text:p>5807799</text:p>
          </table:table-cell>
          <table:table-cell office:value-type="float" office:value="2648226" calcext:value-type="float">
            <text:p>2648226</text:p>
          </table:table-cell>
          <table:table-cell office:value-type="float" office:value="5140565.9512546" calcext:value-type="float">
            <text:p>5140565.9512546</text:p>
          </table:table-cell>
          <table:table-cell office:value-type="float" office:value="2353304.97256173" calcext:value-type="float">
            <text:p>2353304.97256173</text:p>
          </table:table-cell>
          <table:table-cell office:value-type="float" office:value="570579.955652297" calcext:value-type="float">
            <text:p>570579.955652297</text:p>
          </table:table-cell>
          <table:table-cell office:value-type="float" office:value="363822.496716741" calcext:value-type="float">
            <text:p>363822.496716741</text:p>
          </table:table-cell>
          <table:table-cell office:value-type="float" office:value="1867386.20215959" calcext:value-type="float">
            <text:p>1867386.20215959</text:p>
          </table:table-cell>
          <table:table-cell office:value-type="float" office:value="1190713.24478512" calcext:value-type="float">
            <text:p>1190713.24478512</text:p>
          </table:table-cell>
          <table:table-cell office:value-type="float" office:value="1362311.7522891" calcext:value-type="float">
            <text:p>1362311.7522891</text:p>
          </table:table-cell>
          <table:table-cell office:value-type="float" office:value="868659.436971905" calcext:value-type="float">
            <text:p>868659.436971905</text:p>
          </table:table-cell>
          <table:table-cell office:value-type="float" office:value="6295465.41489055" calcext:value-type="float">
            <text:p>6295465.41489055</text:p>
          </table:table-cell>
          <table:table-cell office:value-type="float" office:value="2870591.89655888" calcext:value-type="float">
            <text:p>2870591.89655888</text:p>
          </table:table-cell>
          <table:table-cell office:value-type="float" office:value="5691173.21768208" calcext:value-type="float">
            <text:p>5691173.21768208</text:p>
          </table:table-cell>
          <table:table-cell office:value-type="float" office:value="2595048.1249487" calcext:value-type="float">
            <text:p>2595048.1249487</text:p>
          </table:table-cell>
          <table:table-cell table:formula="of:=[.U99]+[.W99]+[.AA99]" office:value-type="float" office:value="3585786.90625038" calcext:value-type="float">
            <text:p>3585786.90625038</text:p>
          </table:table-cell>
          <table:table-cell table:formula="of:=[.U99]+[.Y99]+[.AA99]" office:value-type="float" office:value="4412677.65431876" calcext:value-type="float">
            <text:p>4412677.654318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7.9134030831797" calcext:value-type="float">
            <text:p>77.9134030831797</text:p>
          </table:table-cell>
          <table:table-cell office:value-type="float" office:value="85.3639118213285" calcext:value-type="float">
            <text:p>85.3639118213285</text:p>
          </table:table-cell>
          <table:table-cell office:value-type="float" office:value="3.18547902976765" calcext:value-type="float">
            <text:p>3.18547902976765</text:p>
          </table:table-cell>
          <table:table-cell office:value-type="float" office:value="2.29745138184506" calcext:value-type="float">
            <text:p>2.29745138184506</text:p>
          </table:table-cell>
          <table:table-cell table:formula="of:=[.D100]+[.E100]" office:value-type="float" office:value="5.48293041161271" calcext:value-type="float">
            <text:p>5.48293041161271</text:p>
          </table:table-cell>
          <table:table-cell/>
          <table:table-cell office:value-type="float" office:value="328299" calcext:value-type="float">
            <text:p>328299</text:p>
          </table:table-cell>
          <table:table-cell office:value-type="float" office:value="582909" calcext:value-type="float">
            <text:p>582909</text:p>
          </table:table-cell>
          <table:table-cell office:value-type="float" office:value="0.00991094994008876" calcext:value-type="float">
            <text:p>0.00991094994008876</text:p>
          </table:table-cell>
          <table:table-cell office:value-type="float" office:value="1.05075197288486" calcext:value-type="float">
            <text:p>1.05075197288486</text:p>
          </table:table-cell>
          <table:table-cell office:value-type="float" office:value="0.310148623479446" calcext:value-type="float">
            <text:p>0.310148623479446</text:p>
          </table:table-cell>
          <table:table-cell office:value-type="float" office:value="-0.00360187768314431" calcext:value-type="float">
            <text:p>-0.00360187768314431</text:p>
          </table:table-cell>
          <table:table-cell office:value-type="float" office:value="1.26841361941621" calcext:value-type="float">
            <text:p>1.26841361941621</text:p>
          </table:table-cell>
          <table:table-cell office:value-type="float" office:value="0.196102487851454" calcext:value-type="float">
            <text:p>0.196102487851454</text:p>
          </table:table-cell>
          <table:table-cell office:value-type="float" office:value="25081926" calcext:value-type="float">
            <text:p>25081926</text:p>
          </table:table-cell>
          <table:table-cell office:value-type="float" office:value="19118810" calcext:value-type="float">
            <text:p>19118810</text:p>
          </table:table-cell>
          <table:table-cell office:value-type="float" office:value="25491022" calcext:value-type="float">
            <text:p>25491022</text:p>
          </table:table-cell>
          <table:table-cell office:value-type="float" office:value="19430644" calcext:value-type="float">
            <text:p>19430644</text:p>
          </table:table-cell>
          <table:table-cell office:value-type="float" office:value="902923.566272993" calcext:value-type="float">
            <text:p>902923.566272993</text:p>
          </table:table-cell>
          <table:table-cell office:value-type="float" office:value="689733.095275199" calcext:value-type="float">
            <text:p>689733.095275199</text:p>
          </table:table-cell>
          <table:table-cell office:value-type="float" office:value="704804.862798103" calcext:value-type="float">
            <text:p>704804.862798103</text:p>
          </table:table-cell>
          <table:table-cell office:value-type="float" office:value="546616.728341182" calcext:value-type="float">
            <text:p>546616.728341182</text:p>
          </table:table-cell>
          <table:table-cell office:value-type="float" office:value="2016823.55016575" calcext:value-type="float">
            <text:p>2016823.55016575</text:p>
          </table:table-cell>
          <table:table-cell office:value-type="float" office:value="1564162.71910549" calcext:value-type="float">
            <text:p>1564162.71910549</text:p>
          </table:table-cell>
          <table:table-cell office:value-type="float" office:value="1578430.52183794" calcext:value-type="float">
            <text:p>1578430.52183794</text:p>
          </table:table-cell>
          <table:table-cell office:value-type="float" office:value="1224163.6987798" calcext:value-type="float">
            <text:p>1224163.6987798</text:p>
          </table:table-cell>
          <table:table-cell office:value-type="float" office:value="20217285.5200987" calcext:value-type="float">
            <text:p>20217285.5200987</text:p>
          </table:table-cell>
          <table:table-cell office:value-type="float" office:value="15410715.8426429" calcext:value-type="float">
            <text:p>15410715.8426429</text:p>
          </table:table-cell>
          <table:table-cell office:value-type="float" office:value="19346770.6630404" calcext:value-type="float">
            <text:p>19346770.6630404</text:p>
          </table:table-cell>
          <table:table-cell office:value-type="float" office:value="14747162.0195747" calcext:value-type="float">
            <text:p>14747162.0195747</text:p>
          </table:table-cell>
          <table:table-cell table:formula="of:=[.U100]+[.W100]+[.AA100]" office:value-type="float" office:value="2460513.52239619" calcext:value-type="float">
            <text:p>2460513.52239619</text:p>
          </table:table-cell>
          <table:table-cell table:formula="of:=[.U100]+[.Y100]+[.AA100]" office:value-type="float" office:value="3478059.51316049" calcext:value-type="float">
            <text:p>3478059.51316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.4902608635682" calcext:value-type="float">
            <text:p>76.4902608635682</text:p>
          </table:table-cell>
          <table:table-cell office:value-type="float" office:value="79.2133403460369" calcext:value-type="float">
            <text:p>79.2133403460369</text:p>
          </table:table-cell>
          <table:table-cell office:value-type="float" office:value="2.1358199083951" calcext:value-type="float">
            <text:p>2.1358199083951</text:p>
          </table:table-cell>
          <table:table-cell office:value-type="float" office:value="3.63543187195829" calcext:value-type="float">
            <text:p>3.63543187195829</text:p>
          </table:table-cell>
          <table:table-cell table:formula="of:=[.D101]+[.E101]" office:value-type="float" office:value="5.77125178035338" calcext:value-type="float">
            <text:p>5.77125178035338</text:p>
          </table:table-cell>
          <table:table-cell/>
          <table:table-cell office:value-type="float" office:value="945924" calcext:value-type="float">
            <text:p>945924</text:p>
          </table:table-cell>
          <table:table-cell office:value-type="float" office:value="400853" calcext:value-type="float">
            <text:p>400853</text:p>
          </table:table-cell>
          <table:table-cell office:value-type="float" office:value="-0.00528185705361903" calcext:value-type="float">
            <text:p>-0.00528185705361903</text:p>
          </table:table-cell>
          <table:table-cell office:value-type="float" office:value="1.35757847063273" calcext:value-type="float">
            <text:p>1.35757847063273</text:p>
          </table:table-cell>
          <table:table-cell office:value-type="float" office:value="0.154472454521734" calcext:value-type="float">
            <text:p>0.154472454521734</text:p>
          </table:table-cell>
          <table:table-cell office:value-type="float" office:value="-0.00129262739401851" calcext:value-type="float">
            <text:p>-0.00129262739401851</text:p>
          </table:table-cell>
          <table:table-cell office:value-type="float" office:value="1.16419520670393" calcext:value-type="float">
            <text:p>1.16419520670393</text:p>
          </table:table-cell>
          <table:table-cell office:value-type="float" office:value="0.385492980170426" calcext:value-type="float">
            <text:p>0.385492980170426</text:p>
          </table:table-cell>
          <table:table-cell office:value-type="float" office:value="4248855" calcext:value-type="float">
            <text:p>4248855</text:p>
          </table:table-cell>
          <table:table-cell office:value-type="float" office:value="3368818" calcext:value-type="float">
            <text:p>3368818</text:p>
          </table:table-cell>
          <table:table-cell office:value-type="float" office:value="3823487" calcext:value-type="float">
            <text:p>3823487</text:p>
          </table:table-cell>
          <table:table-cell office:value-type="float" office:value="3031553" calcext:value-type="float">
            <text:p>3031553</text:p>
          </table:table-cell>
          <table:table-cell office:value-type="float" office:value="1160743.06801561" calcext:value-type="float">
            <text:p>1160743.06801561</text:p>
          </table:table-cell>
          <table:table-cell office:value-type="float" office:value="923427.686914403" calcext:value-type="float">
            <text:p>923427.686914403</text:p>
          </table:table-cell>
          <table:table-cell office:value-type="float" office:value="419525.164412058" calcext:value-type="float">
            <text:p>419525.164412058</text:p>
          </table:table-cell>
          <table:table-cell office:value-type="float" office:value="356857.171896595" calcext:value-type="float">
            <text:p>356857.171896595</text:p>
          </table:table-cell>
          <table:table-cell office:value-type="float" office:value="1154900.16369839" calcext:value-type="float">
            <text:p>1154900.16369839</text:p>
          </table:table-cell>
          <table:table-cell office:value-type="float" office:value="982383.039687036" calcext:value-type="float">
            <text:p>982383.039687036</text:p>
          </table:table-cell>
          <table:table-cell office:value-type="float" office:value="1024704.64059986" calcext:value-type="float">
            <text:p>1024704.64059986</text:p>
          </table:table-cell>
          <table:table-cell office:value-type="float" office:value="871635.913870038" calcext:value-type="float">
            <text:p>871635.913870038</text:p>
          </table:table-cell>
          <table:table-cell office:value-type="float" office:value="-118962.508409173" calcext:value-type="float">
            <text:p>-118962.508409173</text:p>
          </table:table-cell>
          <table:table-cell office:value-type="float" office:value="-94322.5826252693" calcext:value-type="float">
            <text:p>-94322.5826252693</text:p>
          </table:table-cell>
          <table:table-cell office:value-type="float" office:value="-199770.505863138" calcext:value-type="float">
            <text:p>-199770.505863138</text:p>
          </table:table-cell>
          <table:table-cell office:value-type="float" office:value="-158393.348436782" calcext:value-type="float">
            <text:p>-158393.348436782</text:p>
          </table:table-cell>
          <table:table-cell table:formula="of:=[.U101]+[.W101]+[.AA101]" office:value-type="float" office:value="2151920.77268104" calcext:value-type="float">
            <text:p>2151920.77268104</text:p>
          </table:table-cell>
          <table:table-cell table:formula="of:=[.U101]+[.Y101]+[.AA101]" office:value-type="float" office:value="2777446.64047148" calcext:value-type="float">
            <text:p>2777446.64047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7T14:27:11.011685733</dc:date>
    <meta:editing-duration>PT5M1S</meta:editing-duration>
    <meta:editing-cycles>3</meta:editing-cycles>
    <meta:generator>LibreOffice/24.2.7.2$Linux_X86_64 LibreOffice_project/420$Build-2</meta:generator>
    <meta:document-statistic meta:table-count="1" meta:cell-count="323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67cm" svg:y="3.952cm" style:legend-expansion="high" chart:style-name="ch2"/>
        <chart:plot-area chart:style-name="ch3" table:cell-range-address="lhs_taylor_results.F1:lhs_taylor_results.F101 lhs_taylor_results.Q1:lhs_taylor_results.Q101 lhs_taylor_results.S1:lhs_taylor_results.S101" chart:data-source-has-labels="row" svg:x="0.32cm" svg:y="0.18cm" svg:width="11.827cm" svg:height="8.64cm">
          <chart:coordinate-region svg:x="2.291cm" svg:y="0.379cm" svg:width="9.66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hs_taylor_results.Q2:lhs_taylor_results.Q101" chart:label-cell-address="lhs_taylor_results.Q1:lhs_taylor_results.Q1" chart:class="chart:scatter">
            <chart:domain table:cell-range-address="lhs_taylor_results.F2:lhs_taylor_results.F101"/>
            <chart:data-point chart:repeated="100"/>
          </chart:series>
          <chart:series chart:style-name="ch8" chart:values-cell-range-address="lhs_taylor_results.S2:lhs_taylor_results.S101" chart:label-cell-address="lhs_taylor_results.S1:lhs_taylor_results.S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rincipal_norm_lc</text:p>
                <draw:g>
                  <svg:desc>lhs_taylor_results.Q1:lhs_taylor_results.Q1</svg:desc>
                </draw:g>
              </table:table-cell>
              <table:table-cell office:value-type="string">
                <text:p>principal_norm_cc</text:p>
                <draw:g>
                  <svg:desc>lhs_taylor_results.S1:lhs_taylor_results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9220345939515">
                <text:p>14.9220345939515</text:p>
                <draw:g>
                  <svg:desc>lhs_taylor_results.F2:lhs_taylor_results.F101</svg:desc>
                </draw:g>
              </table:table-cell>
              <table:table-cell office:value-type="float" office:value="96759918">
                <text:p>96759918</text:p>
                <draw:g>
                  <svg:desc>lhs_taylor_results.Q2:lhs_taylor_results.Q101</svg:desc>
                </draw:g>
              </table:table-cell>
              <table:table-cell office:value-type="float" office:value="95080386">
                <text:p>95080386</text:p>
                <draw:g>
                  <svg:desc>lhs_taylor_results.S2:lhs_taylor_results.S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7726941632234">
                <text:p>14.7726941632234</text:p>
              </table:table-cell>
              <table:table-cell office:value-type="float" office:value="14435741">
                <text:p>14435741</text:p>
              </table:table-cell>
              <table:table-cell office:value-type="float" office:value="11353223">
                <text:p>11353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3921740317844">
                <text:p>12.3921740317844</text:p>
              </table:table-cell>
              <table:table-cell office:value-type="float" office:value="32033776">
                <text:p>32033776</text:p>
              </table:table-cell>
              <table:table-cell office:value-type="float" office:value="30373863">
                <text:p>30373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9307904371158">
                <text:p>3.99307904371158</text:p>
              </table:table-cell>
              <table:table-cell office:value-type="float" office:value="28168751">
                <text:p>28168751</text:p>
              </table:table-cell>
              <table:table-cell office:value-type="float" office:value="28941528">
                <text:p>28941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7848898069276">
                <text:p>10.7848898069276</text:p>
              </table:table-cell>
              <table:table-cell office:value-type="float" office:value="22982742">
                <text:p>22982742</text:p>
              </table:table-cell>
              <table:table-cell office:value-type="float" office:value="22366992">
                <text:p>22366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43818583936327">
                <text:p>9.43818583936327</text:p>
              </table:table-cell>
              <table:table-cell office:value-type="float" office:value="121991415">
                <text:p>121991415</text:p>
              </table:table-cell>
              <table:table-cell office:value-type="float" office:value="121404267">
                <text:p>121404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164585139959">
                <text:p>14.6164585139959</text:p>
              </table:table-cell>
              <table:table-cell office:value-type="float" office:value="42248741">
                <text:p>42248741</text:p>
              </table:table-cell>
              <table:table-cell office:value-type="float" office:value="40522526">
                <text:p>40522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4815497321042">
                <text:p>14.4815497321042</text:p>
              </table:table-cell>
              <table:table-cell office:value-type="float" office:value="24779247">
                <text:p>24779247</text:p>
              </table:table-cell>
              <table:table-cell office:value-type="float" office:value="23679449">
                <text:p>236794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0696306169467">
                <text:p>15.0696306169467</text:p>
              </table:table-cell>
              <table:table-cell office:value-type="float" office:value="36413840">
                <text:p>36413840</text:p>
              </table:table-cell>
              <table:table-cell office:value-type="float" office:value="33723183">
                <text:p>33723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525689864582">
                <text:p>14.525689864582</text:p>
              </table:table-cell>
              <table:table-cell office:value-type="float" office:value="27359577">
                <text:p>27359577</text:p>
              </table:table-cell>
              <table:table-cell office:value-type="float" office:value="24121166">
                <text:p>24121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697428222205">
                <text:p>11.697428222205</text:p>
              </table:table-cell>
              <table:table-cell office:value-type="float" office:value="42405802">
                <text:p>42405802</text:p>
              </table:table-cell>
              <table:table-cell office:value-type="float" office:value="41927411">
                <text:p>419274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8981310398302">
                <text:p>4.38981310398302</text:p>
              </table:table-cell>
              <table:table-cell office:value-type="float" office:value="6876931">
                <text:p>6876931</text:p>
              </table:table-cell>
              <table:table-cell office:value-type="float" office:value="7327291">
                <text:p>7327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7784898871194">
                <text:p>9.27784898871194</text:p>
              </table:table-cell>
              <table:table-cell office:value-type="float" office:value="14033129">
                <text:p>14033129</text:p>
              </table:table-cell>
              <table:table-cell office:value-type="float" office:value="14080602">
                <text:p>14080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6722376324353">
                <text:p>1.36722376324353</text:p>
              </table:table-cell>
              <table:table-cell office:value-type="float" office:value="18394516">
                <text:p>18394516</text:p>
              </table:table-cell>
              <table:table-cell office:value-type="float" office:value="19126664">
                <text:p>191266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20886373421343">
                <text:p>8.20886373421343</text:p>
              </table:table-cell>
              <table:table-cell office:value-type="float" office:value="5859883">
                <text:p>5859883</text:p>
              </table:table-cell>
              <table:table-cell office:value-type="float" office:value="5492664">
                <text:p>5492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6985223264263">
                <text:p>7.86985223264263</text:p>
              </table:table-cell>
              <table:table-cell office:value-type="float" office:value="21953279">
                <text:p>21953279</text:p>
              </table:table-cell>
              <table:table-cell office:value-type="float" office:value="22113992">
                <text:p>22113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6922191018856">
                <text:p>5.76922191018856</text:p>
              </table:table-cell>
              <table:table-cell office:value-type="float" office:value="26085892">
                <text:p>26085892</text:p>
              </table:table-cell>
              <table:table-cell office:value-type="float" office:value="26246914">
                <text:p>262469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5160638812878">
                <text:p>7.55160638812878</text:p>
              </table:table-cell>
              <table:table-cell office:value-type="float" office:value="57696031">
                <text:p>57696031</text:p>
              </table:table-cell>
              <table:table-cell office:value-type="float" office:value="57623908">
                <text:p>57623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2237352435486">
                <text:p>10.2237352435486</text:p>
              </table:table-cell>
              <table:table-cell office:value-type="float" office:value="10132674">
                <text:p>10132674</text:p>
              </table:table-cell>
              <table:table-cell office:value-type="float" office:value="9990936">
                <text:p>9990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261853425568">
                <text:p>10.5261853425568</text:p>
              </table:table-cell>
              <table:table-cell office:value-type="float" office:value="50570475">
                <text:p>50570475</text:p>
              </table:table-cell>
              <table:table-cell office:value-type="float" office:value="49624990">
                <text:p>496249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9249482233417">
                <text:p>14.9249482233417</text:p>
              </table:table-cell>
              <table:table-cell office:value-type="float" office:value="26031966">
                <text:p>26031966</text:p>
              </table:table-cell>
              <table:table-cell office:value-type="float" office:value="23658760">
                <text:p>236587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0165540053691">
                <text:p>7.0165540053691</text:p>
              </table:table-cell>
              <table:table-cell office:value-type="float" office:value="42170772">
                <text:p>42170772</text:p>
              </table:table-cell>
              <table:table-cell office:value-type="float" office:value="42209797">
                <text:p>422097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0823192424551">
                <text:p>5.50823192424551</text:p>
              </table:table-cell>
              <table:table-cell office:value-type="float" office:value="2512630">
                <text:p>2512630</text:p>
              </table:table-cell>
              <table:table-cell office:value-type="float" office:value="2240559">
                <text:p>22405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69528114519038">
                <text:p>5.69528114519038</text:p>
              </table:table-cell>
              <table:table-cell office:value-type="float" office:value="30586735">
                <text:p>30586735</text:p>
              </table:table-cell>
              <table:table-cell office:value-type="float" office:value="30441117">
                <text:p>30441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4515111675968">
                <text:p>3.54515111675968</text:p>
              </table:table-cell>
              <table:table-cell office:value-type="float" office:value="4229069">
                <text:p>4229069</text:p>
              </table:table-cell>
              <table:table-cell office:value-type="float" office:value="5225034">
                <text:p>5225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06585283769651">
                <text:p>8.06585283769651</text:p>
              </table:table-cell>
              <table:table-cell office:value-type="float" office:value="44880851">
                <text:p>44880851</text:p>
              </table:table-cell>
              <table:table-cell office:value-type="float" office:value="44010496">
                <text:p>44010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1601488998351">
                <text:p>6.01601488998351</text:p>
              </table:table-cell>
              <table:table-cell office:value-type="float" office:value="2797059">
                <text:p>2797059</text:p>
              </table:table-cell>
              <table:table-cell office:value-type="float" office:value="3303722">
                <text:p>3303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0498293963674">
                <text:p>6.70498293963674</text:p>
              </table:table-cell>
              <table:table-cell office:value-type="float" office:value="2902255">
                <text:p>2902255</text:p>
              </table:table-cell>
              <table:table-cell office:value-type="float" office:value="3031490">
                <text:p>30314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6656644686729">
                <text:p>17.6656644686729</text:p>
              </table:table-cell>
              <table:table-cell office:value-type="float" office:value="150901295">
                <text:p>150901295</text:p>
              </table:table-cell>
              <table:table-cell office:value-type="float" office:value="147681582">
                <text:p>1476815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4079841114626">
                <text:p>12.4079841114626</text:p>
              </table:table-cell>
              <table:table-cell office:value-type="float" office:value="8380834">
                <text:p>8380834</text:p>
              </table:table-cell>
              <table:table-cell office:value-type="float" office:value="8077372">
                <text:p>80773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636571342161">
                <text:p>10.4636571342161</text:p>
              </table:table-cell>
              <table:table-cell office:value-type="float" office:value="20430225">
                <text:p>20430225</text:p>
              </table:table-cell>
              <table:table-cell office:value-type="float" office:value="19600277">
                <text:p>196002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60372340925269">
                <text:p>7.60372340925269</text:p>
              </table:table-cell>
              <table:table-cell office:value-type="float" office:value="15240854">
                <text:p>15240854</text:p>
              </table:table-cell>
              <table:table-cell office:value-type="float" office:value="15060006">
                <text:p>15060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9800860496193">
                <text:p>11.9800860496193</text:p>
              </table:table-cell>
              <table:table-cell office:value-type="float" office:value="8518965">
                <text:p>8518965</text:p>
              </table:table-cell>
              <table:table-cell office:value-type="float" office:value="8063895">
                <text:p>80638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5521934194952">
                <text:p>6.75521934194952</text:p>
              </table:table-cell>
              <table:table-cell office:value-type="float" office:value="40118326">
                <text:p>40118326</text:p>
              </table:table-cell>
              <table:table-cell office:value-type="float" office:value="39248823">
                <text:p>392488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28837812438339">
                <text:p>8.28837812438339</text:p>
              </table:table-cell>
              <table:table-cell office:value-type="float" office:value="23175403">
                <text:p>23175403</text:p>
              </table:table-cell>
              <table:table-cell office:value-type="float" office:value="22697590">
                <text:p>226975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63403016656044">
                <text:p>5.63403016656044</text:p>
              </table:table-cell>
              <table:table-cell office:value-type="float" office:value="8653320">
                <text:p>8653320</text:p>
              </table:table-cell>
              <table:table-cell office:value-type="float" office:value="8800088">
                <text:p>88000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8393541192665">
                <text:p>10.8393541192665</text:p>
              </table:table-cell>
              <table:table-cell office:value-type="float" office:value="20165695">
                <text:p>20165695</text:p>
              </table:table-cell>
              <table:table-cell office:value-type="float" office:value="19930619">
                <text:p>199306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7285363564558">
                <text:p>11.7285363564558</text:p>
              </table:table-cell>
              <table:table-cell office:value-type="float" office:value="65552384">
                <text:p>65552384</text:p>
              </table:table-cell>
              <table:table-cell office:value-type="float" office:value="64972907">
                <text:p>649729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0533298386668">
                <text:p>11.0533298386668</text:p>
              </table:table-cell>
              <table:table-cell office:value-type="float" office:value="13338813">
                <text:p>13338813</text:p>
              </table:table-cell>
              <table:table-cell office:value-type="float" office:value="10857588">
                <text:p>108575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2775592074181">
                <text:p>17.2775592074181</text:p>
              </table:table-cell>
              <table:table-cell office:value-type="float" office:value="168510190">
                <text:p>168510190</text:p>
              </table:table-cell>
              <table:table-cell office:value-type="float" office:value="164759545">
                <text:p>1647595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7530608528458">
                <text:p>14.7530608528458</text:p>
              </table:table-cell>
              <table:table-cell office:value-type="float" office:value="15513466">
                <text:p>15513466</text:p>
              </table:table-cell>
              <table:table-cell office:value-type="float" office:value="13896209">
                <text:p>13896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9516825527529">
                <text:p>10.9516825527529</text:p>
              </table:table-cell>
              <table:table-cell office:value-type="float" office:value="49546103">
                <text:p>49546103</text:p>
              </table:table-cell>
              <table:table-cell office:value-type="float" office:value="47192304">
                <text:p>47192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1664178090057">
                <text:p>4.21664178090057</text:p>
              </table:table-cell>
              <table:table-cell office:value-type="float" office:value="10052912">
                <text:p>10052912</text:p>
              </table:table-cell>
              <table:table-cell office:value-type="float" office:value="9894272">
                <text:p>9894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577464325782">
                <text:p>18.577464325782</text:p>
              </table:table-cell>
              <table:table-cell office:value-type="float" office:value="13369435">
                <text:p>13369435</text:p>
              </table:table-cell>
              <table:table-cell office:value-type="float" office:value="10894907">
                <text:p>108949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94798439381765">
                <text:p>9.94798439381765</text:p>
              </table:table-cell>
              <table:table-cell office:value-type="float" office:value="9766112">
                <text:p>9766112</text:p>
              </table:table-cell>
              <table:table-cell office:value-type="float" office:value="9481559">
                <text:p>94815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1200266459134">
                <text:p>13.1200266459134</text:p>
              </table:table-cell>
              <table:table-cell office:value-type="float" office:value="7188218">
                <text:p>7188218</text:p>
              </table:table-cell>
              <table:table-cell office:value-type="float" office:value="5125032">
                <text:p>5125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47667171772152">
                <text:p>8.47667171772152</text:p>
              </table:table-cell>
              <table:table-cell office:value-type="float" office:value="31446083">
                <text:p>31446083</text:p>
              </table:table-cell>
              <table:table-cell office:value-type="float" office:value="31757956">
                <text:p>317579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9806363686377">
                <text:p>14.9806363686377</text:p>
              </table:table-cell>
              <table:table-cell office:value-type="float" office:value="26595073">
                <text:p>26595073</text:p>
              </table:table-cell>
              <table:table-cell office:value-type="float" office:value="23573646">
                <text:p>235736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3814477240519">
                <text:p>11.3814477240519</text:p>
              </table:table-cell>
              <table:table-cell office:value-type="float" office:value="38562217">
                <text:p>38562217</text:p>
              </table:table-cell>
              <table:table-cell office:value-type="float" office:value="38544409">
                <text:p>385444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9802471399708">
                <text:p>7.9802471399708</text:p>
              </table:table-cell>
              <table:table-cell office:value-type="float" office:value="8310275">
                <text:p>8310275</text:p>
              </table:table-cell>
              <table:table-cell office:value-type="float" office:value="8565874">
                <text:p>85658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369903223622">
                <text:p>10.8369903223622</text:p>
              </table:table-cell>
              <table:table-cell office:value-type="float" office:value="12713267">
                <text:p>12713267</text:p>
              </table:table-cell>
              <table:table-cell office:value-type="float" office:value="12013061">
                <text:p>120130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6005003041688">
                <text:p>12.6005003041688</text:p>
              </table:table-cell>
              <table:table-cell office:value-type="float" office:value="23195379">
                <text:p>23195379</text:p>
              </table:table-cell>
              <table:table-cell office:value-type="float" office:value="22386211">
                <text:p>223862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064820544983">
                <text:p>10.6064820544983</text:p>
              </table:table-cell>
              <table:table-cell office:value-type="float" office:value="17613009">
                <text:p>17613009</text:p>
              </table:table-cell>
              <table:table-cell office:value-type="float" office:value="17015778">
                <text:p>170157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7392504213717">
                <text:p>3.37392504213717</text:p>
              </table:table-cell>
              <table:table-cell office:value-type="float" office:value="31822920">
                <text:p>31822920</text:p>
              </table:table-cell>
              <table:table-cell office:value-type="float" office:value="32580094">
                <text:p>325800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83626261369327">
                <text:p>9.83626261369327</text:p>
              </table:table-cell>
              <table:table-cell office:value-type="float" office:value="24434305">
                <text:p>24434305</text:p>
              </table:table-cell>
              <table:table-cell office:value-type="float" office:value="24086356">
                <text:p>240863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9006702278429">
                <text:p>11.9006702278429</text:p>
              </table:table-cell>
              <table:table-cell office:value-type="float" office:value="28145740">
                <text:p>28145740</text:p>
              </table:table-cell>
              <table:table-cell office:value-type="float" office:value="27469501">
                <text:p>274695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9147057603076">
                <text:p>16.9147057603076</text:p>
              </table:table-cell>
              <table:table-cell office:value-type="float" office:value="16183969">
                <text:p>16183969</text:p>
              </table:table-cell>
              <table:table-cell office:value-type="float" office:value="14888146">
                <text:p>148881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06578372458854">
                <text:p>5.06578372458854</text:p>
              </table:table-cell>
              <table:table-cell office:value-type="float" office:value="10599647">
                <text:p>10599647</text:p>
              </table:table-cell>
              <table:table-cell office:value-type="float" office:value="11137857">
                <text:p>11137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32145412746598">
                <text:p>6.32145412746598</text:p>
              </table:table-cell>
              <table:table-cell office:value-type="float" office:value="24440738">
                <text:p>24440738</text:p>
              </table:table-cell>
              <table:table-cell office:value-type="float" office:value="24332495">
                <text:p>24332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19548063155729">
                <text:p>9.19548063155729</text:p>
              </table:table-cell>
              <table:table-cell office:value-type="float" office:value="32027774">
                <text:p>32027774</text:p>
              </table:table-cell>
              <table:table-cell office:value-type="float" office:value="31372223">
                <text:p>313722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9727137954142">
                <text:p>16.9727137954142</text:p>
              </table:table-cell>
              <table:table-cell office:value-type="float" office:value="52204702">
                <text:p>52204702</text:p>
              </table:table-cell>
              <table:table-cell office:value-type="float" office:value="49453789">
                <text:p>494537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19573865911208">
                <text:p>9.19573865911208</text:p>
              </table:table-cell>
              <table:table-cell office:value-type="float" office:value="110180062">
                <text:p>110180062</text:p>
              </table:table-cell>
              <table:table-cell office:value-type="float" office:value="109670917">
                <text:p>1096709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5398205281923">
                <text:p>16.5398205281923</text:p>
              </table:table-cell>
              <table:table-cell office:value-type="float" office:value="29083807">
                <text:p>29083807</text:p>
              </table:table-cell>
              <table:table-cell office:value-type="float" office:value="27237928">
                <text:p>272379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0289403679585">
                <text:p>12.0289403679585</text:p>
              </table:table-cell>
              <table:table-cell office:value-type="float" office:value="22882871">
                <text:p>22882871</text:p>
              </table:table-cell>
              <table:table-cell office:value-type="float" office:value="22748216">
                <text:p>227482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6840888991277">
                <text:p>13.6840888991277</text:p>
              </table:table-cell>
              <table:table-cell office:value-type="float" office:value="16353332">
                <text:p>16353332</text:p>
              </table:table-cell>
              <table:table-cell office:value-type="float" office:value="14001999">
                <text:p>14001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9289179298866">
                <text:p>13.9289179298866</text:p>
              </table:table-cell>
              <table:table-cell office:value-type="float" office:value="2929435">
                <text:p>2929435</text:p>
              </table:table-cell>
              <table:table-cell office:value-type="float" office:value="1452219">
                <text:p>14522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0497937213658">
                <text:p>14.0497937213658</text:p>
              </table:table-cell>
              <table:table-cell office:value-type="float" office:value="52611525">
                <text:p>52611525</text:p>
              </table:table-cell>
              <table:table-cell office:value-type="float" office:value="51622880">
                <text:p>516228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1579108558888">
                <text:p>19.1579108558888</text:p>
              </table:table-cell>
              <table:table-cell office:value-type="float" office:value="49743427">
                <text:p>49743427</text:p>
              </table:table-cell>
              <table:table-cell office:value-type="float" office:value="47703539">
                <text:p>47703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400911365489">
                <text:p>12.3400911365489</text:p>
              </table:table-cell>
              <table:table-cell office:value-type="float" office:value="9927619">
                <text:p>9927619</text:p>
              </table:table-cell>
              <table:table-cell office:value-type="float" office:value="7835631">
                <text:p>78356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5900709494682">
                <text:p>14.5900709494682</text:p>
              </table:table-cell>
              <table:table-cell office:value-type="float" office:value="15865846">
                <text:p>15865846</text:p>
              </table:table-cell>
              <table:table-cell office:value-type="float" office:value="15193335">
                <text:p>151933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2480113545153">
                <text:p>14.2480113545153</text:p>
              </table:table-cell>
              <table:table-cell office:value-type="float" office:value="67491725">
                <text:p>67491725</text:p>
              </table:table-cell>
              <table:table-cell office:value-type="float" office:value="65971606">
                <text:p>659716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6122640019436">
                <text:p>8.86122640019436</text:p>
              </table:table-cell>
              <table:table-cell office:value-type="float" office:value="2552084">
                <text:p>2552084</text:p>
              </table:table-cell>
              <table:table-cell office:value-type="float" office:value="657598">
                <text:p>657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2409307205611">
                <text:p>4.92409307205611</text:p>
              </table:table-cell>
              <table:table-cell office:value-type="float" office:value="7727623">
                <text:p>7727623</text:p>
              </table:table-cell>
              <table:table-cell office:value-type="float" office:value="7872941">
                <text:p>7872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5767583141814">
                <text:p>10.5767583141814</text:p>
              </table:table-cell>
              <table:table-cell office:value-type="float" office:value="27503580">
                <text:p>27503580</text:p>
              </table:table-cell>
              <table:table-cell office:value-type="float" office:value="26397629">
                <text:p>263976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2654862177678">
                <text:p>13.2654862177678</text:p>
              </table:table-cell>
              <table:table-cell office:value-type="float" office:value="58209021">
                <text:p>58209021</text:p>
              </table:table-cell>
              <table:table-cell office:value-type="float" office:value="55544891">
                <text:p>555448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4260515167218">
                <text:p>11.4260515167218</text:p>
              </table:table-cell>
              <table:table-cell office:value-type="float" office:value="24937066">
                <text:p>24937066</text:p>
              </table:table-cell>
              <table:table-cell office:value-type="float" office:value="24383204">
                <text:p>243832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1275140650993">
                <text:p>14.1275140650993</text:p>
              </table:table-cell>
              <table:table-cell office:value-type="float" office:value="37192432">
                <text:p>37192432</text:p>
              </table:table-cell>
              <table:table-cell office:value-type="float" office:value="34818715">
                <text:p>34818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0752775925911">
                <text:p>15.0752775925911</text:p>
              </table:table-cell>
              <table:table-cell office:value-type="float" office:value="20734082">
                <text:p>20734082</text:p>
              </table:table-cell>
              <table:table-cell office:value-type="float" office:value="17613694">
                <text:p>176136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9598128449097">
                <text:p>12.9598128449097</text:p>
              </table:table-cell>
              <table:table-cell office:value-type="float" office:value="4596734">
                <text:p>4596734</text:p>
              </table:table-cell>
              <table:table-cell office:value-type="float" office:value="3598434">
                <text:p>35984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9406151999883">
                <text:p>1.49406151999883</text:p>
              </table:table-cell>
              <table:table-cell office:value-type="float" office:value="14693200">
                <text:p>14693200</text:p>
              </table:table-cell>
              <table:table-cell office:value-type="float" office:value="15995663">
                <text:p>159956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71705683525869">
                <text:p>7.71705683525869</text:p>
              </table:table-cell>
              <table:table-cell office:value-type="float" office:value="12672518">
                <text:p>12672518</text:p>
              </table:table-cell>
              <table:table-cell office:value-type="float" office:value="11214959">
                <text:p>112149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09195313796456">
                <text:p>9.09195313796456</text:p>
              </table:table-cell>
              <table:table-cell office:value-type="float" office:value="20809424">
                <text:p>20809424</text:p>
              </table:table-cell>
              <table:table-cell office:value-type="float" office:value="20543116">
                <text:p>20543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18389475144563">
                <text:p>7.18389475144563</text:p>
              </table:table-cell>
              <table:table-cell office:value-type="float" office:value="5343654">
                <text:p>5343654</text:p>
              </table:table-cell>
              <table:table-cell office:value-type="float" office:value="4645273">
                <text:p>46452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0633243124024">
                <text:p>10.0633243124024</text:p>
              </table:table-cell>
              <table:table-cell office:value-type="float" office:value="7473074">
                <text:p>7473074</text:p>
              </table:table-cell>
              <table:table-cell office:value-type="float" office:value="6035216">
                <text:p>6035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8954653872328">
                <text:p>13.8954653872328</text:p>
              </table:table-cell>
              <table:table-cell office:value-type="float" office:value="27052806">
                <text:p>27052806</text:p>
              </table:table-cell>
              <table:table-cell office:value-type="float" office:value="24457220">
                <text:p>244572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3173809090446">
                <text:p>11.3173809090446</text:p>
              </table:table-cell>
              <table:table-cell office:value-type="float" office:value="9539573">
                <text:p>9539573</text:p>
              </table:table-cell>
              <table:table-cell office:value-type="float" office:value="7739791">
                <text:p>77397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1075281044456">
                <text:p>12.1075281044456</text:p>
              </table:table-cell>
              <table:table-cell office:value-type="float" office:value="42996455">
                <text:p>42996455</text:p>
              </table:table-cell>
              <table:table-cell office:value-type="float" office:value="40654995">
                <text:p>406549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7375010076651">
                <text:p>12.7375010076651</text:p>
              </table:table-cell>
              <table:table-cell office:value-type="float" office:value="5860097">
                <text:p>5860097</text:p>
              </table:table-cell>
              <table:table-cell office:value-type="float" office:value="4174101">
                <text:p>4174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5712909105601">
                <text:p>6.5712909105601</text:p>
              </table:table-cell>
              <table:table-cell office:value-type="float" office:value="6299159">
                <text:p>6299159</text:p>
              </table:table-cell>
              <table:table-cell office:value-type="float" office:value="6600182">
                <text:p>66001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8617928170496">
                <text:p>2.28617928170496</text:p>
              </table:table-cell>
              <table:table-cell office:value-type="float" office:value="5728475">
                <text:p>5728475</text:p>
              </table:table-cell>
              <table:table-cell office:value-type="float" office:value="6122535">
                <text:p>61225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20926642425083">
                <text:p>5.20926642425083</text:p>
              </table:table-cell>
              <table:table-cell office:value-type="float" office:value="48355325">
                <text:p>48355325</text:p>
              </table:table-cell>
              <table:table-cell office:value-type="float" office:value="48780195">
                <text:p>487801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2478739429823">
                <text:p>4.72478739429823</text:p>
              </table:table-cell>
              <table:table-cell office:value-type="float" office:value="15982547">
                <text:p>15982547</text:p>
              </table:table-cell>
              <table:table-cell office:value-type="float" office:value="15931294">
                <text:p>159312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8272261403925">
                <text:p>3.8272261403925</text:p>
              </table:table-cell>
              <table:table-cell office:value-type="float" office:value="7170864">
                <text:p>7170864</text:p>
              </table:table-cell>
              <table:table-cell office:value-type="float" office:value="7691307">
                <text:p>76913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8052595111504">
                <text:p>11.8052595111504</text:p>
              </table:table-cell>
              <table:table-cell office:value-type="float" office:value="31173469">
                <text:p>31173469</text:p>
              </table:table-cell>
              <table:table-cell office:value-type="float" office:value="30775671">
                <text:p>307756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2623228433862">
                <text:p>9.42623228433862</text:p>
              </table:table-cell>
              <table:table-cell office:value-type="float" office:value="11076926">
                <text:p>11076926</text:p>
              </table:table-cell>
              <table:table-cell office:value-type="float" office:value="10481315">
                <text:p>104813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7278062306852">
                <text:p>14.7278062306852</text:p>
              </table:table-cell>
              <table:table-cell office:value-type="float" office:value="55180252">
                <text:p>55180252</text:p>
              </table:table-cell>
              <table:table-cell office:value-type="float" office:value="52773410">
                <text:p>527734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51320271609248">
                <text:p>7.51320271609248</text:p>
              </table:table-cell>
              <table:table-cell office:value-type="float" office:value="44592137">
                <text:p>44592137</text:p>
              </table:table-cell>
              <table:table-cell office:value-type="float" office:value="44716208">
                <text:p>447162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0575699202497">
                <text:p>12.0575699202497</text:p>
              </table:table-cell>
              <table:table-cell office:value-type="float" office:value="4400895">
                <text:p>4400895</text:p>
              </table:table-cell>
              <table:table-cell office:value-type="float" office:value="2648226">
                <text:p>2648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48293041161271">
                <text:p>5.48293041161271</text:p>
              </table:table-cell>
              <table:table-cell office:value-type="float" office:value="19118810">
                <text:p>19118810</text:p>
              </table:table-cell>
              <table:table-cell office:value-type="float" office:value="19430644">
                <text:p>194306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77125178035338">
                <text:p>5.77125178035338</text:p>
              </table:table-cell>
              <table:table-cell office:value-type="float" office:value="3368818">
                <text:p>3368818</text:p>
              </table:table-cell>
              <table:table-cell office:value-type="float" office:value="3031553">
                <text:p>3031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61cm" svg:y="3.952cm" style:legend-expansion="high" chart:style-name="ch2"/>
        <chart:plot-area chart:style-name="ch3" table:cell-range-address="lhs_taylor_results.F1:lhs_taylor_results.F101 lhs_taylor_results.AF1:lhs_taylor_results.AG101" chart:data-source-has-labels="row" svg:x="0.32cm" svg:y="0.18cm" svg:width="11.721cm" svg:height="8.64cm">
          <chart:coordinate-region svg:x="2.079cm" svg:y="0.379cm" svg:width="9.77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hs_taylor_results.AF2:lhs_taylor_results.AF101" chart:label-cell-address="lhs_taylor_results.AF1:lhs_taylor_results.AF1" chart:class="chart:scatter">
            <chart:domain table:cell-range-address="lhs_taylor_results.F2:lhs_taylor_results.F101"/>
            <chart:data-point chart:repeated="100"/>
          </chart:series>
          <chart:series chart:style-name="ch8" chart:values-cell-range-address="lhs_taylor_results.AG2:lhs_taylor_results.AG101" chart:label-cell-address="lhs_taylor_results.AG1:lhs_taylor_results.AG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_norm_total_cc</text:p>
                <draw:g>
                  <svg:desc>lhs_taylor_results.AF1:lhs_taylor_results.AF1</svg:desc>
                </draw:g>
              </table:table-cell>
              <table:table-cell office:value-type="string">
                <text:p>exp_norm_total_lc</text:p>
                <draw:g>
                  <svg:desc>lhs_taylor_results.AG1:lhs_taylor_results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9220345939515">
                <text:p>14.9220345939515</text:p>
                <draw:g>
                  <svg:desc>lhs_taylor_results.F2:lhs_taylor_results.F101</svg:desc>
                </draw:g>
              </table:table-cell>
              <table:table-cell office:value-type="float" office:value="5236089.00087029">
                <text:p>5236089.00087029</text:p>
                <draw:g>
                  <svg:desc>lhs_taylor_results.AF2:lhs_taylor_results.AF101</svg:desc>
                </draw:g>
              </table:table-cell>
              <table:table-cell office:value-type="float" office:value="6740046.8487805">
                <text:p>6740046.8487805</text:p>
                <draw:g>
                  <svg:desc>lhs_taylor_results.AG2:lhs_taylor_results.A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7726941632234">
                <text:p>14.7726941632234</text:p>
              </table:table-cell>
              <table:table-cell office:value-type="float" office:value="5209606.66987286">
                <text:p>5209606.66987286</text:p>
              </table:table-cell>
              <table:table-cell office:value-type="float" office:value="6029732.01078878">
                <text:p>6029732.010788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3921740317844">
                <text:p>12.3921740317844</text:p>
              </table:table-cell>
              <table:table-cell office:value-type="float" office:value="4844318.04302942">
                <text:p>4844318.04302942</text:p>
              </table:table-cell>
              <table:table-cell office:value-type="float" office:value="5982583.95949468">
                <text:p>5982583.95949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9307904371158">
                <text:p>3.99307904371158</text:p>
              </table:table-cell>
              <table:table-cell office:value-type="float" office:value="2726479.19717145">
                <text:p>2726479.19717145</text:p>
              </table:table-cell>
              <table:table-cell office:value-type="float" office:value="4133984.9759521">
                <text:p>4133984.9759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7848898069276">
                <text:p>10.7848898069276</text:p>
              </table:table-cell>
              <table:table-cell office:value-type="float" office:value="3728506.8672225">
                <text:p>3728506.8672225</text:p>
              </table:table-cell>
              <table:table-cell office:value-type="float" office:value="5309412.35132237">
                <text:p>5309412.35132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43818583936327">
                <text:p>9.43818583936327</text:p>
              </table:table-cell>
              <table:table-cell office:value-type="float" office:value="4371902.7779859">
                <text:p>4371902.7779859</text:p>
              </table:table-cell>
              <table:table-cell office:value-type="float" office:value="5917179.17913503">
                <text:p>5917179.179135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164585139959">
                <text:p>14.6164585139959</text:p>
              </table:table-cell>
              <table:table-cell office:value-type="float" office:value="4706587.11845738">
                <text:p>4706587.11845738</text:p>
              </table:table-cell>
              <table:table-cell office:value-type="float" office:value="5702661.01376437">
                <text:p>5702661.01376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4815497321042">
                <text:p>14.4815497321042</text:p>
              </table:table-cell>
              <table:table-cell office:value-type="float" office:value="4308121.66491865">
                <text:p>4308121.66491865</text:p>
              </table:table-cell>
              <table:table-cell office:value-type="float" office:value="5905996.48459442">
                <text:p>5905996.48459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0696306169467">
                <text:p>15.0696306169467</text:p>
              </table:table-cell>
              <table:table-cell office:value-type="float" office:value="5161204.66251203">
                <text:p>5161204.66251203</text:p>
              </table:table-cell>
              <table:table-cell office:value-type="float" office:value="6376142.8392115">
                <text:p>6376142.8392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525689864582">
                <text:p>14.525689864582</text:p>
              </table:table-cell>
              <table:table-cell office:value-type="float" office:value="5905896.70192697">
                <text:p>5905896.70192697</text:p>
              </table:table-cell>
              <table:table-cell office:value-type="float" office:value="7093528.20987338">
                <text:p>7093528.20987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697428222205">
                <text:p>11.697428222205</text:p>
              </table:table-cell>
              <table:table-cell office:value-type="float" office:value="3709730.33136748">
                <text:p>3709730.33136748</text:p>
              </table:table-cell>
              <table:table-cell office:value-type="float" office:value="5193216.3005969">
                <text:p>5193216.3005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8981310398302">
                <text:p>4.38981310398302</text:p>
              </table:table-cell>
              <table:table-cell office:value-type="float" office:value="2216249.90695982">
                <text:p>2216249.90695982</text:p>
              </table:table-cell>
              <table:table-cell office:value-type="float" office:value="3354010.84808877">
                <text:p>3354010.84808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7784898871194">
                <text:p>9.27784898871194</text:p>
              </table:table-cell>
              <table:table-cell office:value-type="float" office:value="2679414.63273374">
                <text:p>2679414.63273374</text:p>
              </table:table-cell>
              <table:table-cell office:value-type="float" office:value="4029623.68263203">
                <text:p>4029623.68263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6722376324353">
                <text:p>1.36722376324353</text:p>
              </table:table-cell>
              <table:table-cell office:value-type="float" office:value="2037471.5498911">
                <text:p>2037471.5498911</text:p>
              </table:table-cell>
              <table:table-cell office:value-type="float" office:value="3067059.29805292">
                <text:p>3067059.298052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20886373421343">
                <text:p>8.20886373421343</text:p>
              </table:table-cell>
              <table:table-cell office:value-type="float" office:value="4144572.35453904">
                <text:p>4144572.35453904</text:p>
              </table:table-cell>
              <table:table-cell office:value-type="float" office:value="5910399.89429682">
                <text:p>5910399.8942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6985223264263">
                <text:p>7.86985223264263</text:p>
              </table:table-cell>
              <table:table-cell office:value-type="float" office:value="3122000.75300586">
                <text:p>3122000.75300586</text:p>
              </table:table-cell>
              <table:table-cell office:value-type="float" office:value="4665772.38497585">
                <text:p>4665772.38497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6922191018856">
                <text:p>5.76922191018856</text:p>
              </table:table-cell>
              <table:table-cell office:value-type="float" office:value="2501595.16489749">
                <text:p>2501595.16489749</text:p>
              </table:table-cell>
              <table:table-cell office:value-type="float" office:value="3582344.65282915">
                <text:p>3582344.65282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5160638812878">
                <text:p>7.55160638812878</text:p>
              </table:table-cell>
              <table:table-cell office:value-type="float" office:value="3212839.18391668">
                <text:p>3212839.18391668</text:p>
              </table:table-cell>
              <table:table-cell office:value-type="float" office:value="4404315.53131313">
                <text:p>4404315.53131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2237352435486">
                <text:p>10.2237352435486</text:p>
              </table:table-cell>
              <table:table-cell office:value-type="float" office:value="3097261.73681468">
                <text:p>3097261.73681468</text:p>
              </table:table-cell>
              <table:table-cell office:value-type="float" office:value="4334467.29606114">
                <text:p>4334467.29606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261853425568">
                <text:p>10.5261853425568</text:p>
              </table:table-cell>
              <table:table-cell office:value-type="float" office:value="3029012.48998551">
                <text:p>3029012.48998551</text:p>
              </table:table-cell>
              <table:table-cell office:value-type="float" office:value="3802147.531591">
                <text:p>3802147.5315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9249482233417">
                <text:p>14.9249482233417</text:p>
              </table:table-cell>
              <table:table-cell office:value-type="float" office:value="3723175.93603642">
                <text:p>3723175.93603642</text:p>
              </table:table-cell>
              <table:table-cell office:value-type="float" office:value="4218969.74827902">
                <text:p>4218969.748279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0165540053691">
                <text:p>7.0165540053691</text:p>
              </table:table-cell>
              <table:table-cell office:value-type="float" office:value="2695045.70677556">
                <text:p>2695045.70677556</text:p>
              </table:table-cell>
              <table:table-cell office:value-type="float" office:value="3692106.62956389">
                <text:p>3692106.6295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0823192424551">
                <text:p>5.50823192424551</text:p>
              </table:table-cell>
              <table:table-cell office:value-type="float" office:value="2144565.77755199">
                <text:p>2144565.77755199</text:p>
              </table:table-cell>
              <table:table-cell office:value-type="float" office:value="2763008.47630589">
                <text:p>2763008.476305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69528114519038">
                <text:p>5.69528114519038</text:p>
              </table:table-cell>
              <table:table-cell office:value-type="float" office:value="2051733.16402411">
                <text:p>2051733.16402411</text:p>
              </table:table-cell>
              <table:table-cell office:value-type="float" office:value="2757480.99425896">
                <text:p>2757480.99425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4515111675968">
                <text:p>3.54515111675968</text:p>
              </table:table-cell>
              <table:table-cell office:value-type="float" office:value="2151303.00030219">
                <text:p>2151303.00030219</text:p>
              </table:table-cell>
              <table:table-cell office:value-type="float" office:value="3672728.57175701">
                <text:p>3672728.571757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06585283769651">
                <text:p>8.06585283769651</text:p>
              </table:table-cell>
              <table:table-cell office:value-type="float" office:value="3442378.65067812">
                <text:p>3442378.65067812</text:p>
              </table:table-cell>
              <table:table-cell office:value-type="float" office:value="4338474.35634565">
                <text:p>4338474.35634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1601488998351">
                <text:p>6.01601488998351</text:p>
              </table:table-cell>
              <table:table-cell office:value-type="float" office:value="2580158.89854294">
                <text:p>2580158.89854294</text:p>
              </table:table-cell>
              <table:table-cell office:value-type="float" office:value="3872511.71736086">
                <text:p>3872511.717360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0498293963674">
                <text:p>6.70498293963674</text:p>
              </table:table-cell>
              <table:table-cell office:value-type="float" office:value="3124875.08345722">
                <text:p>3124875.08345722</text:p>
              </table:table-cell>
              <table:table-cell office:value-type="float" office:value="4507629.2225934">
                <text:p>4507629.2225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6656644686729">
                <text:p>17.6656644686729</text:p>
              </table:table-cell>
              <table:table-cell office:value-type="float" office:value="6784704.94413139">
                <text:p>6784704.94413139</text:p>
              </table:table-cell>
              <table:table-cell office:value-type="float" office:value="8012694.49067913">
                <text:p>8012694.49067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4079841114626">
                <text:p>12.4079841114626</text:p>
              </table:table-cell>
              <table:table-cell office:value-type="float" office:value="3342597.87551552">
                <text:p>3342597.87551552</text:p>
              </table:table-cell>
              <table:table-cell office:value-type="float" office:value="5059611.48531777">
                <text:p>5059611.485317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636571342161">
                <text:p>10.4636571342161</text:p>
              </table:table-cell>
              <table:table-cell office:value-type="float" office:value="2757628.58533301">
                <text:p>2757628.58533301</text:p>
              </table:table-cell>
              <table:table-cell office:value-type="float" office:value="3514646.90463714">
                <text:p>3514646.90463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60372340925269">
                <text:p>7.60372340925269</text:p>
              </table:table-cell>
              <table:table-cell office:value-type="float" office:value="2364871.63383931">
                <text:p>2364871.63383931</text:p>
              </table:table-cell>
              <table:table-cell office:value-type="float" office:value="3209964.59964688">
                <text:p>3209964.599646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9800860496193">
                <text:p>11.9800860496193</text:p>
              </table:table-cell>
              <table:table-cell office:value-type="float" office:value="3150910.15659459">
                <text:p>3150910.15659459</text:p>
              </table:table-cell>
              <table:table-cell office:value-type="float" office:value="4264123.64123929">
                <text:p>4264123.64123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5521934194952">
                <text:p>6.75521934194952</text:p>
              </table:table-cell>
              <table:table-cell office:value-type="float" office:value="3208836.061093">
                <text:p>3208836.061093</text:p>
              </table:table-cell>
              <table:table-cell office:value-type="float" office:value="4080313.30164819">
                <text:p>4080313.30164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28837812438339">
                <text:p>8.28837812438339</text:p>
              </table:table-cell>
              <table:table-cell office:value-type="float" office:value="2994981.69372525">
                <text:p>2994981.69372525</text:p>
              </table:table-cell>
              <table:table-cell office:value-type="float" office:value="3989052.12998019">
                <text:p>3989052.12998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63403016656044">
                <text:p>5.63403016656044</text:p>
              </table:table-cell>
              <table:table-cell office:value-type="float" office:value="2897892.71388003">
                <text:p>2897892.71388003</text:p>
              </table:table-cell>
              <table:table-cell office:value-type="float" office:value="4198936.32124582">
                <text:p>4198936.321245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8393541192665">
                <text:p>10.8393541192665</text:p>
              </table:table-cell>
              <table:table-cell office:value-type="float" office:value="2960423.53434321">
                <text:p>2960423.53434321</text:p>
              </table:table-cell>
              <table:table-cell office:value-type="float" office:value="4331635.502522">
                <text:p>4331635.5025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7285363564558">
                <text:p>11.7285363564558</text:p>
              </table:table-cell>
              <table:table-cell office:value-type="float" office:value="3416931.692126">
                <text:p>3416931.692126</text:p>
              </table:table-cell>
              <table:table-cell office:value-type="float" office:value="4729163.04460051">
                <text:p>4729163.044600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0533298386668">
                <text:p>11.0533298386668</text:p>
              </table:table-cell>
              <table:table-cell office:value-type="float" office:value="4380741.70469703">
                <text:p>4380741.70469703</text:p>
              </table:table-cell>
              <table:table-cell office:value-type="float" office:value="5291425.96091209">
                <text:p>5291425.96091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2775592074181">
                <text:p>17.2775592074181</text:p>
              </table:table-cell>
              <table:table-cell office:value-type="float" office:value="7472595.83933349">
                <text:p>7472595.83933349</text:p>
              </table:table-cell>
              <table:table-cell office:value-type="float" office:value="8985777.19411631">
                <text:p>8985777.194116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7530608528458">
                <text:p>14.7530608528458</text:p>
              </table:table-cell>
              <table:table-cell office:value-type="float" office:value="3820381.97288611">
                <text:p>3820381.97288611</text:p>
              </table:table-cell>
              <table:table-cell office:value-type="float" office:value="4994210.61593986">
                <text:p>4994210.615939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9516825527529">
                <text:p>10.9516825527529</text:p>
              </table:table-cell>
              <table:table-cell office:value-type="float" office:value="5149550.80376099">
                <text:p>5149550.80376099</text:p>
              </table:table-cell>
              <table:table-cell office:value-type="float" office:value="6342788.33358333">
                <text:p>6342788.33358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1664178090057">
                <text:p>4.21664178090057</text:p>
              </table:table-cell>
              <table:table-cell office:value-type="float" office:value="1731064.91847253">
                <text:p>1731064.91847253</text:p>
              </table:table-cell>
              <table:table-cell office:value-type="float" office:value="2241075.49791907">
                <text:p>2241075.49791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577464325782">
                <text:p>18.577464325782</text:p>
              </table:table-cell>
              <table:table-cell office:value-type="float" office:value="5428286.9849824">
                <text:p>5428286.9849824</text:p>
              </table:table-cell>
              <table:table-cell office:value-type="float" office:value="7029698.62309062">
                <text:p>7029698.62309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94798439381765">
                <text:p>9.94798439381765</text:p>
              </table:table-cell>
              <table:table-cell office:value-type="float" office:value="3475847.82814008">
                <text:p>3475847.82814008</text:p>
              </table:table-cell>
              <table:table-cell office:value-type="float" office:value="4801769.64477242">
                <text:p>4801769.64477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1200266459134">
                <text:p>13.1200266459134</text:p>
              </table:table-cell>
              <table:table-cell office:value-type="float" office:value="3550931.67048621">
                <text:p>3550931.67048621</text:p>
              </table:table-cell>
              <table:table-cell office:value-type="float" office:value="4120647.61431999">
                <text:p>4120647.61431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47667171772152">
                <text:p>8.47667171772152</text:p>
              </table:table-cell>
              <table:table-cell office:value-type="float" office:value="2854247.92087097">
                <text:p>2854247.92087097</text:p>
              </table:table-cell>
              <table:table-cell office:value-type="float" office:value="4198246.39712063">
                <text:p>4198246.397120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9806363686377">
                <text:p>14.9806363686377</text:p>
              </table:table-cell>
              <table:table-cell office:value-type="float" office:value="5405630.76288643">
                <text:p>5405630.76288643</text:p>
              </table:table-cell>
              <table:table-cell office:value-type="float" office:value="6312123.50721215">
                <text:p>6312123.507212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3814477240519">
                <text:p>11.3814477240519</text:p>
              </table:table-cell>
              <table:table-cell office:value-type="float" office:value="3804393.42063451">
                <text:p>3804393.42063451</text:p>
              </table:table-cell>
              <table:table-cell office:value-type="float" office:value="5148319.72703409">
                <text:p>5148319.727034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9802471399708">
                <text:p>7.9802471399708</text:p>
              </table:table-cell>
              <table:table-cell office:value-type="float" office:value="3345427.06517123">
                <text:p>3345427.06517123</text:p>
              </table:table-cell>
              <table:table-cell office:value-type="float" office:value="4760558.7318263">
                <text:p>4760558.73182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369903223622">
                <text:p>10.8369903223622</text:p>
              </table:table-cell>
              <table:table-cell office:value-type="float" office:value="2501052.87720485">
                <text:p>2501052.87720485</text:p>
              </table:table-cell>
              <table:table-cell office:value-type="float" office:value="3124476.54447382">
                <text:p>3124476.544473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6005003041688">
                <text:p>12.6005003041688</text:p>
              </table:table-cell>
              <table:table-cell office:value-type="float" office:value="3492368.71143954">
                <text:p>3492368.71143954</text:p>
              </table:table-cell>
              <table:table-cell office:value-type="float" office:value="4753076.74782392">
                <text:p>4753076.74782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064820544983">
                <text:p>10.6064820544983</text:p>
              </table:table-cell>
              <table:table-cell office:value-type="float" office:value="4868119.62811552">
                <text:p>4868119.62811552</text:p>
              </table:table-cell>
              <table:table-cell office:value-type="float" office:value="6419835.2415456">
                <text:p>6419835.24154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7392504213717">
                <text:p>3.37392504213717</text:p>
              </table:table-cell>
              <table:table-cell office:value-type="float" office:value="2556565.96520607">
                <text:p>2556565.96520607</text:p>
              </table:table-cell>
              <table:table-cell office:value-type="float" office:value="3762888.18769144">
                <text:p>3762888.187691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83626261369327">
                <text:p>9.83626261369327</text:p>
              </table:table-cell>
              <table:table-cell office:value-type="float" office:value="2895429.27864146">
                <text:p>2895429.27864146</text:p>
              </table:table-cell>
              <table:table-cell office:value-type="float" office:value="3730843.40425851">
                <text:p>3730843.404258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9006702278429">
                <text:p>11.9006702278429</text:p>
              </table:table-cell>
              <table:table-cell office:value-type="float" office:value="3330329.73426786">
                <text:p>3330329.73426786</text:p>
              </table:table-cell>
              <table:table-cell office:value-type="float" office:value="4728529.07953811">
                <text:p>4728529.079538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9147057603076">
                <text:p>16.9147057603076</text:p>
              </table:table-cell>
              <table:table-cell office:value-type="float" office:value="4580161.77589736">
                <text:p>4580161.77589736</text:p>
              </table:table-cell>
              <table:table-cell office:value-type="float" office:value="5930763.55841106">
                <text:p>5930763.558411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06578372458854">
                <text:p>5.06578372458854</text:p>
              </table:table-cell>
              <table:table-cell office:value-type="float" office:value="2230060.23993686">
                <text:p>2230060.23993686</text:p>
              </table:table-cell>
              <table:table-cell office:value-type="float" office:value="3547533.11782724">
                <text:p>3547533.117827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32145412746598">
                <text:p>6.32145412746598</text:p>
              </table:table-cell>
              <table:table-cell office:value-type="float" office:value="2791241.14774673">
                <text:p>2791241.14774673</text:p>
              </table:table-cell>
              <table:table-cell office:value-type="float" office:value="3939256.01024278">
                <text:p>3939256.010242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19548063155729">
                <text:p>9.19548063155729</text:p>
              </table:table-cell>
              <table:table-cell office:value-type="float" office:value="3744886.69678037">
                <text:p>3744886.69678037</text:p>
              </table:table-cell>
              <table:table-cell office:value-type="float" office:value="5075190.58829029">
                <text:p>5075190.588290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9727137954142">
                <text:p>16.9727137954142</text:p>
              </table:table-cell>
              <table:table-cell office:value-type="float" office:value="5553934.69746913">
                <text:p>5553934.69746913</text:p>
              </table:table-cell>
              <table:table-cell office:value-type="float" office:value="6497927.23715189">
                <text:p>6497927.237151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19573865911208">
                <text:p>9.19573865911208</text:p>
              </table:table-cell>
              <table:table-cell office:value-type="float" office:value="3564772.58941778">
                <text:p>3564772.58941778</text:p>
              </table:table-cell>
              <table:table-cell office:value-type="float" office:value="4902632.24295826">
                <text:p>4902632.242958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5398205281923">
                <text:p>16.5398205281923</text:p>
              </table:table-cell>
              <table:table-cell office:value-type="float" office:value="5301558.53241568">
                <text:p>5301558.53241568</text:p>
              </table:table-cell>
              <table:table-cell office:value-type="float" office:value="6721102.27797148">
                <text:p>6721102.277971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0289403679585">
                <text:p>12.0289403679585</text:p>
              </table:table-cell>
              <table:table-cell office:value-type="float" office:value="3761651.06439653">
                <text:p>3761651.06439653</text:p>
              </table:table-cell>
              <table:table-cell office:value-type="float" office:value="4926624.38992186">
                <text:p>4926624.389921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6840888991277">
                <text:p>13.6840888991277</text:p>
              </table:table-cell>
              <table:table-cell office:value-type="float" office:value="4651981.8276968">
                <text:p>4651981.8276968</text:p>
              </table:table-cell>
              <table:table-cell office:value-type="float" office:value="5555215.49384734">
                <text:p>5555215.493847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9289179298866">
                <text:p>13.9289179298866</text:p>
              </table:table-cell>
              <table:table-cell office:value-type="float" office:value="4519752.92406892">
                <text:p>4519752.92406892</text:p>
              </table:table-cell>
              <table:table-cell office:value-type="float" office:value="5994706.21545595">
                <text:p>5994706.215455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0497937213658">
                <text:p>14.0497937213658</text:p>
              </table:table-cell>
              <table:table-cell office:value-type="float" office:value="3529482.52220224">
                <text:p>3529482.52220224</text:p>
              </table:table-cell>
              <table:table-cell office:value-type="float" office:value="4660029.41638058">
                <text:p>4660029.41638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1579108558888">
                <text:p>19.1579108558888</text:p>
              </table:table-cell>
              <table:table-cell office:value-type="float" office:value="5147967.85710919">
                <text:p>5147967.85710919</text:p>
              </table:table-cell>
              <table:table-cell office:value-type="float" office:value="6654495.40410303">
                <text:p>6654495.404103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400911365489">
                <text:p>12.3400911365489</text:p>
              </table:table-cell>
              <table:table-cell office:value-type="float" office:value="5905046.89816889">
                <text:p>5905046.89816889</text:p>
              </table:table-cell>
              <table:table-cell office:value-type="float" office:value="7468534.36423041">
                <text:p>7468534.364230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5900709494682">
                <text:p>14.5900709494682</text:p>
              </table:table-cell>
              <table:table-cell office:value-type="float" office:value="3620363.90609049">
                <text:p>3620363.90609049</text:p>
              </table:table-cell>
              <table:table-cell office:value-type="float" office:value="4894997.27302811">
                <text:p>4894997.273028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2480113545153">
                <text:p>14.2480113545153</text:p>
              </table:table-cell>
              <table:table-cell office:value-type="float" office:value="4260869.06451686">
                <text:p>4260869.06451686</text:p>
              </table:table-cell>
              <table:table-cell office:value-type="float" office:value="5432949.76442627">
                <text:p>5432949.764426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6122640019436">
                <text:p>8.86122640019436</text:p>
              </table:table-cell>
              <table:table-cell office:value-type="float" office:value="5113550.06257654">
                <text:p>5113550.06257654</text:p>
              </table:table-cell>
              <table:table-cell office:value-type="float" office:value="6510523.0024508">
                <text:p>6510523.00245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2409307205611">
                <text:p>4.92409307205611</text:p>
              </table:table-cell>
              <table:table-cell office:value-type="float" office:value="2740011.0695998">
                <text:p>2740011.0695998</text:p>
              </table:table-cell>
              <table:table-cell office:value-type="float" office:value="4198334.3172184">
                <text:p>4198334.3172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5767583141814">
                <text:p>10.5767583141814</text:p>
              </table:table-cell>
              <table:table-cell office:value-type="float" office:value="4203328.3173101">
                <text:p>4203328.3173101</text:p>
              </table:table-cell>
              <table:table-cell office:value-type="float" office:value="5575103.29707363">
                <text:p>5575103.297073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2654862177678">
                <text:p>13.2654862177678</text:p>
              </table:table-cell>
              <table:table-cell office:value-type="float" office:value="5961945.09587511">
                <text:p>5961945.09587511</text:p>
              </table:table-cell>
              <table:table-cell office:value-type="float" office:value="7310279.84684069">
                <text:p>7310279.846840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4260515167218">
                <text:p>11.4260515167218</text:p>
              </table:table-cell>
              <table:table-cell office:value-type="float" office:value="2986214.35635063">
                <text:p>2986214.35635063</text:p>
              </table:table-cell>
              <table:table-cell office:value-type="float" office:value="3945216.6777172">
                <text:p>3945216.67771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1275140650993">
                <text:p>14.1275140650993</text:p>
              </table:table-cell>
              <table:table-cell office:value-type="float" office:value="5267193.8159751">
                <text:p>5267193.8159751</text:p>
              </table:table-cell>
              <table:table-cell office:value-type="float" office:value="6441514.06836113">
                <text:p>6441514.06836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0752775925911">
                <text:p>15.0752775925911</text:p>
              </table:table-cell>
              <table:table-cell office:value-type="float" office:value="4638322.40933774">
                <text:p>4638322.40933774</text:p>
              </table:table-cell>
              <table:table-cell office:value-type="float" office:value="5182002.38022891">
                <text:p>5182002.380228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9598128449097">
                <text:p>12.9598128449097</text:p>
              </table:table-cell>
              <table:table-cell office:value-type="float" office:value="3528203.03098443">
                <text:p>3528203.03098443</text:p>
              </table:table-cell>
              <table:table-cell office:value-type="float" office:value="4677416.13295856">
                <text:p>4677416.132958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9406151999883">
                <text:p>1.49406151999883</text:p>
              </table:table-cell>
              <table:table-cell office:value-type="float" office:value="2177750.98268471">
                <text:p>2177750.98268471</text:p>
              </table:table-cell>
              <table:table-cell office:value-type="float" office:value="3903666.02293023">
                <text:p>3903666.022930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71705683525869">
                <text:p>7.71705683525869</text:p>
              </table:table-cell>
              <table:table-cell office:value-type="float" office:value="4957462.64334573">
                <text:p>4957462.64334573</text:p>
              </table:table-cell>
              <table:table-cell office:value-type="float" office:value="6450714.02538807">
                <text:p>6450714.025388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09195313796456">
                <text:p>9.09195313796456</text:p>
              </table:table-cell>
              <table:table-cell office:value-type="float" office:value="2729856.96903062">
                <text:p>2729856.96903062</text:p>
              </table:table-cell>
              <table:table-cell office:value-type="float" office:value="3691303.83018883">
                <text:p>3691303.830188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18389475144563">
                <text:p>7.18389475144563</text:p>
              </table:table-cell>
              <table:table-cell office:value-type="float" office:value="2755792.51446835">
                <text:p>2755792.51446835</text:p>
              </table:table-cell>
              <table:table-cell office:value-type="float" office:value="3675614.08045907">
                <text:p>3675614.080459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0633243124024">
                <text:p>10.0633243124024</text:p>
              </table:table-cell>
              <table:table-cell office:value-type="float" office:value="3957239.69364773">
                <text:p>3957239.69364773</text:p>
              </table:table-cell>
              <table:table-cell office:value-type="float" office:value="4967646.71073885">
                <text:p>4967646.710738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8954653872328">
                <text:p>13.8954653872328</text:p>
              </table:table-cell>
              <table:table-cell office:value-type="float" office:value="4363354.75555966">
                <text:p>4363354.75555966</text:p>
              </table:table-cell>
              <table:table-cell office:value-type="float" office:value="5065789.31521575">
                <text:p>5065789.315215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3173809090446">
                <text:p>11.3173809090446</text:p>
              </table:table-cell>
              <table:table-cell office:value-type="float" office:value="5014228.66570544">
                <text:p>5014228.66570544</text:p>
              </table:table-cell>
              <table:table-cell office:value-type="float" office:value="6448988.79789183">
                <text:p>6448988.797891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1075281044456">
                <text:p>12.1075281044456</text:p>
              </table:table-cell>
              <table:table-cell office:value-type="float" office:value="6241101.40929078">
                <text:p>6241101.40929078</text:p>
              </table:table-cell>
              <table:table-cell office:value-type="float" office:value="7906136.44559157">
                <text:p>7906136.445591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7375010076651">
                <text:p>12.7375010076651</text:p>
              </table:table-cell>
              <table:table-cell office:value-type="float" office:value="3410826.39434541">
                <text:p>3410826.39434541</text:p>
              </table:table-cell>
              <table:table-cell office:value-type="float" office:value="4145150.31590233">
                <text:p>4145150.315902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5712909105601">
                <text:p>6.5712909105601</text:p>
              </table:table-cell>
              <table:table-cell office:value-type="float" office:value="2924938.31815365">
                <text:p>2924938.31815365</text:p>
              </table:table-cell>
              <table:table-cell office:value-type="float" office:value="4342139.94610319">
                <text:p>4342139.946103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8617928170496">
                <text:p>2.28617928170496</text:p>
              </table:table-cell>
              <table:table-cell office:value-type="float" office:value="1709587.24608667">
                <text:p>1709587.24608667</text:p>
              </table:table-cell>
              <table:table-cell office:value-type="float" office:value="2448145.78414135">
                <text:p>2448145.784141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20926642425083">
                <text:p>5.20926642425083</text:p>
              </table:table-cell>
              <table:table-cell office:value-type="float" office:value="2980048.04089">
                <text:p>2980048.04089</text:p>
              </table:table-cell>
              <table:table-cell office:value-type="float" office:value="4663326.92842127">
                <text:p>4663326.928421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2478739429823">
                <text:p>4.72478739429823</text:p>
              </table:table-cell>
              <table:table-cell office:value-type="float" office:value="1884435.63127514">
                <text:p>1884435.63127514</text:p>
              </table:table-cell>
              <table:table-cell office:value-type="float" office:value="2553626.21620144">
                <text:p>2553626.21620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8272261403925">
                <text:p>3.8272261403925</text:p>
              </table:table-cell>
              <table:table-cell office:value-type="float" office:value="2088652.24738637">
                <text:p>2088652.24738637</text:p>
              </table:table-cell>
              <table:table-cell office:value-type="float" office:value="3129630.84617049">
                <text:p>3129630.846170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8052595111504">
                <text:p>11.8052595111504</text:p>
              </table:table-cell>
              <table:table-cell office:value-type="float" office:value="3741257.33729933">
                <text:p>3741257.33729933</text:p>
              </table:table-cell>
              <table:table-cell office:value-type="float" office:value="5146236.30433353">
                <text:p>5146236.304333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2623228433862">
                <text:p>9.42623228433862</text:p>
              </table:table-cell>
              <table:table-cell office:value-type="float" office:value="3621391.10234605">
                <text:p>3621391.10234605</text:p>
              </table:table-cell>
              <table:table-cell office:value-type="float" office:value="4791584.32795353">
                <text:p>4791584.327953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7278062306852">
                <text:p>14.7278062306852</text:p>
              </table:table-cell>
              <table:table-cell office:value-type="float" office:value="5857325.52541557">
                <text:p>5857325.52541557</text:p>
              </table:table-cell>
              <table:table-cell office:value-type="float" office:value="7338359.65434911">
                <text:p>7338359.654349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51320271609248">
                <text:p>7.51320271609248</text:p>
              </table:table-cell>
              <table:table-cell office:value-type="float" office:value="2975689.89849987">
                <text:p>2975689.89849987</text:p>
              </table:table-cell>
              <table:table-cell office:value-type="float" office:value="3923558.02701978">
                <text:p>3923558.02701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0575699202497">
                <text:p>12.0575699202497</text:p>
              </table:table-cell>
              <table:table-cell office:value-type="float" office:value="3585786.90625038">
                <text:p>3585786.90625038</text:p>
              </table:table-cell>
              <table:table-cell office:value-type="float" office:value="4412677.65431876">
                <text:p>4412677.654318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48293041161271">
                <text:p>5.48293041161271</text:p>
              </table:table-cell>
              <table:table-cell office:value-type="float" office:value="2460513.52239619">
                <text:p>2460513.52239619</text:p>
              </table:table-cell>
              <table:table-cell office:value-type="float" office:value="3478059.51316049">
                <text:p>3478059.513160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77125178035338">
                <text:p>5.77125178035338</text:p>
              </table:table-cell>
              <table:table-cell office:value-type="float" office:value="2151920.77268104">
                <text:p>2151920.77268104</text:p>
              </table:table-cell>
              <table:table-cell office:value-type="float" office:value="2777446.64047148">
                <text:p>2777446.640471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rizontal-bar" chart:symbol-width="0.4cm" chart:symbol-height="0.4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9cm" svg:y="3.952cm" style:legend-expansion="high" chart:style-name="ch2"/>
        <chart:plot-area chart:style-name="ch3" table:cell-range-address="lhs_taylor_results.F1:lhs_taylor_results.F101 lhs_taylor_results.AC1:lhs_taylor_results.AC101 lhs_taylor_results.AE1:lhs_taylor_results.AE101" chart:data-source-has-labels="row" svg:x="0.32cm" svg:y="0.18cm" svg:width="12.409cm" svg:height="8.64cm">
          <chart:coordinate-region svg:x="2.291cm" svg:y="0.379cm" svg:width="10.25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hs_taylor_results.AC2:lhs_taylor_results.AC101" chart:label-cell-address="lhs_taylor_results.AC1:lhs_taylor_results.AC1" chart:class="chart:scatter">
            <chart:domain table:cell-range-address="lhs_taylor_results.F2:lhs_taylor_results.F101"/>
            <chart:data-point chart:repeated="100"/>
          </chart:series>
          <chart:series chart:style-name="ch8" chart:values-cell-range-address="lhs_taylor_results.AE2:lhs_taylor_results.AE101" chart:label-cell-address="lhs_taylor_results.AE1:lhs_taylor_results.AE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arn_norm_cc</text:p>
                <draw:g>
                  <svg:desc>lhs_taylor_results.AC1:lhs_taylor_results.AC1</svg:desc>
                </draw:g>
              </table:table-cell>
              <table:table-cell office:value-type="string">
                <text:p>earn_norm_lc</text:p>
                <draw:g>
                  <svg:desc>lhs_taylor_results.AE1:lhs_taylor_results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9220345939515">
                <text:p>14.9220345939515</text:p>
                <draw:g>
                  <svg:desc>lhs_taylor_results.F2:lhs_taylor_results.F101</svg:desc>
                </draw:g>
              </table:table-cell>
              <table:table-cell office:value-type="float" office:value="90948105.8380012">
                <text:p>90948105.8380012</text:p>
                <draw:g>
                  <svg:desc>lhs_taylor_results.AC2:lhs_taylor_results.AC101</svg:desc>
                </draw:g>
              </table:table-cell>
              <table:table-cell office:value-type="float" office:value="90009178.5874622">
                <text:p>90009178.5874622</text:p>
                <draw:g>
                  <svg:desc>lhs_taylor_results.AE2:lhs_taylor_results.A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7726941632234">
                <text:p>14.7726941632234</text:p>
              </table:table-cell>
              <table:table-cell office:value-type="float" office:value="10892176.3234969">
                <text:p>10892176.3234969</text:p>
              </table:table-cell>
              <table:table-cell office:value-type="float" office:value="11135295.484818">
                <text:p>11135295.484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3921740317844">
                <text:p>12.3921740317844</text:p>
              </table:table-cell>
              <table:table-cell office:value-type="float" office:value="27164797.7805661">
                <text:p>27164797.7805661</text:p>
              </table:table-cell>
              <table:table-cell office:value-type="float" office:value="26858336.46266">
                <text:p>26858336.46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9307904371158">
                <text:p>3.99307904371158</text:p>
              </table:table-cell>
              <table:table-cell office:value-type="float" office:value="26054080.1012506">
                <text:p>26054080.1012506</text:p>
              </table:table-cell>
              <table:table-cell office:value-type="float" office:value="25123080.6762925">
                <text:p>25123080.6762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7848898069276">
                <text:p>10.7848898069276</text:p>
              </table:table-cell>
              <table:table-cell office:value-type="float" office:value="20413345.6190722">
                <text:p>20413345.6190722</text:p>
              </table:table-cell>
              <table:table-cell office:value-type="float" office:value="19212438.2581251">
                <text:p>19212438.2581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43818583936327">
                <text:p>9.43818583936327</text:p>
              </table:table-cell>
              <table:table-cell office:value-type="float" office:value="116612433.06102">
                <text:p>116612433.06102</text:p>
              </table:table-cell>
              <table:table-cell office:value-type="float" office:value="114633669.101763">
                <text:p>114633669.101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164585139959">
                <text:p>14.6164585139959</text:p>
              </table:table-cell>
              <table:table-cell office:value-type="float" office:value="35438674.884439">
                <text:p>35438674.884439</text:p>
              </table:table-cell>
              <table:table-cell office:value-type="float" office:value="35727851.8946425">
                <text:p>35727851.8946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4815497321042">
                <text:p>14.4815497321042</text:p>
              </table:table-cell>
              <table:table-cell office:value-type="float" office:value="21819385.7568925">
                <text:p>21819385.7568925</text:p>
              </table:table-cell>
              <table:table-cell office:value-type="float" office:value="21479129.525294">
                <text:p>21479129.525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0696306169467">
                <text:p>15.0696306169467</text:p>
              </table:table-cell>
              <table:table-cell office:value-type="float" office:value="32451476.0275601">
                <text:p>32451476.0275601</text:p>
              </table:table-cell>
              <table:table-cell office:value-type="float" office:value="32857438.8925086">
                <text:p>32857438.8925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525689864582">
                <text:p>14.525689864582</text:p>
              </table:table-cell>
              <table:table-cell office:value-type="float" office:value="21360340.7008751">
                <text:p>21360340.7008751</text:p>
              </table:table-cell>
              <table:table-cell office:value-type="float" office:value="22954690.6876118">
                <text:p>22954690.6876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697428222205">
                <text:p>11.697428222205</text:p>
              </table:table-cell>
              <table:table-cell office:value-type="float" office:value="37673455.2269844">
                <text:p>37673455.2269844</text:p>
              </table:table-cell>
              <table:table-cell office:value-type="float" office:value="36961532.3684038">
                <text:p>36961532.3684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8981310398302">
                <text:p>4.38981310398302</text:p>
              </table:table-cell>
              <table:table-cell office:value-type="float" office:value="4291916.09880762">
                <text:p>4291916.09880762</text:p>
              </table:table-cell>
              <table:table-cell office:value-type="float" office:value="3573884.52936853">
                <text:p>3573884.52936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7784898871194">
                <text:p>9.27784898871194</text:p>
              </table:table-cell>
              <table:table-cell office:value-type="float" office:value="12031777.0074894">
                <text:p>12031777.0074894</text:p>
              </table:table-cell>
              <table:table-cell office:value-type="float" office:value="11763485.2662219">
                <text:p>11763485.2662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6722376324353">
                <text:p>1.36722376324353</text:p>
              </table:table-cell>
              <table:table-cell office:value-type="float" office:value="15224129.4083774">
                <text:p>15224129.4083774</text:p>
              </table:table-cell>
              <table:table-cell office:value-type="float" office:value="14257803.1823407">
                <text:p>14257803.18234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20886373421343">
                <text:p>8.20886373421343</text:p>
              </table:table-cell>
              <table:table-cell office:value-type="float" office:value="4928317.34619711">
                <text:p>4928317.34619711</text:p>
              </table:table-cell>
              <table:table-cell office:value-type="float" office:value="3966048.19826568">
                <text:p>3966048.19826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6985223264263">
                <text:p>7.86985223264263</text:p>
              </table:table-cell>
              <table:table-cell office:value-type="float" office:value="18867215.3206701">
                <text:p>18867215.3206701</text:p>
              </table:table-cell>
              <table:table-cell office:value-type="float" office:value="17784385.7912581">
                <text:p>17784385.7912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6922191018856">
                <text:p>5.76922191018856</text:p>
              </table:table-cell>
              <table:table-cell office:value-type="float" office:value="22618526.5283587">
                <text:p>22618526.5283587</text:p>
              </table:table-cell>
              <table:table-cell office:value-type="float" office:value="21796709.4345319">
                <text:p>21796709.4345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5160638812878">
                <text:p>7.55160638812878</text:p>
              </table:table-cell>
              <table:table-cell office:value-type="float" office:value="52911540.8453216">
                <text:p>52911540.8453216</text:p>
              </table:table-cell>
              <table:table-cell office:value-type="float" office:value="51793824.5290198">
                <text:p>51793824.5290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2237352435486">
                <text:p>10.2237352435486</text:p>
              </table:table-cell>
              <table:table-cell office:value-type="float" office:value="7450024.94783127">
                <text:p>7450024.94783127</text:p>
              </table:table-cell>
              <table:table-cell office:value-type="float" office:value="7085936.06418469">
                <text:p>7085936.064184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261853425568">
                <text:p>10.5261853425568</text:p>
              </table:table-cell>
              <table:table-cell office:value-type="float" office:value="45479891.5678969">
                <text:p>45479891.5678969</text:p>
              </table:table-cell>
              <table:table-cell office:value-type="float" office:value="45253885.8809733">
                <text:p>45253885.8809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9249482233417">
                <text:p>14.9249482233417</text:p>
              </table:table-cell>
              <table:table-cell office:value-type="float" office:value="20094587.5870664">
                <text:p>20094587.5870664</text:p>
              </table:table-cell>
              <table:table-cell office:value-type="float" office:value="21359758.9124844">
                <text:p>21359758.9124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0165540053691">
                <text:p>7.0165540053691</text:p>
              </table:table-cell>
              <table:table-cell office:value-type="float" office:value="37346577.4983236">
                <text:p>37346577.4983236</text:p>
              </table:table-cell>
              <table:table-cell office:value-type="float" office:value="36360006.8273836">
                <text:p>36360006.8273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0823192424551">
                <text:p>5.50823192424551</text:p>
              </table:table-cell>
              <table:table-cell office:value-type="float" office:value="-723720.17974596">
                <text:p>-723720.17974596</text:p>
              </table:table-cell>
              <table:table-cell office:value-type="float" office:value="-718622.155048468">
                <text:p>-718622.155048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69528114519038">
                <text:p>5.69528114519038</text:p>
              </table:table-cell>
              <table:table-cell office:value-type="float" office:value="26303563.7550869">
                <text:p>26303563.7550869</text:p>
              </table:table-cell>
              <table:table-cell office:value-type="float" office:value="25702643.124943">
                <text:p>25702643.1249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4515111675968">
                <text:p>3.54515111675968</text:p>
              </table:table-cell>
              <table:table-cell office:value-type="float" office:value="3374939.82640659">
                <text:p>3374939.82640659</text:p>
              </table:table-cell>
              <table:table-cell office:value-type="float" office:value="2978650.20014047">
                <text:p>2978650.20014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06585283769651">
                <text:p>8.06585283769651</text:p>
              </table:table-cell>
              <table:table-cell office:value-type="float" office:value="39817523.0896955">
                <text:p>39817523.0896955</text:p>
              </table:table-cell>
              <table:table-cell office:value-type="float" office:value="39491983.2129627">
                <text:p>39491983.21296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1601488998351">
                <text:p>6.01601488998351</text:p>
              </table:table-cell>
              <table:table-cell office:value-type="float" office:value="745393.492173103">
                <text:p>745393.492173103</text:p>
              </table:table-cell>
              <table:table-cell office:value-type="float" office:value="438149.98061132">
                <text:p>438149.980611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0498293963674">
                <text:p>6.70498293963674</text:p>
              </table:table-cell>
              <table:table-cell office:value-type="float" office:value="1685011.58022054">
                <text:p>1685011.58022054</text:p>
              </table:table-cell>
              <table:table-cell office:value-type="float" office:value="1374809.34222256">
                <text:p>1374809.34222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6656644686729">
                <text:p>17.6656644686729</text:p>
              </table:table-cell>
              <table:table-cell office:value-type="float" office:value="140443630.602145">
                <text:p>140443630.602145</text:p>
              </table:table-cell>
              <table:table-cell office:value-type="float" office:value="141596254.275378">
                <text:p>141596254.275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4079841114626">
                <text:p>12.4079841114626</text:p>
              </table:table-cell>
              <table:table-cell office:value-type="float" office:value="6274450.73508">
                <text:p>6274450.73508</text:p>
              </table:table-cell>
              <table:table-cell office:value-type="float" office:value="6022942.02999792">
                <text:p>6022942.02999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636571342161">
                <text:p>10.4636571342161</text:p>
              </table:table-cell>
              <table:table-cell office:value-type="float" office:value="15877896.4426321">
                <text:p>15877896.4426321</text:p>
              </table:table-cell>
              <table:table-cell office:value-type="float" office:value="15765298.3154878">
                <text:p>15765298.31548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60372340925269">
                <text:p>7.60372340925269</text:p>
              </table:table-cell>
              <table:table-cell office:value-type="float" office:value="11739519.7418287">
                <text:p>11739519.7418287</text:p>
              </table:table-cell>
              <table:table-cell office:value-type="float" office:value="11455793.5636106">
                <text:p>11455793.56361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9800860496193">
                <text:p>11.9800860496193</text:p>
              </table:table-cell>
              <table:table-cell office:value-type="float" office:value="5290294.65569695">
                <text:p>5290294.65569695</text:p>
              </table:table-cell>
              <table:table-cell office:value-type="float" office:value="5232950.16394923">
                <text:p>5232950.163949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5521934194952">
                <text:p>6.75521934194952</text:p>
              </table:table-cell>
              <table:table-cell office:value-type="float" office:value="35729098.7380074">
                <text:p>35729098.7380074</text:p>
              </table:table-cell>
              <table:table-cell office:value-type="float" office:value="35326780.697162">
                <text:p>35326780.6971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28837812438339">
                <text:p>8.28837812438339</text:p>
              </table:table-cell>
              <table:table-cell office:value-type="float" office:value="19711492.3560821">
                <text:p>19711492.3560821</text:p>
              </table:table-cell>
              <table:table-cell office:value-type="float" office:value="19049142.3508234">
                <text:p>19049142.35082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63403016656044">
                <text:p>5.63403016656044</text:p>
              </table:table-cell>
              <table:table-cell office:value-type="float" office:value="6134056.68601756">
                <text:p>6134056.68601756</text:p>
              </table:table-cell>
              <table:table-cell office:value-type="float" office:value="5255837.14235672">
                <text:p>5255837.142356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8393541192665">
                <text:p>10.8393541192665</text:p>
              </table:table-cell>
              <table:table-cell office:value-type="float" office:value="17660457.107268">
                <text:p>17660457.107268</text:p>
              </table:table-cell>
              <table:table-cell office:value-type="float" office:value="17420256.5413493">
                <text:p>17420256.54134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7285363564558">
                <text:p>11.7285363564558</text:p>
              </table:table-cell>
              <table:table-cell office:value-type="float" office:value="60679966.771893">
                <text:p>60679966.771893</text:p>
              </table:table-cell>
              <table:table-cell office:value-type="float" office:value="60185230.7437769">
                <text:p>60185230.7437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0533298386668">
                <text:p>11.0533298386668</text:p>
              </table:table-cell>
              <table:table-cell office:value-type="float" office:value="11208686.4642019">
                <text:p>11208686.4642019</text:p>
              </table:table-cell>
              <table:table-cell office:value-type="float" office:value="11048802.8628869">
                <text:p>11048802.8628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2775592074181">
                <text:p>17.2775592074181</text:p>
              </table:table-cell>
              <table:table-cell office:value-type="float" office:value="160817213.100583">
                <text:p>160817213.100583</text:p>
              </table:table-cell>
              <table:table-cell office:value-type="float" office:value="160432056.989321">
                <text:p>160432056.9893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7530608528458">
                <text:p>14.7530608528458</text:p>
              </table:table-cell>
              <table:table-cell office:value-type="float" office:value="11980101.1902021">
                <text:p>11980101.1902021</text:p>
              </table:table-cell>
              <table:table-cell office:value-type="float" office:value="12624844.7518927">
                <text:p>12624844.7518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9516825527529">
                <text:p>10.9516825527529</text:p>
              </table:table-cell>
              <table:table-cell office:value-type="float" office:value="44075564.7223439">
                <text:p>44075564.7223439</text:p>
              </table:table-cell>
              <table:table-cell office:value-type="float" office:value="44237568.0246314">
                <text:p>44237568.02463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1664178090057">
                <text:p>4.21664178090057</text:p>
              </table:table-cell>
              <table:table-cell office:value-type="float" office:value="5665900.00745877">
                <text:p>5665900.00745877</text:p>
              </table:table-cell>
              <table:table-cell office:value-type="float" office:value="5511860.20876709">
                <text:p>5511860.208767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577464325782">
                <text:p>18.577464325782</text:p>
              </table:table-cell>
              <table:table-cell office:value-type="float" office:value="10759280.8840005">
                <text:p>10759280.8840005</text:p>
              </table:table-cell>
              <table:table-cell office:value-type="float" office:value="10818901.8476272">
                <text:p>10818901.8476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94798439381765">
                <text:p>9.94798439381765</text:p>
              </table:table-cell>
              <table:table-cell office:value-type="float" office:value="7060436.56533701">
                <text:p>7060436.56533701</text:p>
              </table:table-cell>
              <table:table-cell office:value-type="float" office:value="6508606.29355344">
                <text:p>6508606.293553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1200266459134">
                <text:p>13.1200266459134</text:p>
              </table:table-cell>
              <table:table-cell office:value-type="float" office:value="3628654.00194449">
                <text:p>3628654.00194449</text:p>
              </table:table-cell>
              <table:table-cell office:value-type="float" office:value="3781041.0490918">
                <text:p>3781041.04909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47667171772152">
                <text:p>8.47667171772152</text:p>
              </table:table-cell>
              <table:table-cell office:value-type="float" office:value="27183816.9260559">
                <text:p>27183816.9260559</text:p>
              </table:table-cell>
              <table:table-cell office:value-type="float" office:value="26489569.8040932">
                <text:p>26489569.80409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9806363686377">
                <text:p>14.9806363686377</text:p>
              </table:table-cell>
              <table:table-cell office:value-type="float" office:value="21545669.2323969">
                <text:p>21545669.2323969</text:p>
              </table:table-cell>
              <table:table-cell office:value-type="float" office:value="22219304.6291029">
                <text:p>22219304.62910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3814477240519">
                <text:p>11.3814477240519</text:p>
              </table:table-cell>
              <table:table-cell office:value-type="float" office:value="32369120.1050389">
                <text:p>32369120.1050389</text:p>
              </table:table-cell>
              <table:table-cell office:value-type="float" office:value="31277356.7330477">
                <text:p>31277356.73304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9802471399708">
                <text:p>7.9802471399708</text:p>
              </table:table-cell>
              <table:table-cell office:value-type="float" office:value="5289405.33454635">
                <text:p>5289405.33454635</text:p>
              </table:table-cell>
              <table:table-cell office:value-type="float" office:value="4478505.24194681">
                <text:p>4478505.241946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369903223622">
                <text:p>10.8369903223622</text:p>
              </table:table-cell>
              <table:table-cell office:value-type="float" office:value="7158372.78865426">
                <text:p>7158372.78865426</text:p>
              </table:table-cell>
              <table:table-cell office:value-type="float" office:value="7291366.69793966">
                <text:p>7291366.697939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6005003041688">
                <text:p>12.6005003041688</text:p>
              </table:table-cell>
              <table:table-cell office:value-type="float" office:value="19814646.5586577">
                <text:p>19814646.5586577</text:p>
              </table:table-cell>
              <table:table-cell office:value-type="float" office:value="19457829.7996357">
                <text:p>19457829.79963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064820544983">
                <text:p>10.6064820544983</text:p>
              </table:table-cell>
              <table:table-cell office:value-type="float" office:value="13606939.3326431">
                <text:p>13606939.3326431</text:p>
              </table:table-cell>
              <table:table-cell office:value-type="float" office:value="12844364.0554344">
                <text:p>12844364.05543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7392504213717">
                <text:p>3.37392504213717</text:p>
              </table:table-cell>
              <table:table-cell office:value-type="float" office:value="27642478.9002798">
                <text:p>27642478.9002798</text:p>
              </table:table-cell>
              <table:table-cell office:value-type="float" office:value="26418527.0984929">
                <text:p>26418527.09849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83626261369327">
                <text:p>9.83626261369327</text:p>
              </table:table-cell>
              <table:table-cell office:value-type="float" office:value="18837945.9804639">
                <text:p>18837945.9804639</text:p>
              </table:table-cell>
              <table:table-cell office:value-type="float" office:value="18542298.2666194">
                <text:p>18542298.26661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9006702278429">
                <text:p>11.9006702278429</text:p>
              </table:table-cell>
              <table:table-cell office:value-type="float" office:value="24948820.4132925">
                <text:p>24948820.4132925</text:p>
              </table:table-cell>
              <table:table-cell office:value-type="float" office:value="24625156.6343384">
                <text:p>24625156.6343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9147057603076">
                <text:p>16.9147057603076</text:p>
              </table:table-cell>
              <table:table-cell office:value-type="float" office:value="11628215.4911779">
                <text:p>11628215.4911779</text:p>
              </table:table-cell>
              <table:table-cell office:value-type="float" office:value="11913178.7893901">
                <text:p>11913178.78939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06578372458854">
                <text:p>5.06578372458854</text:p>
              </table:table-cell>
              <table:table-cell office:value-type="float" office:value="8415713.02346253">
                <text:p>8415713.02346253</text:p>
              </table:table-cell>
              <table:table-cell office:value-type="float" office:value="7752344.85343017">
                <text:p>7752344.853430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32145412746598">
                <text:p>6.32145412746598</text:p>
              </table:table-cell>
              <table:table-cell office:value-type="float" office:value="20961677.8338764">
                <text:p>20961677.8338764</text:p>
              </table:table-cell>
              <table:table-cell office:value-type="float" office:value="20129764.2848692">
                <text:p>20129764.28486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19548063155729">
                <text:p>9.19548063155729</text:p>
              </table:table-cell>
              <table:table-cell office:value-type="float" office:value="29468421.1654496">
                <text:p>29468421.1654496</text:p>
              </table:table-cell>
              <table:table-cell office:value-type="float" office:value="28523485.3498284">
                <text:p>28523485.34982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9727137954142">
                <text:p>16.9727137954142</text:p>
              </table:table-cell>
              <table:table-cell office:value-type="float" office:value="46173194.3040472">
                <text:p>46173194.3040472</text:p>
              </table:table-cell>
              <table:table-cell office:value-type="float" office:value="45913976.0873071">
                <text:p>45913976.08730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19573865911208">
                <text:p>9.19573865911208</text:p>
              </table:table-cell>
              <table:table-cell office:value-type="float" office:value="104606166.009895">
                <text:p>104606166.009895</text:p>
              </table:table-cell>
              <table:table-cell office:value-type="float" office:value="102945966.005391">
                <text:p>102945966.0053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5398205281923">
                <text:p>16.5398205281923</text:p>
              </table:table-cell>
              <table:table-cell office:value-type="float" office:value="25293953.0430359">
                <text:p>25293953.0430359</text:p>
              </table:table-cell>
              <table:table-cell office:value-type="float" office:value="24745246.3312958">
                <text:p>24745246.33129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0289403679585">
                <text:p>12.0289403679585</text:p>
              </table:table-cell>
              <table:table-cell office:value-type="float" office:value="17720958.5182785">
                <text:p>17720958.5182785</text:p>
              </table:table-cell>
              <table:table-cell office:value-type="float" office:value="17086094.2606625">
                <text:p>17086094.2606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6840888991277">
                <text:p>13.6840888991277</text:p>
              </table:table-cell>
              <table:table-cell office:value-type="float" office:value="11362902.4561113">
                <text:p>11362902.4561113</text:p>
              </table:table-cell>
              <table:table-cell office:value-type="float" office:value="12132026.9857837">
                <text:p>12132026.98578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9289179298866">
                <text:p>13.9289179298866</text:p>
              </table:table-cell>
              <table:table-cell office:value-type="float" office:value="634271.606232975">
                <text:p>634271.606232975</text:p>
              </table:table-cell>
              <table:table-cell office:value-type="float" office:value="1213943.55213734">
                <text:p>1213943.552137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0497937213658">
                <text:p>14.0497937213658</text:p>
              </table:table-cell>
              <table:table-cell office:value-type="float" office:value="46545319.1871728">
                <text:p>46545319.1871728</text:p>
              </table:table-cell>
              <table:table-cell office:value-type="float" office:value="46612202.2727105">
                <text:p>46612202.2727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1579108558888">
                <text:p>19.1579108558888</text:p>
              </table:table-cell>
              <table:table-cell office:value-type="float" office:value="42885211.8611848">
                <text:p>42885211.8611848</text:p>
              </table:table-cell>
              <table:table-cell office:value-type="float" office:value="43637964.2377231">
                <text:p>43637964.2377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400911365489">
                <text:p>12.3400911365489</text:p>
              </table:table-cell>
              <table:table-cell office:value-type="float" office:value="6899324.97519697">
                <text:p>6899324.97519697</text:p>
              </table:table-cell>
              <table:table-cell office:value-type="float" office:value="6690274.45778041">
                <text:p>6690274.457780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5900709494682">
                <text:p>14.5900709494682</text:p>
              </table:table-cell>
              <table:table-cell office:value-type="float" office:value="13083592.7826975">
                <text:p>13083592.7826975</text:p>
              </table:table-cell>
              <table:table-cell office:value-type="float" office:value="13100967.5918103">
                <text:p>13100967.59181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2480113545153">
                <text:p>14.2480113545153</text:p>
              </table:table-cell>
              <table:table-cell office:value-type="float" office:value="60423784.8467218">
                <text:p>60423784.8467218</text:p>
              </table:table-cell>
              <table:table-cell office:value-type="float" office:value="60645571.2467619">
                <text:p>60645571.24676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6122640019436">
                <text:p>8.86122640019436</text:p>
              </table:table-cell>
              <table:table-cell office:value-type="float" office:value="1327068.30382609">
                <text:p>1327068.30382609</text:p>
              </table:table-cell>
              <table:table-cell office:value-type="float" office:value="922504.523150835">
                <text:p>922504.5231508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2409307205611">
                <text:p>4.92409307205611</text:p>
              </table:table-cell>
              <table:table-cell office:value-type="float" office:value="7119542.64387906">
                <text:p>7119542.64387906</text:p>
              </table:table-cell>
              <table:table-cell office:value-type="float" office:value="6450663.72266611">
                <text:p>6450663.722666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5767583141814">
                <text:p>10.5767583141814</text:p>
              </table:table-cell>
              <table:table-cell office:value-type="float" office:value="23698440.1849294">
                <text:p>23698440.1849294</text:p>
              </table:table-cell>
              <table:table-cell office:value-type="float" office:value="23358833.1213356">
                <text:p>23358833.12133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2654862177678">
                <text:p>13.2654862177678</text:p>
              </table:table-cell>
              <table:table-cell office:value-type="float" office:value="53022476.2322901">
                <text:p>53022476.2322901</text:p>
              </table:table-cell>
              <table:table-cell office:value-type="float" office:value="52878636.5593147">
                <text:p>52878636.5593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4260515167218">
                <text:p>11.4260515167218</text:p>
              </table:table-cell>
              <table:table-cell office:value-type="float" office:value="20352771.0633334">
                <text:p>20352771.0633334</text:p>
              </table:table-cell>
              <table:table-cell office:value-type="float" office:value="20288661.0115489">
                <text:p>20288661.01154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1275140650993">
                <text:p>14.1275140650993</text:p>
              </table:table-cell>
              <table:table-cell office:value-type="float" office:value="30727027.4389303">
                <text:p>30727027.4389303</text:p>
              </table:table-cell>
              <table:table-cell office:value-type="float" office:value="31963028.9267321">
                <text:p>31963028.92673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0752775925911">
                <text:p>15.0752775925911</text:p>
              </table:table-cell>
              <table:table-cell office:value-type="float" office:value="15276655.5637937">
                <text:p>15276655.5637937</text:p>
              </table:table-cell>
              <table:table-cell office:value-type="float" office:value="16158928.140241">
                <text:p>16158928.140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9598128449097">
                <text:p>12.9598128449097</text:p>
              </table:table-cell>
              <table:table-cell office:value-type="float" office:value="2709504.59118112">
                <text:p>2709504.59118112</text:p>
              </table:table-cell>
              <table:table-cell office:value-type="float" office:value="2646201.62627047">
                <text:p>2646201.626270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9406151999883">
                <text:p>1.49406151999883</text:p>
              </table:table-cell>
              <table:table-cell office:value-type="float" office:value="14019885.4051803">
                <text:p>14019885.4051803</text:p>
              </table:table-cell>
              <table:table-cell office:value-type="float" office:value="12890062.1445192">
                <text:p>12890062.14451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71705683525869">
                <text:p>7.71705683525869</text:p>
              </table:table-cell>
              <table:table-cell office:value-type="float" office:value="10384367.5073919">
                <text:p>10384367.5073919</text:p>
              </table:table-cell>
              <table:table-cell office:value-type="float" office:value="10081488.5864538">
                <text:p>10081488.58645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09195313796456">
                <text:p>9.09195313796456</text:p>
              </table:table-cell>
              <table:table-cell office:value-type="float" office:value="17063497.0669911">
                <text:p>17063497.0669911</text:p>
              </table:table-cell>
              <table:table-cell office:value-type="float" office:value="16758192.7811678">
                <text:p>16758192.78116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18389475144563">
                <text:p>7.18389475144563</text:p>
              </table:table-cell>
              <table:table-cell office:value-type="float" office:value="3667048.02728929">
                <text:p>3667048.02728929</text:p>
              </table:table-cell>
              <table:table-cell office:value-type="float" office:value="3583460.87279394">
                <text:p>3583460.872793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0633243124024">
                <text:p>10.0633243124024</text:p>
              </table:table-cell>
              <table:table-cell office:value-type="float" office:value="5129376.82435399">
                <text:p>5129376.82435399</text:p>
              </table:table-cell>
              <table:table-cell office:value-type="float" office:value="4777505.73583569">
                <text:p>4777505.735835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8954653872328">
                <text:p>13.8954653872328</text:p>
              </table:table-cell>
              <table:table-cell office:value-type="float" office:value="21337879.6028013">
                <text:p>21337879.6028013</text:p>
              </table:table-cell>
              <table:table-cell office:value-type="float" office:value="22356403.5719993">
                <text:p>22356403.57199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3173809090446">
                <text:p>11.3173809090446</text:p>
              </table:table-cell>
              <table:table-cell office:value-type="float" office:value="7540198.12701453">
                <text:p>7540198.12701453</text:p>
              </table:table-cell>
              <table:table-cell office:value-type="float" office:value="6870615.06959679">
                <text:p>6870615.069596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1075281044456">
                <text:p>12.1075281044456</text:p>
              </table:table-cell>
              <table:table-cell office:value-type="float" office:value="38118501.7281008">
                <text:p>38118501.7281008</text:p>
              </table:table-cell>
              <table:table-cell office:value-type="float" office:value="36570897.6033078">
                <text:p>36570897.60330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7375010076651">
                <text:p>12.7375010076651</text:p>
              </table:table-cell>
              <table:table-cell office:value-type="float" office:value="3358305.71592361">
                <text:p>3358305.71592361</text:p>
              </table:table-cell>
              <table:table-cell office:value-type="float" office:value="3585010.27340921">
                <text:p>3585010.273409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5712909105601">
                <text:p>6.5712909105601</text:p>
              </table:table-cell>
              <table:table-cell office:value-type="float" office:value="4996533.49832635">
                <text:p>4996533.49832635</text:p>
              </table:table-cell>
              <table:table-cell office:value-type="float" office:value="4534410.69985757">
                <text:p>4534410.699857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8617928170496">
                <text:p>2.28617928170496</text:p>
              </table:table-cell>
              <table:table-cell office:value-type="float" office:value="2593024.60920922">
                <text:p>2593024.60920922</text:p>
              </table:table-cell>
              <table:table-cell office:value-type="float" office:value="2306802.78347063">
                <text:p>2306802.783470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20926642425083">
                <text:p>5.20926642425083</text:p>
              </table:table-cell>
              <table:table-cell office:value-type="float" office:value="45545033.9996852">
                <text:p>45545033.9996852</text:p>
              </table:table-cell>
              <table:table-cell office:value-type="float" office:value="43799545.4980101">
                <text:p>43799545.49801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2478739429823">
                <text:p>4.72478739429823</text:p>
              </table:table-cell>
              <table:table-cell office:value-type="float" office:value="12537433.7240578">
                <text:p>12537433.7240578</text:p>
              </table:table-cell>
              <table:table-cell office:value-type="float" office:value="12231074.7769747">
                <text:p>12231074.77697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8272261403925">
                <text:p>3.8272261403925</text:p>
              </table:table-cell>
              <table:table-cell office:value-type="float" office:value="4639573.66722201">
                <text:p>4639573.66722201</text:p>
              </table:table-cell>
              <table:table-cell office:value-type="float" office:value="4249637.40313515">
                <text:p>4249637.40313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8052595111504">
                <text:p>11.8052595111504</text:p>
              </table:table-cell>
              <table:table-cell office:value-type="float" office:value="27930396.3055888">
                <text:p>27930396.3055888</text:p>
              </table:table-cell>
              <table:table-cell office:value-type="float" office:value="27024656.6087682">
                <text:p>27024656.60876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2623228433862">
                <text:p>9.42623228433862</text:p>
              </table:table-cell>
              <table:table-cell office:value-type="float" office:value="8166946.27353481">
                <text:p>8166946.27353481</text:p>
              </table:table-cell>
              <table:table-cell office:value-type="float" office:value="7707496.83213992">
                <text:p>7707496.832139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7278062306852">
                <text:p>14.7278062306852</text:p>
              </table:table-cell>
              <table:table-cell office:value-type="float" office:value="48346465.4044953">
                <text:p>48346465.4044953</text:p>
              </table:table-cell>
              <table:table-cell office:value-type="float" office:value="48768990.9345168">
                <text:p>48768990.9345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51320271609248">
                <text:p>7.51320271609248</text:p>
              </table:table-cell>
              <table:table-cell office:value-type="float" office:value="38410675.3520102">
                <text:p>38410675.3520102</text:p>
              </table:table-cell>
              <table:table-cell office:value-type="float" office:value="37414934.6207099">
                <text:p>37414934.6207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0575699202497">
                <text:p>12.0575699202497</text:p>
              </table:table-cell>
              <table:table-cell office:value-type="float" office:value="2870591.89655888">
                <text:p>2870591.89655888</text:p>
              </table:table-cell>
              <table:table-cell office:value-type="float" office:value="2595048.1249487">
                <text:p>2595048.12494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48293041161271">
                <text:p>5.48293041161271</text:p>
              </table:table-cell>
              <table:table-cell office:value-type="float" office:value="15410715.8426429">
                <text:p>15410715.8426429</text:p>
              </table:table-cell>
              <table:table-cell office:value-type="float" office:value="14747162.0195747">
                <text:p>14747162.01957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77125178035338">
                <text:p>5.77125178035338</text:p>
              </table:table-cell>
              <table:table-cell office:value-type="float" office:value="-94322.5826252693">
                <text:p>-94322.5826252693</text:p>
              </table:table-cell>
              <table:table-cell office:value-type="float" office:value="-158393.348436782">
                <text:p>-158393.3484367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